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s_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584283827038E+018" calcext:value-type="float">
            <text:p>1.47584283827038E+018</text:p>
          </table:table-cell>
          <table:table-cell office:value-type="float" office:value="1.47584283827254E+018" calcext:value-type="float">
            <text:p>1.47584283827254E+018</text:p>
          </table:table-cell>
          <table:table-cell/>
          <table:table-cell table:formula="of:= [.C1] - [.B1]" office:value-type="float" office:value="2160128" calcext:value-type="float">
            <text:p>2160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584283847064E+018" calcext:value-type="float">
            <text:p>1.47584283847064E+018</text:p>
          </table:table-cell>
          <table:table-cell office:value-type="float" office:value="1.47584283847389E+018" calcext:value-type="float">
            <text:p>1.47584283847389E+018</text:p>
          </table:table-cell>
          <table:table-cell/>
          <table:table-cell table:formula="of:= [.C2] - [.B2]" office:value-type="float" office:value="3249920" calcext:value-type="float">
            <text:p>32499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584283867057E+018" calcext:value-type="float">
            <text:p>1.47584283867057E+018</text:p>
          </table:table-cell>
          <table:table-cell office:value-type="float" office:value="1.47584283867462E+018" calcext:value-type="float">
            <text:p>1.47584283867462E+018</text:p>
          </table:table-cell>
          <table:table-cell/>
          <table:table-cell table:formula="of:= [.C3] - [.B3]" office:value-type="float" office:value="4050176" calcext:value-type="float">
            <text:p>4050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584283887056E+018" calcext:value-type="float">
            <text:p>1.47584283887056E+018</text:p>
          </table:table-cell>
          <table:table-cell office:value-type="float" office:value="1.47584283887546E+018" calcext:value-type="float">
            <text:p>1.47584283887546E+018</text:p>
          </table:table-cell>
          <table:table-cell/>
          <table:table-cell table:formula="of:= [.C4] - [.B4]" office:value-type="float" office:value="4899840" calcext:value-type="float">
            <text:p>48998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584283907055E+018" calcext:value-type="float">
            <text:p>1.47584283907055E+018</text:p>
          </table:table-cell>
          <table:table-cell office:value-type="float" office:value="1.47584283907636E+018" calcext:value-type="float">
            <text:p>1.47584283907636E+018</text:p>
          </table:table-cell>
          <table:table-cell/>
          <table:table-cell table:formula="of:= [.C5] - [.B5]" office:value-type="float" office:value="5809920" calcext:value-type="float">
            <text:p>58099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584283927055E+018" calcext:value-type="float">
            <text:p>1.47584283927055E+018</text:p>
          </table:table-cell>
          <table:table-cell office:value-type="float" office:value="1.47584283927729E+018" calcext:value-type="float">
            <text:p>1.47584283927729E+018</text:p>
          </table:table-cell>
          <table:table-cell/>
          <table:table-cell table:formula="of:= [.C6] - [.B6]" office:value-type="float" office:value="6739968" calcext:value-type="float">
            <text:p>67399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584283947055E+018" calcext:value-type="float">
            <text:p>1.47584283947055E+018</text:p>
          </table:table-cell>
          <table:table-cell office:value-type="float" office:value="1.47584283947816E+018" calcext:value-type="float">
            <text:p>1.47584283947816E+018</text:p>
          </table:table-cell>
          <table:table-cell/>
          <table:table-cell table:formula="of:= [.C7] - [.B7]" office:value-type="float" office:value="7609856" calcext:value-type="float">
            <text:p>76098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584283967055E+018" calcext:value-type="float">
            <text:p>1.47584283967055E+018</text:p>
          </table:table-cell>
          <table:table-cell office:value-type="float" office:value="1.47584283967905E+018" calcext:value-type="float">
            <text:p>1.47584283967905E+018</text:p>
          </table:table-cell>
          <table:table-cell/>
          <table:table-cell table:formula="of:= [.C8] - [.B8]" office:value-type="float" office:value="8499968" calcext:value-type="float">
            <text:p>8499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584283987055E+018" calcext:value-type="float">
            <text:p>1.47584283987055E+018</text:p>
          </table:table-cell>
          <table:table-cell office:value-type="float" office:value="1.47584283988003E+018" calcext:value-type="float">
            <text:p>1.47584283988003E+018</text:p>
          </table:table-cell>
          <table:table-cell/>
          <table:table-cell table:formula="of:= [.C9] - [.B9]" office:value-type="float" office:value="9479936" calcext:value-type="float">
            <text:p>94799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584284007055E+018" calcext:value-type="float">
            <text:p>1.47584284007055E+018</text:p>
          </table:table-cell>
          <table:table-cell office:value-type="float" office:value="1.47584284008087E+018" calcext:value-type="float">
            <text:p>1.47584284008087E+018</text:p>
          </table:table-cell>
          <table:table-cell/>
          <table:table-cell table:formula="of:= [.C10] - [.B10]" office:value-type="float" office:value="10320128" calcext:value-type="float">
            <text:p>10320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584284027055E+018" calcext:value-type="float">
            <text:p>1.47584284027055E+018</text:p>
          </table:table-cell>
          <table:table-cell office:value-type="float" office:value="1.4758428402818E+018" calcext:value-type="float">
            <text:p>1.4758428402818E+018</text:p>
          </table:table-cell>
          <table:table-cell/>
          <table:table-cell table:formula="of:= [.C11] - [.B11]" office:value-type="float" office:value="11249920" calcext:value-type="float">
            <text:p>112499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584284047055E+018" calcext:value-type="float">
            <text:p>1.47584284047055E+018</text:p>
          </table:table-cell>
          <table:table-cell office:value-type="float" office:value="1.4758428404827E+018" calcext:value-type="float">
            <text:p>1.4758428404827E+018</text:p>
          </table:table-cell>
          <table:table-cell/>
          <table:table-cell table:formula="of:= [.C12] - [.B12]" office:value-type="float" office:value="12150016" calcext:value-type="float">
            <text:p>12150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584284067055E+018" calcext:value-type="float">
            <text:p>1.47584284067055E+018</text:p>
          </table:table-cell>
          <table:table-cell office:value-type="float" office:value="1.47584284068343E+018" calcext:value-type="float">
            <text:p>1.47584284068343E+018</text:p>
          </table:table-cell>
          <table:table-cell/>
          <table:table-cell table:formula="of:= [.C13] - [.B13]" office:value-type="float" office:value="12880128" calcext:value-type="float">
            <text:p>12880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584284087055E+018" calcext:value-type="float">
            <text:p>1.47584284087055E+018</text:p>
          </table:table-cell>
          <table:table-cell office:value-type="float" office:value="1.47584284088451E+018" calcext:value-type="float">
            <text:p>1.47584284088451E+018</text:p>
          </table:table-cell>
          <table:table-cell/>
          <table:table-cell table:formula="of:= [.C14] - [.B14]" office:value-type="float" office:value="13960192" calcext:value-type="float">
            <text:p>13960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584284107055E+018" calcext:value-type="float">
            <text:p>1.47584284107055E+018</text:p>
          </table:table-cell>
          <table:table-cell office:value-type="float" office:value="1.47584284108536E+018" calcext:value-type="float">
            <text:p>1.47584284108536E+018</text:p>
          </table:table-cell>
          <table:table-cell/>
          <table:table-cell table:formula="of:= [.C15] - [.B15]" office:value-type="float" office:value="14810112" calcext:value-type="float">
            <text:p>14810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584284127055E+018" calcext:value-type="float">
            <text:p>1.47584284127055E+018</text:p>
          </table:table-cell>
          <table:table-cell office:value-type="float" office:value="1.4758428412863E+018" calcext:value-type="float">
            <text:p>1.4758428412863E+018</text:p>
          </table:table-cell>
          <table:table-cell/>
          <table:table-cell table:formula="of:= [.C16] - [.B16]" office:value-type="float" office:value="15750144" calcext:value-type="float">
            <text:p>15750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584284147054E+018" calcext:value-type="float">
            <text:p>1.47584284147054E+018</text:p>
          </table:table-cell>
          <table:table-cell office:value-type="float" office:value="1.4758428414872E+018" calcext:value-type="float">
            <text:p>1.4758428414872E+018</text:p>
          </table:table-cell>
          <table:table-cell/>
          <table:table-cell table:formula="of:= [.C17] - [.B17]" office:value-type="float" office:value="16659968" calcext:value-type="float">
            <text:p>166599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584284167054E+018" calcext:value-type="float">
            <text:p>1.47584284167054E+018</text:p>
          </table:table-cell>
          <table:table-cell office:value-type="float" office:value="1.47584284168816E+018" calcext:value-type="float">
            <text:p>1.47584284168816E+018</text:p>
          </table:table-cell>
          <table:table-cell/>
          <table:table-cell table:formula="of:= [.C18] - [.B18]" office:value-type="float" office:value="17619968" calcext:value-type="float">
            <text:p>176199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584284187055E+018" calcext:value-type="float">
            <text:p>1.47584284187055E+018</text:p>
          </table:table-cell>
          <table:table-cell office:value-type="float" office:value="1.47584284188909E+018" calcext:value-type="float">
            <text:p>1.47584284188909E+018</text:p>
          </table:table-cell>
          <table:table-cell/>
          <table:table-cell table:formula="of:= [.C19] - [.B19]" office:value-type="float" office:value="18540032" calcext:value-type="float">
            <text:p>185400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584284207055E+018" calcext:value-type="float">
            <text:p>1.47584284207055E+018</text:p>
          </table:table-cell>
          <table:table-cell office:value-type="float" office:value="1.47584284209001E+018" calcext:value-type="float">
            <text:p>1.47584284209001E+018</text:p>
          </table:table-cell>
          <table:table-cell/>
          <table:table-cell table:formula="of:= [.C20] - [.B20]" office:value-type="float" office:value="19460096" calcext:value-type="float">
            <text:p>194600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584284227055E+018" calcext:value-type="float">
            <text:p>1.47584284227055E+018</text:p>
          </table:table-cell>
          <table:table-cell office:value-type="float" office:value="1.47584284229096E+018" calcext:value-type="float">
            <text:p>1.47584284229096E+018</text:p>
          </table:table-cell>
          <table:table-cell/>
          <table:table-cell table:formula="of:= [.C21] - [.B21]" office:value-type="float" office:value="20409856" calcext:value-type="float">
            <text:p>20409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58428424706E+018" calcext:value-type="float">
            <text:p>1.4758428424706E+018</text:p>
          </table:table-cell>
          <table:table-cell office:value-type="float" office:value="1.4758428424919E+018" calcext:value-type="float">
            <text:p>1.4758428424919E+018</text:p>
          </table:table-cell>
          <table:table-cell/>
          <table:table-cell table:formula="of:= [.C22] - [.B22]" office:value-type="float" office:value="21299968" calcext:value-type="float">
            <text:p>212999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584284267057E+018" calcext:value-type="float">
            <text:p>1.47584284267057E+018</text:p>
          </table:table-cell>
          <table:table-cell office:value-type="float" office:value="1.47584284269282E+018" calcext:value-type="float">
            <text:p>1.47584284269282E+018</text:p>
          </table:table-cell>
          <table:table-cell/>
          <table:table-cell table:formula="of:= [.C23] - [.B23]" office:value-type="float" office:value="22249984" calcext:value-type="float">
            <text:p>222499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584284287069E+018" calcext:value-type="float">
            <text:p>1.47584284287069E+018</text:p>
          </table:table-cell>
          <table:table-cell office:value-type="float" office:value="1.47584284289401E+018" calcext:value-type="float">
            <text:p>1.47584284289401E+018</text:p>
          </table:table-cell>
          <table:table-cell/>
          <table:table-cell table:formula="of:= [.C24] - [.B24]" office:value-type="float" office:value="23320064" calcext:value-type="float">
            <text:p>233200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584284307078E+018" calcext:value-type="float">
            <text:p>1.47584284307078E+018</text:p>
          </table:table-cell>
          <table:table-cell office:value-type="float" office:value="1.4758428430949E+018" calcext:value-type="float">
            <text:p>1.4758428430949E+018</text:p>
          </table:table-cell>
          <table:table-cell/>
          <table:table-cell table:formula="of:= [.C25] - [.B25]" office:value-type="float" office:value="24120064" calcext:value-type="float">
            <text:p>241200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584284327077E+018" calcext:value-type="float">
            <text:p>1.47584284327077E+018</text:p>
          </table:table-cell>
          <table:table-cell office:value-type="float" office:value="1.47584284329598E+018" calcext:value-type="float">
            <text:p>1.47584284329598E+018</text:p>
          </table:table-cell>
          <table:table-cell/>
          <table:table-cell table:formula="of:= [.C26] - [.B26]" office:value-type="float" office:value="25210112" calcext:value-type="float">
            <text:p>252101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584284347076E+018" calcext:value-type="float">
            <text:p>1.47584284347076E+018</text:p>
          </table:table-cell>
          <table:table-cell office:value-type="float" office:value="1.47584284349687E+018" calcext:value-type="float">
            <text:p>1.47584284349687E+018</text:p>
          </table:table-cell>
          <table:table-cell/>
          <table:table-cell table:formula="of:= [.C27] - [.B27]" office:value-type="float" office:value="26109952" calcext:value-type="float">
            <text:p>261099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584284367076E+018" calcext:value-type="float">
            <text:p>1.47584284367076E+018</text:p>
          </table:table-cell>
          <table:table-cell office:value-type="float" office:value="1.47584284369785E+018" calcext:value-type="float">
            <text:p>1.47584284369785E+018</text:p>
          </table:table-cell>
          <table:table-cell/>
          <table:table-cell table:formula="of:= [.C28] - [.B28]" office:value-type="float" office:value="27089920" calcext:value-type="float">
            <text:p>270899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584284387078E+018" calcext:value-type="float">
            <text:p>1.47584284387078E+018</text:p>
          </table:table-cell>
          <table:table-cell office:value-type="float" office:value="1.47584284389876E+018" calcext:value-type="float">
            <text:p>1.47584284389876E+018</text:p>
          </table:table-cell>
          <table:table-cell/>
          <table:table-cell table:formula="of:= [.C29] - [.B29]" office:value-type="float" office:value="27980288" calcext:value-type="float">
            <text:p>279802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584284407077E+018" calcext:value-type="float">
            <text:p>1.47584284407077E+018</text:p>
          </table:table-cell>
          <table:table-cell office:value-type="float" office:value="1.47584284409966E+018" calcext:value-type="float">
            <text:p>1.47584284409966E+018</text:p>
          </table:table-cell>
          <table:table-cell/>
          <table:table-cell table:formula="of:= [.C30] - [.B30]" office:value-type="float" office:value="28890112" calcext:value-type="float">
            <text:p>288901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584284427077E+018" calcext:value-type="float">
            <text:p>1.47584284427077E+018</text:p>
          </table:table-cell>
          <table:table-cell office:value-type="float" office:value="1.47584284430062E+018" calcext:value-type="float">
            <text:p>1.47584284430062E+018</text:p>
          </table:table-cell>
          <table:table-cell/>
          <table:table-cell table:formula="of:= [.C31] - [.B31]" office:value-type="float" office:value="29849856" calcext:value-type="float">
            <text:p>298498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584284447076E+018" calcext:value-type="float">
            <text:p>1.47584284447076E+018</text:p>
          </table:table-cell>
          <table:table-cell office:value-type="float" office:value="1.47584284450152E+018" calcext:value-type="float">
            <text:p>1.47584284450152E+018</text:p>
          </table:table-cell>
          <table:table-cell/>
          <table:table-cell table:formula="of:= [.C32] - [.B32]" office:value-type="float" office:value="30759680" calcext:value-type="float">
            <text:p>307596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584284467076E+018" calcext:value-type="float">
            <text:p>1.47584284467076E+018</text:p>
          </table:table-cell>
          <table:table-cell office:value-type="float" office:value="1.47584284470248E+018" calcext:value-type="float">
            <text:p>1.47584284470248E+018</text:p>
          </table:table-cell>
          <table:table-cell/>
          <table:table-cell table:formula="of:= [.C33] - [.B33]" office:value-type="float" office:value="31719936" calcext:value-type="float">
            <text:p>317199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584284487076E+018" calcext:value-type="float">
            <text:p>1.47584284487076E+018</text:p>
          </table:table-cell>
          <table:table-cell office:value-type="float" office:value="1.47584284490354E+018" calcext:value-type="float">
            <text:p>1.47584284490354E+018</text:p>
          </table:table-cell>
          <table:table-cell/>
          <table:table-cell table:formula="of:= [.C34] - [.B34]" office:value-type="float" office:value="32780032" calcext:value-type="float">
            <text:p>327800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584284507077E+018" calcext:value-type="float">
            <text:p>1.47584284507077E+018</text:p>
          </table:table-cell>
          <table:table-cell office:value-type="float" office:value="1.47584284510432E+018" calcext:value-type="float">
            <text:p>1.47584284510432E+018</text:p>
          </table:table-cell>
          <table:table-cell/>
          <table:table-cell table:formula="of:= [.C35] - [.B35]" office:value-type="float" office:value="33550080" calcext:value-type="float">
            <text:p>335500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584284527076E+018" calcext:value-type="float">
            <text:p>1.47584284527076E+018</text:p>
          </table:table-cell>
          <table:table-cell office:value-type="float" office:value="1.47584284530523E+018" calcext:value-type="float">
            <text:p>1.47584284530523E+018</text:p>
          </table:table-cell>
          <table:table-cell/>
          <table:table-cell table:formula="of:= [.C36] - [.B36]" office:value-type="float" office:value="34469888" calcext:value-type="float">
            <text:p>344698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584284547076E+018" calcext:value-type="float">
            <text:p>1.47584284547076E+018</text:p>
          </table:table-cell>
          <table:table-cell office:value-type="float" office:value="1.47584284550611E+018" calcext:value-type="float">
            <text:p>1.47584284550611E+018</text:p>
          </table:table-cell>
          <table:table-cell/>
          <table:table-cell table:formula="of:= [.C37] - [.B37]" office:value-type="float" office:value="35350272" calcext:value-type="float">
            <text:p>353502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584284567076E+018" calcext:value-type="float">
            <text:p>1.47584284567076E+018</text:p>
          </table:table-cell>
          <table:table-cell office:value-type="float" office:value="1.47584284570677E+018" calcext:value-type="float">
            <text:p>1.47584284570677E+018</text:p>
          </table:table-cell>
          <table:table-cell/>
          <table:table-cell table:formula="of:= [.C38] - [.B38]" office:value-type="float" office:value="36009984" calcext:value-type="float">
            <text:p>360099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584284587077E+018" calcext:value-type="float">
            <text:p>1.47584284587077E+018</text:p>
          </table:table-cell>
          <table:table-cell office:value-type="float" office:value="1.47584284590793E+018" calcext:value-type="float">
            <text:p>1.47584284590793E+018</text:p>
          </table:table-cell>
          <table:table-cell/>
          <table:table-cell table:formula="of:= [.C39] - [.B39]" office:value-type="float" office:value="37160192" calcext:value-type="float">
            <text:p>371601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584284607079E+018" calcext:value-type="float">
            <text:p>1.47584284607079E+018</text:p>
          </table:table-cell>
          <table:table-cell office:value-type="float" office:value="1.47584284610883E+018" calcext:value-type="float">
            <text:p>1.47584284610883E+018</text:p>
          </table:table-cell>
          <table:table-cell/>
          <table:table-cell table:formula="of:= [.C40] - [.B40]" office:value-type="float" office:value="38040064" calcext:value-type="float">
            <text:p>380400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584284627077E+018" calcext:value-type="float">
            <text:p>1.47584284627077E+018</text:p>
          </table:table-cell>
          <table:table-cell office:value-type="float" office:value="1.47584284630973E+018" calcext:value-type="float">
            <text:p>1.47584284630973E+018</text:p>
          </table:table-cell>
          <table:table-cell/>
          <table:table-cell table:formula="of:= [.C41] - [.B41]" office:value-type="float" office:value="38960128" calcext:value-type="float">
            <text:p>389601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584284647077E+018" calcext:value-type="float">
            <text:p>1.47584284647077E+018</text:p>
          </table:table-cell>
          <table:table-cell office:value-type="float" office:value="1.47584284651062E+018" calcext:value-type="float">
            <text:p>1.47584284651062E+018</text:p>
          </table:table-cell>
          <table:table-cell/>
          <table:table-cell table:formula="of:= [.C42] - [.B42]" office:value-type="float" office:value="39849984" calcext:value-type="float">
            <text:p>398499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584284667076E+018" calcext:value-type="float">
            <text:p>1.47584284667076E+018</text:p>
          </table:table-cell>
          <table:table-cell office:value-type="float" office:value="1.47584284671126E+018" calcext:value-type="float">
            <text:p>1.47584284671126E+018</text:p>
          </table:table-cell>
          <table:table-cell/>
          <table:table-cell table:formula="of:= [.C43] - [.B43]" office:value-type="float" office:value="40499968" calcext:value-type="float">
            <text:p>404999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584284687078E+018" calcext:value-type="float">
            <text:p>1.47584284687078E+018</text:p>
          </table:table-cell>
          <table:table-cell office:value-type="float" office:value="1.47584284691244E+018" calcext:value-type="float">
            <text:p>1.47584284691244E+018</text:p>
          </table:table-cell>
          <table:table-cell/>
          <table:table-cell table:formula="of:= [.C44] - [.B44]" office:value-type="float" office:value="41659904" calcext:value-type="float">
            <text:p>416599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584284707077E+018" calcext:value-type="float">
            <text:p>1.47584284707077E+018</text:p>
          </table:table-cell>
          <table:table-cell office:value-type="float" office:value="1.47584284711337E+018" calcext:value-type="float">
            <text:p>1.47584284711337E+018</text:p>
          </table:table-cell>
          <table:table-cell/>
          <table:table-cell table:formula="of:= [.C45] - [.B45]" office:value-type="float" office:value="42599936" calcext:value-type="float">
            <text:p>425999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584284727078E+018" calcext:value-type="float">
            <text:p>1.47584284727078E+018</text:p>
          </table:table-cell>
          <table:table-cell office:value-type="float" office:value="1.47584284731431E+018" calcext:value-type="float">
            <text:p>1.47584284731431E+018</text:p>
          </table:table-cell>
          <table:table-cell/>
          <table:table-cell table:formula="of:= [.C46] - [.B46]" office:value-type="float" office:value="43529728" calcext:value-type="float">
            <text:p>435297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584284747081E+018" calcext:value-type="float">
            <text:p>1.47584284747081E+018</text:p>
          </table:table-cell>
          <table:table-cell office:value-type="float" office:value="1.47584284751521E+018" calcext:value-type="float">
            <text:p>1.47584284751521E+018</text:p>
          </table:table-cell>
          <table:table-cell/>
          <table:table-cell table:formula="of:= [.C47] - [.B47]" office:value-type="float" office:value="44399872" calcext:value-type="float">
            <text:p>443998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584284767078E+018" calcext:value-type="float">
            <text:p>1.47584284767078E+018</text:p>
          </table:table-cell>
          <table:table-cell office:value-type="float" office:value="1.47584284771582E+018" calcext:value-type="float">
            <text:p>1.47584284771582E+018</text:p>
          </table:table-cell>
          <table:table-cell/>
          <table:table-cell table:formula="of:= [.C48] - [.B48]" office:value-type="float" office:value="45039872" calcext:value-type="float">
            <text:p>450398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584284787077E+018" calcext:value-type="float">
            <text:p>1.47584284787077E+018</text:p>
          </table:table-cell>
          <table:table-cell office:value-type="float" office:value="1.47584284791699E+018" calcext:value-type="float">
            <text:p>1.47584284791699E+018</text:p>
          </table:table-cell>
          <table:table-cell/>
          <table:table-cell table:formula="of:= [.C49] - [.B49]" office:value-type="float" office:value="46219776" calcext:value-type="float">
            <text:p>462197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584284807077E+018" calcext:value-type="float">
            <text:p>1.47584284807077E+018</text:p>
          </table:table-cell>
          <table:table-cell office:value-type="float" office:value="1.47584284811788E+018" calcext:value-type="float">
            <text:p>1.47584284811788E+018</text:p>
          </table:table-cell>
          <table:table-cell/>
          <table:table-cell table:formula="of:= [.C50] - [.B50]" office:value-type="float" office:value="47110144" calcext:value-type="float">
            <text:p>471101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584284827077E+018" calcext:value-type="float">
            <text:p>1.47584284827077E+018</text:p>
          </table:table-cell>
          <table:table-cell office:value-type="float" office:value="1.47584284831879E+018" calcext:value-type="float">
            <text:p>1.47584284831879E+018</text:p>
          </table:table-cell>
          <table:table-cell/>
          <table:table-cell table:formula="of:= [.C51] - [.B51]" office:value-type="float" office:value="48019968" calcext:value-type="float">
            <text:p>48019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584284847076E+018" calcext:value-type="float">
            <text:p>1.47584284847076E+018</text:p>
          </table:table-cell>
          <table:table-cell office:value-type="float" office:value="1.47584284851968E+018" calcext:value-type="float">
            <text:p>1.47584284851968E+018</text:p>
          </table:table-cell>
          <table:table-cell/>
          <table:table-cell table:formula="of:= [.C52] - [.B52]" office:value-type="float" office:value="48920064" calcext:value-type="float">
            <text:p>489200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584284867076E+018" calcext:value-type="float">
            <text:p>1.47584284867076E+018</text:p>
          </table:table-cell>
          <table:table-cell office:value-type="float" office:value="1.47584284872034E+018" calcext:value-type="float">
            <text:p>1.47584284872034E+018</text:p>
          </table:table-cell>
          <table:table-cell/>
          <table:table-cell table:formula="of:= [.C53] - [.B53]" office:value-type="float" office:value="49580032" calcext:value-type="float">
            <text:p>495800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584284887077E+018" calcext:value-type="float">
            <text:p>1.47584284887077E+018</text:p>
          </table:table-cell>
          <table:table-cell office:value-type="float" office:value="1.47584284892123E+018" calcext:value-type="float">
            <text:p>1.47584284892123E+018</text:p>
          </table:table-cell>
          <table:table-cell/>
          <table:table-cell table:formula="of:= [.C54] - [.B54]" office:value-type="float" office:value="50460160" calcext:value-type="float">
            <text:p>504601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584284907078E+018" calcext:value-type="float">
            <text:p>1.47584284907078E+018</text:p>
          </table:table-cell>
          <table:table-cell office:value-type="float" office:value="1.47584284912211E+018" calcext:value-type="float">
            <text:p>1.47584284912211E+018</text:p>
          </table:table-cell>
          <table:table-cell/>
          <table:table-cell table:formula="of:= [.C55] - [.B55]" office:value-type="float" office:value="51330048" calcext:value-type="float">
            <text:p>513300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584284927077E+018" calcext:value-type="float">
            <text:p>1.47584284927077E+018</text:p>
          </table:table-cell>
          <table:table-cell office:value-type="float" office:value="1.47584284932307E+018" calcext:value-type="float">
            <text:p>1.47584284932307E+018</text:p>
          </table:table-cell>
          <table:table-cell/>
          <table:table-cell table:formula="of:= [.C56] - [.B56]" office:value-type="float" office:value="52300032" calcext:value-type="float">
            <text:p>52300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584284947076E+018" calcext:value-type="float">
            <text:p>1.47584284947076E+018</text:p>
          </table:table-cell>
          <table:table-cell office:value-type="float" office:value="1.47584284952404E+018" calcext:value-type="float">
            <text:p>1.47584284952404E+018</text:p>
          </table:table-cell>
          <table:table-cell/>
          <table:table-cell table:formula="of:= [.C57] - [.B57]" office:value-type="float" office:value="53280256" calcext:value-type="float">
            <text:p>532802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584284967076E+018" calcext:value-type="float">
            <text:p>1.47584284967076E+018</text:p>
          </table:table-cell>
          <table:table-cell office:value-type="float" office:value="1.47584284972488E+018" calcext:value-type="float">
            <text:p>1.47584284972488E+018</text:p>
          </table:table-cell>
          <table:table-cell/>
          <table:table-cell table:formula="of:= [.C58] - [.B58]" office:value-type="float" office:value="54119680" calcext:value-type="float">
            <text:p>541196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584284987077E+018" calcext:value-type="float">
            <text:p>1.47584284987077E+018</text:p>
          </table:table-cell>
          <table:table-cell office:value-type="float" office:value="1.47584284992605E+018" calcext:value-type="float">
            <text:p>1.47584284992605E+018</text:p>
          </table:table-cell>
          <table:table-cell/>
          <table:table-cell table:formula="of:= [.C59] - [.B59]" office:value-type="float" office:value="55279872" calcext:value-type="float">
            <text:p>552798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584285007078E+018" calcext:value-type="float">
            <text:p>1.47584285007078E+018</text:p>
          </table:table-cell>
          <table:table-cell office:value-type="float" office:value="1.47584285012688E+018" calcext:value-type="float">
            <text:p>1.47584285012688E+018</text:p>
          </table:table-cell>
          <table:table-cell/>
          <table:table-cell table:formula="of:= [.C60] - [.B60]" office:value-type="float" office:value="56099840" calcext:value-type="float">
            <text:p>560998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584285027077E+018" calcext:value-type="float">
            <text:p>1.47584285027077E+018</text:p>
          </table:table-cell>
          <table:table-cell office:value-type="float" office:value="1.4758428503278E+018" calcext:value-type="float">
            <text:p>1.4758428503278E+018</text:p>
          </table:table-cell>
          <table:table-cell/>
          <table:table-cell table:formula="of:= [.C61] - [.B61]" office:value-type="float" office:value="57030144" calcext:value-type="float">
            <text:p>570301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584285047077E+018" calcext:value-type="float">
            <text:p>1.47584285047077E+018</text:p>
          </table:table-cell>
          <table:table-cell office:value-type="float" office:value="1.47584285052869E+018" calcext:value-type="float">
            <text:p>1.47584285052869E+018</text:p>
          </table:table-cell>
          <table:table-cell/>
          <table:table-cell table:formula="of:= [.C62] - [.B62]" office:value-type="float" office:value="57920000" calcext:value-type="float">
            <text:p>5792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584285067077E+018" calcext:value-type="float">
            <text:p>1.47584285067077E+018</text:p>
          </table:table-cell>
          <table:table-cell office:value-type="float" office:value="1.47584285072958E+018" calcext:value-type="float">
            <text:p>1.47584285072958E+018</text:p>
          </table:table-cell>
          <table:table-cell/>
          <table:table-cell table:formula="of:= [.C63] - [.B63]" office:value-type="float" office:value="58810112" calcext:value-type="float">
            <text:p>588101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584285087077E+018" calcext:value-type="float">
            <text:p>1.47584285087077E+018</text:p>
          </table:table-cell>
          <table:table-cell office:value-type="float" office:value="1.47584285093047E+018" calcext:value-type="float">
            <text:p>1.47584285093047E+018</text:p>
          </table:table-cell>
          <table:table-cell/>
          <table:table-cell table:formula="of:= [.C64] - [.B64]" office:value-type="float" office:value="59699968" calcext:value-type="float">
            <text:p>596999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584285107077E+018" calcext:value-type="float">
            <text:p>1.47584285107077E+018</text:p>
          </table:table-cell>
          <table:table-cell office:value-type="float" office:value="1.47584285113135E+018" calcext:value-type="float">
            <text:p>1.47584285113135E+018</text:p>
          </table:table-cell>
          <table:table-cell/>
          <table:table-cell table:formula="of:= [.C65] - [.B65]" office:value-type="float" office:value="60580096" calcext:value-type="float">
            <text:p>605800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584285127077E+018" calcext:value-type="float">
            <text:p>1.47584285127077E+018</text:p>
          </table:table-cell>
          <table:table-cell office:value-type="float" office:value="1.47584285133226E+018" calcext:value-type="float">
            <text:p>1.47584285133226E+018</text:p>
          </table:table-cell>
          <table:table-cell/>
          <table:table-cell table:formula="of:= [.C66] - [.B66]" office:value-type="float" office:value="61489920" calcext:value-type="float">
            <text:p>614899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584285147076E+018" calcext:value-type="float">
            <text:p>1.47584285147076E+018</text:p>
          </table:table-cell>
          <table:table-cell office:value-type="float" office:value="1.47584285153321E+018" calcext:value-type="float">
            <text:p>1.47584285153321E+018</text:p>
          </table:table-cell>
          <table:table-cell/>
          <table:table-cell table:formula="of:= [.C67] - [.B67]" office:value-type="float" office:value="62450176" calcext:value-type="float">
            <text:p>624501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584285167076E+018" calcext:value-type="float">
            <text:p>1.47584285167076E+018</text:p>
          </table:table-cell>
          <table:table-cell office:value-type="float" office:value="1.47584285173406E+018" calcext:value-type="float">
            <text:p>1.47584285173406E+018</text:p>
          </table:table-cell>
          <table:table-cell/>
          <table:table-cell table:formula="of:= [.C68] - [.B68]" office:value-type="float" office:value="63300096" calcext:value-type="float">
            <text:p>633000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584285187077E+018" calcext:value-type="float">
            <text:p>1.47584285187077E+018</text:p>
          </table:table-cell>
          <table:table-cell office:value-type="float" office:value="1.47584285193496E+018" calcext:value-type="float">
            <text:p>1.47584285193496E+018</text:p>
          </table:table-cell>
          <table:table-cell/>
          <table:table-cell table:formula="of:= [.C69] - [.B69]" office:value-type="float" office:value="64190208" calcext:value-type="float">
            <text:p>641902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584285207077E+018" calcext:value-type="float">
            <text:p>1.47584285207077E+018</text:p>
          </table:table-cell>
          <table:table-cell office:value-type="float" office:value="1.47584285213583E+018" calcext:value-type="float">
            <text:p>1.47584285213583E+018</text:p>
          </table:table-cell>
          <table:table-cell/>
          <table:table-cell table:formula="of:= [.C70] - [.B70]" office:value-type="float" office:value="65060096" calcext:value-type="float">
            <text:p>650600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584285227077E+018" calcext:value-type="float">
            <text:p>1.47584285227077E+018</text:p>
          </table:table-cell>
          <table:table-cell office:value-type="float" office:value="1.47584285233677E+018" calcext:value-type="float">
            <text:p>1.47584285233677E+018</text:p>
          </table:table-cell>
          <table:table-cell/>
          <table:table-cell table:formula="of:= [.C71] - [.B71]" office:value-type="float" office:value="65999872" calcext:value-type="float">
            <text:p>659998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584285247077E+018" calcext:value-type="float">
            <text:p>1.47584285247077E+018</text:p>
          </table:table-cell>
          <table:table-cell office:value-type="float" office:value="1.47584285253763E+018" calcext:value-type="float">
            <text:p>1.47584285253763E+018</text:p>
          </table:table-cell>
          <table:table-cell/>
          <table:table-cell table:formula="of:= [.C72] - [.B72]" office:value-type="float" office:value="66859776" calcext:value-type="float">
            <text:p>668597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584285267076E+018" calcext:value-type="float">
            <text:p>1.47584285267076E+018</text:p>
          </table:table-cell>
          <table:table-cell office:value-type="float" office:value="1.47584285273855E+018" calcext:value-type="float">
            <text:p>1.47584285273855E+018</text:p>
          </table:table-cell>
          <table:table-cell/>
          <table:table-cell table:formula="of:= [.C73] - [.B73]" office:value-type="float" office:value="67790080" calcext:value-type="float">
            <text:p>677900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584285287077E+018" calcext:value-type="float">
            <text:p>1.47584285287077E+018</text:p>
          </table:table-cell>
          <table:table-cell office:value-type="float" office:value="1.47584285293942E+018" calcext:value-type="float">
            <text:p>1.47584285293942E+018</text:p>
          </table:table-cell>
          <table:table-cell/>
          <table:table-cell table:formula="of:= [.C74] - [.B74]" office:value-type="float" office:value="68649984" calcext:value-type="float">
            <text:p>686499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584285307078E+018" calcext:value-type="float">
            <text:p>1.47584285307078E+018</text:p>
          </table:table-cell>
          <table:table-cell office:value-type="float" office:value="1.47584285314029E+018" calcext:value-type="float">
            <text:p>1.47584285314029E+018</text:p>
          </table:table-cell>
          <table:table-cell/>
          <table:table-cell table:formula="of:= [.C75] - [.B75]" office:value-type="float" office:value="69510144" calcext:value-type="float">
            <text:p>695101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584285327077E+018" calcext:value-type="float">
            <text:p>1.47584285327077E+018</text:p>
          </table:table-cell>
          <table:table-cell office:value-type="float" office:value="1.4758428533412E+018" calcext:value-type="float">
            <text:p>1.4758428533412E+018</text:p>
          </table:table-cell>
          <table:table-cell/>
          <table:table-cell table:formula="of:= [.C76] - [.B76]" office:value-type="float" office:value="70430208" calcext:value-type="float">
            <text:p>704302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584285347076E+018" calcext:value-type="float">
            <text:p>1.47584285347076E+018</text:p>
          </table:table-cell>
          <table:table-cell office:value-type="float" office:value="1.47584285354208E+018" calcext:value-type="float">
            <text:p>1.47584285354208E+018</text:p>
          </table:table-cell>
          <table:table-cell/>
          <table:table-cell table:formula="of:= [.C77] - [.B77]" office:value-type="float" office:value="71320064" calcext:value-type="float">
            <text:p>713200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584285367076E+018" calcext:value-type="float">
            <text:p>1.47584285367076E+018</text:p>
          </table:table-cell>
          <table:table-cell office:value-type="float" office:value="1.47584285374304E+018" calcext:value-type="float">
            <text:p>1.47584285374304E+018</text:p>
          </table:table-cell>
          <table:table-cell/>
          <table:table-cell table:formula="of:= [.C78] - [.B78]" office:value-type="float" office:value="72280064" calcext:value-type="float">
            <text:p>722800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584285387077E+018" calcext:value-type="float">
            <text:p>1.47584285387077E+018</text:p>
          </table:table-cell>
          <table:table-cell office:value-type="float" office:value="1.47584285394399E+018" calcext:value-type="float">
            <text:p>1.47584285394399E+018</text:p>
          </table:table-cell>
          <table:table-cell/>
          <table:table-cell table:formula="of:= [.C79] - [.B79]" office:value-type="float" office:value="73220096" calcext:value-type="float">
            <text:p>732200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584285407078E+018" calcext:value-type="float">
            <text:p>1.47584285407078E+018</text:p>
          </table:table-cell>
          <table:table-cell office:value-type="float" office:value="1.47584285414482E+018" calcext:value-type="float">
            <text:p>1.47584285414482E+018</text:p>
          </table:table-cell>
          <table:table-cell/>
          <table:table-cell table:formula="of:= [.C80] - [.B80]" office:value-type="float" office:value="74040064" calcext:value-type="float">
            <text:p>740400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584285427077E+018" calcext:value-type="float">
            <text:p>1.47584285427077E+018</text:p>
          </table:table-cell>
          <table:table-cell office:value-type="float" office:value="1.47584285434575E+018" calcext:value-type="float">
            <text:p>1.47584285434575E+018</text:p>
          </table:table-cell>
          <table:table-cell/>
          <table:table-cell table:formula="of:= [.C81] - [.B81]" office:value-type="float" office:value="74980096" calcext:value-type="float">
            <text:p>749800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584285447076E+018" calcext:value-type="float">
            <text:p>1.47584285447076E+018</text:p>
          </table:table-cell>
          <table:table-cell office:value-type="float" office:value="1.47584285454664E+018" calcext:value-type="float">
            <text:p>1.47584285454664E+018</text:p>
          </table:table-cell>
          <table:table-cell/>
          <table:table-cell table:formula="of:= [.C82] - [.B82]" office:value-type="float" office:value="75879936" calcext:value-type="float">
            <text:p>758799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584285467077E+018" calcext:value-type="float">
            <text:p>1.47584285467077E+018</text:p>
          </table:table-cell>
          <table:table-cell office:value-type="float" office:value="1.47584285474756E+018" calcext:value-type="float">
            <text:p>1.47584285474756E+018</text:p>
          </table:table-cell>
          <table:table-cell/>
          <table:table-cell table:formula="of:= [.C83] - [.B83]" office:value-type="float" office:value="76790016" calcext:value-type="float">
            <text:p>767900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584285487076E+018" calcext:value-type="float">
            <text:p>1.47584285487076E+018</text:p>
          </table:table-cell>
          <table:table-cell office:value-type="float" office:value="1.47584285494845E+018" calcext:value-type="float">
            <text:p>1.47584285494845E+018</text:p>
          </table:table-cell>
          <table:table-cell/>
          <table:table-cell table:formula="of:= [.C84] - [.B84]" office:value-type="float" office:value="77689856" calcext:value-type="float">
            <text:p>776898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584285507077E+018" calcext:value-type="float">
            <text:p>1.47584285507077E+018</text:p>
          </table:table-cell>
          <table:table-cell office:value-type="float" office:value="1.4758428551493E+018" calcext:value-type="float">
            <text:p>1.4758428551493E+018</text:p>
          </table:table-cell>
          <table:table-cell/>
          <table:table-cell table:formula="of:= [.C85] - [.B85]" office:value-type="float" office:value="78529792" calcext:value-type="float">
            <text:p>785297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584285527076E+018" calcext:value-type="float">
            <text:p>1.47584285527076E+018</text:p>
          </table:table-cell>
          <table:table-cell office:value-type="float" office:value="1.47584285535021E+018" calcext:value-type="float">
            <text:p>1.47584285535021E+018</text:p>
          </table:table-cell>
          <table:table-cell/>
          <table:table-cell table:formula="of:= [.C86] - [.B86]" office:value-type="float" office:value="79449600" calcext:value-type="float">
            <text:p>794496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584285547076E+018" calcext:value-type="float">
            <text:p>1.47584285547076E+018</text:p>
          </table:table-cell>
          <table:table-cell office:value-type="float" office:value="1.4758428555511E+018" calcext:value-type="float">
            <text:p>1.4758428555511E+018</text:p>
          </table:table-cell>
          <table:table-cell/>
          <table:table-cell table:formula="of:= [.C87] - [.B87]" office:value-type="float" office:value="80339968" calcext:value-type="float">
            <text:p>803399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584285567075E+018" calcext:value-type="float">
            <text:p>1.47584285567075E+018</text:p>
          </table:table-cell>
          <table:table-cell office:value-type="float" office:value="1.47584285575201E+018" calcext:value-type="float">
            <text:p>1.47584285575201E+018</text:p>
          </table:table-cell>
          <table:table-cell/>
          <table:table-cell table:formula="of:= [.C88] - [.B88]" office:value-type="float" office:value="81260032" calcext:value-type="float">
            <text:p>812600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584285587076E+018" calcext:value-type="float">
            <text:p>1.47584285587076E+018</text:p>
          </table:table-cell>
          <table:table-cell office:value-type="float" office:value="1.475842855953E+018" calcext:value-type="float">
            <text:p>1.475842855953E+018</text:p>
          </table:table-cell>
          <table:table-cell/>
          <table:table-cell table:formula="of:= [.C89] - [.B89]" office:value-type="float" office:value="82240000" calcext:value-type="float">
            <text:p>8224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584285607077E+018" calcext:value-type="float">
            <text:p>1.47584285607077E+018</text:p>
          </table:table-cell>
          <table:table-cell office:value-type="float" office:value="1.47584285615387E+018" calcext:value-type="float">
            <text:p>1.47584285615387E+018</text:p>
          </table:table-cell>
          <table:table-cell/>
          <table:table-cell table:formula="of:= [.C90] - [.B90]" office:value-type="float" office:value="83100160" calcext:value-type="float">
            <text:p>831001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584285627077E+018" calcext:value-type="float">
            <text:p>1.47584285627077E+018</text:p>
          </table:table-cell>
          <table:table-cell office:value-type="float" office:value="1.47584285635478E+018" calcext:value-type="float">
            <text:p>1.47584285635478E+018</text:p>
          </table:table-cell>
          <table:table-cell/>
          <table:table-cell table:formula="of:= [.C91] - [.B91]" office:value-type="float" office:value="84010240" calcext:value-type="float">
            <text:p>840102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584285647076E+018" calcext:value-type="float">
            <text:p>1.47584285647076E+018</text:p>
          </table:table-cell>
          <table:table-cell office:value-type="float" office:value="1.47584285655568E+018" calcext:value-type="float">
            <text:p>1.47584285655568E+018</text:p>
          </table:table-cell>
          <table:table-cell/>
          <table:table-cell table:formula="of:= [.C92] - [.B92]" office:value-type="float" office:value="84920064" calcext:value-type="float">
            <text:p>849200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584285667075E+018" calcext:value-type="float">
            <text:p>1.47584285667075E+018</text:p>
          </table:table-cell>
          <table:table-cell office:value-type="float" office:value="1.47584285675661E+018" calcext:value-type="float">
            <text:p>1.47584285675661E+018</text:p>
          </table:table-cell>
          <table:table-cell/>
          <table:table-cell table:formula="of:= [.C93] - [.B93]" office:value-type="float" office:value="85860096" calcext:value-type="float">
            <text:p>858600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584285687076E+018" calcext:value-type="float">
            <text:p>1.47584285687076E+018</text:p>
          </table:table-cell>
          <table:table-cell office:value-type="float" office:value="1.47584285695749E+018" calcext:value-type="float">
            <text:p>1.47584285695749E+018</text:p>
          </table:table-cell>
          <table:table-cell/>
          <table:table-cell table:formula="of:= [.C94] - [.B94]" office:value-type="float" office:value="86729984" calcext:value-type="float">
            <text:p>867299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584285707076E+018" calcext:value-type="float">
            <text:p>1.47584285707076E+018</text:p>
          </table:table-cell>
          <table:table-cell office:value-type="float" office:value="1.47584285715833E+018" calcext:value-type="float">
            <text:p>1.47584285715833E+018</text:p>
          </table:table-cell>
          <table:table-cell/>
          <table:table-cell table:formula="of:= [.C95] - [.B95]" office:value-type="float" office:value="87569920" calcext:value-type="float">
            <text:p>875699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584285727076E+018" calcext:value-type="float">
            <text:p>1.47584285727076E+018</text:p>
          </table:table-cell>
          <table:table-cell office:value-type="float" office:value="1.47584285735927E+018" calcext:value-type="float">
            <text:p>1.47584285735927E+018</text:p>
          </table:table-cell>
          <table:table-cell/>
          <table:table-cell table:formula="of:= [.C96] - [.B96]" office:value-type="float" office:value="88509952" calcext:value-type="float">
            <text:p>885099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584285747076E+018" calcext:value-type="float">
            <text:p>1.47584285747076E+018</text:p>
          </table:table-cell>
          <table:table-cell office:value-type="float" office:value="1.47584285756018E+018" calcext:value-type="float">
            <text:p>1.47584285756018E+018</text:p>
          </table:table-cell>
          <table:table-cell/>
          <table:table-cell table:formula="of:= [.C97] - [.B97]" office:value-type="float" office:value="89420032" calcext:value-type="float">
            <text:p>894200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584285767076E+018" calcext:value-type="float">
            <text:p>1.47584285767076E+018</text:p>
          </table:table-cell>
          <table:table-cell office:value-type="float" office:value="1.47584285776109E+018" calcext:value-type="float">
            <text:p>1.47584285776109E+018</text:p>
          </table:table-cell>
          <table:table-cell/>
          <table:table-cell table:formula="of:= [.C98] - [.B98]" office:value-type="float" office:value="90329856" calcext:value-type="float">
            <text:p>903298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584285787076E+018" calcext:value-type="float">
            <text:p>1.47584285787076E+018</text:p>
          </table:table-cell>
          <table:table-cell office:value-type="float" office:value="1.47584285796195E+018" calcext:value-type="float">
            <text:p>1.47584285796195E+018</text:p>
          </table:table-cell>
          <table:table-cell/>
          <table:table-cell table:formula="of:= [.C99] - [.B99]" office:value-type="float" office:value="91190016" calcext:value-type="float">
            <text:p>91190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584285807077E+018" calcext:value-type="float">
            <text:p>1.47584285807077E+018</text:p>
          </table:table-cell>
          <table:table-cell office:value-type="float" office:value="1.47584285816283E+018" calcext:value-type="float">
            <text:p>1.47584285816283E+018</text:p>
          </table:table-cell>
          <table:table-cell/>
          <table:table-cell table:formula="of:= [.C100] - [.B100]" office:value-type="float" office:value="92059904" calcext:value-type="float">
            <text:p>920599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584285827076E+018" calcext:value-type="float">
            <text:p>1.47584285827076E+018</text:p>
          </table:table-cell>
          <table:table-cell office:value-type="float" office:value="1.47584285836393E+018" calcext:value-type="float">
            <text:p>1.47584285836393E+018</text:p>
          </table:table-cell>
          <table:table-cell/>
          <table:table-cell table:formula="of:= [.C101] - [.B101]" office:value-type="float" office:value="93170176" calcext:value-type="float">
            <text:p>93170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584285847076E+018" calcext:value-type="float">
            <text:p>1.47584285847076E+018</text:p>
          </table:table-cell>
          <table:table-cell office:value-type="float" office:value="1.47584285856482E+018" calcext:value-type="float">
            <text:p>1.47584285856482E+018</text:p>
          </table:table-cell>
          <table:table-cell/>
          <table:table-cell table:formula="of:= [.C102] - [.B102]" office:value-type="float" office:value="94060032" calcext:value-type="float">
            <text:p>940600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584285867076E+018" calcext:value-type="float">
            <text:p>1.47584285867076E+018</text:p>
          </table:table-cell>
          <table:table-cell office:value-type="float" office:value="1.47584285876576E+018" calcext:value-type="float">
            <text:p>1.47584285876576E+018</text:p>
          </table:table-cell>
          <table:table-cell/>
          <table:table-cell table:formula="of:= [.C103] - [.B103]" office:value-type="float" office:value="95000064" calcext:value-type="float">
            <text:p>9500006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584285887076E+018" calcext:value-type="float">
            <text:p>1.47584285887076E+018</text:p>
          </table:table-cell>
          <table:table-cell office:value-type="float" office:value="1.47584285896662E+018" calcext:value-type="float">
            <text:p>1.47584285896662E+018</text:p>
          </table:table-cell>
          <table:table-cell/>
          <table:table-cell table:formula="of:= [.C104] - [.B104]" office:value-type="float" office:value="95859968" calcext:value-type="float">
            <text:p>958599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584285907076E+018" calcext:value-type="float">
            <text:p>1.47584285907076E+018</text:p>
          </table:table-cell>
          <table:table-cell office:value-type="float" office:value="1.4758428591675E+018" calcext:value-type="float">
            <text:p>1.4758428591675E+018</text:p>
          </table:table-cell>
          <table:table-cell/>
          <table:table-cell table:formula="of:= [.C105] - [.B105]" office:value-type="float" office:value="96740096" calcext:value-type="float">
            <text:p>967400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584285927075E+018" calcext:value-type="float">
            <text:p>1.47584285927075E+018</text:p>
          </table:table-cell>
          <table:table-cell office:value-type="float" office:value="1.47584285936839E+018" calcext:value-type="float">
            <text:p>1.47584285936839E+018</text:p>
          </table:table-cell>
          <table:table-cell/>
          <table:table-cell table:formula="of:= [.C106] - [.B106]" office:value-type="float" office:value="97639936" calcext:value-type="float">
            <text:p>976399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584285947075E+018" calcext:value-type="float">
            <text:p>1.47584285947075E+018</text:p>
          </table:table-cell>
          <table:table-cell office:value-type="float" office:value="1.47584285956929E+018" calcext:value-type="float">
            <text:p>1.47584285956929E+018</text:p>
          </table:table-cell>
          <table:table-cell/>
          <table:table-cell table:formula="of:= [.C107] - [.B107]" office:value-type="float" office:value="98540032" calcext:value-type="float">
            <text:p>985400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584285967076E+018" calcext:value-type="float">
            <text:p>1.47584285967076E+018</text:p>
          </table:table-cell>
          <table:table-cell office:value-type="float" office:value="1.47584285977024E+018" calcext:value-type="float">
            <text:p>1.47584285977024E+018</text:p>
          </table:table-cell>
          <table:table-cell/>
          <table:table-cell table:formula="of:= [.C108] - [.B108]" office:value-type="float" office:value="99480064" calcext:value-type="float">
            <text:p>994800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584285987076E+018" calcext:value-type="float">
            <text:p>1.47584285987076E+018</text:p>
          </table:table-cell>
          <table:table-cell office:value-type="float" office:value="1.47584285997117E+018" calcext:value-type="float">
            <text:p>1.47584285997117E+018</text:p>
          </table:table-cell>
          <table:table-cell/>
          <table:table-cell table:formula="of:= [.C109] - [.B109]" office:value-type="float" office:value="100410112" calcext:value-type="float">
            <text:p>1004101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584286007076E+018" calcext:value-type="float">
            <text:p>1.47584286007076E+018</text:p>
          </table:table-cell>
          <table:table-cell office:value-type="float" office:value="1.47584286017202E+018" calcext:value-type="float">
            <text:p>1.47584286017202E+018</text:p>
          </table:table-cell>
          <table:table-cell/>
          <table:table-cell table:formula="of:= [.C110] - [.B110]" office:value-type="float" office:value="101260032" calcext:value-type="float">
            <text:p>1012600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584286027076E+018" calcext:value-type="float">
            <text:p>1.47584286027076E+018</text:p>
          </table:table-cell>
          <table:table-cell office:value-type="float" office:value="1.47584286037302E+018" calcext:value-type="float">
            <text:p>1.47584286037302E+018</text:p>
          </table:table-cell>
          <table:table-cell/>
          <table:table-cell table:formula="of:= [.C111] - [.B111]" office:value-type="float" office:value="102260224" calcext:value-type="float">
            <text:p>1022602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584286047076E+018" calcext:value-type="float">
            <text:p>1.47584286047076E+018</text:p>
          </table:table-cell>
          <table:table-cell office:value-type="float" office:value="1.47584286057394E+018" calcext:value-type="float">
            <text:p>1.47584286057394E+018</text:p>
          </table:table-cell>
          <table:table-cell/>
          <table:table-cell table:formula="of:= [.C112] - [.B112]" office:value-type="float" office:value="103179776" calcext:value-type="float">
            <text:p>1031797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584286067076E+018" calcext:value-type="float">
            <text:p>1.47584286067076E+018</text:p>
          </table:table-cell>
          <table:table-cell office:value-type="float" office:value="1.47584286077487E+018" calcext:value-type="float">
            <text:p>1.47584286077487E+018</text:p>
          </table:table-cell>
          <table:table-cell/>
          <table:table-cell table:formula="of:= [.C113] - [.B113]" office:value-type="float" office:value="104109824" calcext:value-type="float">
            <text:p>1041098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584286087076E+018" calcext:value-type="float">
            <text:p>1.47584286087076E+018</text:p>
          </table:table-cell>
          <table:table-cell office:value-type="float" office:value="1.47584286097574E+018" calcext:value-type="float">
            <text:p>1.47584286097574E+018</text:p>
          </table:table-cell>
          <table:table-cell/>
          <table:table-cell table:formula="of:= [.C114] - [.B114]" office:value-type="float" office:value="104979968" calcext:value-type="float">
            <text:p>10497996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584286107076E+018" calcext:value-type="float">
            <text:p>1.47584286107076E+018</text:p>
          </table:table-cell>
          <table:table-cell office:value-type="float" office:value="1.47584286117659E+018" calcext:value-type="float">
            <text:p>1.47584286117659E+018</text:p>
          </table:table-cell>
          <table:table-cell/>
          <table:table-cell table:formula="of:= [.C115] - [.B115]" office:value-type="float" office:value="105829888" calcext:value-type="float">
            <text:p>1058298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584286127075E+018" calcext:value-type="float">
            <text:p>1.47584286127075E+018</text:p>
          </table:table-cell>
          <table:table-cell office:value-type="float" office:value="1.4758428613775E+018" calcext:value-type="float">
            <text:p>1.4758428613775E+018</text:p>
          </table:table-cell>
          <table:table-cell/>
          <table:table-cell table:formula="of:= [.C116] - [.B116]" office:value-type="float" office:value="106750208" calcext:value-type="float">
            <text:p>1067502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584286147076E+018" calcext:value-type="float">
            <text:p>1.47584286147076E+018</text:p>
          </table:table-cell>
          <table:table-cell office:value-type="float" office:value="1.47584286157838E+018" calcext:value-type="float">
            <text:p>1.47584286157838E+018</text:p>
          </table:table-cell>
          <table:table-cell/>
          <table:table-cell table:formula="of:= [.C117] - [.B117]" office:value-type="float" office:value="107620096" calcext:value-type="float">
            <text:p>1076200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584286167076E+018" calcext:value-type="float">
            <text:p>1.47584286167076E+018</text:p>
          </table:table-cell>
          <table:table-cell office:value-type="float" office:value="1.47584286177932E+018" calcext:value-type="float">
            <text:p>1.47584286177932E+018</text:p>
          </table:table-cell>
          <table:table-cell/>
          <table:table-cell table:formula="of:= [.C118] - [.B118]" office:value-type="float" office:value="108560128" calcext:value-type="float">
            <text:p>1085601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584286187076E+018" calcext:value-type="float">
            <text:p>1.47584286187076E+018</text:p>
          </table:table-cell>
          <table:table-cell office:value-type="float" office:value="1.47584286198029E+018" calcext:value-type="float">
            <text:p>1.47584286198029E+018</text:p>
          </table:table-cell>
          <table:table-cell/>
          <table:table-cell table:formula="of:= [.C119] - [.B119]" office:value-type="float" office:value="109529856" calcext:value-type="float">
            <text:p>1095298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584286207076E+018" calcext:value-type="float">
            <text:p>1.47584286207076E+018</text:p>
          </table:table-cell>
          <table:table-cell office:value-type="float" office:value="1.47584286218116E+018" calcext:value-type="float">
            <text:p>1.47584286218116E+018</text:p>
          </table:table-cell>
          <table:table-cell/>
          <table:table-cell table:formula="of:= [.C120] - [.B120]" office:value-type="float" office:value="110400000" calcext:value-type="float">
            <text:p>11040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584286227081E+018" calcext:value-type="float">
            <text:p>1.47584286227081E+018</text:p>
          </table:table-cell>
          <table:table-cell office:value-type="float" office:value="1.47584286238216E+018" calcext:value-type="float">
            <text:p>1.47584286238216E+018</text:p>
          </table:table-cell>
          <table:table-cell/>
          <table:table-cell table:formula="of:= [.C121] - [.B121]" office:value-type="float" office:value="111350272" calcext:value-type="float">
            <text:p>1113502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58428624708E+018" calcext:value-type="float">
            <text:p>1.4758428624708E+018</text:p>
          </table:table-cell>
          <table:table-cell office:value-type="float" office:value="1.47584286258306E+018" calcext:value-type="float">
            <text:p>1.47584286258306E+018</text:p>
          </table:table-cell>
          <table:table-cell/>
          <table:table-cell table:formula="of:= [.C122] - [.B122]" office:value-type="float" office:value="112260096" calcext:value-type="float">
            <text:p>11226009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584286267077E+018" calcext:value-type="float">
            <text:p>1.47584286267077E+018</text:p>
          </table:table-cell>
          <table:table-cell office:value-type="float" office:value="1.47584286278401E+018" calcext:value-type="float">
            <text:p>1.47584286278401E+018</text:p>
          </table:table-cell>
          <table:table-cell/>
          <table:table-cell table:formula="of:= [.C123] - [.B123]" office:value-type="float" office:value="113240320" calcext:value-type="float">
            <text:p>1132403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584286287076E+018" calcext:value-type="float">
            <text:p>1.47584286287076E+018</text:p>
          </table:table-cell>
          <table:table-cell office:value-type="float" office:value="1.47584286298483E+018" calcext:value-type="float">
            <text:p>1.47584286298483E+018</text:p>
          </table:table-cell>
          <table:table-cell/>
          <table:table-cell table:formula="of:= [.C124] - [.B124]" office:value-type="float" office:value="114070016" calcext:value-type="float">
            <text:p>1140700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584286307077E+018" calcext:value-type="float">
            <text:p>1.47584286307077E+018</text:p>
          </table:table-cell>
          <table:table-cell office:value-type="float" office:value="1.4758428631857E+018" calcext:value-type="float">
            <text:p>1.4758428631857E+018</text:p>
          </table:table-cell>
          <table:table-cell/>
          <table:table-cell table:formula="of:= [.C125] - [.B125]" office:value-type="float" office:value="114929664" calcext:value-type="float">
            <text:p>1149296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584286327076E+018" calcext:value-type="float">
            <text:p>1.47584286327076E+018</text:p>
          </table:table-cell>
          <table:table-cell office:value-type="float" office:value="1.47584286338661E+018" calcext:value-type="float">
            <text:p>1.47584286338661E+018</text:p>
          </table:table-cell>
          <table:table-cell/>
          <table:table-cell table:formula="of:= [.C126] - [.B126]" office:value-type="float" office:value="115850240" calcext:value-type="float">
            <text:p>1158502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584286347076E+018" calcext:value-type="float">
            <text:p>1.47584286347076E+018</text:p>
          </table:table-cell>
          <table:table-cell office:value-type="float" office:value="1.4758428635875E+018" calcext:value-type="float">
            <text:p>1.4758428635875E+018</text:p>
          </table:table-cell>
          <table:table-cell/>
          <table:table-cell table:formula="of:= [.C127] - [.B127]" office:value-type="float" office:value="116740096" calcext:value-type="float">
            <text:p>1167400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584286367076E+018" calcext:value-type="float">
            <text:p>1.47584286367076E+018</text:p>
          </table:table-cell>
          <table:table-cell office:value-type="float" office:value="1.47584286378849E+018" calcext:value-type="float">
            <text:p>1.47584286378849E+018</text:p>
          </table:table-cell>
          <table:table-cell/>
          <table:table-cell table:formula="of:= [.C128] - [.B128]" office:value-type="float" office:value="117730048" calcext:value-type="float">
            <text:p>117730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584286387097E+018" calcext:value-type="float">
            <text:p>1.47584286387097E+018</text:p>
          </table:table-cell>
          <table:table-cell office:value-type="float" office:value="1.4758428639893E+018" calcext:value-type="float">
            <text:p>1.4758428639893E+018</text:p>
          </table:table-cell>
          <table:table-cell/>
          <table:table-cell table:formula="of:= [.C129] - [.B129]" office:value-type="float" office:value="118330112" calcext:value-type="float">
            <text:p>1183301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584286407077E+018" calcext:value-type="float">
            <text:p>1.47584286407077E+018</text:p>
          </table:table-cell>
          <table:table-cell office:value-type="float" office:value="1.47584286419017E+018" calcext:value-type="float">
            <text:p>1.47584286419017E+018</text:p>
          </table:table-cell>
          <table:table-cell/>
          <table:table-cell table:formula="of:= [.C130] - [.B130]" office:value-type="float" office:value="119399936" calcext:value-type="float">
            <text:p>1193999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584286427076E+018" calcext:value-type="float">
            <text:p>1.47584286427076E+018</text:p>
          </table:table-cell>
          <table:table-cell office:value-type="float" office:value="1.47584286439107E+018" calcext:value-type="float">
            <text:p>1.47584286439107E+018</text:p>
          </table:table-cell>
          <table:table-cell/>
          <table:table-cell table:formula="of:= [.C131] - [.B131]" office:value-type="float" office:value="120310016" calcext:value-type="float">
            <text:p>1203100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584286447076E+018" calcext:value-type="float">
            <text:p>1.47584286447076E+018</text:p>
          </table:table-cell>
          <table:table-cell office:value-type="float" office:value="1.47584286459196E+018" calcext:value-type="float">
            <text:p>1.47584286459196E+018</text:p>
          </table:table-cell>
          <table:table-cell/>
          <table:table-cell table:formula="of:= [.C132] - [.B132]" office:value-type="float" office:value="121199872" calcext:value-type="float">
            <text:p>1211998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584286467075E+018" calcext:value-type="float">
            <text:p>1.47584286467075E+018</text:p>
          </table:table-cell>
          <table:table-cell office:value-type="float" office:value="1.47584286479297E+018" calcext:value-type="float">
            <text:p>1.47584286479297E+018</text:p>
          </table:table-cell>
          <table:table-cell/>
          <table:table-cell table:formula="of:= [.C133] - [.B133]" office:value-type="float" office:value="122220032" calcext:value-type="float">
            <text:p>1222200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584286487078E+018" calcext:value-type="float">
            <text:p>1.47584286487078E+018</text:p>
          </table:table-cell>
          <table:table-cell office:value-type="float" office:value="1.47584286499403E+018" calcext:value-type="float">
            <text:p>1.47584286499403E+018</text:p>
          </table:table-cell>
          <table:table-cell/>
          <table:table-cell table:formula="of:= [.C134] - [.B134]" office:value-type="float" office:value="123250176" calcext:value-type="float">
            <text:p>1232501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584286507076E+018" calcext:value-type="float">
            <text:p>1.47584286507076E+018</text:p>
          </table:table-cell>
          <table:table-cell office:value-type="float" office:value="1.47584286519495E+018" calcext:value-type="float">
            <text:p>1.47584286519495E+018</text:p>
          </table:table-cell>
          <table:table-cell/>
          <table:table-cell table:formula="of:= [.C135] - [.B135]" office:value-type="float" office:value="124189952" calcext:value-type="float">
            <text:p>1241899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584286527076E+018" calcext:value-type="float">
            <text:p>1.47584286527076E+018</text:p>
          </table:table-cell>
          <table:table-cell office:value-type="float" office:value="1.47584286539583E+018" calcext:value-type="float">
            <text:p>1.47584286539583E+018</text:p>
          </table:table-cell>
          <table:table-cell/>
          <table:table-cell table:formula="of:= [.C136] - [.B136]" office:value-type="float" office:value="125070080" calcext:value-type="float">
            <text:p>1250700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584286547075E+018" calcext:value-type="float">
            <text:p>1.47584286547075E+018</text:p>
          </table:table-cell>
          <table:table-cell office:value-type="float" office:value="1.47584286559674E+018" calcext:value-type="float">
            <text:p>1.47584286559674E+018</text:p>
          </table:table-cell>
          <table:table-cell/>
          <table:table-cell table:formula="of:= [.C137] - [.B137]" office:value-type="float" office:value="125989888" calcext:value-type="float">
            <text:p>12598988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584286567075E+018" calcext:value-type="float">
            <text:p>1.47584286567075E+018</text:p>
          </table:table-cell>
          <table:table-cell office:value-type="float" office:value="1.47584286579771E+018" calcext:value-type="float">
            <text:p>1.47584286579771E+018</text:p>
          </table:table-cell>
          <table:table-cell/>
          <table:table-cell table:formula="of:= [.C138] - [.B138]" office:value-type="float" office:value="126960128" calcext:value-type="float">
            <text:p>1269601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584286587076E+018" calcext:value-type="float">
            <text:p>1.47584286587076E+018</text:p>
          </table:table-cell>
          <table:table-cell office:value-type="float" office:value="1.47584286599852E+018" calcext:value-type="float">
            <text:p>1.47584286599852E+018</text:p>
          </table:table-cell>
          <table:table-cell/>
          <table:table-cell table:formula="of:= [.C139] - [.B139]" office:value-type="float" office:value="127759872" calcext:value-type="float">
            <text:p>1277598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584286607076E+018" calcext:value-type="float">
            <text:p>1.47584286607076E+018</text:p>
          </table:table-cell>
          <table:table-cell office:value-type="float" office:value="1.47584286619942E+018" calcext:value-type="float">
            <text:p>1.47584286619942E+018</text:p>
          </table:table-cell>
          <table:table-cell/>
          <table:table-cell table:formula="of:= [.C140] - [.B140]" office:value-type="float" office:value="128659968" calcext:value-type="float">
            <text:p>1286599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584286627075E+018" calcext:value-type="float">
            <text:p>1.47584286627075E+018</text:p>
          </table:table-cell>
          <table:table-cell office:value-type="float" office:value="1.4758428664003E+018" calcext:value-type="float">
            <text:p>1.4758428664003E+018</text:p>
          </table:table-cell>
          <table:table-cell/>
          <table:table-cell table:formula="of:= [.C141] - [.B141]" office:value-type="float" office:value="129550080" calcext:value-type="float">
            <text:p>12955008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584286647076E+018" calcext:value-type="float">
            <text:p>1.47584286647076E+018</text:p>
          </table:table-cell>
          <table:table-cell office:value-type="float" office:value="1.47584286660118E+018" calcext:value-type="float">
            <text:p>1.47584286660118E+018</text:p>
          </table:table-cell>
          <table:table-cell/>
          <table:table-cell table:formula="of:= [.C142] - [.B142]" office:value-type="float" office:value="130419712" calcext:value-type="float">
            <text:p>1304197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584286667075E+018" calcext:value-type="float">
            <text:p>1.47584286667075E+018</text:p>
          </table:table-cell>
          <table:table-cell office:value-type="float" office:value="1.47584286680216E+018" calcext:value-type="float">
            <text:p>1.47584286680216E+018</text:p>
          </table:table-cell>
          <table:table-cell/>
          <table:table-cell table:formula="of:= [.C143] - [.B143]" office:value-type="float" office:value="131409920" calcext:value-type="float">
            <text:p>13140992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584286687076E+018" calcext:value-type="float">
            <text:p>1.47584286687076E+018</text:p>
          </table:table-cell>
          <table:table-cell office:value-type="float" office:value="1.47584286700307E+018" calcext:value-type="float">
            <text:p>1.47584286700307E+018</text:p>
          </table:table-cell>
          <table:table-cell/>
          <table:table-cell table:formula="of:= [.C144] - [.B144]" office:value-type="float" office:value="132310016" calcext:value-type="float">
            <text:p>1323100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584286707076E+018" calcext:value-type="float">
            <text:p>1.47584286707076E+018</text:p>
          </table:table-cell>
          <table:table-cell office:value-type="float" office:value="1.475842867204E+018" calcext:value-type="float">
            <text:p>1.475842867204E+018</text:p>
          </table:table-cell>
          <table:table-cell/>
          <table:table-cell table:formula="of:= [.C145] - [.B145]" office:value-type="float" office:value="133240064" calcext:value-type="float">
            <text:p>1332400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584286727076E+018" calcext:value-type="float">
            <text:p>1.47584286727076E+018</text:p>
          </table:table-cell>
          <table:table-cell office:value-type="float" office:value="1.47584286740494E+018" calcext:value-type="float">
            <text:p>1.47584286740494E+018</text:p>
          </table:table-cell>
          <table:table-cell/>
          <table:table-cell table:formula="of:= [.C146] - [.B146]" office:value-type="float" office:value="134180096" calcext:value-type="float">
            <text:p>1341800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584286747077E+018" calcext:value-type="float">
            <text:p>1.47584286747077E+018</text:p>
          </table:table-cell>
          <table:table-cell office:value-type="float" office:value="1.47584286760577E+018" calcext:value-type="float">
            <text:p>1.47584286760577E+018</text:p>
          </table:table-cell>
          <table:table-cell/>
          <table:table-cell table:formula="of:= [.C147] - [.B147]" office:value-type="float" office:value="135000064" calcext:value-type="float">
            <text:p>1350000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584286767076E+018" calcext:value-type="float">
            <text:p>1.47584286767076E+018</text:p>
          </table:table-cell>
          <table:table-cell office:value-type="float" office:value="1.47584286780674E+018" calcext:value-type="float">
            <text:p>1.47584286780674E+018</text:p>
          </table:table-cell>
          <table:table-cell/>
          <table:table-cell table:formula="of:= [.C148] - [.B148]" office:value-type="float" office:value="135980032" calcext:value-type="float">
            <text:p>1359800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584286787076E+018" calcext:value-type="float">
            <text:p>1.47584286787076E+018</text:p>
          </table:table-cell>
          <table:table-cell office:value-type="float" office:value="1.47584286800754E+018" calcext:value-type="float">
            <text:p>1.47584286800754E+018</text:p>
          </table:table-cell>
          <table:table-cell/>
          <table:table-cell table:formula="of:= [.C149] - [.B149]" office:value-type="float" office:value="136780032" calcext:value-type="float">
            <text:p>13678003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584286807076E+018" calcext:value-type="float">
            <text:p>1.47584286807076E+018</text:p>
          </table:table-cell>
          <table:table-cell office:value-type="float" office:value="1.47584286820846E+018" calcext:value-type="float">
            <text:p>1.47584286820846E+018</text:p>
          </table:table-cell>
          <table:table-cell/>
          <table:table-cell table:formula="of:= [.C150] - [.B150]" office:value-type="float" office:value="137699840" calcext:value-type="float">
            <text:p>1376998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584286827076E+018" calcext:value-type="float">
            <text:p>1.47584286827076E+018</text:p>
          </table:table-cell>
          <table:table-cell office:value-type="float" office:value="1.47584286840931E+018" calcext:value-type="float">
            <text:p>1.47584286840931E+018</text:p>
          </table:table-cell>
          <table:table-cell/>
          <table:table-cell table:formula="of:= [.C151] - [.B151]" office:value-type="float" office:value="138550016" calcext:value-type="float">
            <text:p>1385500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584286847076E+018" calcext:value-type="float">
            <text:p>1.47584286847076E+018</text:p>
          </table:table-cell>
          <table:table-cell office:value-type="float" office:value="1.4758428686102E+018" calcext:value-type="float">
            <text:p>1.4758428686102E+018</text:p>
          </table:table-cell>
          <table:table-cell/>
          <table:table-cell table:formula="of:= [.C152] - [.B152]" office:value-type="float" office:value="139439872" calcext:value-type="float">
            <text:p>1394398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584286867076E+018" calcext:value-type="float">
            <text:p>1.47584286867076E+018</text:p>
          </table:table-cell>
          <table:table-cell office:value-type="float" office:value="1.47584286881119E+018" calcext:value-type="float">
            <text:p>1.47584286881119E+018</text:p>
          </table:table-cell>
          <table:table-cell/>
          <table:table-cell table:formula="of:= [.C153] - [.B153]" office:value-type="float" office:value="140430080" calcext:value-type="float">
            <text:p>14043008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584286887076E+018" calcext:value-type="float">
            <text:p>1.47584286887076E+018</text:p>
          </table:table-cell>
          <table:table-cell office:value-type="float" office:value="1.47584286901199E+018" calcext:value-type="float">
            <text:p>1.47584286901199E+018</text:p>
          </table:table-cell>
          <table:table-cell/>
          <table:table-cell table:formula="of:= [.C154] - [.B154]" office:value-type="float" office:value="141230080" calcext:value-type="float">
            <text:p>14123008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584286907076E+018" calcext:value-type="float">
            <text:p>1.47584286907076E+018</text:p>
          </table:table-cell>
          <table:table-cell office:value-type="float" office:value="1.47584286921299E+018" calcext:value-type="float">
            <text:p>1.47584286921299E+018</text:p>
          </table:table-cell>
          <table:table-cell/>
          <table:table-cell table:formula="of:= [.C155] - [.B155]" office:value-type="float" office:value="142230272" calcext:value-type="float">
            <text:p>1422302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584286927076E+018" calcext:value-type="float">
            <text:p>1.47584286927076E+018</text:p>
          </table:table-cell>
          <table:table-cell office:value-type="float" office:value="1.4758428694139E+018" calcext:value-type="float">
            <text:p>1.4758428694139E+018</text:p>
          </table:table-cell>
          <table:table-cell/>
          <table:table-cell table:formula="of:= [.C156] - [.B156]" office:value-type="float" office:value="143140096" calcext:value-type="float">
            <text:p>14314009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584286947076E+018" calcext:value-type="float">
            <text:p>1.47584286947076E+018</text:p>
          </table:table-cell>
          <table:table-cell office:value-type="float" office:value="1.47584286961477E+018" calcext:value-type="float">
            <text:p>1.47584286961477E+018</text:p>
          </table:table-cell>
          <table:table-cell/>
          <table:table-cell table:formula="of:= [.C157] - [.B157]" office:value-type="float" office:value="144010240" calcext:value-type="float">
            <text:p>1440102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584286967076E+018" calcext:value-type="float">
            <text:p>1.47584286967076E+018</text:p>
          </table:table-cell>
          <table:table-cell office:value-type="float" office:value="1.47584286981586E+018" calcext:value-type="float">
            <text:p>1.47584286981586E+018</text:p>
          </table:table-cell>
          <table:table-cell/>
          <table:table-cell table:formula="of:= [.C158] - [.B158]" office:value-type="float" office:value="145100032" calcext:value-type="float">
            <text:p>14510003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584286987076E+018" calcext:value-type="float">
            <text:p>1.47584286987076E+018</text:p>
          </table:table-cell>
          <table:table-cell office:value-type="float" office:value="1.47584287001689E+018" calcext:value-type="float">
            <text:p>1.47584287001689E+018</text:p>
          </table:table-cell>
          <table:table-cell/>
          <table:table-cell table:formula="of:= [.C159] - [.B159]" office:value-type="float" office:value="146129920" calcext:value-type="float">
            <text:p>1461299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584287007077E+018" calcext:value-type="float">
            <text:p>1.47584287007077E+018</text:p>
          </table:table-cell>
          <table:table-cell office:value-type="float" office:value="1.47584287021772E+018" calcext:value-type="float">
            <text:p>1.47584287021772E+018</text:p>
          </table:table-cell>
          <table:table-cell/>
          <table:table-cell table:formula="of:= [.C160] - [.B160]" office:value-type="float" office:value="146950144" calcext:value-type="float">
            <text:p>1469501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584287027076E+018" calcext:value-type="float">
            <text:p>1.47584287027076E+018</text:p>
          </table:table-cell>
          <table:table-cell office:value-type="float" office:value="1.47584287041864E+018" calcext:value-type="float">
            <text:p>1.47584287041864E+018</text:p>
          </table:table-cell>
          <table:table-cell/>
          <table:table-cell table:formula="of:= [.C161] - [.B161]" office:value-type="float" office:value="147879936" calcext:value-type="float">
            <text:p>1478799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584287047076E+018" calcext:value-type="float">
            <text:p>1.47584287047076E+018</text:p>
          </table:table-cell>
          <table:table-cell office:value-type="float" office:value="1.47584287061951E+018" calcext:value-type="float">
            <text:p>1.47584287061951E+018</text:p>
          </table:table-cell>
          <table:table-cell/>
          <table:table-cell table:formula="of:= [.C162] - [.B162]" office:value-type="float" office:value="148750080" calcext:value-type="float">
            <text:p>14875008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584287067076E+018" calcext:value-type="float">
            <text:p>1.47584287067076E+018</text:p>
          </table:table-cell>
          <table:table-cell office:value-type="float" office:value="1.47584287082052E+018" calcext:value-type="float">
            <text:p>1.47584287082052E+018</text:p>
          </table:table-cell>
          <table:table-cell/>
          <table:table-cell table:formula="of:= [.C163] - [.B163]" office:value-type="float" office:value="149760000" calcext:value-type="float">
            <text:p>149760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584287087076E+018" calcext:value-type="float">
            <text:p>1.47584287087076E+018</text:p>
          </table:table-cell>
          <table:table-cell office:value-type="float" office:value="1.47584287102134E+018" calcext:value-type="float">
            <text:p>1.47584287102134E+018</text:p>
          </table:table-cell>
          <table:table-cell/>
          <table:table-cell table:formula="of:= [.C164] - [.B164]" office:value-type="float" office:value="150580224" calcext:value-type="float">
            <text:p>1505802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584287107077E+018" calcext:value-type="float">
            <text:p>1.47584287107077E+018</text:p>
          </table:table-cell>
          <table:table-cell office:value-type="float" office:value="1.47584287122222E+018" calcext:value-type="float">
            <text:p>1.47584287122222E+018</text:p>
          </table:table-cell>
          <table:table-cell/>
          <table:table-cell table:formula="of:= [.C165] - [.B165]" office:value-type="float" office:value="151449856" calcext:value-type="float">
            <text:p>1514498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584287127076E+018" calcext:value-type="float">
            <text:p>1.47584287127076E+018</text:p>
          </table:table-cell>
          <table:table-cell office:value-type="float" office:value="1.47584287142325E+018" calcext:value-type="float">
            <text:p>1.47584287142325E+018</text:p>
          </table:table-cell>
          <table:table-cell/>
          <table:table-cell table:formula="of:= [.C166] - [.B166]" office:value-type="float" office:value="152489984" calcext:value-type="float">
            <text:p>1524899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584287147076E+018" calcext:value-type="float">
            <text:p>1.47584287147076E+018</text:p>
          </table:table-cell>
          <table:table-cell office:value-type="float" office:value="1.47584287162407E+018" calcext:value-type="float">
            <text:p>1.47584287162407E+018</text:p>
          </table:table-cell>
          <table:table-cell/>
          <table:table-cell table:formula="of:= [.C167] - [.B167]" office:value-type="float" office:value="153309696" calcext:value-type="float">
            <text:p>1533096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584287167075E+018" calcext:value-type="float">
            <text:p>1.47584287167075E+018</text:p>
          </table:table-cell>
          <table:table-cell office:value-type="float" office:value="1.47584287182507E+018" calcext:value-type="float">
            <text:p>1.47584287182507E+018</text:p>
          </table:table-cell>
          <table:table-cell/>
          <table:table-cell table:formula="of:= [.C168] - [.B168]" office:value-type="float" office:value="154320128" calcext:value-type="float">
            <text:p>1543201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584287187076E+018" calcext:value-type="float">
            <text:p>1.47584287187076E+018</text:p>
          </table:table-cell>
          <table:table-cell office:value-type="float" office:value="1.4758428720259E+018" calcext:value-type="float">
            <text:p>1.4758428720259E+018</text:p>
          </table:table-cell>
          <table:table-cell/>
          <table:table-cell table:formula="of:= [.C169] - [.B169]" office:value-type="float" office:value="155139840" calcext:value-type="float">
            <text:p>1551398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584287207076E+018" calcext:value-type="float">
            <text:p>1.47584287207076E+018</text:p>
          </table:table-cell>
          <table:table-cell office:value-type="float" office:value="1.47584287222678E+018" calcext:value-type="float">
            <text:p>1.47584287222678E+018</text:p>
          </table:table-cell>
          <table:table-cell/>
          <table:table-cell table:formula="of:= [.C170] - [.B170]" office:value-type="float" office:value="156019968" calcext:value-type="float">
            <text:p>1560199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58428722708E+018" calcext:value-type="float">
            <text:p>1.4758428722708E+018</text:p>
          </table:table-cell>
          <table:table-cell office:value-type="float" office:value="1.47584287242771E+018" calcext:value-type="float">
            <text:p>1.47584287242771E+018</text:p>
          </table:table-cell>
          <table:table-cell/>
          <table:table-cell table:formula="of:= [.C171] - [.B171]" office:value-type="float" office:value="156909824" calcext:value-type="float">
            <text:p>1569098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584287247077E+018" calcext:value-type="float">
            <text:p>1.47584287247077E+018</text:p>
          </table:table-cell>
          <table:table-cell office:value-type="float" office:value="1.47584287262856E+018" calcext:value-type="float">
            <text:p>1.47584287262856E+018</text:p>
          </table:table-cell>
          <table:table-cell/>
          <table:table-cell table:formula="of:= [.C172] - [.B172]" office:value-type="float" office:value="157789952" calcext:value-type="float">
            <text:p>15778995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584287267076E+018" calcext:value-type="float">
            <text:p>1.47584287267076E+018</text:p>
          </table:table-cell>
          <table:table-cell office:value-type="float" office:value="1.47584287282956E+018" calcext:value-type="float">
            <text:p>1.47584287282956E+018</text:p>
          </table:table-cell>
          <table:table-cell/>
          <table:table-cell table:formula="of:= [.C173] - [.B173]" office:value-type="float" office:value="158800128" calcext:value-type="float">
            <text:p>1588001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584287287077E+018" calcext:value-type="float">
            <text:p>1.47584287287077E+018</text:p>
          </table:table-cell>
          <table:table-cell office:value-type="float" office:value="1.47584287303037E+018" calcext:value-type="float">
            <text:p>1.47584287303037E+018</text:p>
          </table:table-cell>
          <table:table-cell/>
          <table:table-cell table:formula="of:= [.C174] - [.B174]" office:value-type="float" office:value="159599872" calcext:value-type="float">
            <text:p>1595998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584287307076E+018" calcext:value-type="float">
            <text:p>1.47584287307076E+018</text:p>
          </table:table-cell>
          <table:table-cell office:value-type="float" office:value="1.4758428732313E+018" calcext:value-type="float">
            <text:p>1.4758428732313E+018</text:p>
          </table:table-cell>
          <table:table-cell/>
          <table:table-cell table:formula="of:= [.C175] - [.B175]" office:value-type="float" office:value="160540160" calcext:value-type="float">
            <text:p>1605401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584287327076E+018" calcext:value-type="float">
            <text:p>1.47584287327076E+018</text:p>
          </table:table-cell>
          <table:table-cell office:value-type="float" office:value="1.47584287343214E+018" calcext:value-type="float">
            <text:p>1.47584287343214E+018</text:p>
          </table:table-cell>
          <table:table-cell/>
          <table:table-cell table:formula="of:= [.C176] - [.B176]" office:value-type="float" office:value="161380096" calcext:value-type="float">
            <text:p>1613800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584287347076E+018" calcext:value-type="float">
            <text:p>1.47584287347076E+018</text:p>
          </table:table-cell>
          <table:table-cell office:value-type="float" office:value="1.47584287363322E+018" calcext:value-type="float">
            <text:p>1.47584287363322E+018</text:p>
          </table:table-cell>
          <table:table-cell/>
          <table:table-cell table:formula="of:= [.C177] - [.B177]" office:value-type="float" office:value="162460160" calcext:value-type="float">
            <text:p>1624601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584287367075E+018" calcext:value-type="float">
            <text:p>1.47584287367075E+018</text:p>
          </table:table-cell>
          <table:table-cell office:value-type="float" office:value="1.47584287383418E+018" calcext:value-type="float">
            <text:p>1.47584287383418E+018</text:p>
          </table:table-cell>
          <table:table-cell/>
          <table:table-cell table:formula="of:= [.C178] - [.B178]" office:value-type="float" office:value="163430144" calcext:value-type="float">
            <text:p>1634301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584287387096E+018" calcext:value-type="float">
            <text:p>1.47584287387096E+018</text:p>
          </table:table-cell>
          <table:table-cell office:value-type="float" office:value="1.47584287403529E+018" calcext:value-type="float">
            <text:p>1.47584287403529E+018</text:p>
          </table:table-cell>
          <table:table-cell/>
          <table:table-cell table:formula="of:= [.C179] - [.B179]" office:value-type="float" office:value="164329984" calcext:value-type="float">
            <text:p>16432998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584287407076E+018" calcext:value-type="float">
            <text:p>1.47584287407076E+018</text:p>
          </table:table-cell>
          <table:table-cell office:value-type="float" office:value="1.47584287423627E+018" calcext:value-type="float">
            <text:p>1.47584287423627E+018</text:p>
          </table:table-cell>
          <table:table-cell/>
          <table:table-cell table:formula="of:= [.C180] - [.B180]" office:value-type="float" office:value="165509888" calcext:value-type="float">
            <text:p>1655098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584287427076E+018" calcext:value-type="float">
            <text:p>1.47584287427076E+018</text:p>
          </table:table-cell>
          <table:table-cell office:value-type="float" office:value="1.4758428744371E+018" calcext:value-type="float">
            <text:p>1.4758428744371E+018</text:p>
          </table:table-cell>
          <table:table-cell/>
          <table:table-cell table:formula="of:= [.C181] - [.B181]" office:value-type="float" office:value="166340096" calcext:value-type="float">
            <text:p>16634009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584287447076E+018" calcext:value-type="float">
            <text:p>1.47584287447076E+018</text:p>
          </table:table-cell>
          <table:table-cell office:value-type="float" office:value="1.47584287463796E+018" calcext:value-type="float">
            <text:p>1.47584287463796E+018</text:p>
          </table:table-cell>
          <table:table-cell/>
          <table:table-cell table:formula="of:= [.C182] - [.B182]" office:value-type="float" office:value="167200000" calcext:value-type="float">
            <text:p>1672000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584287467075E+018" calcext:value-type="float">
            <text:p>1.47584287467075E+018</text:p>
          </table:table-cell>
          <table:table-cell office:value-type="float" office:value="1.47584287483893E+018" calcext:value-type="float">
            <text:p>1.47584287483893E+018</text:p>
          </table:table-cell>
          <table:table-cell/>
          <table:table-cell table:formula="of:= [.C183] - [.B183]" office:value-type="float" office:value="168180224" calcext:value-type="float">
            <text:p>1681802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584287487078E+018" calcext:value-type="float">
            <text:p>1.47584287487078E+018</text:p>
          </table:table-cell>
          <table:table-cell office:value-type="float" office:value="1.47584287503981E+018" calcext:value-type="float">
            <text:p>1.47584287503981E+018</text:p>
          </table:table-cell>
          <table:table-cell/>
          <table:table-cell table:formula="of:= [.C184] - [.B184]" office:value-type="float" office:value="169030144" calcext:value-type="float">
            <text:p>1690301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584287507076E+018" calcext:value-type="float">
            <text:p>1.47584287507076E+018</text:p>
          </table:table-cell>
          <table:table-cell office:value-type="float" office:value="1.47584287524068E+018" calcext:value-type="float">
            <text:p>1.47584287524068E+018</text:p>
          </table:table-cell>
          <table:table-cell/>
          <table:table-cell table:formula="of:= [.C185] - [.B185]" office:value-type="float" office:value="169920000" calcext:value-type="float">
            <text:p>169920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584287527076E+018" calcext:value-type="float">
            <text:p>1.47584287527076E+018</text:p>
          </table:table-cell>
          <table:table-cell office:value-type="float" office:value="1.47584287544156E+018" calcext:value-type="float">
            <text:p>1.47584287544156E+018</text:p>
          </table:table-cell>
          <table:table-cell/>
          <table:table-cell table:formula="of:= [.C186] - [.B186]" office:value-type="float" office:value="170800128" calcext:value-type="float">
            <text:p>17080012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584287547076E+018" calcext:value-type="float">
            <text:p>1.47584287547076E+018</text:p>
          </table:table-cell>
          <table:table-cell office:value-type="float" office:value="1.47584287564243E+018" calcext:value-type="float">
            <text:p>1.47584287564243E+018</text:p>
          </table:table-cell>
          <table:table-cell/>
          <table:table-cell table:formula="of:= [.C187] - [.B187]" office:value-type="float" office:value="171670016" calcext:value-type="float">
            <text:p>1716700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584287567075E+018" calcext:value-type="float">
            <text:p>1.47584287567075E+018</text:p>
          </table:table-cell>
          <table:table-cell office:value-type="float" office:value="1.47584287584349E+018" calcext:value-type="float">
            <text:p>1.47584287584349E+018</text:p>
          </table:table-cell>
          <table:table-cell/>
          <table:table-cell table:formula="of:= [.C188] - [.B188]" office:value-type="float" office:value="172740096" calcext:value-type="float">
            <text:p>1727400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584287587076E+018" calcext:value-type="float">
            <text:p>1.47584287587076E+018</text:p>
          </table:table-cell>
          <table:table-cell office:value-type="float" office:value="1.47584287604429E+018" calcext:value-type="float">
            <text:p>1.47584287604429E+018</text:p>
          </table:table-cell>
          <table:table-cell/>
          <table:table-cell table:formula="of:= [.C189] - [.B189]" office:value-type="float" office:value="173530112" calcext:value-type="float">
            <text:p>1735301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584287607077E+018" calcext:value-type="float">
            <text:p>1.47584287607077E+018</text:p>
          </table:table-cell>
          <table:table-cell office:value-type="float" office:value="1.47584287624515E+018" calcext:value-type="float">
            <text:p>1.47584287624515E+018</text:p>
          </table:table-cell>
          <table:table-cell/>
          <table:table-cell table:formula="of:= [.C190] - [.B190]" office:value-type="float" office:value="174380032" calcext:value-type="float">
            <text:p>1743800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584287627077E+018" calcext:value-type="float">
            <text:p>1.47584287627077E+018</text:p>
          </table:table-cell>
          <table:table-cell office:value-type="float" office:value="1.47584287644606E+018" calcext:value-type="float">
            <text:p>1.47584287644606E+018</text:p>
          </table:table-cell>
          <table:table-cell/>
          <table:table-cell table:formula="of:= [.C191] - [.B191]" office:value-type="float" office:value="175290112" calcext:value-type="float">
            <text:p>1752901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584287647076E+018" calcext:value-type="float">
            <text:p>1.47584287647076E+018</text:p>
          </table:table-cell>
          <table:table-cell office:value-type="float" office:value="1.47584287664692E+018" calcext:value-type="float">
            <text:p>1.47584287664692E+018</text:p>
          </table:table-cell>
          <table:table-cell/>
          <table:table-cell table:formula="of:= [.C192] - [.B192]" office:value-type="float" office:value="176159744" calcext:value-type="float">
            <text:p>1761597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584287667075E+018" calcext:value-type="float">
            <text:p>1.47584287667075E+018</text:p>
          </table:table-cell>
          <table:table-cell office:value-type="float" office:value="1.47584287684789E+018" calcext:value-type="float">
            <text:p>1.47584287684789E+018</text:p>
          </table:table-cell>
          <table:table-cell/>
          <table:table-cell table:formula="of:= [.C193] - [.B193]" office:value-type="float" office:value="177139968" calcext:value-type="float">
            <text:p>1771399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584287687076E+018" calcext:value-type="float">
            <text:p>1.47584287687076E+018</text:p>
          </table:table-cell>
          <table:table-cell office:value-type="float" office:value="1.47584287704878E+018" calcext:value-type="float">
            <text:p>1.47584287704878E+018</text:p>
          </table:table-cell>
          <table:table-cell/>
          <table:table-cell table:formula="of:= [.C194] - [.B194]" office:value-type="float" office:value="178019840" calcext:value-type="float">
            <text:p>17801984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584287707076E+018" calcext:value-type="float">
            <text:p>1.47584287707076E+018</text:p>
          </table:table-cell>
          <table:table-cell office:value-type="float" office:value="1.47584287724964E+018" calcext:value-type="float">
            <text:p>1.47584287724964E+018</text:p>
          </table:table-cell>
          <table:table-cell/>
          <table:table-cell table:formula="of:= [.C195] - [.B195]" office:value-type="float" office:value="178879744" calcext:value-type="float">
            <text:p>1788797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584287727076E+018" calcext:value-type="float">
            <text:p>1.47584287727076E+018</text:p>
          </table:table-cell>
          <table:table-cell office:value-type="float" office:value="1.47584287745051E+018" calcext:value-type="float">
            <text:p>1.47584287745051E+018</text:p>
          </table:table-cell>
          <table:table-cell/>
          <table:table-cell table:formula="of:= [.C196] - [.B196]" office:value-type="float" office:value="179749888" calcext:value-type="float">
            <text:p>17974988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584287747076E+018" calcext:value-type="float">
            <text:p>1.47584287747076E+018</text:p>
          </table:table-cell>
          <table:table-cell office:value-type="float" office:value="1.47584287765137E+018" calcext:value-type="float">
            <text:p>1.47584287765137E+018</text:p>
          </table:table-cell>
          <table:table-cell/>
          <table:table-cell table:formula="of:= [.C197] - [.B197]" office:value-type="float" office:value="180610048" calcext:value-type="float">
            <text:p>1806100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584287767076E+018" calcext:value-type="float">
            <text:p>1.47584287767076E+018</text:p>
          </table:table-cell>
          <table:table-cell office:value-type="float" office:value="1.47584287785232E+018" calcext:value-type="float">
            <text:p>1.47584287785232E+018</text:p>
          </table:table-cell>
          <table:table-cell/>
          <table:table-cell table:formula="of:= [.C198] - [.B198]" office:value-type="float" office:value="181560064" calcext:value-type="float">
            <text:p>1815600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584287787076E+018" calcext:value-type="float">
            <text:p>1.47584287787076E+018</text:p>
          </table:table-cell>
          <table:table-cell office:value-type="float" office:value="1.47584287805334E+018" calcext:value-type="float">
            <text:p>1.47584287805334E+018</text:p>
          </table:table-cell>
          <table:table-cell/>
          <table:table-cell table:formula="of:= [.C199] - [.B199]" office:value-type="float" office:value="182579968" calcext:value-type="float">
            <text:p>1825799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584287807076E+018" calcext:value-type="float">
            <text:p>1.47584287807076E+018</text:p>
          </table:table-cell>
          <table:table-cell office:value-type="float" office:value="1.47584287825418E+018" calcext:value-type="float">
            <text:p>1.47584287825418E+018</text:p>
          </table:table-cell>
          <table:table-cell/>
          <table:table-cell table:formula="of:= [.C200] - [.B200]" office:value-type="float" office:value="183419904" calcext:value-type="float">
            <text:p>1834199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584287827076E+018" calcext:value-type="float">
            <text:p>1.47584287827076E+018</text:p>
          </table:table-cell>
          <table:table-cell office:value-type="float" office:value="1.47584287845497E+018" calcext:value-type="float">
            <text:p>1.47584287845497E+018</text:p>
          </table:table-cell>
          <table:table-cell/>
          <table:table-cell table:formula="of:= [.C201] - [.B201]" office:value-type="float" office:value="184209920" calcext:value-type="float">
            <text:p>18420992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584287847076E+018" calcext:value-type="float">
            <text:p>1.47584287847076E+018</text:p>
          </table:table-cell>
          <table:table-cell office:value-type="float" office:value="1.47584287865585E+018" calcext:value-type="float">
            <text:p>1.47584287865585E+018</text:p>
          </table:table-cell>
          <table:table-cell/>
          <table:table-cell table:formula="of:= [.C202] - [.B202]" office:value-type="float" office:value="185090048" calcext:value-type="float">
            <text:p>1850900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584287867076E+018" calcext:value-type="float">
            <text:p>1.47584287867076E+018</text:p>
          </table:table-cell>
          <table:table-cell office:value-type="float" office:value="1.47584287885681E+018" calcext:value-type="float">
            <text:p>1.47584287885681E+018</text:p>
          </table:table-cell>
          <table:table-cell/>
          <table:table-cell table:formula="of:= [.C203] - [.B203]" office:value-type="float" office:value="186050048" calcext:value-type="float">
            <text:p>1860500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584287887096E+018" calcext:value-type="float">
            <text:p>1.47584287887096E+018</text:p>
          </table:table-cell>
          <table:table-cell office:value-type="float" office:value="1.47584287905772E+018" calcext:value-type="float">
            <text:p>1.47584287905772E+018</text:p>
          </table:table-cell>
          <table:table-cell/>
          <table:table-cell table:formula="of:= [.C204] - [.B204]" office:value-type="float" office:value="186759936" calcext:value-type="float">
            <text:p>1867599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584287907076E+018" calcext:value-type="float">
            <text:p>1.47584287907076E+018</text:p>
          </table:table-cell>
          <table:table-cell office:value-type="float" office:value="1.47584287925856E+018" calcext:value-type="float">
            <text:p>1.47584287925856E+018</text:p>
          </table:table-cell>
          <table:table-cell/>
          <table:table-cell table:formula="of:= [.C205] - [.B205]" office:value-type="float" office:value="187800064" calcext:value-type="float">
            <text:p>1878000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584287927076E+018" calcext:value-type="float">
            <text:p>1.47584287927076E+018</text:p>
          </table:table-cell>
          <table:table-cell office:value-type="float" office:value="1.47584287945944E+018" calcext:value-type="float">
            <text:p>1.47584287945944E+018</text:p>
          </table:table-cell>
          <table:table-cell/>
          <table:table-cell table:formula="of:= [.C206] - [.B206]" office:value-type="float" office:value="188679936" calcext:value-type="float">
            <text:p>18867993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584287947075E+018" calcext:value-type="float">
            <text:p>1.47584287947075E+018</text:p>
          </table:table-cell>
          <table:table-cell office:value-type="float" office:value="1.47584287966032E+018" calcext:value-type="float">
            <text:p>1.47584287966032E+018</text:p>
          </table:table-cell>
          <table:table-cell/>
          <table:table-cell table:formula="of:= [.C207] - [.B207]" office:value-type="float" office:value="189569792" calcext:value-type="float">
            <text:p>18956979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584287967075E+018" calcext:value-type="float">
            <text:p>1.47584287967075E+018</text:p>
          </table:table-cell>
          <table:table-cell office:value-type="float" office:value="1.47584287986126E+018" calcext:value-type="float">
            <text:p>1.47584287986126E+018</text:p>
          </table:table-cell>
          <table:table-cell/>
          <table:table-cell table:formula="of:= [.C208] - [.B208]" office:value-type="float" office:value="190509824" calcext:value-type="float">
            <text:p>1905098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584287987076E+018" calcext:value-type="float">
            <text:p>1.47584287987076E+018</text:p>
          </table:table-cell>
          <table:table-cell office:value-type="float" office:value="1.47584288006215E+018" calcext:value-type="float">
            <text:p>1.47584288006215E+018</text:p>
          </table:table-cell>
          <table:table-cell/>
          <table:table-cell table:formula="of:= [.C209] - [.B209]" office:value-type="float" office:value="191389952" calcext:value-type="float">
            <text:p>19138995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584288007076E+018" calcext:value-type="float">
            <text:p>1.47584288007076E+018</text:p>
          </table:table-cell>
          <table:table-cell office:value-type="float" office:value="1.47584288026312E+018" calcext:value-type="float">
            <text:p>1.47584288026312E+018</text:p>
          </table:table-cell>
          <table:table-cell/>
          <table:table-cell table:formula="of:= [.C210] - [.B210]" office:value-type="float" office:value="192360192" calcext:value-type="float">
            <text:p>1923601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584288027076E+018" calcext:value-type="float">
            <text:p>1.47584288027076E+018</text:p>
          </table:table-cell>
          <table:table-cell office:value-type="float" office:value="1.47584288046392E+018" calcext:value-type="float">
            <text:p>1.47584288046392E+018</text:p>
          </table:table-cell>
          <table:table-cell/>
          <table:table-cell table:formula="of:= [.C211] - [.B211]" office:value-type="float" office:value="193160192" calcext:value-type="float">
            <text:p>1931601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584288047075E+018" calcext:value-type="float">
            <text:p>1.47584288047075E+018</text:p>
          </table:table-cell>
          <table:table-cell office:value-type="float" office:value="1.47584288066478E+018" calcext:value-type="float">
            <text:p>1.47584288066478E+018</text:p>
          </table:table-cell>
          <table:table-cell/>
          <table:table-cell table:formula="of:= [.C212] - [.B212]" office:value-type="float" office:value="194029824" calcext:value-type="float">
            <text:p>1940298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584288067075E+018" calcext:value-type="float">
            <text:p>1.47584288067075E+018</text:p>
          </table:table-cell>
          <table:table-cell office:value-type="float" office:value="1.47584288086575E+018" calcext:value-type="float">
            <text:p>1.47584288086575E+018</text:p>
          </table:table-cell>
          <table:table-cell/>
          <table:table-cell table:formula="of:= [.C213] - [.B213]" office:value-type="float" office:value="195000064" calcext:value-type="float">
            <text:p>19500006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584288087076E+018" calcext:value-type="float">
            <text:p>1.47584288087076E+018</text:p>
          </table:table-cell>
          <table:table-cell office:value-type="float" office:value="1.47584288106676E+018" calcext:value-type="float">
            <text:p>1.47584288106676E+018</text:p>
          </table:table-cell>
          <table:table-cell/>
          <table:table-cell table:formula="of:= [.C214] - [.B214]" office:value-type="float" office:value="196000256" calcext:value-type="float">
            <text:p>1960002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584288107079E+018" calcext:value-type="float">
            <text:p>1.47584288107079E+018</text:p>
          </table:table-cell>
          <table:table-cell office:value-type="float" office:value="1.47584288126751E+018" calcext:value-type="float">
            <text:p>1.47584288126751E+018</text:p>
          </table:table-cell>
          <table:table-cell/>
          <table:table-cell table:formula="of:= [.C215] - [.B215]" office:value-type="float" office:value="196720128" calcext:value-type="float">
            <text:p>1967201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584288127077E+018" calcext:value-type="float">
            <text:p>1.47584288127077E+018</text:p>
          </table:table-cell>
          <table:table-cell office:value-type="float" office:value="1.4758428814684E+018" calcext:value-type="float">
            <text:p>1.4758428814684E+018</text:p>
          </table:table-cell>
          <table:table-cell/>
          <table:table-cell table:formula="of:= [.C216] - [.B216]" office:value-type="float" office:value="197630208" calcext:value-type="float">
            <text:p>1976302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584288147076E+018" calcext:value-type="float">
            <text:p>1.47584288147076E+018</text:p>
          </table:table-cell>
          <table:table-cell office:value-type="float" office:value="1.47584288166926E+018" calcext:value-type="float">
            <text:p>1.47584288166926E+018</text:p>
          </table:table-cell>
          <table:table-cell/>
          <table:table-cell table:formula="of:= [.C217] - [.B217]" office:value-type="float" office:value="198500096" calcext:value-type="float">
            <text:p>19850009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584288167076E+018" calcext:value-type="float">
            <text:p>1.47584288167076E+018</text:p>
          </table:table-cell>
          <table:table-cell office:value-type="float" office:value="1.4758428818703E+018" calcext:value-type="float">
            <text:p>1.4758428818703E+018</text:p>
          </table:table-cell>
          <table:table-cell/>
          <table:table-cell table:formula="of:= [.C218] - [.B218]" office:value-type="float" office:value="199539968" calcext:value-type="float">
            <text:p>1995399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584288187077E+018" calcext:value-type="float">
            <text:p>1.47584288187077E+018</text:p>
          </table:table-cell>
          <table:table-cell office:value-type="float" office:value="1.47584288207151E+018" calcext:value-type="float">
            <text:p>1.47584288207151E+018</text:p>
          </table:table-cell>
          <table:table-cell/>
          <table:table-cell table:formula="of:= [.C219] - [.B219]" office:value-type="float" office:value="200739840" calcext:value-type="float">
            <text:p>20073984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584288207076E+018" calcext:value-type="float">
            <text:p>1.47584288207076E+018</text:p>
          </table:table-cell>
          <table:table-cell office:value-type="float" office:value="1.47584288227205E+018" calcext:value-type="float">
            <text:p>1.47584288227205E+018</text:p>
          </table:table-cell>
          <table:table-cell/>
          <table:table-cell table:formula="of:= [.C220] - [.B220]" office:value-type="float" office:value="201289728" calcext:value-type="float">
            <text:p>2012897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584288227075E+018" calcext:value-type="float">
            <text:p>1.47584288227075E+018</text:p>
          </table:table-cell>
          <table:table-cell office:value-type="float" office:value="1.47584288247322E+018" calcext:value-type="float">
            <text:p>1.47584288247322E+018</text:p>
          </table:table-cell>
          <table:table-cell/>
          <table:table-cell table:formula="of:= [.C221] - [.B221]" office:value-type="float" office:value="202469888" calcext:value-type="float">
            <text:p>20246988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584288247075E+018" calcext:value-type="float">
            <text:p>1.47584288247075E+018</text:p>
          </table:table-cell>
          <table:table-cell office:value-type="float" office:value="1.47584288267369E+018" calcext:value-type="float">
            <text:p>1.47584288267369E+018</text:p>
          </table:table-cell>
          <table:table-cell/>
          <table:table-cell table:formula="of:= [.C222] - [.B222]" office:value-type="float" office:value="202940160" calcext:value-type="float">
            <text:p>2029401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584288267075E+018" calcext:value-type="float">
            <text:p>1.47584288267075E+018</text:p>
          </table:table-cell>
          <table:table-cell office:value-type="float" office:value="1.47584288287476E+018" calcext:value-type="float">
            <text:p>1.47584288287476E+018</text:p>
          </table:table-cell>
          <table:table-cell/>
          <table:table-cell table:formula="of:= [.C223] - [.B223]" office:value-type="float" office:value="204010240" calcext:value-type="float">
            <text:p>20401024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584288287077E+018" calcext:value-type="float">
            <text:p>1.47584288287077E+018</text:p>
          </table:table-cell>
          <table:table-cell office:value-type="float" office:value="1.4758428830754E+018" calcext:value-type="float">
            <text:p>1.4758428830754E+018</text:p>
          </table:table-cell>
          <table:table-cell/>
          <table:table-cell table:formula="of:= [.C224] - [.B224]" office:value-type="float" office:value="204630016" calcext:value-type="float">
            <text:p>204630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584288307077E+018" calcext:value-type="float">
            <text:p>1.47584288307077E+018</text:p>
          </table:table-cell>
          <table:table-cell office:value-type="float" office:value="1.47584288327643E+018" calcext:value-type="float">
            <text:p>1.47584288327643E+018</text:p>
          </table:table-cell>
          <table:table-cell/>
          <table:table-cell table:formula="of:= [.C225] - [.B225]" office:value-type="float" office:value="205659904" calcext:value-type="float">
            <text:p>2056599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584288327076E+018" calcext:value-type="float">
            <text:p>1.47584288327076E+018</text:p>
          </table:table-cell>
          <table:table-cell office:value-type="float" office:value="1.4758428834771E+018" calcext:value-type="float">
            <text:p>1.4758428834771E+018</text:p>
          </table:table-cell>
          <table:table-cell/>
          <table:table-cell table:formula="of:= [.C226] - [.B226]" office:value-type="float" office:value="206340096" calcext:value-type="float">
            <text:p>20634009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584288347075E+018" calcext:value-type="float">
            <text:p>1.47584288347075E+018</text:p>
          </table:table-cell>
          <table:table-cell office:value-type="float" office:value="1.4758428836781E+018" calcext:value-type="float">
            <text:p>1.4758428836781E+018</text:p>
          </table:table-cell>
          <table:table-cell/>
          <table:table-cell table:formula="of:= [.C227] - [.B227]" office:value-type="float" office:value="207350272" calcext:value-type="float">
            <text:p>20735027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584288367075E+018" calcext:value-type="float">
            <text:p>1.47584288367075E+018</text:p>
          </table:table-cell>
          <table:table-cell office:value-type="float" office:value="1.4758428838788E+018" calcext:value-type="float">
            <text:p>1.4758428838788E+018</text:p>
          </table:table-cell>
          <table:table-cell/>
          <table:table-cell table:formula="of:= [.C228] - [.B228]" office:value-type="float" office:value="208050176" calcext:value-type="float">
            <text:p>2080501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584288387076E+018" calcext:value-type="float">
            <text:p>1.47584288387076E+018</text:p>
          </table:table-cell>
          <table:table-cell office:value-type="float" office:value="1.47584288407979E+018" calcext:value-type="float">
            <text:p>1.47584288407979E+018</text:p>
          </table:table-cell>
          <table:table-cell/>
          <table:table-cell table:formula="of:= [.C229] - [.B229]" office:value-type="float" office:value="209029888" calcext:value-type="float">
            <text:p>20902988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584288407077E+018" calcext:value-type="float">
            <text:p>1.47584288407077E+018</text:p>
          </table:table-cell>
          <table:table-cell office:value-type="float" office:value="1.47584288428046E+018" calcext:value-type="float">
            <text:p>1.47584288428046E+018</text:p>
          </table:table-cell>
          <table:table-cell/>
          <table:table-cell table:formula="of:= [.C230] - [.B230]" office:value-type="float" office:value="209690112" calcext:value-type="float">
            <text:p>2096901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584288427076E+018" calcext:value-type="float">
            <text:p>1.47584288427076E+018</text:p>
          </table:table-cell>
          <table:table-cell office:value-type="float" office:value="1.47584288448147E+018" calcext:value-type="float">
            <text:p>1.47584288448147E+018</text:p>
          </table:table-cell>
          <table:table-cell/>
          <table:table-cell table:formula="of:= [.C231] - [.B231]" office:value-type="float" office:value="210710016" calcext:value-type="float">
            <text:p>2107100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584288447076E+018" calcext:value-type="float">
            <text:p>1.47584288447076E+018</text:p>
          </table:table-cell>
          <table:table-cell office:value-type="float" office:value="1.47584288468214E+018" calcext:value-type="float">
            <text:p>1.47584288468214E+018</text:p>
          </table:table-cell>
          <table:table-cell/>
          <table:table-cell table:formula="of:= [.C232] - [.B232]" office:value-type="float" office:value="211380224" calcext:value-type="float">
            <text:p>21138022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584288467075E+018" calcext:value-type="float">
            <text:p>1.47584288467075E+018</text:p>
          </table:table-cell>
          <table:table-cell office:value-type="float" office:value="1.47584288488327E+018" calcext:value-type="float">
            <text:p>1.47584288488327E+018</text:p>
          </table:table-cell>
          <table:table-cell/>
          <table:table-cell table:formula="of:= [.C233] - [.B233]" office:value-type="float" office:value="212519680" calcext:value-type="float">
            <text:p>21251968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584288487077E+018" calcext:value-type="float">
            <text:p>1.47584288487077E+018</text:p>
          </table:table-cell>
          <table:table-cell office:value-type="float" office:value="1.47584288508383E+018" calcext:value-type="float">
            <text:p>1.47584288508383E+018</text:p>
          </table:table-cell>
          <table:table-cell/>
          <table:table-cell table:formula="of:= [.C234] - [.B234]" office:value-type="float" office:value="213059584" calcext:value-type="float">
            <text:p>21305958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584288507076E+018" calcext:value-type="float">
            <text:p>1.47584288507076E+018</text:p>
          </table:table-cell>
          <table:table-cell office:value-type="float" office:value="1.47584288528487E+018" calcext:value-type="float">
            <text:p>1.47584288528487E+018</text:p>
          </table:table-cell>
          <table:table-cell/>
          <table:table-cell table:formula="of:= [.C235] - [.B235]" office:value-type="float" office:value="214109952" calcext:value-type="float">
            <text:p>2141099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584288527076E+018" calcext:value-type="float">
            <text:p>1.47584288527076E+018</text:p>
          </table:table-cell>
          <table:table-cell office:value-type="float" office:value="1.4758428854855E+018" calcext:value-type="float">
            <text:p>1.4758428854855E+018</text:p>
          </table:table-cell>
          <table:table-cell/>
          <table:table-cell table:formula="of:= [.C236] - [.B236]" office:value-type="float" office:value="214740224" calcext:value-type="float">
            <text:p>2147402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584288547076E+018" calcext:value-type="float">
            <text:p>1.47584288547076E+018</text:p>
          </table:table-cell>
          <table:table-cell office:value-type="float" office:value="1.47584288568655E+018" calcext:value-type="float">
            <text:p>1.47584288568655E+018</text:p>
          </table:table-cell>
          <table:table-cell/>
          <table:table-cell table:formula="of:= [.C237] - [.B237]" office:value-type="float" office:value="215790080" calcext:value-type="float">
            <text:p>21579008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584288567076E+018" calcext:value-type="float">
            <text:p>1.47584288567076E+018</text:p>
          </table:table-cell>
          <table:table-cell office:value-type="float" office:value="1.47584288588728E+018" calcext:value-type="float">
            <text:p>1.47584288588728E+018</text:p>
          </table:table-cell>
          <table:table-cell/>
          <table:table-cell table:formula="of:= [.C238] - [.B238]" office:value-type="float" office:value="216520192" calcext:value-type="float">
            <text:p>2165201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584288587076E+018" calcext:value-type="float">
            <text:p>1.47584288587076E+018</text:p>
          </table:table-cell>
          <table:table-cell office:value-type="float" office:value="1.47584288608828E+018" calcext:value-type="float">
            <text:p>1.47584288608828E+018</text:p>
          </table:table-cell>
          <table:table-cell/>
          <table:table-cell table:formula="of:= [.C239] - [.B239]" office:value-type="float" office:value="217520128" calcext:value-type="float">
            <text:p>2175201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584288607079E+018" calcext:value-type="float">
            <text:p>1.47584288607079E+018</text:p>
          </table:table-cell>
          <table:table-cell office:value-type="float" office:value="1.475842886289E+018" calcext:value-type="float">
            <text:p>1.475842886289E+018</text:p>
          </table:table-cell>
          <table:table-cell/>
          <table:table-cell table:formula="of:= [.C240] - [.B240]" office:value-type="float" office:value="218210304" calcext:value-type="float">
            <text:p>21821030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584288627077E+018" calcext:value-type="float">
            <text:p>1.47584288627077E+018</text:p>
          </table:table-cell>
          <table:table-cell office:value-type="float" office:value="1.47584288648999E+018" calcext:value-type="float">
            <text:p>1.47584288648999E+018</text:p>
          </table:table-cell>
          <table:table-cell/>
          <table:table-cell table:formula="of:= [.C241] - [.B241]" office:value-type="float" office:value="219219968" calcext:value-type="float">
            <text:p>21921996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584288647076E+018" calcext:value-type="float">
            <text:p>1.47584288647076E+018</text:p>
          </table:table-cell>
          <table:table-cell office:value-type="float" office:value="1.47584288669077E+018" calcext:value-type="float">
            <text:p>1.47584288669077E+018</text:p>
          </table:table-cell>
          <table:table-cell/>
          <table:table-cell table:formula="of:= [.C242] - [.B242]" office:value-type="float" office:value="220009984" calcext:value-type="float">
            <text:p>22000998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584288667075E+018" calcext:value-type="float">
            <text:p>1.47584288667075E+018</text:p>
          </table:table-cell>
          <table:table-cell office:value-type="float" office:value="1.47584288689184E+018" calcext:value-type="float">
            <text:p>1.47584288689184E+018</text:p>
          </table:table-cell>
          <table:table-cell/>
          <table:table-cell table:formula="of:= [.C243] - [.B243]" office:value-type="float" office:value="221090048" calcext:value-type="float">
            <text:p>22109004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584288687077E+018" calcext:value-type="float">
            <text:p>1.47584288687077E+018</text:p>
          </table:table-cell>
          <table:table-cell office:value-type="float" office:value="1.47584288709246E+018" calcext:value-type="float">
            <text:p>1.47584288709246E+018</text:p>
          </table:table-cell>
          <table:table-cell/>
          <table:table-cell table:formula="of:= [.C244] - [.B244]" office:value-type="float" office:value="221690112" calcext:value-type="float">
            <text:p>2216901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584288707077E+018" calcext:value-type="float">
            <text:p>1.47584288707077E+018</text:p>
          </table:table-cell>
          <table:table-cell office:value-type="float" office:value="1.47584288729356E+018" calcext:value-type="float">
            <text:p>1.47584288729356E+018</text:p>
          </table:table-cell>
          <table:table-cell/>
          <table:table-cell table:formula="of:= [.C245] - [.B245]" office:value-type="float" office:value="222789888" calcext:value-type="float">
            <text:p>2227898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584288727077E+018" calcext:value-type="float">
            <text:p>1.47584288727077E+018</text:p>
          </table:table-cell>
          <table:table-cell office:value-type="float" office:value="1.47584288749421E+018" calcext:value-type="float">
            <text:p>1.47584288749421E+018</text:p>
          </table:table-cell>
          <table:table-cell/>
          <table:table-cell table:formula="of:= [.C246] - [.B246]" office:value-type="float" office:value="223439872" calcext:value-type="float">
            <text:p>22343987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584288747075E+018" calcext:value-type="float">
            <text:p>1.47584288747075E+018</text:p>
          </table:table-cell>
          <table:table-cell office:value-type="float" office:value="1.47584288769527E+018" calcext:value-type="float">
            <text:p>1.47584288769527E+018</text:p>
          </table:table-cell>
          <table:table-cell/>
          <table:table-cell table:formula="of:= [.C247] - [.B247]" office:value-type="float" office:value="224520192" calcext:value-type="float">
            <text:p>22452019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584288767075E+018" calcext:value-type="float">
            <text:p>1.47584288767075E+018</text:p>
          </table:table-cell>
          <table:table-cell office:value-type="float" office:value="1.4758428878959E+018" calcext:value-type="float">
            <text:p>1.4758428878959E+018</text:p>
          </table:table-cell>
          <table:table-cell/>
          <table:table-cell table:formula="of:= [.C248] - [.B248]" office:value-type="float" office:value="225149952" calcext:value-type="float">
            <text:p>22514995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584288787077E+018" calcext:value-type="float">
            <text:p>1.47584288787077E+018</text:p>
          </table:table-cell>
          <table:table-cell office:value-type="float" office:value="1.4758428880969E+018" calcext:value-type="float">
            <text:p>1.4758428880969E+018</text:p>
          </table:table-cell>
          <table:table-cell/>
          <table:table-cell table:formula="of:= [.C249] - [.B249]" office:value-type="float" office:value="226130176" calcext:value-type="float">
            <text:p>2261301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584288807077E+018" calcext:value-type="float">
            <text:p>1.47584288807077E+018</text:p>
          </table:table-cell>
          <table:table-cell office:value-type="float" office:value="1.47584288829761E+018" calcext:value-type="float">
            <text:p>1.47584288829761E+018</text:p>
          </table:table-cell>
          <table:table-cell/>
          <table:table-cell table:formula="of:= [.C250] - [.B250]" office:value-type="float" office:value="226840064" calcext:value-type="float">
            <text:p>2268400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584288827076E+018" calcext:value-type="float">
            <text:p>1.47584288827076E+018</text:p>
          </table:table-cell>
          <table:table-cell office:value-type="float" office:value="1.47584288849861E+018" calcext:value-type="float">
            <text:p>1.47584288849861E+018</text:p>
          </table:table-cell>
          <table:table-cell/>
          <table:table-cell table:formula="of:= [.C251] - [.B251]" office:value-type="float" office:value="227849984" calcext:value-type="float">
            <text:p>2278499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584288847076E+018" calcext:value-type="float">
            <text:p>1.47584288847076E+018</text:p>
          </table:table-cell>
          <table:table-cell office:value-type="float" office:value="1.47584288869926E+018" calcext:value-type="float">
            <text:p>1.47584288869926E+018</text:p>
          </table:table-cell>
          <table:table-cell/>
          <table:table-cell table:formula="of:= [.C252] - [.B252]" office:value-type="float" office:value="228500224" calcext:value-type="float">
            <text:p>22850022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584288867075E+018" calcext:value-type="float">
            <text:p>1.47584288867075E+018</text:p>
          </table:table-cell>
          <table:table-cell office:value-type="float" office:value="1.47584288890027E+018" calcext:value-type="float">
            <text:p>1.47584288890027E+018</text:p>
          </table:table-cell>
          <table:table-cell/>
          <table:table-cell table:formula="of:= [.C253] - [.B253]" office:value-type="float" office:value="229519872" calcext:value-type="float">
            <text:p>2295198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584288887077E+018" calcext:value-type="float">
            <text:p>1.47584288887077E+018</text:p>
          </table:table-cell>
          <table:table-cell office:value-type="float" office:value="1.47584288910096E+018" calcext:value-type="float">
            <text:p>1.47584288910096E+018</text:p>
          </table:table-cell>
          <table:table-cell/>
          <table:table-cell table:formula="of:= [.C254] - [.B254]" office:value-type="float" office:value="230190080" calcext:value-type="float">
            <text:p>23019008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584288907076E+018" calcext:value-type="float">
            <text:p>1.47584288907076E+018</text:p>
          </table:table-cell>
          <table:table-cell office:value-type="float" office:value="1.47584288930195E+018" calcext:value-type="float">
            <text:p>1.47584288930195E+018</text:p>
          </table:table-cell>
          <table:table-cell/>
          <table:table-cell table:formula="of:= [.C255] - [.B255]" office:value-type="float" office:value="231190016" calcext:value-type="float">
            <text:p>2311900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584288927076E+018" calcext:value-type="float">
            <text:p>1.47584288927076E+018</text:p>
          </table:table-cell>
          <table:table-cell office:value-type="float" office:value="1.47584288950259E+018" calcext:value-type="float">
            <text:p>1.47584288950259E+018</text:p>
          </table:table-cell>
          <table:table-cell/>
          <table:table-cell table:formula="of:= [.C256] - [.B256]" office:value-type="float" office:value="231830016" calcext:value-type="float">
            <text:p>2318300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584288947075E+018" calcext:value-type="float">
            <text:p>1.47584288947075E+018</text:p>
          </table:table-cell>
          <table:table-cell office:value-type="float" office:value="1.4758428897038E+018" calcext:value-type="float">
            <text:p>1.4758428897038E+018</text:p>
          </table:table-cell>
          <table:table-cell/>
          <table:table-cell table:formula="of:= [.C257] - [.B257]" office:value-type="float" office:value="233050112" calcext:value-type="float">
            <text:p>2330501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584288967075E+018" calcext:value-type="float">
            <text:p>1.47584288967075E+018</text:p>
          </table:table-cell>
          <table:table-cell office:value-type="float" office:value="1.47584288990463E+018" calcext:value-type="float">
            <text:p>1.47584288990463E+018</text:p>
          </table:table-cell>
          <table:table-cell/>
          <table:table-cell table:formula="of:= [.C258] - [.B258]" office:value-type="float" office:value="233880064" calcext:value-type="float">
            <text:p>23388006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584288987076E+018" calcext:value-type="float">
            <text:p>1.47584288987076E+018</text:p>
          </table:table-cell>
          <table:table-cell office:value-type="float" office:value="1.47584289010554E+018" calcext:value-type="float">
            <text:p>1.47584289010554E+018</text:p>
          </table:table-cell>
          <table:table-cell/>
          <table:table-cell table:formula="of:= [.C259] - [.B259]" office:value-type="float" office:value="234779904" calcext:value-type="float">
            <text:p>2347799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584289007077E+018" calcext:value-type="float">
            <text:p>1.47584289007077E+018</text:p>
          </table:table-cell>
          <table:table-cell office:value-type="float" office:value="1.47584289030619E+018" calcext:value-type="float">
            <text:p>1.47584289030619E+018</text:p>
          </table:table-cell>
          <table:table-cell/>
          <table:table-cell table:formula="of:= [.C260] - [.B260]" office:value-type="float" office:value="235419904" calcext:value-type="float">
            <text:p>2354199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584289027076E+018" calcext:value-type="float">
            <text:p>1.47584289027076E+018</text:p>
          </table:table-cell>
          <table:table-cell office:value-type="float" office:value="1.47584289050722E+018" calcext:value-type="float">
            <text:p>1.47584289050722E+018</text:p>
          </table:table-cell>
          <table:table-cell/>
          <table:table-cell table:formula="of:= [.C261] - [.B261]" office:value-type="float" office:value="236460032" calcext:value-type="float">
            <text:p>23646003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584289047076E+018" calcext:value-type="float">
            <text:p>1.47584289047076E+018</text:p>
          </table:table-cell>
          <table:table-cell office:value-type="float" office:value="1.47584289070783E+018" calcext:value-type="float">
            <text:p>1.47584289070783E+018</text:p>
          </table:table-cell>
          <table:table-cell/>
          <table:table-cell table:formula="of:= [.C262] - [.B262]" office:value-type="float" office:value="237070080" calcext:value-type="float">
            <text:p>23707008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584289067075E+018" calcext:value-type="float">
            <text:p>1.47584289067075E+018</text:p>
          </table:table-cell>
          <table:table-cell office:value-type="float" office:value="1.47584289090885E+018" calcext:value-type="float">
            <text:p>1.47584289090885E+018</text:p>
          </table:table-cell>
          <table:table-cell/>
          <table:table-cell table:formula="of:= [.C263] - [.B263]" office:value-type="float" office:value="238099968" calcext:value-type="float">
            <text:p>23809996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58428908708E+018" calcext:value-type="float">
            <text:p>1.4758428908708E+018</text:p>
          </table:table-cell>
          <table:table-cell office:value-type="float" office:value="1.47584289110947E+018" calcext:value-type="float">
            <text:p>1.47584289110947E+018</text:p>
          </table:table-cell>
          <table:table-cell/>
          <table:table-cell table:formula="of:= [.C264] - [.B264]" office:value-type="float" office:value="238670080" calcext:value-type="float">
            <text:p>23867008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584289107078E+018" calcext:value-type="float">
            <text:p>1.47584289107078E+018</text:p>
          </table:table-cell>
          <table:table-cell office:value-type="float" office:value="1.47584289131048E+018" calcext:value-type="float">
            <text:p>1.47584289131048E+018</text:p>
          </table:table-cell>
          <table:table-cell/>
          <table:table-cell table:formula="of:= [.C265] - [.B265]" office:value-type="float" office:value="239699968" calcext:value-type="float">
            <text:p>2396999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584289127076E+018" calcext:value-type="float">
            <text:p>1.47584289127076E+018</text:p>
          </table:table-cell>
          <table:table-cell office:value-type="float" office:value="1.47584289151113E+018" calcext:value-type="float">
            <text:p>1.47584289151113E+018</text:p>
          </table:table-cell>
          <table:table-cell/>
          <table:table-cell table:formula="of:= [.C266] - [.B266]" office:value-type="float" office:value="240369920" calcext:value-type="float">
            <text:p>24036992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584289147075E+018" calcext:value-type="float">
            <text:p>1.47584289147075E+018</text:p>
          </table:table-cell>
          <table:table-cell office:value-type="float" office:value="1.47584289171212E+018" calcext:value-type="float">
            <text:p>1.47584289171212E+018</text:p>
          </table:table-cell>
          <table:table-cell/>
          <table:table-cell table:formula="of:= [.C267] - [.B267]" office:value-type="float" office:value="241370112" calcext:value-type="float">
            <text:p>2413701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584289167075E+018" calcext:value-type="float">
            <text:p>1.47584289167075E+018</text:p>
          </table:table-cell>
          <table:table-cell office:value-type="float" office:value="1.47584289191278E+018" calcext:value-type="float">
            <text:p>1.47584289191278E+018</text:p>
          </table:table-cell>
          <table:table-cell/>
          <table:table-cell table:formula="of:= [.C268] - [.B268]" office:value-type="float" office:value="242030080" calcext:value-type="float">
            <text:p>24203008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584289187077E+018" calcext:value-type="float">
            <text:p>1.47584289187077E+018</text:p>
          </table:table-cell>
          <table:table-cell office:value-type="float" office:value="1.47584289211385E+018" calcext:value-type="float">
            <text:p>1.47584289211385E+018</text:p>
          </table:table-cell>
          <table:table-cell/>
          <table:table-cell table:formula="of:= [.C269] - [.B269]" office:value-type="float" office:value="243080192" calcext:value-type="float">
            <text:p>24308019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584289207076E+018" calcext:value-type="float">
            <text:p>1.47584289207076E+018</text:p>
          </table:table-cell>
          <table:table-cell office:value-type="float" office:value="1.47584289231452E+018" calcext:value-type="float">
            <text:p>1.47584289231452E+018</text:p>
          </table:table-cell>
          <table:table-cell/>
          <table:table-cell table:formula="of:= [.C270] - [.B270]" office:value-type="float" office:value="243759872" calcext:value-type="float">
            <text:p>24375987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584289227076E+018" calcext:value-type="float">
            <text:p>1.47584289227076E+018</text:p>
          </table:table-cell>
          <table:table-cell office:value-type="float" office:value="1.47584289251555E+018" calcext:value-type="float">
            <text:p>1.47584289251555E+018</text:p>
          </table:table-cell>
          <table:table-cell/>
          <table:table-cell table:formula="of:= [.C271] - [.B271]" office:value-type="float" office:value="244790016" calcext:value-type="float">
            <text:p>2447900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584289247076E+018" calcext:value-type="float">
            <text:p>1.47584289247076E+018</text:p>
          </table:table-cell>
          <table:table-cell office:value-type="float" office:value="1.47584289271617E+018" calcext:value-type="float">
            <text:p>1.47584289271617E+018</text:p>
          </table:table-cell>
          <table:table-cell/>
          <table:table-cell table:formula="of:= [.C272] - [.B272]" office:value-type="float" office:value="245410048" calcext:value-type="float">
            <text:p>24541004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584289267075E+018" calcext:value-type="float">
            <text:p>1.47584289267075E+018</text:p>
          </table:table-cell>
          <table:table-cell office:value-type="float" office:value="1.47584289291718E+018" calcext:value-type="float">
            <text:p>1.47584289291718E+018</text:p>
          </table:table-cell>
          <table:table-cell/>
          <table:table-cell table:formula="of:= [.C273] - [.B273]" office:value-type="float" office:value="246430208" calcext:value-type="float">
            <text:p>24643020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584289287076E+018" calcext:value-type="float">
            <text:p>1.47584289287076E+018</text:p>
          </table:table-cell>
          <table:table-cell office:value-type="float" office:value="1.47584289311781E+018" calcext:value-type="float">
            <text:p>1.47584289311781E+018</text:p>
          </table:table-cell>
          <table:table-cell/>
          <table:table-cell table:formula="of:= [.C274] - [.B274]" office:value-type="float" office:value="247049728" calcext:value-type="float">
            <text:p>24704972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584289307076E+018" calcext:value-type="float">
            <text:p>1.47584289307076E+018</text:p>
          </table:table-cell>
          <table:table-cell office:value-type="float" office:value="1.47584289331884E+018" calcext:value-type="float">
            <text:p>1.47584289331884E+018</text:p>
          </table:table-cell>
          <table:table-cell/>
          <table:table-cell table:formula="of:= [.C275] - [.B275]" office:value-type="float" office:value="248079616" calcext:value-type="float">
            <text:p>2480796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584289327076E+018" calcext:value-type="float">
            <text:p>1.47584289327076E+018</text:p>
          </table:table-cell>
          <table:table-cell office:value-type="float" office:value="1.4758428935195E+018" calcext:value-type="float">
            <text:p>1.4758428935195E+018</text:p>
          </table:table-cell>
          <table:table-cell/>
          <table:table-cell table:formula="of:= [.C276] - [.B276]" office:value-type="float" office:value="248739840" calcext:value-type="float">
            <text:p>24873984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584289347076E+018" calcext:value-type="float">
            <text:p>1.47584289347076E+018</text:p>
          </table:table-cell>
          <table:table-cell office:value-type="float" office:value="1.47584289372052E+018" calcext:value-type="float">
            <text:p>1.47584289372052E+018</text:p>
          </table:table-cell>
          <table:table-cell/>
          <table:table-cell table:formula="of:= [.C277] - [.B277]" office:value-type="float" office:value="249760000" calcext:value-type="float">
            <text:p>249760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584289367076E+018" calcext:value-type="float">
            <text:p>1.47584289367076E+018</text:p>
          </table:table-cell>
          <table:table-cell office:value-type="float" office:value="1.47584289392115E+018" calcext:value-type="float">
            <text:p>1.47584289392115E+018</text:p>
          </table:table-cell>
          <table:table-cell/>
          <table:table-cell table:formula="of:= [.C278] - [.B278]" office:value-type="float" office:value="250390272" calcext:value-type="float">
            <text:p>25039027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584289387076E+018" calcext:value-type="float">
            <text:p>1.47584289387076E+018</text:p>
          </table:table-cell>
          <table:table-cell office:value-type="float" office:value="1.47584289412212E+018" calcext:value-type="float">
            <text:p>1.47584289412212E+018</text:p>
          </table:table-cell>
          <table:table-cell/>
          <table:table-cell table:formula="of:= [.C279] - [.B279]" office:value-type="float" office:value="251360000" calcext:value-type="float">
            <text:p>251360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584289407077E+018" calcext:value-type="float">
            <text:p>1.47584289407077E+018</text:p>
          </table:table-cell>
          <table:table-cell office:value-type="float" office:value="1.47584289432283E+018" calcext:value-type="float">
            <text:p>1.47584289432283E+018</text:p>
          </table:table-cell>
          <table:table-cell/>
          <table:table-cell table:formula="of:= [.C280] - [.B280]" office:value-type="float" office:value="252060160" calcext:value-type="float">
            <text:p>25206016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584289427076E+018" calcext:value-type="float">
            <text:p>1.47584289427076E+018</text:p>
          </table:table-cell>
          <table:table-cell office:value-type="float" office:value="1.47584289452384E+018" calcext:value-type="float">
            <text:p>1.47584289452384E+018</text:p>
          </table:table-cell>
          <table:table-cell/>
          <table:table-cell table:formula="of:= [.C281] - [.B281]" office:value-type="float" office:value="253080064" calcext:value-type="float">
            <text:p>2530800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584289447076E+018" calcext:value-type="float">
            <text:p>1.47584289447076E+018</text:p>
          </table:table-cell>
          <table:table-cell office:value-type="float" office:value="1.47584289472447E+018" calcext:value-type="float">
            <text:p>1.47584289472447E+018</text:p>
          </table:table-cell>
          <table:table-cell/>
          <table:table-cell table:formula="of:= [.C282] - [.B282]" office:value-type="float" office:value="253710080" calcext:value-type="float">
            <text:p>25371008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584289467075E+018" calcext:value-type="float">
            <text:p>1.47584289467075E+018</text:p>
          </table:table-cell>
          <table:table-cell office:value-type="float" office:value="1.4758428949255E+018" calcext:value-type="float">
            <text:p>1.4758428949255E+018</text:p>
          </table:table-cell>
          <table:table-cell/>
          <table:table-cell table:formula="of:= [.C283] - [.B283]" office:value-type="float" office:value="254749952" calcext:value-type="float">
            <text:p>25474995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584289487077E+018" calcext:value-type="float">
            <text:p>1.47584289487077E+018</text:p>
          </table:table-cell>
          <table:table-cell office:value-type="float" office:value="1.47584289512619E+018" calcext:value-type="float">
            <text:p>1.47584289512619E+018</text:p>
          </table:table-cell>
          <table:table-cell/>
          <table:table-cell table:formula="of:= [.C284] - [.B284]" office:value-type="float" office:value="255419904" calcext:value-type="float">
            <text:p>25541990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584289507077E+018" calcext:value-type="float">
            <text:p>1.47584289507077E+018</text:p>
          </table:table-cell>
          <table:table-cell office:value-type="float" office:value="1.47584289532714E+018" calcext:value-type="float">
            <text:p>1.47584289532714E+018</text:p>
          </table:table-cell>
          <table:table-cell/>
          <table:table-cell table:formula="of:= [.C285] - [.B285]" office:value-type="float" office:value="256370176" calcext:value-type="float">
            <text:p>25637017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584289527076E+018" calcext:value-type="float">
            <text:p>1.47584289527076E+018</text:p>
          </table:table-cell>
          <table:table-cell office:value-type="float" office:value="1.47584289552778E+018" calcext:value-type="float">
            <text:p>1.47584289552778E+018</text:p>
          </table:table-cell>
          <table:table-cell/>
          <table:table-cell table:formula="of:= [.C286] - [.B286]" office:value-type="float" office:value="257019904" calcext:value-type="float">
            <text:p>2570199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584289547076E+018" calcext:value-type="float">
            <text:p>1.47584289547076E+018</text:p>
          </table:table-cell>
          <table:table-cell office:value-type="float" office:value="1.47584289572896E+018" calcext:value-type="float">
            <text:p>1.47584289572896E+018</text:p>
          </table:table-cell>
          <table:table-cell/>
          <table:table-cell table:formula="of:= [.C287] - [.B287]" office:value-type="float" office:value="258200064" calcext:value-type="float">
            <text:p>25820006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584289567076E+018" calcext:value-type="float">
            <text:p>1.47584289567076E+018</text:p>
          </table:table-cell>
          <table:table-cell office:value-type="float" office:value="1.47584289592945E+018" calcext:value-type="float">
            <text:p>1.47584289592945E+018</text:p>
          </table:table-cell>
          <table:table-cell/>
          <table:table-cell table:formula="of:= [.C288] - [.B288]" office:value-type="float" office:value="258690048" calcext:value-type="float">
            <text:p>2586900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584289587078E+018" calcext:value-type="float">
            <text:p>1.47584289587078E+018</text:p>
          </table:table-cell>
          <table:table-cell office:value-type="float" office:value="1.47584289613044E+018" calcext:value-type="float">
            <text:p>1.47584289613044E+018</text:p>
          </table:table-cell>
          <table:table-cell/>
          <table:table-cell table:formula="of:= [.C289] - [.B289]" office:value-type="float" office:value="259660032" calcext:value-type="float">
            <text:p>25966003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584289607077E+018" calcext:value-type="float">
            <text:p>1.47584289607077E+018</text:p>
          </table:table-cell>
          <table:table-cell office:value-type="float" office:value="1.4758428963311E+018" calcext:value-type="float">
            <text:p>1.4758428963311E+018</text:p>
          </table:table-cell>
          <table:table-cell/>
          <table:table-cell table:formula="of:= [.C290] - [.B290]" office:value-type="float" office:value="260329984" calcext:value-type="float">
            <text:p>26032998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584289627077E+018" calcext:value-type="float">
            <text:p>1.47584289627077E+018</text:p>
          </table:table-cell>
          <table:table-cell office:value-type="float" office:value="1.47584289653209E+018" calcext:value-type="float">
            <text:p>1.47584289653209E+018</text:p>
          </table:table-cell>
          <table:table-cell/>
          <table:table-cell table:formula="of:= [.C291] - [.B291]" office:value-type="float" office:value="261320192" calcext:value-type="float">
            <text:p>26132019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584289647076E+018" calcext:value-type="float">
            <text:p>1.47584289647076E+018</text:p>
          </table:table-cell>
          <table:table-cell office:value-type="float" office:value="1.47584289673284E+018" calcext:value-type="float">
            <text:p>1.47584289673284E+018</text:p>
          </table:table-cell>
          <table:table-cell/>
          <table:table-cell table:formula="of:= [.C292] - [.B292]" office:value-type="float" office:value="262080256" calcext:value-type="float">
            <text:p>26208025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584289667075E+018" calcext:value-type="float">
            <text:p>1.47584289667075E+018</text:p>
          </table:table-cell>
          <table:table-cell office:value-type="float" office:value="1.47584289693382E+018" calcext:value-type="float">
            <text:p>1.47584289693382E+018</text:p>
          </table:table-cell>
          <table:table-cell/>
          <table:table-cell table:formula="of:= [.C293] - [.B293]" office:value-type="float" office:value="263069952" calcext:value-type="float">
            <text:p>26306995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584289687077E+018" calcext:value-type="float">
            <text:p>1.47584289687077E+018</text:p>
          </table:table-cell>
          <table:table-cell office:value-type="float" office:value="1.47584289713445E+018" calcext:value-type="float">
            <text:p>1.47584289713445E+018</text:p>
          </table:table-cell>
          <table:table-cell/>
          <table:table-cell table:formula="of:= [.C294] - [.B294]" office:value-type="float" office:value="263680000" calcext:value-type="float">
            <text:p>2636800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584289707076E+018" calcext:value-type="float">
            <text:p>1.47584289707076E+018</text:p>
          </table:table-cell>
          <table:table-cell office:value-type="float" office:value="1.47584289733548E+018" calcext:value-type="float">
            <text:p>1.47584289733548E+018</text:p>
          </table:table-cell>
          <table:table-cell/>
          <table:table-cell table:formula="of:= [.C295] - [.B295]" office:value-type="float" office:value="264720128" calcext:value-type="float">
            <text:p>2647201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584289727076E+018" calcext:value-type="float">
            <text:p>1.47584289727076E+018</text:p>
          </table:table-cell>
          <table:table-cell office:value-type="float" office:value="1.47584289753614E+018" calcext:value-type="float">
            <text:p>1.47584289753614E+018</text:p>
          </table:table-cell>
          <table:table-cell/>
          <table:table-cell table:formula="of:= [.C296] - [.B296]" office:value-type="float" office:value="265380096" calcext:value-type="float">
            <text:p>26538009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584289747076E+018" calcext:value-type="float">
            <text:p>1.47584289747076E+018</text:p>
          </table:table-cell>
          <table:table-cell office:value-type="float" office:value="1.47584289773725E+018" calcext:value-type="float">
            <text:p>1.47584289773725E+018</text:p>
          </table:table-cell>
          <table:table-cell/>
          <table:table-cell table:formula="of:= [.C297] - [.B297]" office:value-type="float" office:value="266490112" calcext:value-type="float">
            <text:p>2664901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584289767075E+018" calcext:value-type="float">
            <text:p>1.47584289767075E+018</text:p>
          </table:table-cell>
          <table:table-cell office:value-type="float" office:value="1.47584289793785E+018" calcext:value-type="float">
            <text:p>1.47584289793785E+018</text:p>
          </table:table-cell>
          <table:table-cell/>
          <table:table-cell table:formula="of:= [.C298] - [.B298]" office:value-type="float" office:value="267099904" calcext:value-type="float">
            <text:p>2670999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584289787077E+018" calcext:value-type="float">
            <text:p>1.47584289787077E+018</text:p>
          </table:table-cell>
          <table:table-cell office:value-type="float" office:value="1.47584289813883E+018" calcext:value-type="float">
            <text:p>1.47584289813883E+018</text:p>
          </table:table-cell>
          <table:table-cell/>
          <table:table-cell table:formula="of:= [.C299] - [.B299]" office:value-type="float" office:value="268059904" calcext:value-type="float">
            <text:p>26805990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584289807076E+018" calcext:value-type="float">
            <text:p>1.47584289807076E+018</text:p>
          </table:table-cell>
          <table:table-cell office:value-type="float" office:value="1.4758428983395E+018" calcext:value-type="float">
            <text:p>1.4758428983395E+018</text:p>
          </table:table-cell>
          <table:table-cell/>
          <table:table-cell table:formula="of:= [.C300] - [.B300]" office:value-type="float" office:value="268739840" calcext:value-type="float">
            <text:p>2687398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584289827076E+018" calcext:value-type="float">
            <text:p>1.47584289827076E+018</text:p>
          </table:table-cell>
          <table:table-cell office:value-type="float" office:value="1.47584289854051E+018" calcext:value-type="float">
            <text:p>1.47584289854051E+018</text:p>
          </table:table-cell>
          <table:table-cell/>
          <table:table-cell table:formula="of:= [.C301] - [.B301]" office:value-type="float" office:value="269750016" calcext:value-type="float">
            <text:p>2697500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584289847076E+018" calcext:value-type="float">
            <text:p>1.47584289847076E+018</text:p>
          </table:table-cell>
          <table:table-cell office:value-type="float" office:value="1.47584289874116E+018" calcext:value-type="float">
            <text:p>1.47584289874116E+018</text:p>
          </table:table-cell>
          <table:table-cell/>
          <table:table-cell table:formula="of:= [.C302] - [.B302]" office:value-type="float" office:value="270399744" calcext:value-type="float">
            <text:p>27039974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584289867076E+018" calcext:value-type="float">
            <text:p>1.47584289867076E+018</text:p>
          </table:table-cell>
          <table:table-cell office:value-type="float" office:value="1.47584289894214E+018" calcext:value-type="float">
            <text:p>1.47584289894214E+018</text:p>
          </table:table-cell>
          <table:table-cell/>
          <table:table-cell table:formula="of:= [.C303] - [.B303]" office:value-type="float" office:value="271379712" calcext:value-type="float">
            <text:p>2713797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584289887077E+018" calcext:value-type="float">
            <text:p>1.47584289887077E+018</text:p>
          </table:table-cell>
          <table:table-cell office:value-type="float" office:value="1.47584289914281E+018" calcext:value-type="float">
            <text:p>1.47584289914281E+018</text:p>
          </table:table-cell>
          <table:table-cell/>
          <table:table-cell table:formula="of:= [.C304] - [.B304]" office:value-type="float" office:value="272040192" calcext:value-type="float">
            <text:p>27204019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584289907077E+018" calcext:value-type="float">
            <text:p>1.47584289907077E+018</text:p>
          </table:table-cell>
          <table:table-cell office:value-type="float" office:value="1.47584289934396E+018" calcext:value-type="float">
            <text:p>1.47584289934396E+018</text:p>
          </table:table-cell>
          <table:table-cell/>
          <table:table-cell table:formula="of:= [.C305] - [.B305]" office:value-type="float" office:value="273190144" calcext:value-type="float">
            <text:p>27319014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584289927076E+018" calcext:value-type="float">
            <text:p>1.47584289927076E+018</text:p>
          </table:table-cell>
          <table:table-cell office:value-type="float" office:value="1.47584289954461E+018" calcext:value-type="float">
            <text:p>1.47584289954461E+018</text:p>
          </table:table-cell>
          <table:table-cell/>
          <table:table-cell table:formula="of:= [.C306] - [.B306]" office:value-type="float" office:value="273850112" calcext:value-type="float">
            <text:p>2738501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584289947076E+018" calcext:value-type="float">
            <text:p>1.47584289947076E+018</text:p>
          </table:table-cell>
          <table:table-cell office:value-type="float" office:value="1.47584289974586E+018" calcext:value-type="float">
            <text:p>1.47584289974586E+018</text:p>
          </table:table-cell>
          <table:table-cell/>
          <table:table-cell table:formula="of:= [.C307] - [.B307]" office:value-type="float" office:value="275100160" calcext:value-type="float">
            <text:p>27510016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584289967076E+018" calcext:value-type="float">
            <text:p>1.47584289967076E+018</text:p>
          </table:table-cell>
          <table:table-cell office:value-type="float" office:value="1.47584289994633E+018" calcext:value-type="float">
            <text:p>1.47584289994633E+018</text:p>
          </table:table-cell>
          <table:table-cell/>
          <table:table-cell table:formula="of:= [.C308] - [.B308]" office:value-type="float" office:value="275570176" calcext:value-type="float">
            <text:p>27557017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584289987079E+018" calcext:value-type="float">
            <text:p>1.47584289987079E+018</text:p>
          </table:table-cell>
          <table:table-cell office:value-type="float" office:value="1.47584290014727E+018" calcext:value-type="float">
            <text:p>1.47584290014727E+018</text:p>
          </table:table-cell>
          <table:table-cell/>
          <table:table-cell table:formula="of:= [.C309] - [.B309]" office:value-type="float" office:value="276480000" calcext:value-type="float">
            <text:p>276480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584290007078E+018" calcext:value-type="float">
            <text:p>1.47584290007078E+018</text:p>
          </table:table-cell>
          <table:table-cell office:value-type="float" office:value="1.47584290034792E+018" calcext:value-type="float">
            <text:p>1.47584290034792E+018</text:p>
          </table:table-cell>
          <table:table-cell/>
          <table:table-cell table:formula="of:= [.C310] - [.B310]" office:value-type="float" office:value="277139968" calcext:value-type="float">
            <text:p>2771399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584290027076E+018" calcext:value-type="float">
            <text:p>1.47584290027076E+018</text:p>
          </table:table-cell>
          <table:table-cell office:value-type="float" office:value="1.47584290054892E+018" calcext:value-type="float">
            <text:p>1.47584290054892E+018</text:p>
          </table:table-cell>
          <table:table-cell/>
          <table:table-cell table:formula="of:= [.C311] - [.B311]" office:value-type="float" office:value="278160128" calcext:value-type="float">
            <text:p>27816012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584290047076E+018" calcext:value-type="float">
            <text:p>1.47584290047076E+018</text:p>
          </table:table-cell>
          <table:table-cell office:value-type="float" office:value="1.4758429007496E+018" calcext:value-type="float">
            <text:p>1.4758429007496E+018</text:p>
          </table:table-cell>
          <table:table-cell/>
          <table:table-cell table:formula="of:= [.C312] - [.B312]" office:value-type="float" office:value="278840064" calcext:value-type="float">
            <text:p>27884006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584290067076E+018" calcext:value-type="float">
            <text:p>1.47584290067076E+018</text:p>
          </table:table-cell>
          <table:table-cell office:value-type="float" office:value="1.4758429009506E+018" calcext:value-type="float">
            <text:p>1.4758429009506E+018</text:p>
          </table:table-cell>
          <table:table-cell/>
          <table:table-cell table:formula="of:= [.C313] - [.B313]" office:value-type="float" office:value="279839744" calcext:value-type="float">
            <text:p>27983974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584290087077E+018" calcext:value-type="float">
            <text:p>1.47584290087077E+018</text:p>
          </table:table-cell>
          <table:table-cell office:value-type="float" office:value="1.47584290115121E+018" calcext:value-type="float">
            <text:p>1.47584290115121E+018</text:p>
          </table:table-cell>
          <table:table-cell/>
          <table:table-cell table:formula="of:= [.C314] - [.B314]" office:value-type="float" office:value="280439808" calcext:value-type="float">
            <text:p>28043980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584290107077E+018" calcext:value-type="float">
            <text:p>1.47584290107077E+018</text:p>
          </table:table-cell>
          <table:table-cell office:value-type="float" office:value="1.47584290135225E+018" calcext:value-type="float">
            <text:p>1.47584290135225E+018</text:p>
          </table:table-cell>
          <table:table-cell/>
          <table:table-cell table:formula="of:= [.C315] - [.B315]" office:value-type="float" office:value="281479936" calcext:value-type="float">
            <text:p>28147993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584290127076E+018" calcext:value-type="float">
            <text:p>1.47584290127076E+018</text:p>
          </table:table-cell>
          <table:table-cell office:value-type="float" office:value="1.47584290155302E+018" calcext:value-type="float">
            <text:p>1.47584290155302E+018</text:p>
          </table:table-cell>
          <table:table-cell/>
          <table:table-cell table:formula="of:= [.C316] - [.B316]" office:value-type="float" office:value="282259968" calcext:value-type="float">
            <text:p>28225996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584290147076E+018" calcext:value-type="float">
            <text:p>1.47584290147076E+018</text:p>
          </table:table-cell>
          <table:table-cell office:value-type="float" office:value="1.47584290175401E+018" calcext:value-type="float">
            <text:p>1.47584290175401E+018</text:p>
          </table:table-cell>
          <table:table-cell/>
          <table:table-cell table:formula="of:= [.C317] - [.B317]" office:value-type="float" office:value="283250176" calcext:value-type="float">
            <text:p>28325017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584290167076E+018" calcext:value-type="float">
            <text:p>1.47584290167076E+018</text:p>
          </table:table-cell>
          <table:table-cell office:value-type="float" office:value="1.47584290195462E+018" calcext:value-type="float">
            <text:p>1.47584290195462E+018</text:p>
          </table:table-cell>
          <table:table-cell/>
          <table:table-cell table:formula="of:= [.C318] - [.B318]" office:value-type="float" office:value="283859968" calcext:value-type="float">
            <text:p>28385996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584290187077E+018" calcext:value-type="float">
            <text:p>1.47584290187077E+018</text:p>
          </table:table-cell>
          <table:table-cell office:value-type="float" office:value="1.47584290215559E+018" calcext:value-type="float">
            <text:p>1.47584290215559E+018</text:p>
          </table:table-cell>
          <table:table-cell/>
          <table:table-cell table:formula="of:= [.C319] - [.B319]" office:value-type="float" office:value="284819968" calcext:value-type="float">
            <text:p>28481996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584290207076E+018" calcext:value-type="float">
            <text:p>1.47584290207076E+018</text:p>
          </table:table-cell>
          <table:table-cell office:value-type="float" office:value="1.4758429023563E+018" calcext:value-type="float">
            <text:p>1.4758429023563E+018</text:p>
          </table:table-cell>
          <table:table-cell/>
          <table:table-cell table:formula="of:= [.C320] - [.B320]" office:value-type="float" office:value="285540096" calcext:value-type="float">
            <text:p>28554009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584290227081E+018" calcext:value-type="float">
            <text:p>1.47584290227081E+018</text:p>
          </table:table-cell>
          <table:table-cell office:value-type="float" office:value="1.47584290255727E+018" calcext:value-type="float">
            <text:p>1.47584290255727E+018</text:p>
          </table:table-cell>
          <table:table-cell/>
          <table:table-cell table:formula="of:= [.C321] - [.B321]" office:value-type="float" office:value="286460160" calcext:value-type="float">
            <text:p>28646016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584290247077E+018" calcext:value-type="float">
            <text:p>1.47584290247077E+018</text:p>
          </table:table-cell>
          <table:table-cell office:value-type="float" office:value="1.47584290275799E+018" calcext:value-type="float">
            <text:p>1.47584290275799E+018</text:p>
          </table:table-cell>
          <table:table-cell/>
          <table:table-cell table:formula="of:= [.C322] - [.B322]" office:value-type="float" office:value="287220224" calcext:value-type="float">
            <text:p>28722022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584290267075E+018" calcext:value-type="float">
            <text:p>1.47584290267075E+018</text:p>
          </table:table-cell>
          <table:table-cell office:value-type="float" office:value="1.47584290295892E+018" calcext:value-type="float">
            <text:p>1.47584290295892E+018</text:p>
          </table:table-cell>
          <table:table-cell/>
          <table:table-cell table:formula="of:= [.C323] - [.B323]" office:value-type="float" office:value="288169984" calcext:value-type="float">
            <text:p>28816998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584290287077E+018" calcext:value-type="float">
            <text:p>1.47584290287077E+018</text:p>
          </table:table-cell>
          <table:table-cell office:value-type="float" office:value="1.47584290315955E+018" calcext:value-type="float">
            <text:p>1.47584290315955E+018</text:p>
          </table:table-cell>
          <table:table-cell/>
          <table:table-cell table:formula="of:= [.C324] - [.B324]" office:value-type="float" office:value="288780032" calcext:value-type="float">
            <text:p>2887800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584290307077E+018" calcext:value-type="float">
            <text:p>1.47584290307077E+018</text:p>
          </table:table-cell>
          <table:table-cell office:value-type="float" office:value="1.47584290336057E+018" calcext:value-type="float">
            <text:p>1.47584290336057E+018</text:p>
          </table:table-cell>
          <table:table-cell/>
          <table:table-cell table:formula="of:= [.C325] - [.B325]" office:value-type="float" office:value="289800192" calcext:value-type="float">
            <text:p>28980019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584290327076E+018" calcext:value-type="float">
            <text:p>1.47584290327076E+018</text:p>
          </table:table-cell>
          <table:table-cell office:value-type="float" office:value="1.47584290356122E+018" calcext:value-type="float">
            <text:p>1.47584290356122E+018</text:p>
          </table:table-cell>
          <table:table-cell/>
          <table:table-cell table:formula="of:= [.C326] - [.B326]" office:value-type="float" office:value="290459648" calcext:value-type="float">
            <text:p>2904596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584290347076E+018" calcext:value-type="float">
            <text:p>1.47584290347076E+018</text:p>
          </table:table-cell>
          <table:table-cell office:value-type="float" office:value="1.47584290376226E+018" calcext:value-type="float">
            <text:p>1.47584290376226E+018</text:p>
          </table:table-cell>
          <table:table-cell/>
          <table:table-cell table:formula="of:= [.C327] - [.B327]" office:value-type="float" office:value="291499776" calcext:value-type="float">
            <text:p>29149977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584290367076E+018" calcext:value-type="float">
            <text:p>1.47584290367076E+018</text:p>
          </table:table-cell>
          <table:table-cell office:value-type="float" office:value="1.47584290396308E+018" calcext:value-type="float">
            <text:p>1.47584290396308E+018</text:p>
          </table:table-cell>
          <table:table-cell/>
          <table:table-cell table:formula="of:= [.C328] - [.B328]" office:value-type="float" office:value="292319744" calcext:value-type="float">
            <text:p>29231974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584290387077E+018" calcext:value-type="float">
            <text:p>1.47584290387077E+018</text:p>
          </table:table-cell>
          <table:table-cell office:value-type="float" office:value="1.47584290416395E+018" calcext:value-type="float">
            <text:p>1.47584290416395E+018</text:p>
          </table:table-cell>
          <table:table-cell/>
          <table:table-cell table:formula="of:= [.C329] - [.B329]" office:value-type="float" office:value="293180160" calcext:value-type="float">
            <text:p>29318016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584290407076E+018" calcext:value-type="float">
            <text:p>1.47584290407076E+018</text:p>
          </table:table-cell>
          <table:table-cell office:value-type="float" office:value="1.47584290436464E+018" calcext:value-type="float">
            <text:p>1.47584290436464E+018</text:p>
          </table:table-cell>
          <table:table-cell/>
          <table:table-cell table:formula="of:= [.C330] - [.B330]" office:value-type="float" office:value="293879808" calcext:value-type="float">
            <text:p>2938798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584290427077E+018" calcext:value-type="float">
            <text:p>1.47584290427077E+018</text:p>
          </table:table-cell>
          <table:table-cell office:value-type="float" office:value="1.47584290456567E+018" calcext:value-type="float">
            <text:p>1.47584290456567E+018</text:p>
          </table:table-cell>
          <table:table-cell/>
          <table:table-cell table:formula="of:= [.C331] - [.B331]" office:value-type="float" office:value="294900224" calcext:value-type="float">
            <text:p>2949002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584290447076E+018" calcext:value-type="float">
            <text:p>1.47584290447076E+018</text:p>
          </table:table-cell>
          <table:table-cell office:value-type="float" office:value="1.47584290476634E+018" calcext:value-type="float">
            <text:p>1.47584290476634E+018</text:p>
          </table:table-cell>
          <table:table-cell/>
          <table:table-cell table:formula="of:= [.C332] - [.B332]" office:value-type="float" office:value="295579904" calcext:value-type="float">
            <text:p>2955799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584290467075E+018" calcext:value-type="float">
            <text:p>1.47584290467075E+018</text:p>
          </table:table-cell>
          <table:table-cell office:value-type="float" office:value="1.47584290496731E+018" calcext:value-type="float">
            <text:p>1.47584290496731E+018</text:p>
          </table:table-cell>
          <table:table-cell/>
          <table:table-cell table:formula="of:= [.C333] - [.B333]" office:value-type="float" office:value="296560128" calcext:value-type="float">
            <text:p>29656012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584290487076E+018" calcext:value-type="float">
            <text:p>1.47584290487076E+018</text:p>
          </table:table-cell>
          <table:table-cell office:value-type="float" office:value="1.47584290516794E+018" calcext:value-type="float">
            <text:p>1.47584290516794E+018</text:p>
          </table:table-cell>
          <table:table-cell/>
          <table:table-cell table:formula="of:= [.C334] - [.B334]" office:value-type="float" office:value="297180160" calcext:value-type="float">
            <text:p>2971801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584290507077E+018" calcext:value-type="float">
            <text:p>1.47584290507077E+018</text:p>
          </table:table-cell>
          <table:table-cell office:value-type="float" office:value="1.47584290536899E+018" calcext:value-type="float">
            <text:p>1.47584290536899E+018</text:p>
          </table:table-cell>
          <table:table-cell/>
          <table:table-cell table:formula="of:= [.C335] - [.B335]" office:value-type="float" office:value="298220288" calcext:value-type="float">
            <text:p>29822028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584290527076E+018" calcext:value-type="float">
            <text:p>1.47584290527076E+018</text:p>
          </table:table-cell>
          <table:table-cell office:value-type="float" office:value="1.47584290556962E+018" calcext:value-type="float">
            <text:p>1.47584290556962E+018</text:p>
          </table:table-cell>
          <table:table-cell/>
          <table:table-cell table:formula="of:= [.C336] - [.B336]" office:value-type="float" office:value="298860032" calcext:value-type="float">
            <text:p>29886003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584290547076E+018" calcext:value-type="float">
            <text:p>1.47584290547076E+018</text:p>
          </table:table-cell>
          <table:table-cell office:value-type="float" office:value="1.47584290577065E+018" calcext:value-type="float">
            <text:p>1.47584290577065E+018</text:p>
          </table:table-cell>
          <table:table-cell/>
          <table:table-cell table:formula="of:= [.C337] - [.B337]" office:value-type="float" office:value="299890176" calcext:value-type="float">
            <text:p>29989017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584290567075E+018" calcext:value-type="float">
            <text:p>1.47584290567075E+018</text:p>
          </table:table-cell>
          <table:table-cell office:value-type="float" office:value="1.47584290597131E+018" calcext:value-type="float">
            <text:p>1.47584290597131E+018</text:p>
          </table:table-cell>
          <table:table-cell/>
          <table:table-cell table:formula="of:= [.C338] - [.B338]" office:value-type="float" office:value="300560128" calcext:value-type="float">
            <text:p>30056012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584290587076E+018" calcext:value-type="float">
            <text:p>1.47584290587076E+018</text:p>
          </table:table-cell>
          <table:table-cell office:value-type="float" office:value="1.47584290617228E+018" calcext:value-type="float">
            <text:p>1.47584290617228E+018</text:p>
          </table:table-cell>
          <table:table-cell/>
          <table:table-cell table:formula="of:= [.C339] - [.B339]" office:value-type="float" office:value="301520128" calcext:value-type="float">
            <text:p>30152012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584290607076E+018" calcext:value-type="float">
            <text:p>1.47584290607076E+018</text:p>
          </table:table-cell>
          <table:table-cell office:value-type="float" office:value="1.47584290637315E+018" calcext:value-type="float">
            <text:p>1.47584290637315E+018</text:p>
          </table:table-cell>
          <table:table-cell/>
          <table:table-cell table:formula="of:= [.C340] - [.B340]" office:value-type="float" office:value="302389760" calcext:value-type="float">
            <text:p>30238976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584290627076E+018" calcext:value-type="float">
            <text:p>1.47584290627076E+018</text:p>
          </table:table-cell>
          <table:table-cell office:value-type="float" office:value="1.47584290657395E+018" calcext:value-type="float">
            <text:p>1.47584290657395E+018</text:p>
          </table:table-cell>
          <table:table-cell/>
          <table:table-cell table:formula="of:= [.C341] - [.B341]" office:value-type="float" office:value="303190016" calcext:value-type="float">
            <text:p>3031900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584290647076E+018" calcext:value-type="float">
            <text:p>1.47584290647076E+018</text:p>
          </table:table-cell>
          <table:table-cell office:value-type="float" office:value="1.47584290677464E+018" calcext:value-type="float">
            <text:p>1.47584290677464E+018</text:p>
          </table:table-cell>
          <table:table-cell/>
          <table:table-cell table:formula="of:= [.C342] - [.B342]" office:value-type="float" office:value="303879936" calcext:value-type="float">
            <text:p>30387993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584290667076E+018" calcext:value-type="float">
            <text:p>1.47584290667076E+018</text:p>
          </table:table-cell>
          <table:table-cell office:value-type="float" office:value="1.47584290697564E+018" calcext:value-type="float">
            <text:p>1.47584290697564E+018</text:p>
          </table:table-cell>
          <table:table-cell/>
          <table:table-cell table:formula="of:= [.C343] - [.B343]" office:value-type="float" office:value="304880128" calcext:value-type="float">
            <text:p>30488012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584290687077E+018" calcext:value-type="float">
            <text:p>1.47584290687077E+018</text:p>
          </table:table-cell>
          <table:table-cell office:value-type="float" office:value="1.47584290717627E+018" calcext:value-type="float">
            <text:p>1.47584290717627E+018</text:p>
          </table:table-cell>
          <table:table-cell/>
          <table:table-cell table:formula="of:= [.C344] - [.B344]" office:value-type="float" office:value="305499904" calcext:value-type="float">
            <text:p>30549990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584290707076E+018" calcext:value-type="float">
            <text:p>1.47584290707076E+018</text:p>
          </table:table-cell>
          <table:table-cell office:value-type="float" office:value="1.4758429073773E+018" calcext:value-type="float">
            <text:p>1.4758429073773E+018</text:p>
          </table:table-cell>
          <table:table-cell/>
          <table:table-cell table:formula="of:= [.C345] - [.B345]" office:value-type="float" office:value="306540032" calcext:value-type="float">
            <text:p>30654003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584290727076E+018" calcext:value-type="float">
            <text:p>1.47584290727076E+018</text:p>
          </table:table-cell>
          <table:table-cell office:value-type="float" office:value="1.47584290757795E+018" calcext:value-type="float">
            <text:p>1.47584290757795E+018</text:p>
          </table:table-cell>
          <table:table-cell/>
          <table:table-cell table:formula="of:= [.C346] - [.B346]" office:value-type="float" office:value="307190016" calcext:value-type="float">
            <text:p>3071900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584290747076E+018" calcext:value-type="float">
            <text:p>1.47584290747076E+018</text:p>
          </table:table-cell>
          <table:table-cell office:value-type="float" office:value="1.475842907779E+018" calcext:value-type="float">
            <text:p>1.475842907779E+018</text:p>
          </table:table-cell>
          <table:table-cell/>
          <table:table-cell table:formula="of:= [.C347] - [.B347]" office:value-type="float" office:value="308240128" calcext:value-type="float">
            <text:p>30824012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584290767075E+018" calcext:value-type="float">
            <text:p>1.47584290767075E+018</text:p>
          </table:table-cell>
          <table:table-cell office:value-type="float" office:value="1.47584290797961E+018" calcext:value-type="float">
            <text:p>1.47584290797961E+018</text:p>
          </table:table-cell>
          <table:table-cell/>
          <table:table-cell table:formula="of:= [.C348] - [.B348]" office:value-type="float" office:value="308860160" calcext:value-type="float">
            <text:p>30886016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584290787076E+018" calcext:value-type="float">
            <text:p>1.47584290787076E+018</text:p>
          </table:table-cell>
          <table:table-cell office:value-type="float" office:value="1.47584290818058E+018" calcext:value-type="float">
            <text:p>1.47584290818058E+018</text:p>
          </table:table-cell>
          <table:table-cell/>
          <table:table-cell table:formula="of:= [.C349] - [.B349]" office:value-type="float" office:value="309819904" calcext:value-type="float">
            <text:p>30981990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584290807077E+018" calcext:value-type="float">
            <text:p>1.47584290807077E+018</text:p>
          </table:table-cell>
          <table:table-cell office:value-type="float" office:value="1.47584290838127E+018" calcext:value-type="float">
            <text:p>1.47584290838127E+018</text:p>
          </table:table-cell>
          <table:table-cell/>
          <table:table-cell table:formula="of:= [.C350] - [.B350]" office:value-type="float" office:value="310500096" calcext:value-type="float">
            <text:p>3105000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584290827076E+018" calcext:value-type="float">
            <text:p>1.47584290827076E+018</text:p>
          </table:table-cell>
          <table:table-cell office:value-type="float" office:value="1.47584290858224E+018" calcext:value-type="float">
            <text:p>1.47584290858224E+018</text:p>
          </table:table-cell>
          <table:table-cell/>
          <table:table-cell table:formula="of:= [.C351] - [.B351]" office:value-type="float" office:value="311480064" calcext:value-type="float">
            <text:p>31148006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584290847076E+018" calcext:value-type="float">
            <text:p>1.47584290847076E+018</text:p>
          </table:table-cell>
          <table:table-cell office:value-type="float" office:value="1.47584290878312E+018" calcext:value-type="float">
            <text:p>1.47584290878312E+018</text:p>
          </table:table-cell>
          <table:table-cell/>
          <table:table-cell table:formula="of:= [.C352] - [.B352]" office:value-type="float" office:value="312359936" calcext:value-type="float">
            <text:p>31235993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584290867075E+018" calcext:value-type="float">
            <text:p>1.47584290867075E+018</text:p>
          </table:table-cell>
          <table:table-cell office:value-type="float" office:value="1.47584290898394E+018" calcext:value-type="float">
            <text:p>1.47584290898394E+018</text:p>
          </table:table-cell>
          <table:table-cell/>
          <table:table-cell table:formula="of:= [.C353] - [.B353]" office:value-type="float" office:value="313190144" calcext:value-type="float">
            <text:p>31319014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584290887077E+018" calcext:value-type="float">
            <text:p>1.47584290887077E+018</text:p>
          </table:table-cell>
          <table:table-cell office:value-type="float" office:value="1.47584290918458E+018" calcext:value-type="float">
            <text:p>1.47584290918458E+018</text:p>
          </table:table-cell>
          <table:table-cell/>
          <table:table-cell table:formula="of:= [.C354] - [.B354]" office:value-type="float" office:value="313809664" calcext:value-type="float">
            <text:p>31380966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584290907077E+018" calcext:value-type="float">
            <text:p>1.47584290907077E+018</text:p>
          </table:table-cell>
          <table:table-cell office:value-type="float" office:value="1.47584290938561E+018" calcext:value-type="float">
            <text:p>1.47584290938561E+018</text:p>
          </table:table-cell>
          <table:table-cell/>
          <table:table-cell table:formula="of:= [.C355] - [.B355]" office:value-type="float" office:value="314840064" calcext:value-type="float">
            <text:p>31484006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584290927076E+018" calcext:value-type="float">
            <text:p>1.47584290927076E+018</text:p>
          </table:table-cell>
          <table:table-cell office:value-type="float" office:value="1.47584290958627E+018" calcext:value-type="float">
            <text:p>1.47584290958627E+018</text:p>
          </table:table-cell>
          <table:table-cell/>
          <table:table-cell table:formula="of:= [.C356] - [.B356]" office:value-type="float" office:value="315509760" calcext:value-type="float">
            <text:p>31550976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584290947076E+018" calcext:value-type="float">
            <text:p>1.47584290947076E+018</text:p>
          </table:table-cell>
          <table:table-cell office:value-type="float" office:value="1.47584290978736E+018" calcext:value-type="float">
            <text:p>1.47584290978736E+018</text:p>
          </table:table-cell>
          <table:table-cell/>
          <table:table-cell table:formula="of:= [.C357] - [.B357]" office:value-type="float" office:value="316599808" calcext:value-type="float">
            <text:p>31659980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584290967075E+018" calcext:value-type="float">
            <text:p>1.47584290967075E+018</text:p>
          </table:table-cell>
          <table:table-cell office:value-type="float" office:value="1.47584290998814E+018" calcext:value-type="float">
            <text:p>1.47584290998814E+018</text:p>
          </table:table-cell>
          <table:table-cell/>
          <table:table-cell table:formula="of:= [.C358] - [.B358]" office:value-type="float" office:value="317390080" calcext:value-type="float">
            <text:p>31739008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584290987076E+018" calcext:value-type="float">
            <text:p>1.47584290987076E+018</text:p>
          </table:table-cell>
          <table:table-cell office:value-type="float" office:value="1.47584291018905E+018" calcext:value-type="float">
            <text:p>1.47584291018905E+018</text:p>
          </table:table-cell>
          <table:table-cell/>
          <table:table-cell table:formula="of:= [.C359] - [.B359]" office:value-type="float" office:value="318290176" calcext:value-type="float">
            <text:p>31829017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584291007076E+018" calcext:value-type="float">
            <text:p>1.47584291007076E+018</text:p>
          </table:table-cell>
          <table:table-cell office:value-type="float" office:value="1.47584291038978E+018" calcext:value-type="float">
            <text:p>1.47584291038978E+018</text:p>
          </table:table-cell>
          <table:table-cell/>
          <table:table-cell table:formula="of:= [.C360] - [.B360]" office:value-type="float" office:value="319020288" calcext:value-type="float">
            <text:p>31902028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584291027076E+018" calcext:value-type="float">
            <text:p>1.47584291027076E+018</text:p>
          </table:table-cell>
          <table:table-cell office:value-type="float" office:value="1.47584291059073E+018" calcext:value-type="float">
            <text:p>1.47584291059073E+018</text:p>
          </table:table-cell>
          <table:table-cell/>
          <table:table-cell table:formula="of:= [.C361] - [.B361]" office:value-type="float" office:value="319970048" calcext:value-type="float">
            <text:p>31997004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584291047075E+018" calcext:value-type="float">
            <text:p>1.47584291047075E+018</text:p>
          </table:table-cell>
          <table:table-cell office:value-type="float" office:value="1.4758429107914E+018" calcext:value-type="float">
            <text:p>1.4758429107914E+018</text:p>
          </table:table-cell>
          <table:table-cell/>
          <table:table-cell table:formula="of:= [.C362] - [.B362]" office:value-type="float" office:value="320649984" calcext:value-type="float">
            <text:p>32064998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584291067075E+018" calcext:value-type="float">
            <text:p>1.47584291067075E+018</text:p>
          </table:table-cell>
          <table:table-cell office:value-type="float" office:value="1.47584291099239E+018" calcext:value-type="float">
            <text:p>1.47584291099239E+018</text:p>
          </table:table-cell>
          <table:table-cell/>
          <table:table-cell table:formula="of:= [.C363] - [.B363]" office:value-type="float" office:value="321640192" calcext:value-type="float">
            <text:p>32164019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584291087077E+018" calcext:value-type="float">
            <text:p>1.47584291087077E+018</text:p>
          </table:table-cell>
          <table:table-cell office:value-type="float" office:value="1.4758429111932E+018" calcext:value-type="float">
            <text:p>1.4758429111932E+018</text:p>
          </table:table-cell>
          <table:table-cell/>
          <table:table-cell table:formula="of:= [.C364] - [.B364]" office:value-type="float" office:value="322430208" calcext:value-type="float">
            <text:p>32243020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584291107077E+018" calcext:value-type="float">
            <text:p>1.47584291107077E+018</text:p>
          </table:table-cell>
          <table:table-cell office:value-type="float" office:value="1.47584291139405E+018" calcext:value-type="float">
            <text:p>1.47584291139405E+018</text:p>
          </table:table-cell>
          <table:table-cell/>
          <table:table-cell table:formula="of:= [.C365] - [.B365]" office:value-type="float" office:value="323280128" calcext:value-type="float">
            <text:p>32328012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584291127076E+018" calcext:value-type="float">
            <text:p>1.47584291127076E+018</text:p>
          </table:table-cell>
          <table:table-cell office:value-type="float" office:value="1.47584291159471E+018" calcext:value-type="float">
            <text:p>1.47584291159471E+018</text:p>
          </table:table-cell>
          <table:table-cell/>
          <table:table-cell table:formula="of:= [.C366] - [.B366]" office:value-type="float" office:value="323950080" calcext:value-type="float">
            <text:p>32395008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584291147076E+018" calcext:value-type="float">
            <text:p>1.47584291147076E+018</text:p>
          </table:table-cell>
          <table:table-cell office:value-type="float" office:value="1.47584291179574E+018" calcext:value-type="float">
            <text:p>1.47584291179574E+018</text:p>
          </table:table-cell>
          <table:table-cell/>
          <table:table-cell table:formula="of:= [.C367] - [.B367]" office:value-type="float" office:value="324979712" calcext:value-type="float">
            <text:p>32497971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584291167075E+018" calcext:value-type="float">
            <text:p>1.47584291167075E+018</text:p>
          </table:table-cell>
          <table:table-cell office:value-type="float" office:value="1.47584291199639E+018" calcext:value-type="float">
            <text:p>1.47584291199639E+018</text:p>
          </table:table-cell>
          <table:table-cell/>
          <table:table-cell table:formula="of:= [.C368] - [.B368]" office:value-type="float" office:value="325639936" calcext:value-type="float">
            <text:p>32563993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584291187076E+018" calcext:value-type="float">
            <text:p>1.47584291187076E+018</text:p>
          </table:table-cell>
          <table:table-cell office:value-type="float" office:value="1.47584291219732E+018" calcext:value-type="float">
            <text:p>1.47584291219732E+018</text:p>
          </table:table-cell>
          <table:table-cell/>
          <table:table-cell table:formula="of:= [.C369] - [.B369]" office:value-type="float" office:value="326560000" calcext:value-type="float">
            <text:p>326560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584291207076E+018" calcext:value-type="float">
            <text:p>1.47584291207076E+018</text:p>
          </table:table-cell>
          <table:table-cell office:value-type="float" office:value="1.47584291239804E+018" calcext:value-type="float">
            <text:p>1.47584291239804E+018</text:p>
          </table:table-cell>
          <table:table-cell/>
          <table:table-cell table:formula="of:= [.C370] - [.B370]" office:value-type="float" office:value="327279872" calcext:value-type="float">
            <text:p>32727987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584291227081E+018" calcext:value-type="float">
            <text:p>1.47584291227081E+018</text:p>
          </table:table-cell>
          <table:table-cell office:value-type="float" office:value="1.47584291259897E+018" calcext:value-type="float">
            <text:p>1.47584291259897E+018</text:p>
          </table:table-cell>
          <table:table-cell/>
          <table:table-cell table:formula="of:= [.C371] - [.B371]" office:value-type="float" office:value="328160000" calcext:value-type="float">
            <text:p>328160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584291247077E+018" calcext:value-type="float">
            <text:p>1.47584291247077E+018</text:p>
          </table:table-cell>
          <table:table-cell office:value-type="float" office:value="1.47584291279966E+018" calcext:value-type="float">
            <text:p>1.47584291279966E+018</text:p>
          </table:table-cell>
          <table:table-cell/>
          <table:table-cell table:formula="of:= [.C372] - [.B372]" office:value-type="float" office:value="328890112" calcext:value-type="float">
            <text:p>3288901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584291267076E+018" calcext:value-type="float">
            <text:p>1.47584291267076E+018</text:p>
          </table:table-cell>
          <table:table-cell office:value-type="float" office:value="1.47584291300065E+018" calcext:value-type="float">
            <text:p>1.47584291300065E+018</text:p>
          </table:table-cell>
          <table:table-cell/>
          <table:table-cell table:formula="of:= [.C373] - [.B373]" office:value-type="float" office:value="329890048" calcext:value-type="float">
            <text:p>32989004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584291287077E+018" calcext:value-type="float">
            <text:p>1.47584291287077E+018</text:p>
          </table:table-cell>
          <table:table-cell office:value-type="float" office:value="1.4758429132012E+018" calcext:value-type="float">
            <text:p>1.4758429132012E+018</text:p>
          </table:table-cell>
          <table:table-cell/>
          <table:table-cell table:formula="of:= [.C374] - [.B374]" office:value-type="float" office:value="330430208" calcext:value-type="float">
            <text:p>33043020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584291307077E+018" calcext:value-type="float">
            <text:p>1.47584291307077E+018</text:p>
          </table:table-cell>
          <table:table-cell office:value-type="float" office:value="1.47584291340222E+018" calcext:value-type="float">
            <text:p>1.47584291340222E+018</text:p>
          </table:table-cell>
          <table:table-cell/>
          <table:table-cell table:formula="of:= [.C375] - [.B375]" office:value-type="float" office:value="331450112" calcext:value-type="float">
            <text:p>3314501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584291327076E+018" calcext:value-type="float">
            <text:p>1.47584291327076E+018</text:p>
          </table:table-cell>
          <table:table-cell office:value-type="float" office:value="1.47584291360308E+018" calcext:value-type="float">
            <text:p>1.47584291360308E+018</text:p>
          </table:table-cell>
          <table:table-cell/>
          <table:table-cell table:formula="of:= [.C376] - [.B376]" office:value-type="float" office:value="332320000" calcext:value-type="float">
            <text:p>3323200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584291347077E+018" calcext:value-type="float">
            <text:p>1.47584291347077E+018</text:p>
          </table:table-cell>
          <table:table-cell office:value-type="float" office:value="1.47584291380392E+018" calcext:value-type="float">
            <text:p>1.47584291380392E+018</text:p>
          </table:table-cell>
          <table:table-cell/>
          <table:table-cell table:formula="of:= [.C377] - [.B377]" office:value-type="float" office:value="333149952" calcext:value-type="float">
            <text:p>33314995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584291367076E+018" calcext:value-type="float">
            <text:p>1.47584291367076E+018</text:p>
          </table:table-cell>
          <table:table-cell office:value-type="float" office:value="1.47584291400455E+018" calcext:value-type="float">
            <text:p>1.47584291400455E+018</text:p>
          </table:table-cell>
          <table:table-cell/>
          <table:table-cell table:formula="of:= [.C378] - [.B378]" office:value-type="float" office:value="333789952" calcext:value-type="float">
            <text:p>33378995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584291387076E+018" calcext:value-type="float">
            <text:p>1.47584291387076E+018</text:p>
          </table:table-cell>
          <table:table-cell office:value-type="float" office:value="1.47584291420553E+018" calcext:value-type="float">
            <text:p>1.47584291420553E+018</text:p>
          </table:table-cell>
          <table:table-cell/>
          <table:table-cell table:formula="of:= [.C379] - [.B379]" office:value-type="float" office:value="334770176" calcext:value-type="float">
            <text:p>33477017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584291407076E+018" calcext:value-type="float">
            <text:p>1.47584291407076E+018</text:p>
          </table:table-cell>
          <table:table-cell office:value-type="float" office:value="1.47584291440623E+018" calcext:value-type="float">
            <text:p>1.47584291440623E+018</text:p>
          </table:table-cell>
          <table:table-cell/>
          <table:table-cell table:formula="of:= [.C380] - [.B380]" office:value-type="float" office:value="335469824" calcext:value-type="float">
            <text:p>33546982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584291427077E+018" calcext:value-type="float">
            <text:p>1.47584291427077E+018</text:p>
          </table:table-cell>
          <table:table-cell office:value-type="float" office:value="1.47584291460721E+018" calcext:value-type="float">
            <text:p>1.47584291460721E+018</text:p>
          </table:table-cell>
          <table:table-cell/>
          <table:table-cell table:formula="of:= [.C381] - [.B381]" office:value-type="float" office:value="336439808" calcext:value-type="float">
            <text:p>33643980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584291447076E+018" calcext:value-type="float">
            <text:p>1.47584291447076E+018</text:p>
          </table:table-cell>
          <table:table-cell office:value-type="float" office:value="1.4758429148079E+018" calcext:value-type="float">
            <text:p>1.4758429148079E+018</text:p>
          </table:table-cell>
          <table:table-cell/>
          <table:table-cell table:formula="of:= [.C382] - [.B382]" office:value-type="float" office:value="337139712" calcext:value-type="float">
            <text:p>3371397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584291467075E+018" calcext:value-type="float">
            <text:p>1.47584291467075E+018</text:p>
          </table:table-cell>
          <table:table-cell office:value-type="float" office:value="1.47584291500887E+018" calcext:value-type="float">
            <text:p>1.47584291500887E+018</text:p>
          </table:table-cell>
          <table:table-cell/>
          <table:table-cell table:formula="of:= [.C383] - [.B383]" office:value-type="float" office:value="338120192" calcext:value-type="float">
            <text:p>33812019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584291487077E+018" calcext:value-type="float">
            <text:p>1.47584291487077E+018</text:p>
          </table:table-cell>
          <table:table-cell office:value-type="float" office:value="1.47584291520949E+018" calcext:value-type="float">
            <text:p>1.47584291520949E+018</text:p>
          </table:table-cell>
          <table:table-cell/>
          <table:table-cell table:formula="of:= [.C384] - [.B384]" office:value-type="float" office:value="338720256" calcext:value-type="float">
            <text:p>33872025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584291507076E+018" calcext:value-type="float">
            <text:p>1.47584291507076E+018</text:p>
          </table:table-cell>
          <table:table-cell office:value-type="float" office:value="1.47584291541052E+018" calcext:value-type="float">
            <text:p>1.47584291541052E+018</text:p>
          </table:table-cell>
          <table:table-cell/>
          <table:table-cell table:formula="of:= [.C385] - [.B385]" office:value-type="float" office:value="339759872" calcext:value-type="float">
            <text:p>33975987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584291527076E+018" calcext:value-type="float">
            <text:p>1.47584291527076E+018</text:p>
          </table:table-cell>
          <table:table-cell office:value-type="float" office:value="1.47584291561119E+018" calcext:value-type="float">
            <text:p>1.47584291561119E+018</text:p>
          </table:table-cell>
          <table:table-cell/>
          <table:table-cell table:formula="of:= [.C386] - [.B386]" office:value-type="float" office:value="340430080" calcext:value-type="float">
            <text:p>34043008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584291547076E+018" calcext:value-type="float">
            <text:p>1.47584291547076E+018</text:p>
          </table:table-cell>
          <table:table-cell office:value-type="float" office:value="1.47584291581221E+018" calcext:value-type="float">
            <text:p>1.47584291581221E+018</text:p>
          </table:table-cell>
          <table:table-cell/>
          <table:table-cell table:formula="of:= [.C387] - [.B387]" office:value-type="float" office:value="341449984" calcext:value-type="float">
            <text:p>34144998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584291567075E+018" calcext:value-type="float">
            <text:p>1.47584291567075E+018</text:p>
          </table:table-cell>
          <table:table-cell office:value-type="float" office:value="1.47584291601296E+018" calcext:value-type="float">
            <text:p>1.47584291601296E+018</text:p>
          </table:table-cell>
          <table:table-cell/>
          <table:table-cell table:formula="of:= [.C388] - [.B388]" office:value-type="float" office:value="342210048" calcext:value-type="float">
            <text:p>34221004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584291587076E+018" calcext:value-type="float">
            <text:p>1.47584291587076E+018</text:p>
          </table:table-cell>
          <table:table-cell office:value-type="float" office:value="1.47584291621392E+018" calcext:value-type="float">
            <text:p>1.47584291621392E+018</text:p>
          </table:table-cell>
          <table:table-cell/>
          <table:table-cell table:formula="of:= [.C389] - [.B389]" office:value-type="float" office:value="343160064" calcext:value-type="float">
            <text:p>34316006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584291607076E+018" calcext:value-type="float">
            <text:p>1.47584291607076E+018</text:p>
          </table:table-cell>
          <table:table-cell office:value-type="float" office:value="1.47584291641459E+018" calcext:value-type="float">
            <text:p>1.47584291641459E+018</text:p>
          </table:table-cell>
          <table:table-cell/>
          <table:table-cell table:formula="of:= [.C390] - [.B390]" office:value-type="float" office:value="343830272" calcext:value-type="float">
            <text:p>34383027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584291627076E+018" calcext:value-type="float">
            <text:p>1.47584291627076E+018</text:p>
          </table:table-cell>
          <table:table-cell office:value-type="float" office:value="1.47584291661556E+018" calcext:value-type="float">
            <text:p>1.47584291661556E+018</text:p>
          </table:table-cell>
          <table:table-cell/>
          <table:table-cell table:formula="of:= [.C391] - [.B391]" office:value-type="float" office:value="344800000" calcext:value-type="float">
            <text:p>344800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584291647076E+018" calcext:value-type="float">
            <text:p>1.47584291647076E+018</text:p>
          </table:table-cell>
          <table:table-cell office:value-type="float" office:value="1.47584291681627E+018" calcext:value-type="float">
            <text:p>1.47584291681627E+018</text:p>
          </table:table-cell>
          <table:table-cell/>
          <table:table-cell table:formula="of:= [.C392] - [.B392]" office:value-type="float" office:value="345510144" calcext:value-type="float">
            <text:p>34551014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584291667075E+018" calcext:value-type="float">
            <text:p>1.47584291667075E+018</text:p>
          </table:table-cell>
          <table:table-cell office:value-type="float" office:value="1.47584291701725E+018" calcext:value-type="float">
            <text:p>1.47584291701725E+018</text:p>
          </table:table-cell>
          <table:table-cell/>
          <table:table-cell table:formula="of:= [.C393] - [.B393]" office:value-type="float" office:value="346500096" calcext:value-type="float">
            <text:p>34650009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584291687076E+018" calcext:value-type="float">
            <text:p>1.47584291687076E+018</text:p>
          </table:table-cell>
          <table:table-cell office:value-type="float" office:value="1.47584291721787E+018" calcext:value-type="float">
            <text:p>1.47584291721787E+018</text:p>
          </table:table-cell>
          <table:table-cell/>
          <table:table-cell table:formula="of:= [.C394] - [.B394]" office:value-type="float" office:value="347109888" calcext:value-type="float">
            <text:p>34710988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584291707077E+018" calcext:value-type="float">
            <text:p>1.47584291707077E+018</text:p>
          </table:table-cell>
          <table:table-cell office:value-type="float" office:value="1.47584291741891E+018" calcext:value-type="float">
            <text:p>1.47584291741891E+018</text:p>
          </table:table-cell>
          <table:table-cell/>
          <table:table-cell table:formula="of:= [.C395] - [.B395]" office:value-type="float" office:value="348139776" calcext:value-type="float">
            <text:p>34813977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584291727076E+018" calcext:value-type="float">
            <text:p>1.47584291727076E+018</text:p>
          </table:table-cell>
          <table:table-cell office:value-type="float" office:value="1.47584291761954E+018" calcext:value-type="float">
            <text:p>1.47584291761954E+018</text:p>
          </table:table-cell>
          <table:table-cell/>
          <table:table-cell table:formula="of:= [.C396] - [.B396]" office:value-type="float" office:value="348780032" calcext:value-type="float">
            <text:p>34878003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584291747076E+018" calcext:value-type="float">
            <text:p>1.47584291747076E+018</text:p>
          </table:table-cell>
          <table:table-cell office:value-type="float" office:value="1.47584291782059E+018" calcext:value-type="float">
            <text:p>1.47584291782059E+018</text:p>
          </table:table-cell>
          <table:table-cell/>
          <table:table-cell table:formula="of:= [.C397] - [.B397]" office:value-type="float" office:value="349830144" calcext:value-type="float">
            <text:p>34983014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584291767076E+018" calcext:value-type="float">
            <text:p>1.47584291767076E+018</text:p>
          </table:table-cell>
          <table:table-cell office:value-type="float" office:value="1.47584291802122E+018" calcext:value-type="float">
            <text:p>1.47584291802122E+018</text:p>
          </table:table-cell>
          <table:table-cell/>
          <table:table-cell table:formula="of:= [.C398] - [.B398]" office:value-type="float" office:value="350460160" calcext:value-type="float">
            <text:p>35046016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584291787076E+018" calcext:value-type="float">
            <text:p>1.47584291787076E+018</text:p>
          </table:table-cell>
          <table:table-cell office:value-type="float" office:value="1.4758429182222E+018" calcext:value-type="float">
            <text:p>1.4758429182222E+018</text:p>
          </table:table-cell>
          <table:table-cell/>
          <table:table-cell table:formula="of:= [.C399] - [.B399]" office:value-type="float" office:value="351440128" calcext:value-type="float">
            <text:p>35144012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584291807076E+018" calcext:value-type="float">
            <text:p>1.47584291807076E+018</text:p>
          </table:table-cell>
          <table:table-cell office:value-type="float" office:value="1.47584291842303E+018" calcext:value-type="float">
            <text:p>1.47584291842303E+018</text:p>
          </table:table-cell>
          <table:table-cell/>
          <table:table-cell table:formula="of:= [.C400] - [.B400]" office:value-type="float" office:value="352270080" calcext:value-type="float">
            <text:p>3522700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584291827076E+018" calcext:value-type="float">
            <text:p>1.47584291827076E+018</text:p>
          </table:table-cell>
          <table:table-cell office:value-type="float" office:value="1.47584291862388E+018" calcext:value-type="float">
            <text:p>1.47584291862388E+018</text:p>
          </table:table-cell>
          <table:table-cell/>
          <table:table-cell table:formula="of:= [.C401] - [.B401]" office:value-type="float" office:value="353120000" calcext:value-type="float">
            <text:p>353120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584291847076E+018" calcext:value-type="float">
            <text:p>1.47584291847076E+018</text:p>
          </table:table-cell>
          <table:table-cell office:value-type="float" office:value="1.47584291882465E+018" calcext:value-type="float">
            <text:p>1.47584291882465E+018</text:p>
          </table:table-cell>
          <table:table-cell/>
          <table:table-cell table:formula="of:= [.C402] - [.B402]" office:value-type="float" office:value="353890048" calcext:value-type="float">
            <text:p>35389004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584291867076E+018" calcext:value-type="float">
            <text:p>1.47584291867076E+018</text:p>
          </table:table-cell>
          <table:table-cell office:value-type="float" office:value="1.47584291902557E+018" calcext:value-type="float">
            <text:p>1.47584291902557E+018</text:p>
          </table:table-cell>
          <table:table-cell/>
          <table:table-cell table:formula="of:= [.C403] - [.B403]" office:value-type="float" office:value="354810112" calcext:value-type="float">
            <text:p>35481011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584291887078E+018" calcext:value-type="float">
            <text:p>1.47584291887078E+018</text:p>
          </table:table-cell>
          <table:table-cell office:value-type="float" office:value="1.47584291922619E+018" calcext:value-type="float">
            <text:p>1.47584291922619E+018</text:p>
          </table:table-cell>
          <table:table-cell/>
          <table:table-cell table:formula="of:= [.C404] - [.B404]" office:value-type="float" office:value="355409920" calcext:value-type="float">
            <text:p>35540992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584291907077E+018" calcext:value-type="float">
            <text:p>1.47584291907077E+018</text:p>
          </table:table-cell>
          <table:table-cell office:value-type="float" office:value="1.47584291942723E+018" calcext:value-type="float">
            <text:p>1.47584291942723E+018</text:p>
          </table:table-cell>
          <table:table-cell/>
          <table:table-cell table:formula="of:= [.C405] - [.B405]" office:value-type="float" office:value="356460032" calcext:value-type="float">
            <text:p>35646003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584291927077E+018" calcext:value-type="float">
            <text:p>1.47584291927077E+018</text:p>
          </table:table-cell>
          <table:table-cell office:value-type="float" office:value="1.47584291962786E+018" calcext:value-type="float">
            <text:p>1.47584291962786E+018</text:p>
          </table:table-cell>
          <table:table-cell/>
          <table:table-cell table:formula="of:= [.C406] - [.B406]" office:value-type="float" office:value="357089792" calcext:value-type="float">
            <text:p>35708979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584291947076E+018" calcext:value-type="float">
            <text:p>1.47584291947076E+018</text:p>
          </table:table-cell>
          <table:table-cell office:value-type="float" office:value="1.47584291982891E+018" calcext:value-type="float">
            <text:p>1.47584291982891E+018</text:p>
          </table:table-cell>
          <table:table-cell/>
          <table:table-cell table:formula="of:= [.C407] - [.B407]" office:value-type="float" office:value="358149888" calcext:value-type="float">
            <text:p>35814988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584291967075E+018" calcext:value-type="float">
            <text:p>1.47584291967075E+018</text:p>
          </table:table-cell>
          <table:table-cell office:value-type="float" office:value="1.47584292002955E+018" calcext:value-type="float">
            <text:p>1.47584292002955E+018</text:p>
          </table:table-cell>
          <table:table-cell/>
          <table:table-cell table:formula="of:= [.C408] - [.B408]" office:value-type="float" office:value="358800128" calcext:value-type="float">
            <text:p>35880012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584291987077E+018" calcext:value-type="float">
            <text:p>1.47584291987077E+018</text:p>
          </table:table-cell>
          <table:table-cell office:value-type="float" office:value="1.47584292023051E+018" calcext:value-type="float">
            <text:p>1.47584292023051E+018</text:p>
          </table:table-cell>
          <table:table-cell/>
          <table:table-cell table:formula="of:= [.C409] - [.B409]" office:value-type="float" office:value="359740160" calcext:value-type="float">
            <text:p>35974016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584292007077E+018" calcext:value-type="float">
            <text:p>1.47584292007077E+018</text:p>
          </table:table-cell>
          <table:table-cell office:value-type="float" office:value="1.4758429204312E+018" calcext:value-type="float">
            <text:p>1.4758429204312E+018</text:p>
          </table:table-cell>
          <table:table-cell/>
          <table:table-cell table:formula="of:= [.C410] - [.B410]" office:value-type="float" office:value="360430080" calcext:value-type="float">
            <text:p>36043008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584292027076E+018" calcext:value-type="float">
            <text:p>1.47584292027076E+018</text:p>
          </table:table-cell>
          <table:table-cell office:value-type="float" office:value="1.47584292063217E+018" calcext:value-type="float">
            <text:p>1.47584292063217E+018</text:p>
          </table:table-cell>
          <table:table-cell/>
          <table:table-cell table:formula="of:= [.C411] - [.B411]" office:value-type="float" office:value="361410048" calcext:value-type="float">
            <text:p>36141004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584292047076E+018" calcext:value-type="float">
            <text:p>1.47584292047076E+018</text:p>
          </table:table-cell>
          <table:table-cell office:value-type="float" office:value="1.47584292083304E+018" calcext:value-type="float">
            <text:p>1.47584292083304E+018</text:p>
          </table:table-cell>
          <table:table-cell/>
          <table:table-cell table:formula="of:= [.C412] - [.B412]" office:value-type="float" office:value="362279936" calcext:value-type="float">
            <text:p>3622799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584292067076E+018" calcext:value-type="float">
            <text:p>1.47584292067076E+018</text:p>
          </table:table-cell>
          <table:table-cell office:value-type="float" office:value="1.47584292103387E+018" calcext:value-type="float">
            <text:p>1.47584292103387E+018</text:p>
          </table:table-cell>
          <table:table-cell/>
          <table:table-cell table:formula="of:= [.C413] - [.B413]" office:value-type="float" office:value="363109888" calcext:value-type="float">
            <text:p>36310988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584292087077E+018" calcext:value-type="float">
            <text:p>1.47584292087077E+018</text:p>
          </table:table-cell>
          <table:table-cell office:value-type="float" office:value="1.47584292123452E+018" calcext:value-type="float">
            <text:p>1.47584292123452E+018</text:p>
          </table:table-cell>
          <table:table-cell/>
          <table:table-cell table:formula="of:= [.C414] - [.B414]" office:value-type="float" office:value="363749888" calcext:value-type="float">
            <text:p>36374988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584292107076E+018" calcext:value-type="float">
            <text:p>1.47584292107076E+018</text:p>
          </table:table-cell>
          <table:table-cell office:value-type="float" office:value="1.47584292143556E+018" calcext:value-type="float">
            <text:p>1.47584292143556E+018</text:p>
          </table:table-cell>
          <table:table-cell/>
          <table:table-cell table:formula="of:= [.C415] - [.B415]" office:value-type="float" office:value="364800000" calcext:value-type="float">
            <text:p>364800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584292127076E+018" calcext:value-type="float">
            <text:p>1.47584292127076E+018</text:p>
          </table:table-cell>
          <table:table-cell office:value-type="float" office:value="1.47584292163627E+018" calcext:value-type="float">
            <text:p>1.47584292163627E+018</text:p>
          </table:table-cell>
          <table:table-cell/>
          <table:table-cell table:formula="of:= [.C416] - [.B416]" office:value-type="float" office:value="365510144" calcext:value-type="float">
            <text:p>365510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584292147076E+018" calcext:value-type="float">
            <text:p>1.47584292147076E+018</text:p>
          </table:table-cell>
          <table:table-cell office:value-type="float" office:value="1.47584292183724E+018" calcext:value-type="float">
            <text:p>1.47584292183724E+018</text:p>
          </table:table-cell>
          <table:table-cell/>
          <table:table-cell table:formula="of:= [.C417] - [.B417]" office:value-type="float" office:value="366480128" calcext:value-type="float">
            <text:p>36648012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584292167077E+018" calcext:value-type="float">
            <text:p>1.47584292167077E+018</text:p>
          </table:table-cell>
          <table:table-cell office:value-type="float" office:value="1.4758429220379E+018" calcext:value-type="float">
            <text:p>1.4758429220379E+018</text:p>
          </table:table-cell>
          <table:table-cell/>
          <table:table-cell table:formula="of:= [.C418] - [.B418]" office:value-type="float" office:value="367130112" calcext:value-type="float">
            <text:p>3671301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584292187077E+018" calcext:value-type="float">
            <text:p>1.47584292187077E+018</text:p>
          </table:table-cell>
          <table:table-cell office:value-type="float" office:value="1.4758429222391E+018" calcext:value-type="float">
            <text:p>1.4758429222391E+018</text:p>
          </table:table-cell>
          <table:table-cell/>
          <table:table-cell table:formula="of:= [.C419] - [.B419]" office:value-type="float" office:value="368330240" calcext:value-type="float">
            <text:p>36833024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584292207077E+018" calcext:value-type="float">
            <text:p>1.47584292207077E+018</text:p>
          </table:table-cell>
          <table:table-cell office:value-type="float" office:value="1.47584292243966E+018" calcext:value-type="float">
            <text:p>1.47584292243966E+018</text:p>
          </table:table-cell>
          <table:table-cell/>
          <table:table-cell table:formula="of:= [.C420] - [.B420]" office:value-type="float" office:value="368889600" calcext:value-type="float">
            <text:p>3688896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584292227076E+018" calcext:value-type="float">
            <text:p>1.47584292227076E+018</text:p>
          </table:table-cell>
          <table:table-cell office:value-type="float" office:value="1.47584292264063E+018" calcext:value-type="float">
            <text:p>1.47584292264063E+018</text:p>
          </table:table-cell>
          <table:table-cell/>
          <table:table-cell table:formula="of:= [.C421] - [.B421]" office:value-type="float" office:value="369869824" calcext:value-type="float">
            <text:p>36986982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584292247076E+018" calcext:value-type="float">
            <text:p>1.47584292247076E+018</text:p>
          </table:table-cell>
          <table:table-cell office:value-type="float" office:value="1.47584292284134E+018" calcext:value-type="float">
            <text:p>1.47584292284134E+018</text:p>
          </table:table-cell>
          <table:table-cell/>
          <table:table-cell table:formula="of:= [.C422] - [.B422]" office:value-type="float" office:value="370579968" calcext:value-type="float">
            <text:p>37057996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584292267075E+018" calcext:value-type="float">
            <text:p>1.47584292267075E+018</text:p>
          </table:table-cell>
          <table:table-cell office:value-type="float" office:value="1.47584292304231E+018" calcext:value-type="float">
            <text:p>1.47584292304231E+018</text:p>
          </table:table-cell>
          <table:table-cell/>
          <table:table-cell table:formula="of:= [.C423] - [.B423]" office:value-type="float" office:value="371559936" calcext:value-type="float">
            <text:p>37155993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584292287076E+018" calcext:value-type="float">
            <text:p>1.47584292287076E+018</text:p>
          </table:table-cell>
          <table:table-cell office:value-type="float" office:value="1.47584292324316E+018" calcext:value-type="float">
            <text:p>1.47584292324316E+018</text:p>
          </table:table-cell>
          <table:table-cell/>
          <table:table-cell table:formula="of:= [.C424] - [.B424]" office:value-type="float" office:value="372400128" calcext:value-type="float">
            <text:p>37240012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584292307076E+018" calcext:value-type="float">
            <text:p>1.47584292307076E+018</text:p>
          </table:table-cell>
          <table:table-cell office:value-type="float" office:value="1.47584292344404E+018" calcext:value-type="float">
            <text:p>1.47584292344404E+018</text:p>
          </table:table-cell>
          <table:table-cell/>
          <table:table-cell table:formula="of:= [.C425] - [.B425]" office:value-type="float" office:value="373280000" calcext:value-type="float">
            <text:p>373280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584292327076E+018" calcext:value-type="float">
            <text:p>1.47584292327076E+018</text:p>
          </table:table-cell>
          <table:table-cell office:value-type="float" office:value="1.47584292364465E+018" calcext:value-type="float">
            <text:p>1.47584292364465E+018</text:p>
          </table:table-cell>
          <table:table-cell/>
          <table:table-cell table:formula="of:= [.C426] - [.B426]" office:value-type="float" office:value="373890048" calcext:value-type="float">
            <text:p>37389004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584292347076E+018" calcext:value-type="float">
            <text:p>1.47584292347076E+018</text:p>
          </table:table-cell>
          <table:table-cell office:value-type="float" office:value="1.4758429238457E+018" calcext:value-type="float">
            <text:p>1.4758429238457E+018</text:p>
          </table:table-cell>
          <table:table-cell/>
          <table:table-cell table:formula="of:= [.C427] - [.B427]" office:value-type="float" office:value="374940160" calcext:value-type="float">
            <text:p>37494016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584292367075E+018" calcext:value-type="float">
            <text:p>1.47584292367075E+018</text:p>
          </table:table-cell>
          <table:table-cell office:value-type="float" office:value="1.47584292404634E+018" calcext:value-type="float">
            <text:p>1.47584292404634E+018</text:p>
          </table:table-cell>
          <table:table-cell/>
          <table:table-cell table:formula="of:= [.C428] - [.B428]" office:value-type="float" office:value="375590144" calcext:value-type="float">
            <text:p>37559014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584292387076E+018" calcext:value-type="float">
            <text:p>1.47584292387076E+018</text:p>
          </table:table-cell>
          <table:table-cell office:value-type="float" office:value="1.47584292424738E+018" calcext:value-type="float">
            <text:p>1.47584292424738E+018</text:p>
          </table:table-cell>
          <table:table-cell/>
          <table:table-cell table:formula="of:= [.C429] - [.B429]" office:value-type="float" office:value="376620032" calcext:value-type="float">
            <text:p>3766200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584292407076E+018" calcext:value-type="float">
            <text:p>1.47584292407076E+018</text:p>
          </table:table-cell>
          <table:table-cell office:value-type="float" office:value="1.47584292444798E+018" calcext:value-type="float">
            <text:p>1.47584292444798E+018</text:p>
          </table:table-cell>
          <table:table-cell/>
          <table:table-cell table:formula="of:= [.C430] - [.B430]" office:value-type="float" office:value="377220096" calcext:value-type="float">
            <text:p>37722009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584292427076E+018" calcext:value-type="float">
            <text:p>1.47584292427076E+018</text:p>
          </table:table-cell>
          <table:table-cell office:value-type="float" office:value="1.47584292464897E+018" calcext:value-type="float">
            <text:p>1.47584292464897E+018</text:p>
          </table:table-cell>
          <table:table-cell/>
          <table:table-cell table:formula="of:= [.C431] - [.B431]" office:value-type="float" office:value="378210048" calcext:value-type="float">
            <text:p>37821004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584292447076E+018" calcext:value-type="float">
            <text:p>1.47584292447076E+018</text:p>
          </table:table-cell>
          <table:table-cell office:value-type="float" office:value="1.47584292484968E+018" calcext:value-type="float">
            <text:p>1.47584292484968E+018</text:p>
          </table:table-cell>
          <table:table-cell/>
          <table:table-cell table:formula="of:= [.C432] - [.B432]" office:value-type="float" office:value="378920192" calcext:value-type="float">
            <text:p>37892019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584292467076E+018" calcext:value-type="float">
            <text:p>1.47584292467076E+018</text:p>
          </table:table-cell>
          <table:table-cell office:value-type="float" office:value="1.47584292505064E+018" calcext:value-type="float">
            <text:p>1.47584292505064E+018</text:p>
          </table:table-cell>
          <table:table-cell/>
          <table:table-cell table:formula="of:= [.C433] - [.B433]" office:value-type="float" office:value="379879936" calcext:value-type="float">
            <text:p>37987993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584292487077E+018" calcext:value-type="float">
            <text:p>1.47584292487077E+018</text:p>
          </table:table-cell>
          <table:table-cell office:value-type="float" office:value="1.47584292525127E+018" calcext:value-type="float">
            <text:p>1.47584292525127E+018</text:p>
          </table:table-cell>
          <table:table-cell/>
          <table:table-cell table:formula="of:= [.C434] - [.B434]" office:value-type="float" office:value="380499712" calcext:value-type="float">
            <text:p>38049971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584292507077E+018" calcext:value-type="float">
            <text:p>1.47584292507077E+018</text:p>
          </table:table-cell>
          <table:table-cell office:value-type="float" office:value="1.47584292545229E+018" calcext:value-type="float">
            <text:p>1.47584292545229E+018</text:p>
          </table:table-cell>
          <table:table-cell/>
          <table:table-cell table:formula="of:= [.C435] - [.B435]" office:value-type="float" office:value="381520128" calcext:value-type="float">
            <text:p>38152012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584292527076E+018" calcext:value-type="float">
            <text:p>1.47584292527076E+018</text:p>
          </table:table-cell>
          <table:table-cell office:value-type="float" office:value="1.4758429256531E+018" calcext:value-type="float">
            <text:p>1.4758429256531E+018</text:p>
          </table:table-cell>
          <table:table-cell/>
          <table:table-cell table:formula="of:= [.C436] - [.B436]" office:value-type="float" office:value="382339840" calcext:value-type="float">
            <text:p>38233984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584292547076E+018" calcext:value-type="float">
            <text:p>1.47584292547076E+018</text:p>
          </table:table-cell>
          <table:table-cell office:value-type="float" office:value="1.47584292585402E+018" calcext:value-type="float">
            <text:p>1.47584292585402E+018</text:p>
          </table:table-cell>
          <table:table-cell/>
          <table:table-cell table:formula="of:= [.C437] - [.B437]" office:value-type="float" office:value="383259904" calcext:value-type="float">
            <text:p>38325990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584292567075E+018" calcext:value-type="float">
            <text:p>1.47584292567075E+018</text:p>
          </table:table-cell>
          <table:table-cell office:value-type="float" office:value="1.47584292605471E+018" calcext:value-type="float">
            <text:p>1.47584292605471E+018</text:p>
          </table:table-cell>
          <table:table-cell/>
          <table:table-cell table:formula="of:= [.C438] - [.B438]" office:value-type="float" office:value="383960064" calcext:value-type="float">
            <text:p>38396006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584292587076E+018" calcext:value-type="float">
            <text:p>1.47584292587076E+018</text:p>
          </table:table-cell>
          <table:table-cell office:value-type="float" office:value="1.47584292625574E+018" calcext:value-type="float">
            <text:p>1.47584292625574E+018</text:p>
          </table:table-cell>
          <table:table-cell/>
          <table:table-cell table:formula="of:= [.C439] - [.B439]" office:value-type="float" office:value="384979968" calcext:value-type="float">
            <text:p>38497996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584292607076E+018" calcext:value-type="float">
            <text:p>1.47584292607076E+018</text:p>
          </table:table-cell>
          <table:table-cell office:value-type="float" office:value="1.47584292645637E+018" calcext:value-type="float">
            <text:p>1.47584292645637E+018</text:p>
          </table:table-cell>
          <table:table-cell/>
          <table:table-cell table:formula="of:= [.C440] - [.B440]" office:value-type="float" office:value="385609984" calcext:value-type="float">
            <text:p>38560998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584292627076E+018" calcext:value-type="float">
            <text:p>1.47584292627076E+018</text:p>
          </table:table-cell>
          <table:table-cell office:value-type="float" office:value="1.47584292665731E+018" calcext:value-type="float">
            <text:p>1.47584292665731E+018</text:p>
          </table:table-cell>
          <table:table-cell/>
          <table:table-cell table:formula="of:= [.C441] - [.B441]" office:value-type="float" office:value="386550272" calcext:value-type="float">
            <text:p>38655027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584292647076E+018" calcext:value-type="float">
            <text:p>1.47584292647076E+018</text:p>
          </table:table-cell>
          <table:table-cell office:value-type="float" office:value="1.47584292685802E+018" calcext:value-type="float">
            <text:p>1.47584292685802E+018</text:p>
          </table:table-cell>
          <table:table-cell/>
          <table:table-cell table:formula="of:= [.C442] - [.B442]" office:value-type="float" office:value="387260160" calcext:value-type="float">
            <text:p>38726016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584292667075E+018" calcext:value-type="float">
            <text:p>1.47584292667075E+018</text:p>
          </table:table-cell>
          <table:table-cell office:value-type="float" office:value="1.47584292705899E+018" calcext:value-type="float">
            <text:p>1.47584292705899E+018</text:p>
          </table:table-cell>
          <table:table-cell/>
          <table:table-cell table:formula="of:= [.C443] - [.B443]" office:value-type="float" office:value="388240128" calcext:value-type="float">
            <text:p>38824012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584292687076E+018" calcext:value-type="float">
            <text:p>1.47584292687076E+018</text:p>
          </table:table-cell>
          <table:table-cell office:value-type="float" office:value="1.47584292725963E+018" calcext:value-type="float">
            <text:p>1.47584292725963E+018</text:p>
          </table:table-cell>
          <table:table-cell/>
          <table:table-cell table:formula="of:= [.C444] - [.B444]" office:value-type="float" office:value="388870144" calcext:value-type="float">
            <text:p>38887014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584292707076E+018" calcext:value-type="float">
            <text:p>1.47584292707076E+018</text:p>
          </table:table-cell>
          <table:table-cell office:value-type="float" office:value="1.47584292746063E+018" calcext:value-type="float">
            <text:p>1.47584292746063E+018</text:p>
          </table:table-cell>
          <table:table-cell/>
          <table:table-cell table:formula="of:= [.C445] - [.B445]" office:value-type="float" office:value="389870080" calcext:value-type="float">
            <text:p>38987008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584292727077E+018" calcext:value-type="float">
            <text:p>1.47584292727077E+018</text:p>
          </table:table-cell>
          <table:table-cell office:value-type="float" office:value="1.47584292766126E+018" calcext:value-type="float">
            <text:p>1.47584292766126E+018</text:p>
          </table:table-cell>
          <table:table-cell/>
          <table:table-cell table:formula="of:= [.C446] - [.B446]" office:value-type="float" office:value="390490112" calcext:value-type="float">
            <text:p>3904901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584292747075E+018" calcext:value-type="float">
            <text:p>1.47584292747075E+018</text:p>
          </table:table-cell>
          <table:table-cell office:value-type="float" office:value="1.47584292786229E+018" calcext:value-type="float">
            <text:p>1.47584292786229E+018</text:p>
          </table:table-cell>
          <table:table-cell/>
          <table:table-cell table:formula="of:= [.C447] - [.B447]" office:value-type="float" office:value="391539968" calcext:value-type="float">
            <text:p>39153996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584292767075E+018" calcext:value-type="float">
            <text:p>1.47584292767075E+018</text:p>
          </table:table-cell>
          <table:table-cell office:value-type="float" office:value="1.47584292806308E+018" calcext:value-type="float">
            <text:p>1.47584292806308E+018</text:p>
          </table:table-cell>
          <table:table-cell/>
          <table:table-cell table:formula="of:= [.C448] - [.B448]" office:value-type="float" office:value="392329728" calcext:value-type="float">
            <text:p>39232972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584292787076E+018" calcext:value-type="float">
            <text:p>1.47584292787076E+018</text:p>
          </table:table-cell>
          <table:table-cell office:value-type="float" office:value="1.47584292826395E+018" calcext:value-type="float">
            <text:p>1.47584292826395E+018</text:p>
          </table:table-cell>
          <table:table-cell/>
          <table:table-cell table:formula="of:= [.C449] - [.B449]" office:value-type="float" office:value="393190144" calcext:value-type="float">
            <text:p>39319014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584292807076E+018" calcext:value-type="float">
            <text:p>1.47584292807076E+018</text:p>
          </table:table-cell>
          <table:table-cell office:value-type="float" office:value="1.47584292846459E+018" calcext:value-type="float">
            <text:p>1.47584292846459E+018</text:p>
          </table:table-cell>
          <table:table-cell/>
          <table:table-cell table:formula="of:= [.C450] - [.B450]" office:value-type="float" office:value="393830144" calcext:value-type="float">
            <text:p>39383014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584292827076E+018" calcext:value-type="float">
            <text:p>1.47584292827076E+018</text:p>
          </table:table-cell>
          <table:table-cell office:value-type="float" office:value="1.47584292866557E+018" calcext:value-type="float">
            <text:p>1.47584292866557E+018</text:p>
          </table:table-cell>
          <table:table-cell/>
          <table:table-cell table:formula="of:= [.C451] - [.B451]" office:value-type="float" office:value="394809856" calcext:value-type="float">
            <text:p>39480985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584292847075E+018" calcext:value-type="float">
            <text:p>1.47584292847075E+018</text:p>
          </table:table-cell>
          <table:table-cell office:value-type="float" office:value="1.47584292886633E+018" calcext:value-type="float">
            <text:p>1.47584292886633E+018</text:p>
          </table:table-cell>
          <table:table-cell/>
          <table:table-cell table:formula="of:= [.C452] - [.B452]" office:value-type="float" office:value="395579904" calcext:value-type="float">
            <text:p>39557990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584292867075E+018" calcext:value-type="float">
            <text:p>1.47584292867075E+018</text:p>
          </table:table-cell>
          <table:table-cell office:value-type="float" office:value="1.47584292906731E+018" calcext:value-type="float">
            <text:p>1.47584292906731E+018</text:p>
          </table:table-cell>
          <table:table-cell/>
          <table:table-cell table:formula="of:= [.C453] - [.B453]" office:value-type="float" office:value="396560128" calcext:value-type="float">
            <text:p>39656012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584292887076E+018" calcext:value-type="float">
            <text:p>1.47584292887076E+018</text:p>
          </table:table-cell>
          <table:table-cell office:value-type="float" office:value="1.47584292926793E+018" calcext:value-type="float">
            <text:p>1.47584292926793E+018</text:p>
          </table:table-cell>
          <table:table-cell/>
          <table:table-cell table:formula="of:= [.C454] - [.B454]" office:value-type="float" office:value="397170176" calcext:value-type="float">
            <text:p>39717017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584292907076E+018" calcext:value-type="float">
            <text:p>1.47584292907076E+018</text:p>
          </table:table-cell>
          <table:table-cell office:value-type="float" office:value="1.47584292946892E+018" calcext:value-type="float">
            <text:p>1.47584292946892E+018</text:p>
          </table:table-cell>
          <table:table-cell/>
          <table:table-cell table:formula="of:= [.C455] - [.B455]" office:value-type="float" office:value="398159872" calcext:value-type="float">
            <text:p>39815987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584292927076E+018" calcext:value-type="float">
            <text:p>1.47584292927076E+018</text:p>
          </table:table-cell>
          <table:table-cell office:value-type="float" office:value="1.47584292966959E+018" calcext:value-type="float">
            <text:p>1.47584292966959E+018</text:p>
          </table:table-cell>
          <table:table-cell/>
          <table:table-cell table:formula="of:= [.C456] - [.B456]" office:value-type="float" office:value="398830080" calcext:value-type="float">
            <text:p>39883008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584292947076E+018" calcext:value-type="float">
            <text:p>1.47584292947076E+018</text:p>
          </table:table-cell>
          <table:table-cell office:value-type="float" office:value="1.47584292987069E+018" calcext:value-type="float">
            <text:p>1.47584292987069E+018</text:p>
          </table:table-cell>
          <table:table-cell/>
          <table:table-cell table:formula="of:= [.C457] - [.B457]" office:value-type="float" office:value="399929856" calcext:value-type="float">
            <text:p>39992985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584292967075E+018" calcext:value-type="float">
            <text:p>1.47584292967075E+018</text:p>
          </table:table-cell>
          <table:table-cell office:value-type="float" office:value="1.4758429300718E+018" calcext:value-type="float">
            <text:p>1.4758429300718E+018</text:p>
          </table:table-cell>
          <table:table-cell/>
          <table:table-cell table:formula="of:= [.C458] - [.B458]" office:value-type="float" office:value="401050112" calcext:value-type="float">
            <text:p>40105011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584292987114E+018" calcext:value-type="float">
            <text:p>1.47584292987114E+018</text:p>
          </table:table-cell>
          <table:table-cell office:value-type="float" office:value="1.47584293027224E+018" calcext:value-type="float">
            <text:p>1.47584293027224E+018</text:p>
          </table:table-cell>
          <table:table-cell/>
          <table:table-cell table:formula="of:= [.C459] - [.B459]" office:value-type="float" office:value="401100288" calcext:value-type="float">
            <text:p>40110028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584293007078E+018" calcext:value-type="float">
            <text:p>1.47584293007078E+018</text:p>
          </table:table-cell>
          <table:table-cell office:value-type="float" office:value="1.4758429304731E+018" calcext:value-type="float">
            <text:p>1.4758429304731E+018</text:p>
          </table:table-cell>
          <table:table-cell/>
          <table:table-cell table:formula="of:= [.C460] - [.B460]" office:value-type="float" office:value="402319872" calcext:value-type="float">
            <text:p>40231987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584293027079E+018" calcext:value-type="float">
            <text:p>1.47584293027079E+018</text:p>
          </table:table-cell>
          <table:table-cell office:value-type="float" office:value="1.47584293067402E+018" calcext:value-type="float">
            <text:p>1.47584293067402E+018</text:p>
          </table:table-cell>
          <table:table-cell/>
          <table:table-cell table:formula="of:= [.C461] - [.B461]" office:value-type="float" office:value="403229696" calcext:value-type="float">
            <text:p>40322969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584293047077E+018" calcext:value-type="float">
            <text:p>1.47584293047077E+018</text:p>
          </table:table-cell>
          <table:table-cell office:value-type="float" office:value="1.4758429308747E+018" calcext:value-type="float">
            <text:p>1.4758429308747E+018</text:p>
          </table:table-cell>
          <table:table-cell/>
          <table:table-cell table:formula="of:= [.C462] - [.B462]" office:value-type="float" office:value="403930112" calcext:value-type="float">
            <text:p>40393011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584293067076E+018" calcext:value-type="float">
            <text:p>1.47584293067076E+018</text:p>
          </table:table-cell>
          <table:table-cell office:value-type="float" office:value="1.47584293107533E+018" calcext:value-type="float">
            <text:p>1.47584293107533E+018</text:p>
          </table:table-cell>
          <table:table-cell/>
          <table:table-cell table:formula="of:= [.C463] - [.B463]" office:value-type="float" office:value="404569856" calcext:value-type="float">
            <text:p>40456985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584293087077E+018" calcext:value-type="float">
            <text:p>1.47584293087077E+018</text:p>
          </table:table-cell>
          <table:table-cell office:value-type="float" office:value="1.47584293127646E+018" calcext:value-type="float">
            <text:p>1.47584293127646E+018</text:p>
          </table:table-cell>
          <table:table-cell/>
          <table:table-cell table:formula="of:= [.C464] - [.B464]" office:value-type="float" office:value="405690112" calcext:value-type="float">
            <text:p>4056901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584293107077E+018" calcext:value-type="float">
            <text:p>1.47584293107077E+018</text:p>
          </table:table-cell>
          <table:table-cell office:value-type="float" office:value="1.47584293147713E+018" calcext:value-type="float">
            <text:p>1.47584293147713E+018</text:p>
          </table:table-cell>
          <table:table-cell/>
          <table:table-cell table:formula="of:= [.C465] - [.B465]" office:value-type="float" office:value="406360064" calcext:value-type="float">
            <text:p>40636006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584293127077E+018" calcext:value-type="float">
            <text:p>1.47584293127077E+018</text:p>
          </table:table-cell>
          <table:table-cell office:value-type="float" office:value="1.47584293167776E+018" calcext:value-type="float">
            <text:p>1.47584293167776E+018</text:p>
          </table:table-cell>
          <table:table-cell/>
          <table:table-cell table:formula="of:= [.C466] - [.B466]" office:value-type="float" office:value="406990080" calcext:value-type="float">
            <text:p>40699008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584293147076E+018" calcext:value-type="float">
            <text:p>1.47584293147076E+018</text:p>
          </table:table-cell>
          <table:table-cell office:value-type="float" office:value="1.47584293187888E+018" calcext:value-type="float">
            <text:p>1.47584293187888E+018</text:p>
          </table:table-cell>
          <table:table-cell/>
          <table:table-cell table:formula="of:= [.C467] - [.B467]" office:value-type="float" office:value="408120064" calcext:value-type="float">
            <text:p>4081200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584293167076E+018" calcext:value-type="float">
            <text:p>1.47584293167076E+018</text:p>
          </table:table-cell>
          <table:table-cell office:value-type="float" office:value="1.47584293207954E+018" calcext:value-type="float">
            <text:p>1.47584293207954E+018</text:p>
          </table:table-cell>
          <table:table-cell/>
          <table:table-cell table:formula="of:= [.C468] - [.B468]" office:value-type="float" office:value="408780032" calcext:value-type="float">
            <text:p>40878003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584293187077E+018" calcext:value-type="float">
            <text:p>1.47584293187077E+018</text:p>
          </table:table-cell>
          <table:table-cell office:value-type="float" office:value="1.4758429322802E+018" calcext:value-type="float">
            <text:p>1.4758429322802E+018</text:p>
          </table:table-cell>
          <table:table-cell/>
          <table:table-cell table:formula="of:= [.C469] - [.B469]" office:value-type="float" office:value="409430016" calcext:value-type="float">
            <text:p>4094300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584293207077E+018" calcext:value-type="float">
            <text:p>1.47584293207077E+018</text:p>
          </table:table-cell>
          <table:table-cell office:value-type="float" office:value="1.47584293248131E+018" calcext:value-type="float">
            <text:p>1.47584293248131E+018</text:p>
          </table:table-cell>
          <table:table-cell/>
          <table:table-cell table:formula="of:= [.C470] - [.B470]" office:value-type="float" office:value="410540032" calcext:value-type="float">
            <text:p>41054003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584293227077E+018" calcext:value-type="float">
            <text:p>1.47584293227077E+018</text:p>
          </table:table-cell>
          <table:table-cell office:value-type="float" office:value="1.47584293268195E+018" calcext:value-type="float">
            <text:p>1.47584293268195E+018</text:p>
          </table:table-cell>
          <table:table-cell/>
          <table:table-cell table:formula="of:= [.C471] - [.B471]" office:value-type="float" office:value="411180032" calcext:value-type="float">
            <text:p>41118003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584293247077E+018" calcext:value-type="float">
            <text:p>1.47584293247077E+018</text:p>
          </table:table-cell>
          <table:table-cell office:value-type="float" office:value="1.47584293288265E+018" calcext:value-type="float">
            <text:p>1.47584293288265E+018</text:p>
          </table:table-cell>
          <table:table-cell/>
          <table:table-cell table:formula="of:= [.C472] - [.B472]" office:value-type="float" office:value="411879936" calcext:value-type="float">
            <text:p>41187993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584293267076E+018" calcext:value-type="float">
            <text:p>1.47584293267076E+018</text:p>
          </table:table-cell>
          <table:table-cell office:value-type="float" office:value="1.47584293308383E+018" calcext:value-type="float">
            <text:p>1.47584293308383E+018</text:p>
          </table:table-cell>
          <table:table-cell/>
          <table:table-cell table:formula="of:= [.C473] - [.B473]" office:value-type="float" office:value="413070080" calcext:value-type="float">
            <text:p>41307008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584293287077E+018" calcext:value-type="float">
            <text:p>1.47584293287077E+018</text:p>
          </table:table-cell>
          <table:table-cell office:value-type="float" office:value="1.47584293328454E+018" calcext:value-type="float">
            <text:p>1.47584293328454E+018</text:p>
          </table:table-cell>
          <table:table-cell/>
          <table:table-cell table:formula="of:= [.C474] - [.B474]" office:value-type="float" office:value="413769728" calcext:value-type="float">
            <text:p>41376972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584293307077E+018" calcext:value-type="float">
            <text:p>1.47584293307077E+018</text:p>
          </table:table-cell>
          <table:table-cell office:value-type="float" office:value="1.47584293348515E+018" calcext:value-type="float">
            <text:p>1.47584293348515E+018</text:p>
          </table:table-cell>
          <table:table-cell/>
          <table:table-cell table:formula="of:= [.C475] - [.B475]" office:value-type="float" office:value="414379776" calcext:value-type="float">
            <text:p>41437977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584293327077E+018" calcext:value-type="float">
            <text:p>1.47584293327077E+018</text:p>
          </table:table-cell>
          <table:table-cell office:value-type="float" office:value="1.47584293368627E+018" calcext:value-type="float">
            <text:p>1.47584293368627E+018</text:p>
          </table:table-cell>
          <table:table-cell/>
          <table:table-cell table:formula="of:= [.C476] - [.B476]" office:value-type="float" office:value="415499776" calcext:value-type="float">
            <text:p>41549977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584293347076E+018" calcext:value-type="float">
            <text:p>1.47584293347076E+018</text:p>
          </table:table-cell>
          <table:table-cell office:value-type="float" office:value="1.47584293388697E+018" calcext:value-type="float">
            <text:p>1.47584293388697E+018</text:p>
          </table:table-cell>
          <table:table-cell/>
          <table:table-cell table:formula="of:= [.C477] - [.B477]" office:value-type="float" office:value="416210176" calcext:value-type="float">
            <text:p>4162101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584293367076E+018" calcext:value-type="float">
            <text:p>1.47584293367076E+018</text:p>
          </table:table-cell>
          <table:table-cell office:value-type="float" office:value="1.4758429340876E+018" calcext:value-type="float">
            <text:p>1.4758429340876E+018</text:p>
          </table:table-cell>
          <table:table-cell/>
          <table:table-cell table:formula="of:= [.C478] - [.B478]" office:value-type="float" office:value="416840192" calcext:value-type="float">
            <text:p>41684019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584293387077E+018" calcext:value-type="float">
            <text:p>1.47584293387077E+018</text:p>
          </table:table-cell>
          <table:table-cell office:value-type="float" office:value="1.47584293428871E+018" calcext:value-type="float">
            <text:p>1.47584293428871E+018</text:p>
          </table:table-cell>
          <table:table-cell/>
          <table:table-cell table:formula="of:= [.C479] - [.B479]" office:value-type="float" office:value="417940224" calcext:value-type="float">
            <text:p>41794022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584293407077E+018" calcext:value-type="float">
            <text:p>1.47584293407077E+018</text:p>
          </table:table-cell>
          <table:table-cell office:value-type="float" office:value="1.47584293448935E+018" calcext:value-type="float">
            <text:p>1.47584293448935E+018</text:p>
          </table:table-cell>
          <table:table-cell/>
          <table:table-cell table:formula="of:= [.C480] - [.B480]" office:value-type="float" office:value="418579968" calcext:value-type="float">
            <text:p>41857996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584293427077E+018" calcext:value-type="float">
            <text:p>1.47584293427077E+018</text:p>
          </table:table-cell>
          <table:table-cell office:value-type="float" office:value="1.47584293469002E+018" calcext:value-type="float">
            <text:p>1.47584293469002E+018</text:p>
          </table:table-cell>
          <table:table-cell/>
          <table:table-cell table:formula="of:= [.C481] - [.B481]" office:value-type="float" office:value="419249920" calcext:value-type="float">
            <text:p>41924992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584293447077E+018" calcext:value-type="float">
            <text:p>1.47584293447077E+018</text:p>
          </table:table-cell>
          <table:table-cell office:value-type="float" office:value="1.47584293489113E+018" calcext:value-type="float">
            <text:p>1.47584293489113E+018</text:p>
          </table:table-cell>
          <table:table-cell/>
          <table:table-cell table:formula="of:= [.C482] - [.B482]" office:value-type="float" office:value="420359936" calcext:value-type="float">
            <text:p>42035993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584293467076E+018" calcext:value-type="float">
            <text:p>1.47584293467076E+018</text:p>
          </table:table-cell>
          <table:table-cell office:value-type="float" office:value="1.47584293509178E+018" calcext:value-type="float">
            <text:p>1.47584293509178E+018</text:p>
          </table:table-cell>
          <table:table-cell/>
          <table:table-cell table:formula="of:= [.C483] - [.B483]" office:value-type="float" office:value="421020160" calcext:value-type="float">
            <text:p>42102016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584293487079E+018" calcext:value-type="float">
            <text:p>1.47584293487079E+018</text:p>
          </table:table-cell>
          <table:table-cell office:value-type="float" office:value="1.47584293529249E+018" calcext:value-type="float">
            <text:p>1.47584293529249E+018</text:p>
          </table:table-cell>
          <table:table-cell/>
          <table:table-cell table:formula="of:= [.C484] - [.B484]" office:value-type="float" office:value="421700096" calcext:value-type="float">
            <text:p>42170009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584293507078E+018" calcext:value-type="float">
            <text:p>1.47584293507078E+018</text:p>
          </table:table-cell>
          <table:table-cell office:value-type="float" office:value="1.47584293549371E+018" calcext:value-type="float">
            <text:p>1.47584293549371E+018</text:p>
          </table:table-cell>
          <table:table-cell/>
          <table:table-cell table:formula="of:= [.C485] - [.B485]" office:value-type="float" office:value="422929920" calcext:value-type="float">
            <text:p>4229299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584293527077E+018" calcext:value-type="float">
            <text:p>1.47584293527077E+018</text:p>
          </table:table-cell>
          <table:table-cell office:value-type="float" office:value="1.47584293569439E+018" calcext:value-type="float">
            <text:p>1.47584293569439E+018</text:p>
          </table:table-cell>
          <table:table-cell/>
          <table:table-cell table:formula="of:= [.C486] - [.B486]" office:value-type="float" office:value="423620096" calcext:value-type="float">
            <text:p>42362009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584293547077E+018" calcext:value-type="float">
            <text:p>1.47584293547077E+018</text:p>
          </table:table-cell>
          <table:table-cell office:value-type="float" office:value="1.47584293589504E+018" calcext:value-type="float">
            <text:p>1.47584293589504E+018</text:p>
          </table:table-cell>
          <table:table-cell/>
          <table:table-cell table:formula="of:= [.C487] - [.B487]" office:value-type="float" office:value="424269824" calcext:value-type="float">
            <text:p>42426982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584293567076E+018" calcext:value-type="float">
            <text:p>1.47584293567076E+018</text:p>
          </table:table-cell>
          <table:table-cell office:value-type="float" office:value="1.47584293609613E+018" calcext:value-type="float">
            <text:p>1.47584293609613E+018</text:p>
          </table:table-cell>
          <table:table-cell/>
          <table:table-cell table:formula="of:= [.C488] - [.B488]" office:value-type="float" office:value="425369856" calcext:value-type="float">
            <text:p>42536985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584293587077E+018" calcext:value-type="float">
            <text:p>1.47584293587077E+018</text:p>
          </table:table-cell>
          <table:table-cell office:value-type="float" office:value="1.47584293629682E+018" calcext:value-type="float">
            <text:p>1.47584293629682E+018</text:p>
          </table:table-cell>
          <table:table-cell/>
          <table:table-cell table:formula="of:= [.C489] - [.B489]" office:value-type="float" office:value="426050048" calcext:value-type="float">
            <text:p>42605004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584293607077E+018" calcext:value-type="float">
            <text:p>1.47584293607077E+018</text:p>
          </table:table-cell>
          <table:table-cell office:value-type="float" office:value="1.47584293649745E+018" calcext:value-type="float">
            <text:p>1.47584293649745E+018</text:p>
          </table:table-cell>
          <table:table-cell/>
          <table:table-cell table:formula="of:= [.C490] - [.B490]" office:value-type="float" office:value="426680064" calcext:value-type="float">
            <text:p>42668006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584293627077E+018" calcext:value-type="float">
            <text:p>1.47584293627077E+018</text:p>
          </table:table-cell>
          <table:table-cell office:value-type="float" office:value="1.47584293669858E+018" calcext:value-type="float">
            <text:p>1.47584293669858E+018</text:p>
          </table:table-cell>
          <table:table-cell/>
          <table:table-cell table:formula="of:= [.C491] - [.B491]" office:value-type="float" office:value="427810304" calcext:value-type="float">
            <text:p>4278103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584293647076E+018" calcext:value-type="float">
            <text:p>1.47584293647076E+018</text:p>
          </table:table-cell>
          <table:table-cell office:value-type="float" office:value="1.47584293689925E+018" calcext:value-type="float">
            <text:p>1.47584293689925E+018</text:p>
          </table:table-cell>
          <table:table-cell/>
          <table:table-cell table:formula="of:= [.C492] - [.B492]" office:value-type="float" office:value="428490240" calcext:value-type="float">
            <text:p>42849024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584293667076E+018" calcext:value-type="float">
            <text:p>1.47584293667076E+018</text:p>
          </table:table-cell>
          <table:table-cell office:value-type="float" office:value="1.47584293709989E+018" calcext:value-type="float">
            <text:p>1.47584293709989E+018</text:p>
          </table:table-cell>
          <table:table-cell/>
          <table:table-cell table:formula="of:= [.C493] - [.B493]" office:value-type="float" office:value="429129984" calcext:value-type="float">
            <text:p>42912998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584293687077E+018" calcext:value-type="float">
            <text:p>1.47584293687077E+018</text:p>
          </table:table-cell>
          <table:table-cell office:value-type="float" office:value="1.475842937301E+018" calcext:value-type="float">
            <text:p>1.475842937301E+018</text:p>
          </table:table-cell>
          <table:table-cell/>
          <table:table-cell table:formula="of:= [.C494] - [.B494]" office:value-type="float" office:value="430230016" calcext:value-type="float">
            <text:p>4302300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584293707077E+018" calcext:value-type="float">
            <text:p>1.47584293707077E+018</text:p>
          </table:table-cell>
          <table:table-cell office:value-type="float" office:value="1.47584293750166E+018" calcext:value-type="float">
            <text:p>1.47584293750166E+018</text:p>
          </table:table-cell>
          <table:table-cell/>
          <table:table-cell table:formula="of:= [.C495] - [.B495]" office:value-type="float" office:value="430889984" calcext:value-type="float">
            <text:p>43088998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584293727077E+018" calcext:value-type="float">
            <text:p>1.47584293727077E+018</text:p>
          </table:table-cell>
          <table:table-cell office:value-type="float" office:value="1.47584293770232E+018" calcext:value-type="float">
            <text:p>1.47584293770232E+018</text:p>
          </table:table-cell>
          <table:table-cell/>
          <table:table-cell table:formula="of:= [.C496] - [.B496]" office:value-type="float" office:value="431549952" calcext:value-type="float">
            <text:p>43154995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584293747076E+018" calcext:value-type="float">
            <text:p>1.47584293747076E+018</text:p>
          </table:table-cell>
          <table:table-cell office:value-type="float" office:value="1.47584293790356E+018" calcext:value-type="float">
            <text:p>1.47584293790356E+018</text:p>
          </table:table-cell>
          <table:table-cell/>
          <table:table-cell table:formula="of:= [.C497] - [.B497]" office:value-type="float" office:value="432800000" calcext:value-type="float">
            <text:p>432800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584293767076E+018" calcext:value-type="float">
            <text:p>1.47584293767076E+018</text:p>
          </table:table-cell>
          <table:table-cell office:value-type="float" office:value="1.47584293810418E+018" calcext:value-type="float">
            <text:p>1.47584293810418E+018</text:p>
          </table:table-cell>
          <table:table-cell/>
          <table:table-cell table:formula="of:= [.C498] - [.B498]" office:value-type="float" office:value="433420032" calcext:value-type="float">
            <text:p>43342003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584293787081E+018" calcext:value-type="float">
            <text:p>1.47584293787081E+018</text:p>
          </table:table-cell>
          <table:table-cell office:value-type="float" office:value="1.47584293830484E+018" calcext:value-type="float">
            <text:p>1.47584293830484E+018</text:p>
          </table:table-cell>
          <table:table-cell/>
          <table:table-cell table:formula="of:= [.C499] - [.B499]" office:value-type="float" office:value="434029824" calcext:value-type="float">
            <text:p>43402982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584293807078E+018" calcext:value-type="float">
            <text:p>1.47584293807078E+018</text:p>
          </table:table-cell>
          <table:table-cell office:value-type="float" office:value="1.47584293850592E+018" calcext:value-type="float">
            <text:p>1.47584293850592E+018</text:p>
          </table:table-cell>
          <table:table-cell/>
          <table:table-cell table:formula="of:= [.C500] - [.B500]" office:value-type="float" office:value="435139840" calcext:value-type="float">
            <text:p>4351398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584293827077E+018" calcext:value-type="float">
            <text:p>1.47584293827077E+018</text:p>
          </table:table-cell>
          <table:table-cell office:value-type="float" office:value="1.47584293870657E+018" calcext:value-type="float">
            <text:p>1.47584293870657E+018</text:p>
          </table:table-cell>
          <table:table-cell/>
          <table:table-cell table:formula="of:= [.C501] - [.B501]" office:value-type="float" office:value="435799808" calcext:value-type="float">
            <text:p>43579980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584293847076E+018" calcext:value-type="float">
            <text:p>1.47584293847076E+018</text:p>
          </table:table-cell>
          <table:table-cell office:value-type="float" office:value="1.47584293890723E+018" calcext:value-type="float">
            <text:p>1.47584293890723E+018</text:p>
          </table:table-cell>
          <table:table-cell/>
          <table:table-cell table:formula="of:= [.C502] - [.B502]" office:value-type="float" office:value="436470016" calcext:value-type="float">
            <text:p>4364700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584293867076E+018" calcext:value-type="float">
            <text:p>1.47584293867076E+018</text:p>
          </table:table-cell>
          <table:table-cell office:value-type="float" office:value="1.47584293910835E+018" calcext:value-type="float">
            <text:p>1.47584293910835E+018</text:p>
          </table:table-cell>
          <table:table-cell/>
          <table:table-cell table:formula="of:= [.C503] - [.B503]" office:value-type="float" office:value="437590016" calcext:value-type="float">
            <text:p>4375900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584293887076E+018" calcext:value-type="float">
            <text:p>1.47584293887076E+018</text:p>
          </table:table-cell>
          <table:table-cell office:value-type="float" office:value="1.475842939309E+018" calcext:value-type="float">
            <text:p>1.475842939309E+018</text:p>
          </table:table-cell>
          <table:table-cell/>
          <table:table-cell table:formula="of:= [.C504] - [.B504]" office:value-type="float" office:value="438240000" calcext:value-type="float">
            <text:p>43824000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584293907078E+018" calcext:value-type="float">
            <text:p>1.47584293907078E+018</text:p>
          </table:table-cell>
          <table:table-cell office:value-type="float" office:value="1.47584293950963E+018" calcext:value-type="float">
            <text:p>1.47584293950963E+018</text:p>
          </table:table-cell>
          <table:table-cell/>
          <table:table-cell table:formula="of:= [.C505] - [.B505]" office:value-type="float" office:value="438850048" calcext:value-type="float">
            <text:p>43885004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584293927077E+018" calcext:value-type="float">
            <text:p>1.47584293927077E+018</text:p>
          </table:table-cell>
          <table:table-cell office:value-type="float" office:value="1.47584293971089E+018" calcext:value-type="float">
            <text:p>1.47584293971089E+018</text:p>
          </table:table-cell>
          <table:table-cell/>
          <table:table-cell table:formula="of:= [.C506] - [.B506]" office:value-type="float" office:value="440120064" calcext:value-type="float">
            <text:p>44012006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584293947077E+018" calcext:value-type="float">
            <text:p>1.47584293947077E+018</text:p>
          </table:table-cell>
          <table:table-cell office:value-type="float" office:value="1.47584293991146E+018" calcext:value-type="float">
            <text:p>1.47584293991146E+018</text:p>
          </table:table-cell>
          <table:table-cell/>
          <table:table-cell table:formula="of:= [.C507] - [.B507]" office:value-type="float" office:value="440689920" calcext:value-type="float">
            <text:p>44068992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584293967076E+018" calcext:value-type="float">
            <text:p>1.47584293967076E+018</text:p>
          </table:table-cell>
          <table:table-cell office:value-type="float" office:value="1.47584294011211E+018" calcext:value-type="float">
            <text:p>1.47584294011211E+018</text:p>
          </table:table-cell>
          <table:table-cell/>
          <table:table-cell table:formula="of:= [.C508] - [.B508]" office:value-type="float" office:value="441350144" calcext:value-type="float">
            <text:p>44135014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584293987077E+018" calcext:value-type="float">
            <text:p>1.47584293987077E+018</text:p>
          </table:table-cell>
          <table:table-cell office:value-type="float" office:value="1.47584294031331E+018" calcext:value-type="float">
            <text:p>1.47584294031331E+018</text:p>
          </table:table-cell>
          <table:table-cell/>
          <table:table-cell table:formula="of:= [.C509] - [.B509]" office:value-type="float" office:value="442540032" calcext:value-type="float">
            <text:p>44254003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584294007077E+018" calcext:value-type="float">
            <text:p>1.47584294007077E+018</text:p>
          </table:table-cell>
          <table:table-cell office:value-type="float" office:value="1.47584294051399E+018" calcext:value-type="float">
            <text:p>1.47584294051399E+018</text:p>
          </table:table-cell>
          <table:table-cell/>
          <table:table-cell table:formula="of:= [.C510] - [.B510]" office:value-type="float" office:value="443219968" calcext:value-type="float">
            <text:p>44321996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584294027077E+018" calcext:value-type="float">
            <text:p>1.47584294027077E+018</text:p>
          </table:table-cell>
          <table:table-cell office:value-type="float" office:value="1.47584294071461E+018" calcext:value-type="float">
            <text:p>1.47584294071461E+018</text:p>
          </table:table-cell>
          <table:table-cell/>
          <table:table-cell table:formula="of:= [.C511] - [.B511]" office:value-type="float" office:value="443840000" calcext:value-type="float">
            <text:p>443840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584294047077E+018" calcext:value-type="float">
            <text:p>1.47584294047077E+018</text:p>
          </table:table-cell>
          <table:table-cell office:value-type="float" office:value="1.47584294091573E+018" calcext:value-type="float">
            <text:p>1.47584294091573E+018</text:p>
          </table:table-cell>
          <table:table-cell/>
          <table:table-cell table:formula="of:= [.C512] - [.B512]" office:value-type="float" office:value="444960000" calcext:value-type="float">
            <text:p>4449600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584294067076E+018" calcext:value-type="float">
            <text:p>1.47584294067076E+018</text:p>
          </table:table-cell>
          <table:table-cell office:value-type="float" office:value="1.47584294111638E+018" calcext:value-type="float">
            <text:p>1.47584294111638E+018</text:p>
          </table:table-cell>
          <table:table-cell/>
          <table:table-cell table:formula="of:= [.C513] - [.B513]" office:value-type="float" office:value="445620224" calcext:value-type="float">
            <text:p>44562022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584294087077E+018" calcext:value-type="float">
            <text:p>1.47584294087077E+018</text:p>
          </table:table-cell>
          <table:table-cell office:value-type="float" office:value="1.47584294131702E+018" calcext:value-type="float">
            <text:p>1.47584294131702E+018</text:p>
          </table:table-cell>
          <table:table-cell/>
          <table:table-cell table:formula="of:= [.C514] - [.B514]" office:value-type="float" office:value="446249728" calcext:value-type="float">
            <text:p>44624972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584294107077E+018" calcext:value-type="float">
            <text:p>1.47584294107077E+018</text:p>
          </table:table-cell>
          <table:table-cell office:value-type="float" office:value="1.47584294151812E+018" calcext:value-type="float">
            <text:p>1.47584294151812E+018</text:p>
          </table:table-cell>
          <table:table-cell/>
          <table:table-cell table:formula="of:= [.C515] - [.B515]" office:value-type="float" office:value="447349760" calcext:value-type="float">
            <text:p>44734976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584294127077E+018" calcext:value-type="float">
            <text:p>1.47584294127077E+018</text:p>
          </table:table-cell>
          <table:table-cell office:value-type="float" office:value="1.47584294171876E+018" calcext:value-type="float">
            <text:p>1.47584294171876E+018</text:p>
          </table:table-cell>
          <table:table-cell/>
          <table:table-cell table:formula="of:= [.C516] - [.B516]" office:value-type="float" office:value="447990016" calcext:value-type="float">
            <text:p>4479900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584294147076E+018" calcext:value-type="float">
            <text:p>1.47584294147076E+018</text:p>
          </table:table-cell>
          <table:table-cell office:value-type="float" office:value="1.47584294191943E+018" calcext:value-type="float">
            <text:p>1.47584294191943E+018</text:p>
          </table:table-cell>
          <table:table-cell/>
          <table:table-cell table:formula="of:= [.C517] - [.B517]" office:value-type="float" office:value="448669952" calcext:value-type="float">
            <text:p>44866995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584294167076E+018" calcext:value-type="float">
            <text:p>1.47584294167076E+018</text:p>
          </table:table-cell>
          <table:table-cell office:value-type="float" office:value="1.47584294212051E+018" calcext:value-type="float">
            <text:p>1.47584294212051E+018</text:p>
          </table:table-cell>
          <table:table-cell/>
          <table:table-cell table:formula="of:= [.C518] - [.B518]" office:value-type="float" office:value="449749760" calcext:value-type="float">
            <text:p>44974976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584294187077E+018" calcext:value-type="float">
            <text:p>1.47584294187077E+018</text:p>
          </table:table-cell>
          <table:table-cell office:value-type="float" office:value="1.47584294232116E+018" calcext:value-type="float">
            <text:p>1.47584294232116E+018</text:p>
          </table:table-cell>
          <table:table-cell/>
          <table:table-cell table:formula="of:= [.C519] - [.B519]" office:value-type="float" office:value="450390016" calcext:value-type="float">
            <text:p>4503900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584294207077E+018" calcext:value-type="float">
            <text:p>1.47584294207077E+018</text:p>
          </table:table-cell>
          <table:table-cell office:value-type="float" office:value="1.47584294252181E+018" calcext:value-type="float">
            <text:p>1.47584294252181E+018</text:p>
          </table:table-cell>
          <table:table-cell/>
          <table:table-cell table:formula="of:= [.C520] - [.B520]" office:value-type="float" office:value="451040000" calcext:value-type="float">
            <text:p>4510400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584294227077E+018" calcext:value-type="float">
            <text:p>1.47584294227077E+018</text:p>
          </table:table-cell>
          <table:table-cell office:value-type="float" office:value="1.47584294272305E+018" calcext:value-type="float">
            <text:p>1.47584294272305E+018</text:p>
          </table:table-cell>
          <table:table-cell/>
          <table:table-cell table:formula="of:= [.C521] - [.B521]" office:value-type="float" office:value="452280064" calcext:value-type="float">
            <text:p>45228006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584294247076E+018" calcext:value-type="float">
            <text:p>1.47584294247076E+018</text:p>
          </table:table-cell>
          <table:table-cell office:value-type="float" office:value="1.47584294292359E+018" calcext:value-type="float">
            <text:p>1.47584294292359E+018</text:p>
          </table:table-cell>
          <table:table-cell/>
          <table:table-cell table:formula="of:= [.C522] - [.B522]" office:value-type="float" office:value="452829952" calcext:value-type="float">
            <text:p>45282995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584294267076E+018" calcext:value-type="float">
            <text:p>1.47584294267076E+018</text:p>
          </table:table-cell>
          <table:table-cell office:value-type="float" office:value="1.47584294312422E+018" calcext:value-type="float">
            <text:p>1.47584294312422E+018</text:p>
          </table:table-cell>
          <table:table-cell/>
          <table:table-cell table:formula="of:= [.C523] - [.B523]" office:value-type="float" office:value="453459968" calcext:value-type="float">
            <text:p>45345996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584294287077E+018" calcext:value-type="float">
            <text:p>1.47584294287077E+018</text:p>
          </table:table-cell>
          <table:table-cell office:value-type="float" office:value="1.47584294332537E+018" calcext:value-type="float">
            <text:p>1.47584294332537E+018</text:p>
          </table:table-cell>
          <table:table-cell/>
          <table:table-cell table:formula="of:= [.C524] - [.B524]" office:value-type="float" office:value="454599936" calcext:value-type="float">
            <text:p>45459993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584294307077E+018" calcext:value-type="float">
            <text:p>1.47584294307077E+018</text:p>
          </table:table-cell>
          <table:table-cell office:value-type="float" office:value="1.47584294352598E+018" calcext:value-type="float">
            <text:p>1.47584294352598E+018</text:p>
          </table:table-cell>
          <table:table-cell/>
          <table:table-cell table:formula="of:= [.C525] - [.B525]" office:value-type="float" office:value="455210240" calcext:value-type="float">
            <text:p>45521024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584294327077E+018" calcext:value-type="float">
            <text:p>1.47584294327077E+018</text:p>
          </table:table-cell>
          <table:table-cell office:value-type="float" office:value="1.47584294372665E+018" calcext:value-type="float">
            <text:p>1.47584294372665E+018</text:p>
          </table:table-cell>
          <table:table-cell/>
          <table:table-cell table:formula="of:= [.C526] - [.B526]" office:value-type="float" office:value="455880192" calcext:value-type="float">
            <text:p>45588019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584294347077E+018" calcext:value-type="float">
            <text:p>1.47584294347077E+018</text:p>
          </table:table-cell>
          <table:table-cell office:value-type="float" office:value="1.47584294392773E+018" calcext:value-type="float">
            <text:p>1.47584294392773E+018</text:p>
          </table:table-cell>
          <table:table-cell/>
          <table:table-cell table:formula="of:= [.C527] - [.B527]" office:value-type="float" office:value="456960000" calcext:value-type="float">
            <text:p>456960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584294367076E+018" calcext:value-type="float">
            <text:p>1.47584294367076E+018</text:p>
          </table:table-cell>
          <table:table-cell office:value-type="float" office:value="1.47584294412839E+018" calcext:value-type="float">
            <text:p>1.47584294412839E+018</text:p>
          </table:table-cell>
          <table:table-cell/>
          <table:table-cell table:formula="of:= [.C528] - [.B528]" office:value-type="float" office:value="457629696" calcext:value-type="float">
            <text:p>45762969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584294387077E+018" calcext:value-type="float">
            <text:p>1.47584294387077E+018</text:p>
          </table:table-cell>
          <table:table-cell office:value-type="float" office:value="1.47584294432906E+018" calcext:value-type="float">
            <text:p>1.47584294432906E+018</text:p>
          </table:table-cell>
          <table:table-cell/>
          <table:table-cell table:formula="of:= [.C529] - [.B529]" office:value-type="float" office:value="458289664" calcext:value-type="float">
            <text:p>45828966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584294407077E+018" calcext:value-type="float">
            <text:p>1.47584294407077E+018</text:p>
          </table:table-cell>
          <table:table-cell office:value-type="float" office:value="1.47584294453015E+018" calcext:value-type="float">
            <text:p>1.47584294453015E+018</text:p>
          </table:table-cell>
          <table:table-cell/>
          <table:table-cell table:formula="of:= [.C530] - [.B530]" office:value-type="float" office:value="459379712" calcext:value-type="float">
            <text:p>45937971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584294427077E+018" calcext:value-type="float">
            <text:p>1.47584294427077E+018</text:p>
          </table:table-cell>
          <table:table-cell office:value-type="float" office:value="1.47584294473079E+018" calcext:value-type="float">
            <text:p>1.47584294473079E+018</text:p>
          </table:table-cell>
          <table:table-cell/>
          <table:table-cell table:formula="of:= [.C531] - [.B531]" office:value-type="float" office:value="460019712" calcext:value-type="float">
            <text:p>46001971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584294447077E+018" calcext:value-type="float">
            <text:p>1.47584294447077E+018</text:p>
          </table:table-cell>
          <table:table-cell office:value-type="float" office:value="1.47584294493147E+018" calcext:value-type="float">
            <text:p>1.47584294493147E+018</text:p>
          </table:table-cell>
          <table:table-cell/>
          <table:table-cell table:formula="of:= [.C532] - [.B532]" office:value-type="float" office:value="460699904" calcext:value-type="float">
            <text:p>46069990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584294467076E+018" calcext:value-type="float">
            <text:p>1.47584294467076E+018</text:p>
          </table:table-cell>
          <table:table-cell office:value-type="float" office:value="1.47584294513252E+018" calcext:value-type="float">
            <text:p>1.47584294513252E+018</text:p>
          </table:table-cell>
          <table:table-cell/>
          <table:table-cell table:formula="of:= [.C533] - [.B533]" office:value-type="float" office:value="461760000" calcext:value-type="float">
            <text:p>461760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58429448708E+018" calcext:value-type="float">
            <text:p>1.4758429448708E+018</text:p>
          </table:table-cell>
          <table:table-cell office:value-type="float" office:value="1.47584294533333E+018" calcext:value-type="float">
            <text:p>1.47584294533333E+018</text:p>
          </table:table-cell>
          <table:table-cell/>
          <table:table-cell table:formula="of:= [.C534] - [.B534]" office:value-type="float" office:value="462530048" calcext:value-type="float">
            <text:p>46253004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584294507078E+018" calcext:value-type="float">
            <text:p>1.47584294507078E+018</text:p>
          </table:table-cell>
          <table:table-cell office:value-type="float" office:value="1.47584294553397E+018" calcext:value-type="float">
            <text:p>1.47584294553397E+018</text:p>
          </table:table-cell>
          <table:table-cell/>
          <table:table-cell table:formula="of:= [.C535] - [.B535]" office:value-type="float" office:value="463190016" calcext:value-type="float">
            <text:p>4631900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584294527077E+018" calcext:value-type="float">
            <text:p>1.47584294527077E+018</text:p>
          </table:table-cell>
          <table:table-cell office:value-type="float" office:value="1.47584294573506E+018" calcext:value-type="float">
            <text:p>1.47584294573506E+018</text:p>
          </table:table-cell>
          <table:table-cell/>
          <table:table-cell table:formula="of:= [.C536] - [.B536]" office:value-type="float" office:value="464290048" calcext:value-type="float">
            <text:p>4642900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584294547076E+018" calcext:value-type="float">
            <text:p>1.47584294547076E+018</text:p>
          </table:table-cell>
          <table:table-cell office:value-type="float" office:value="1.47584294593574E+018" calcext:value-type="float">
            <text:p>1.47584294593574E+018</text:p>
          </table:table-cell>
          <table:table-cell/>
          <table:table-cell table:formula="of:= [.C537] - [.B537]" office:value-type="float" office:value="464980224" calcext:value-type="float">
            <text:p>46498022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584294567076E+018" calcext:value-type="float">
            <text:p>1.47584294567076E+018</text:p>
          </table:table-cell>
          <table:table-cell office:value-type="float" office:value="1.47584294613639E+018" calcext:value-type="float">
            <text:p>1.47584294613639E+018</text:p>
          </table:table-cell>
          <table:table-cell/>
          <table:table-cell table:formula="of:= [.C538] - [.B538]" office:value-type="float" office:value="465629952" calcext:value-type="float">
            <text:p>46562995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584294587077E+018" calcext:value-type="float">
            <text:p>1.47584294587077E+018</text:p>
          </table:table-cell>
          <table:table-cell office:value-type="float" office:value="1.47584294633746E+018" calcext:value-type="float">
            <text:p>1.47584294633746E+018</text:p>
          </table:table-cell>
          <table:table-cell/>
          <table:table-cell table:formula="of:= [.C539] - [.B539]" office:value-type="float" office:value="466690048" calcext:value-type="float">
            <text:p>46669004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584294607077E+018" calcext:value-type="float">
            <text:p>1.47584294607077E+018</text:p>
          </table:table-cell>
          <table:table-cell office:value-type="float" office:value="1.47584294653814E+018" calcext:value-type="float">
            <text:p>1.47584294653814E+018</text:p>
          </table:table-cell>
          <table:table-cell/>
          <table:table-cell table:formula="of:= [.C540] - [.B540]" office:value-type="float" office:value="467369984" calcext:value-type="float">
            <text:p>46736998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584294627076E+018" calcext:value-type="float">
            <text:p>1.47584294627076E+018</text:p>
          </table:table-cell>
          <table:table-cell office:value-type="float" office:value="1.47584294673877E+018" calcext:value-type="float">
            <text:p>1.47584294673877E+018</text:p>
          </table:table-cell>
          <table:table-cell/>
          <table:table-cell table:formula="of:= [.C541] - [.B541]" office:value-type="float" office:value="468009728" calcext:value-type="float">
            <text:p>46800972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584294647077E+018" calcext:value-type="float">
            <text:p>1.47584294647077E+018</text:p>
          </table:table-cell>
          <table:table-cell office:value-type="float" office:value="1.47584294693989E+018" calcext:value-type="float">
            <text:p>1.47584294693989E+018</text:p>
          </table:table-cell>
          <table:table-cell/>
          <table:table-cell table:formula="of:= [.C542] - [.B542]" office:value-type="float" office:value="469119744" calcext:value-type="float">
            <text:p>46911974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584294667076E+018" calcext:value-type="float">
            <text:p>1.47584294667076E+018</text:p>
          </table:table-cell>
          <table:table-cell office:value-type="float" office:value="1.47584294714052E+018" calcext:value-type="float">
            <text:p>1.47584294714052E+018</text:p>
          </table:table-cell>
          <table:table-cell/>
          <table:table-cell table:formula="of:= [.C543] - [.B543]" office:value-type="float" office:value="469759744" calcext:value-type="float">
            <text:p>46975974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584294687076E+018" calcext:value-type="float">
            <text:p>1.47584294687076E+018</text:p>
          </table:table-cell>
          <table:table-cell office:value-type="float" office:value="1.47584294734123E+018" calcext:value-type="float">
            <text:p>1.47584294734123E+018</text:p>
          </table:table-cell>
          <table:table-cell/>
          <table:table-cell table:formula="of:= [.C544] - [.B544]" office:value-type="float" office:value="470469888" calcext:value-type="float">
            <text:p>47046988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584294707077E+018" calcext:value-type="float">
            <text:p>1.47584294707077E+018</text:p>
          </table:table-cell>
          <table:table-cell office:value-type="float" office:value="1.47584294754228E+018" calcext:value-type="float">
            <text:p>1.47584294754228E+018</text:p>
          </table:table-cell>
          <table:table-cell/>
          <table:table-cell table:formula="of:= [.C545] - [.B545]" office:value-type="float" office:value="471510272" calcext:value-type="float">
            <text:p>47151027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584294727077E+018" calcext:value-type="float">
            <text:p>1.47584294727077E+018</text:p>
          </table:table-cell>
          <table:table-cell office:value-type="float" office:value="1.47584294774302E+018" calcext:value-type="float">
            <text:p>1.47584294774302E+018</text:p>
          </table:table-cell>
          <table:table-cell/>
          <table:table-cell table:formula="of:= [.C546] - [.B546]" office:value-type="float" office:value="472250112" calcext:value-type="float">
            <text:p>47225011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584294747076E+018" calcext:value-type="float">
            <text:p>1.47584294747076E+018</text:p>
          </table:table-cell>
          <table:table-cell office:value-type="float" office:value="1.47584294794362E+018" calcext:value-type="float">
            <text:p>1.47584294794362E+018</text:p>
          </table:table-cell>
          <table:table-cell/>
          <table:table-cell table:formula="of:= [.C547] - [.B547]" office:value-type="float" office:value="472859904" calcext:value-type="float">
            <text:p>47285990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584294767076E+018" calcext:value-type="float">
            <text:p>1.47584294767076E+018</text:p>
          </table:table-cell>
          <table:table-cell office:value-type="float" office:value="1.47584294814469E+018" calcext:value-type="float">
            <text:p>1.47584294814469E+018</text:p>
          </table:table-cell>
          <table:table-cell/>
          <table:table-cell table:formula="of:= [.C548] - [.B548]" office:value-type="float" office:value="473929984" calcext:value-type="float">
            <text:p>47392998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584294787077E+018" calcext:value-type="float">
            <text:p>1.47584294787077E+018</text:p>
          </table:table-cell>
          <table:table-cell office:value-type="float" office:value="1.47584294834534E+018" calcext:value-type="float">
            <text:p>1.47584294834534E+018</text:p>
          </table:table-cell>
          <table:table-cell/>
          <table:table-cell table:formula="of:= [.C549] - [.B549]" office:value-type="float" office:value="474570240" calcext:value-type="float">
            <text:p>47457024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584294807077E+018" calcext:value-type="float">
            <text:p>1.47584294807077E+018</text:p>
          </table:table-cell>
          <table:table-cell office:value-type="float" office:value="1.47584294854602E+018" calcext:value-type="float">
            <text:p>1.47584294854602E+018</text:p>
          </table:table-cell>
          <table:table-cell/>
          <table:table-cell table:formula="of:= [.C550] - [.B550]" office:value-type="float" office:value="475250176" calcext:value-type="float">
            <text:p>47525017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584294827077E+018" calcext:value-type="float">
            <text:p>1.47584294827077E+018</text:p>
          </table:table-cell>
          <table:table-cell office:value-type="float" office:value="1.4758429487471E+018" calcext:value-type="float">
            <text:p>1.4758429487471E+018</text:p>
          </table:table-cell>
          <table:table-cell/>
          <table:table-cell table:formula="of:= [.C551] - [.B551]" office:value-type="float" office:value="476330240" calcext:value-type="float">
            <text:p>47633024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584294847076E+018" calcext:value-type="float">
            <text:p>1.47584294847076E+018</text:p>
          </table:table-cell>
          <table:table-cell office:value-type="float" office:value="1.47584294894777E+018" calcext:value-type="float">
            <text:p>1.47584294894777E+018</text:p>
          </table:table-cell>
          <table:table-cell/>
          <table:table-cell table:formula="of:= [.C552] - [.B552]" office:value-type="float" office:value="477010176" calcext:value-type="float">
            <text:p>47701017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584294867076E+018" calcext:value-type="float">
            <text:p>1.47584294867076E+018</text:p>
          </table:table-cell>
          <table:table-cell office:value-type="float" office:value="1.4758429491484E+018" calcext:value-type="float">
            <text:p>1.4758429491484E+018</text:p>
          </table:table-cell>
          <table:table-cell/>
          <table:table-cell table:formula="of:= [.C553] - [.B553]" office:value-type="float" office:value="477639936" calcext:value-type="float">
            <text:p>47763993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584294887077E+018" calcext:value-type="float">
            <text:p>1.47584294887077E+018</text:p>
          </table:table-cell>
          <table:table-cell office:value-type="float" office:value="1.47584294934953E+018" calcext:value-type="float">
            <text:p>1.47584294934953E+018</text:p>
          </table:table-cell>
          <table:table-cell/>
          <table:table-cell table:formula="of:= [.C554] - [.B554]" office:value-type="float" office:value="478759680" calcext:value-type="float">
            <text:p>47875968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584294907077E+018" calcext:value-type="float">
            <text:p>1.47584294907077E+018</text:p>
          </table:table-cell>
          <table:table-cell office:value-type="float" office:value="1.47584294955018E+018" calcext:value-type="float">
            <text:p>1.47584294955018E+018</text:p>
          </table:table-cell>
          <table:table-cell/>
          <table:table-cell table:formula="of:= [.C555] - [.B555]" office:value-type="float" office:value="479409664" calcext:value-type="float">
            <text:p>47940966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584294927077E+018" calcext:value-type="float">
            <text:p>1.47584294927077E+018</text:p>
          </table:table-cell>
          <table:table-cell office:value-type="float" office:value="1.47584294975095E+018" calcext:value-type="float">
            <text:p>1.47584294975095E+018</text:p>
          </table:table-cell>
          <table:table-cell/>
          <table:table-cell table:formula="of:= [.C556] - [.B556]" office:value-type="float" office:value="480179712" calcext:value-type="float">
            <text:p>48017971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584294947077E+018" calcext:value-type="float">
            <text:p>1.47584294947077E+018</text:p>
          </table:table-cell>
          <table:table-cell office:value-type="float" office:value="1.47584294995233E+018" calcext:value-type="float">
            <text:p>1.47584294995233E+018</text:p>
          </table:table-cell>
          <table:table-cell/>
          <table:table-cell table:formula="of:= [.C557] - [.B557]" office:value-type="float" office:value="481559808" calcext:value-type="float">
            <text:p>48155980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584294967076E+018" calcext:value-type="float">
            <text:p>1.47584294967076E+018</text:p>
          </table:table-cell>
          <table:table-cell office:value-type="float" office:value="1.47584295015317E+018" calcext:value-type="float">
            <text:p>1.47584295015317E+018</text:p>
          </table:table-cell>
          <table:table-cell/>
          <table:table-cell table:formula="of:= [.C558] - [.B558]" office:value-type="float" office:value="482409984" calcext:value-type="float">
            <text:p>48240998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584294987077E+018" calcext:value-type="float">
            <text:p>1.47584294987077E+018</text:p>
          </table:table-cell>
          <table:table-cell office:value-type="float" office:value="1.47584295035373E+018" calcext:value-type="float">
            <text:p>1.47584295035373E+018</text:p>
          </table:table-cell>
          <table:table-cell/>
          <table:table-cell table:formula="of:= [.C559] - [.B559]" office:value-type="float" office:value="482959872" calcext:value-type="float">
            <text:p>48295987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584295007077E+018" calcext:value-type="float">
            <text:p>1.47584295007077E+018</text:p>
          </table:table-cell>
          <table:table-cell office:value-type="float" office:value="1.47584295055481E+018" calcext:value-type="float">
            <text:p>1.47584295055481E+018</text:p>
          </table:table-cell>
          <table:table-cell/>
          <table:table-cell table:formula="of:= [.C560] - [.B560]" office:value-type="float" office:value="484040192" calcext:value-type="float">
            <text:p>48404019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584295027077E+018" calcext:value-type="float">
            <text:p>1.47584295027077E+018</text:p>
          </table:table-cell>
          <table:table-cell office:value-type="float" office:value="1.47584295075556E+018" calcext:value-type="float">
            <text:p>1.47584295075556E+018</text:p>
          </table:table-cell>
          <table:table-cell/>
          <table:table-cell table:formula="of:= [.C561] - [.B561]" office:value-type="float" office:value="484790016" calcext:value-type="float">
            <text:p>4847900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584295047077E+018" calcext:value-type="float">
            <text:p>1.47584295047077E+018</text:p>
          </table:table-cell>
          <table:table-cell office:value-type="float" office:value="1.47584295095613E+018" calcext:value-type="float">
            <text:p>1.47584295095613E+018</text:p>
          </table:table-cell>
          <table:table-cell/>
          <table:table-cell table:formula="of:= [.C562] - [.B562]" office:value-type="float" office:value="485360128" calcext:value-type="float">
            <text:p>48536012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584295067076E+018" calcext:value-type="float">
            <text:p>1.47584295067076E+018</text:p>
          </table:table-cell>
          <table:table-cell office:value-type="float" office:value="1.47584295115724E+018" calcext:value-type="float">
            <text:p>1.47584295115724E+018</text:p>
          </table:table-cell>
          <table:table-cell/>
          <table:table-cell table:formula="of:= [.C563] - [.B563]" office:value-type="float" office:value="486480128" calcext:value-type="float">
            <text:p>48648012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584295087078E+018" calcext:value-type="float">
            <text:p>1.47584295087078E+018</text:p>
          </table:table-cell>
          <table:table-cell office:value-type="float" office:value="1.47584295135787E+018" calcext:value-type="float">
            <text:p>1.47584295135787E+018</text:p>
          </table:table-cell>
          <table:table-cell/>
          <table:table-cell table:formula="of:= [.C564] - [.B564]" office:value-type="float" office:value="487089920" calcext:value-type="float">
            <text:p>48708992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584295107078E+018" calcext:value-type="float">
            <text:p>1.47584295107078E+018</text:p>
          </table:table-cell>
          <table:table-cell office:value-type="float" office:value="1.47584295155853E+018" calcext:value-type="float">
            <text:p>1.47584295155853E+018</text:p>
          </table:table-cell>
          <table:table-cell/>
          <table:table-cell table:formula="of:= [.C565] - [.B565]" office:value-type="float" office:value="487750144" calcext:value-type="float">
            <text:p>48775014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584295127078E+018" calcext:value-type="float">
            <text:p>1.47584295127078E+018</text:p>
          </table:table-cell>
          <table:table-cell office:value-type="float" office:value="1.47584295175964E+018" calcext:value-type="float">
            <text:p>1.47584295175964E+018</text:p>
          </table:table-cell>
          <table:table-cell/>
          <table:table-cell table:formula="of:= [.C566] - [.B566]" office:value-type="float" office:value="488860160" calcext:value-type="float">
            <text:p>48886016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584295147077E+018" calcext:value-type="float">
            <text:p>1.47584295147077E+018</text:p>
          </table:table-cell>
          <table:table-cell office:value-type="float" office:value="1.47584295196028E+018" calcext:value-type="float">
            <text:p>1.47584295196028E+018</text:p>
          </table:table-cell>
          <table:table-cell/>
          <table:table-cell table:formula="of:= [.C567] - [.B567]" office:value-type="float" office:value="489509888" calcext:value-type="float">
            <text:p>48950988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584295167077E+018" calcext:value-type="float">
            <text:p>1.47584295167077E+018</text:p>
          </table:table-cell>
          <table:table-cell office:value-type="float" office:value="1.47584295216091E+018" calcext:value-type="float">
            <text:p>1.47584295216091E+018</text:p>
          </table:table-cell>
          <table:table-cell/>
          <table:table-cell table:formula="of:= [.C568] - [.B568]" office:value-type="float" office:value="490139904" calcext:value-type="float">
            <text:p>49013990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584295187077E+018" calcext:value-type="float">
            <text:p>1.47584295187077E+018</text:p>
          </table:table-cell>
          <table:table-cell office:value-type="float" office:value="1.47584295236206E+018" calcext:value-type="float">
            <text:p>1.47584295236206E+018</text:p>
          </table:table-cell>
          <table:table-cell/>
          <table:table-cell table:formula="of:= [.C569] - [.B569]" office:value-type="float" office:value="491289856" calcext:value-type="float">
            <text:p>49128985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584295207077E+018" calcext:value-type="float">
            <text:p>1.47584295207077E+018</text:p>
          </table:table-cell>
          <table:table-cell office:value-type="float" office:value="1.47584295256278E+018" calcext:value-type="float">
            <text:p>1.47584295256278E+018</text:p>
          </table:table-cell>
          <table:table-cell/>
          <table:table-cell table:formula="of:= [.C570] - [.B570]" office:value-type="float" office:value="492009984" calcext:value-type="float">
            <text:p>49200998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584295227081E+018" calcext:value-type="float">
            <text:p>1.47584295227081E+018</text:p>
          </table:table-cell>
          <table:table-cell office:value-type="float" office:value="1.47584295276355E+018" calcext:value-type="float">
            <text:p>1.47584295276355E+018</text:p>
          </table:table-cell>
          <table:table-cell/>
          <table:table-cell table:formula="of:= [.C571] - [.B571]" office:value-type="float" office:value="492739840" calcext:value-type="float">
            <text:p>49273984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584295247078E+018" calcext:value-type="float">
            <text:p>1.47584295247078E+018</text:p>
          </table:table-cell>
          <table:table-cell office:value-type="float" office:value="1.47584295296457E+018" calcext:value-type="float">
            <text:p>1.47584295296457E+018</text:p>
          </table:table-cell>
          <table:table-cell/>
          <table:table-cell table:formula="of:= [.C572] - [.B572]" office:value-type="float" office:value="493789952" calcext:value-type="float">
            <text:p>49378995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584295267077E+018" calcext:value-type="float">
            <text:p>1.47584295267077E+018</text:p>
          </table:table-cell>
          <table:table-cell office:value-type="float" office:value="1.47584295316518E+018" calcext:value-type="float">
            <text:p>1.47584295316518E+018</text:p>
          </table:table-cell>
          <table:table-cell/>
          <table:table-cell table:formula="of:= [.C573] - [.B573]" office:value-type="float" office:value="494409984" calcext:value-type="float">
            <text:p>49440998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584295287077E+018" calcext:value-type="float">
            <text:p>1.47584295287077E+018</text:p>
          </table:table-cell>
          <table:table-cell office:value-type="float" office:value="1.47584295336596E+018" calcext:value-type="float">
            <text:p>1.47584295336596E+018</text:p>
          </table:table-cell>
          <table:table-cell/>
          <table:table-cell table:formula="of:= [.C574] - [.B574]" office:value-type="float" office:value="495190016" calcext:value-type="float">
            <text:p>4951900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584295307077E+018" calcext:value-type="float">
            <text:p>1.47584295307077E+018</text:p>
          </table:table-cell>
          <table:table-cell office:value-type="float" office:value="1.47584295356692E+018" calcext:value-type="float">
            <text:p>1.47584295356692E+018</text:p>
          </table:table-cell>
          <table:table-cell/>
          <table:table-cell table:formula="of:= [.C575] - [.B575]" office:value-type="float" office:value="496150016" calcext:value-type="float">
            <text:p>4961500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584295327077E+018" calcext:value-type="float">
            <text:p>1.47584295327077E+018</text:p>
          </table:table-cell>
          <table:table-cell office:value-type="float" office:value="1.47584295376769E+018" calcext:value-type="float">
            <text:p>1.47584295376769E+018</text:p>
          </table:table-cell>
          <table:table-cell/>
          <table:table-cell table:formula="of:= [.C576] - [.B576]" office:value-type="float" office:value="496920064" calcext:value-type="float">
            <text:p>49692006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584295347076E+018" calcext:value-type="float">
            <text:p>1.47584295347076E+018</text:p>
          </table:table-cell>
          <table:table-cell office:value-type="float" office:value="1.47584295396825E+018" calcext:value-type="float">
            <text:p>1.47584295396825E+018</text:p>
          </table:table-cell>
          <table:table-cell/>
          <table:table-cell table:formula="of:= [.C577] - [.B577]" office:value-type="float" office:value="497490176" calcext:value-type="float">
            <text:p>49749017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584295367077E+018" calcext:value-type="float">
            <text:p>1.47584295367077E+018</text:p>
          </table:table-cell>
          <table:table-cell office:value-type="float" office:value="1.4758429541693E+018" calcext:value-type="float">
            <text:p>1.4758429541693E+018</text:p>
          </table:table-cell>
          <table:table-cell/>
          <table:table-cell table:formula="of:= [.C578] - [.B578]" office:value-type="float" office:value="498530304" calcext:value-type="float">
            <text:p>49853030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584295387077E+018" calcext:value-type="float">
            <text:p>1.47584295387077E+018</text:p>
          </table:table-cell>
          <table:table-cell office:value-type="float" office:value="1.47584295436995E+018" calcext:value-type="float">
            <text:p>1.47584295436995E+018</text:p>
          </table:table-cell>
          <table:table-cell/>
          <table:table-cell table:formula="of:= [.C579] - [.B579]" office:value-type="float" office:value="499180032" calcext:value-type="float">
            <text:p>49918003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584295407077E+018" calcext:value-type="float">
            <text:p>1.47584295407077E+018</text:p>
          </table:table-cell>
          <table:table-cell office:value-type="float" office:value="1.47584295457061E+018" calcext:value-type="float">
            <text:p>1.47584295457061E+018</text:p>
          </table:table-cell>
          <table:table-cell/>
          <table:table-cell table:formula="of:= [.C580] - [.B580]" office:value-type="float" office:value="499840000" calcext:value-type="float">
            <text:p>4998400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584295427077E+018" calcext:value-type="float">
            <text:p>1.47584295427077E+018</text:p>
          </table:table-cell>
          <table:table-cell office:value-type="float" office:value="1.47584295477171E+018" calcext:value-type="float">
            <text:p>1.47584295477171E+018</text:p>
          </table:table-cell>
          <table:table-cell/>
          <table:table-cell table:formula="of:= [.C581] - [.B581]" office:value-type="float" office:value="500939776" calcext:value-type="float">
            <text:p>50093977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584295447077E+018" calcext:value-type="float">
            <text:p>1.47584295447077E+018</text:p>
          </table:table-cell>
          <table:table-cell office:value-type="float" office:value="1.47584295497236E+018" calcext:value-type="float">
            <text:p>1.47584295497236E+018</text:p>
          </table:table-cell>
          <table:table-cell/>
          <table:table-cell table:formula="of:= [.C582] - [.B582]" office:value-type="float" office:value="501589760" calcext:value-type="float">
            <text:p>50158976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584295467076E+018" calcext:value-type="float">
            <text:p>1.47584295467076E+018</text:p>
          </table:table-cell>
          <table:table-cell office:value-type="float" office:value="1.47584295517323E+018" calcext:value-type="float">
            <text:p>1.47584295517323E+018</text:p>
          </table:table-cell>
          <table:table-cell/>
          <table:table-cell table:formula="of:= [.C583] - [.B583]" office:value-type="float" office:value="502469888" calcext:value-type="float">
            <text:p>50246988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584295487077E+018" calcext:value-type="float">
            <text:p>1.47584295487077E+018</text:p>
          </table:table-cell>
          <table:table-cell office:value-type="float" office:value="1.47584295537427E+018" calcext:value-type="float">
            <text:p>1.47584295537427E+018</text:p>
          </table:table-cell>
          <table:table-cell/>
          <table:table-cell table:formula="of:= [.C584] - [.B584]" office:value-type="float" office:value="503499776" calcext:value-type="float">
            <text:p>50349977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584295507077E+018" calcext:value-type="float">
            <text:p>1.47584295507077E+018</text:p>
          </table:table-cell>
          <table:table-cell office:value-type="float" office:value="1.47584295557489E+018" calcext:value-type="float">
            <text:p>1.47584295557489E+018</text:p>
          </table:table-cell>
          <table:table-cell/>
          <table:table-cell table:formula="of:= [.C585] - [.B585]" office:value-type="float" office:value="504119808" calcext:value-type="float">
            <text:p>50411980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584295527077E+018" calcext:value-type="float">
            <text:p>1.47584295527077E+018</text:p>
          </table:table-cell>
          <table:table-cell office:value-type="float" office:value="1.47584295577556E+018" calcext:value-type="float">
            <text:p>1.47584295577556E+018</text:p>
          </table:table-cell>
          <table:table-cell/>
          <table:table-cell table:formula="of:= [.C586] - [.B586]" office:value-type="float" office:value="504790272" calcext:value-type="float">
            <text:p>50479027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584295547077E+018" calcext:value-type="float">
            <text:p>1.47584295547077E+018</text:p>
          </table:table-cell>
          <table:table-cell office:value-type="float" office:value="1.47584295597667E+018" calcext:value-type="float">
            <text:p>1.47584295597667E+018</text:p>
          </table:table-cell>
          <table:table-cell/>
          <table:table-cell table:formula="of:= [.C587] - [.B587]" office:value-type="float" office:value="505900032" calcext:value-type="float">
            <text:p>50590003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584295567076E+018" calcext:value-type="float">
            <text:p>1.47584295567076E+018</text:p>
          </table:table-cell>
          <table:table-cell office:value-type="float" office:value="1.47584295617727E+018" calcext:value-type="float">
            <text:p>1.47584295617727E+018</text:p>
          </table:table-cell>
          <table:table-cell/>
          <table:table-cell table:formula="of:= [.C588] - [.B588]" office:value-type="float" office:value="506510080" calcext:value-type="float">
            <text:p>50651008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584295587077E+018" calcext:value-type="float">
            <text:p>1.47584295587077E+018</text:p>
          </table:table-cell>
          <table:table-cell office:value-type="float" office:value="1.47584295637796E+018" calcext:value-type="float">
            <text:p>1.47584295637796E+018</text:p>
          </table:table-cell>
          <table:table-cell/>
          <table:table-cell table:formula="of:= [.C589] - [.B589]" office:value-type="float" office:value="507190016" calcext:value-type="float">
            <text:p>50719001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584295607077E+018" calcext:value-type="float">
            <text:p>1.47584295607077E+018</text:p>
          </table:table-cell>
          <table:table-cell office:value-type="float" office:value="1.47584295657904E+018" calcext:value-type="float">
            <text:p>1.47584295657904E+018</text:p>
          </table:table-cell>
          <table:table-cell/>
          <table:table-cell table:formula="of:= [.C590] - [.B590]" office:value-type="float" office:value="508270080" calcext:value-type="float">
            <text:p>50827008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584295627077E+018" calcext:value-type="float">
            <text:p>1.47584295627077E+018</text:p>
          </table:table-cell>
          <table:table-cell office:value-type="float" office:value="1.47584295677981E+018" calcext:value-type="float">
            <text:p>1.47584295677981E+018</text:p>
          </table:table-cell>
          <table:table-cell/>
          <table:table-cell table:formula="of:= [.C591] - [.B591]" office:value-type="float" office:value="509040128" calcext:value-type="float">
            <text:p>50904012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584295647077E+018" calcext:value-type="float">
            <text:p>1.47584295647077E+018</text:p>
          </table:table-cell>
          <table:table-cell office:value-type="float" office:value="1.47584295698036E+018" calcext:value-type="float">
            <text:p>1.47584295698036E+018</text:p>
          </table:table-cell>
          <table:table-cell/>
          <table:table-cell table:formula="of:= [.C592] - [.B592]" office:value-type="float" office:value="509590016" calcext:value-type="float">
            <text:p>50959001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584295667076E+018" calcext:value-type="float">
            <text:p>1.47584295667076E+018</text:p>
          </table:table-cell>
          <table:table-cell office:value-type="float" office:value="1.47584295718141E+018" calcext:value-type="float">
            <text:p>1.47584295718141E+018</text:p>
          </table:table-cell>
          <table:table-cell/>
          <table:table-cell table:formula="of:= [.C593] - [.B593]" office:value-type="float" office:value="510650112" calcext:value-type="float">
            <text:p>51065011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584295687078E+018" calcext:value-type="float">
            <text:p>1.47584295687078E+018</text:p>
          </table:table-cell>
          <table:table-cell office:value-type="float" office:value="1.47584295738211E+018" calcext:value-type="float">
            <text:p>1.47584295738211E+018</text:p>
          </table:table-cell>
          <table:table-cell/>
          <table:table-cell table:formula="of:= [.C594] - [.B594]" office:value-type="float" office:value="511330048" calcext:value-type="float">
            <text:p>51133004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584295707077E+018" calcext:value-type="float">
            <text:p>1.47584295707077E+018</text:p>
          </table:table-cell>
          <table:table-cell office:value-type="float" office:value="1.47584295758284E+018" calcext:value-type="float">
            <text:p>1.47584295758284E+018</text:p>
          </table:table-cell>
          <table:table-cell/>
          <table:table-cell table:formula="of:= [.C595] - [.B595]" office:value-type="float" office:value="512069888" calcext:value-type="float">
            <text:p>51206988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584295727077E+018" calcext:value-type="float">
            <text:p>1.47584295727077E+018</text:p>
          </table:table-cell>
          <table:table-cell office:value-type="float" office:value="1.47584295778391E+018" calcext:value-type="float">
            <text:p>1.47584295778391E+018</text:p>
          </table:table-cell>
          <table:table-cell/>
          <table:table-cell table:formula="of:= [.C596] - [.B596]" office:value-type="float" office:value="513140224" calcext:value-type="float">
            <text:p>51314022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584295747077E+018" calcext:value-type="float">
            <text:p>1.47584295747077E+018</text:p>
          </table:table-cell>
          <table:table-cell office:value-type="float" office:value="1.47584295798454E+018" calcext:value-type="float">
            <text:p>1.47584295798454E+018</text:p>
          </table:table-cell>
          <table:table-cell/>
          <table:table-cell table:formula="of:= [.C597] - [.B597]" office:value-type="float" office:value="513769984" calcext:value-type="float">
            <text:p>51376998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584295767076E+018" calcext:value-type="float">
            <text:p>1.47584295767076E+018</text:p>
          </table:table-cell>
          <table:table-cell office:value-type="float" office:value="1.47584295818516E+018" calcext:value-type="float">
            <text:p>1.47584295818516E+018</text:p>
          </table:table-cell>
          <table:table-cell/>
          <table:table-cell table:formula="of:= [.C598] - [.B598]" office:value-type="float" office:value="514399744" calcext:value-type="float">
            <text:p>51439974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584295787078E+018" calcext:value-type="float">
            <text:p>1.47584295787078E+018</text:p>
          </table:table-cell>
          <table:table-cell office:value-type="float" office:value="1.47584295838625E+018" calcext:value-type="float">
            <text:p>1.47584295838625E+018</text:p>
          </table:table-cell>
          <table:table-cell/>
          <table:table-cell table:formula="of:= [.C599] - [.B599]" office:value-type="float" office:value="515469824" calcext:value-type="float">
            <text:p>51546982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584295807078E+018" calcext:value-type="float">
            <text:p>1.47584295807078E+018</text:p>
          </table:table-cell>
          <table:table-cell office:value-type="float" office:value="1.47584295858692E+018" calcext:value-type="float">
            <text:p>1.47584295858692E+018</text:p>
          </table:table-cell>
          <table:table-cell/>
          <table:table-cell table:formula="of:= [.C600] - [.B600]" office:value-type="float" office:value="516140032" calcext:value-type="float">
            <text:p>51614003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584295827077E+018" calcext:value-type="float">
            <text:p>1.47584295827077E+018</text:p>
          </table:table-cell>
          <table:table-cell office:value-type="float" office:value="1.4758429587876E+018" calcext:value-type="float">
            <text:p>1.4758429587876E+018</text:p>
          </table:table-cell>
          <table:table-cell/>
          <table:table-cell table:formula="of:= [.C601] - [.B601]" office:value-type="float" office:value="516830208" calcext:value-type="float">
            <text:p>51683020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584295847077E+018" calcext:value-type="float">
            <text:p>1.47584295847077E+018</text:p>
          </table:table-cell>
          <table:table-cell office:value-type="float" office:value="1.47584295898868E+018" calcext:value-type="float">
            <text:p>1.47584295898868E+018</text:p>
          </table:table-cell>
          <table:table-cell/>
          <table:table-cell table:formula="of:= [.C602] - [.B602]" office:value-type="float" office:value="517910272" calcext:value-type="float">
            <text:p>51791027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584295867077E+018" calcext:value-type="float">
            <text:p>1.47584295867077E+018</text:p>
          </table:table-cell>
          <table:table-cell office:value-type="float" office:value="1.4758429591893E+018" calcext:value-type="float">
            <text:p>1.4758429591893E+018</text:p>
          </table:table-cell>
          <table:table-cell/>
          <table:table-cell table:formula="of:= [.C603] - [.B603]" office:value-type="float" office:value="518530048" calcext:value-type="float">
            <text:p>51853004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584295887077E+018" calcext:value-type="float">
            <text:p>1.47584295887077E+018</text:p>
          </table:table-cell>
          <table:table-cell office:value-type="float" office:value="1.47584295939E+018" calcext:value-type="float">
            <text:p>1.47584295939E+018</text:p>
          </table:table-cell>
          <table:table-cell/>
          <table:table-cell table:formula="of:= [.C604] - [.B604]" office:value-type="float" office:value="519229952" calcext:value-type="float">
            <text:p>51922995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584295907077E+018" calcext:value-type="float">
            <text:p>1.47584295907077E+018</text:p>
          </table:table-cell>
          <table:table-cell office:value-type="float" office:value="1.47584295959106E+018" calcext:value-type="float">
            <text:p>1.47584295959106E+018</text:p>
          </table:table-cell>
          <table:table-cell/>
          <table:table-cell table:formula="of:= [.C605] - [.B605]" office:value-type="float" office:value="520290048" calcext:value-type="float">
            <text:p>52029004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584295927077E+018" calcext:value-type="float">
            <text:p>1.47584295927077E+018</text:p>
          </table:table-cell>
          <table:table-cell office:value-type="float" office:value="1.47584295979173E+018" calcext:value-type="float">
            <text:p>1.47584295979173E+018</text:p>
          </table:table-cell>
          <table:table-cell/>
          <table:table-cell table:formula="of:= [.C606] - [.B606]" office:value-type="float" office:value="520960000" calcext:value-type="float">
            <text:p>52096000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584295947077E+018" calcext:value-type="float">
            <text:p>1.47584295947077E+018</text:p>
          </table:table-cell>
          <table:table-cell office:value-type="float" office:value="1.47584295999256E+018" calcext:value-type="float">
            <text:p>1.47584295999256E+018</text:p>
          </table:table-cell>
          <table:table-cell/>
          <table:table-cell table:formula="of:= [.C607] - [.B607]" office:value-type="float" office:value="521789952" calcext:value-type="float">
            <text:p>52178995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584295967077E+018" calcext:value-type="float">
            <text:p>1.47584295967077E+018</text:p>
          </table:table-cell>
          <table:table-cell office:value-type="float" office:value="1.47584296019366E+018" calcext:value-type="float">
            <text:p>1.47584296019366E+018</text:p>
          </table:table-cell>
          <table:table-cell/>
          <table:table-cell table:formula="of:= [.C608] - [.B608]" office:value-type="float" office:value="522889728" calcext:value-type="float">
            <text:p>52288972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584295987077E+018" calcext:value-type="float">
            <text:p>1.47584295987077E+018</text:p>
          </table:table-cell>
          <table:table-cell office:value-type="float" office:value="1.47584296039432E+018" calcext:value-type="float">
            <text:p>1.47584296039432E+018</text:p>
          </table:table-cell>
          <table:table-cell/>
          <table:table-cell table:formula="of:= [.C609] - [.B609]" office:value-type="float" office:value="523549696" calcext:value-type="float">
            <text:p>52354969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584296007077E+018" calcext:value-type="float">
            <text:p>1.47584296007077E+018</text:p>
          </table:table-cell>
          <table:table-cell office:value-type="float" office:value="1.47584296059499E+018" calcext:value-type="float">
            <text:p>1.47584296059499E+018</text:p>
          </table:table-cell>
          <table:table-cell/>
          <table:table-cell table:formula="of:= [.C610] - [.B610]" office:value-type="float" office:value="524219648" calcext:value-type="float">
            <text:p>52421964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584296027077E+018" calcext:value-type="float">
            <text:p>1.47584296027077E+018</text:p>
          </table:table-cell>
          <table:table-cell office:value-type="float" office:value="1.47584296079613E+018" calcext:value-type="float">
            <text:p>1.47584296079613E+018</text:p>
          </table:table-cell>
          <table:table-cell/>
          <table:table-cell table:formula="of:= [.C611] - [.B611]" office:value-type="float" office:value="525359616" calcext:value-type="float">
            <text:p>52535961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584296047076E+018" calcext:value-type="float">
            <text:p>1.47584296047076E+018</text:p>
          </table:table-cell>
          <table:table-cell office:value-type="float" office:value="1.4758429609968E+018" calcext:value-type="float">
            <text:p>1.4758429609968E+018</text:p>
          </table:table-cell>
          <table:table-cell/>
          <table:table-cell table:formula="of:= [.C612] - [.B612]" office:value-type="float" office:value="526040064" calcext:value-type="float">
            <text:p>52604006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584296067077E+018" calcext:value-type="float">
            <text:p>1.47584296067077E+018</text:p>
          </table:table-cell>
          <table:table-cell office:value-type="float" office:value="1.47584296119739E+018" calcext:value-type="float">
            <text:p>1.47584296119739E+018</text:p>
          </table:table-cell>
          <table:table-cell/>
          <table:table-cell table:formula="of:= [.C613] - [.B613]" office:value-type="float" office:value="526620160" calcext:value-type="float">
            <text:p>52662016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584296087077E+018" calcext:value-type="float">
            <text:p>1.47584296087077E+018</text:p>
          </table:table-cell>
          <table:table-cell office:value-type="float" office:value="1.47584296139852E+018" calcext:value-type="float">
            <text:p>1.47584296139852E+018</text:p>
          </table:table-cell>
          <table:table-cell/>
          <table:table-cell table:formula="of:= [.C614] - [.B614]" office:value-type="float" office:value="527750144" calcext:value-type="float">
            <text:p>52775014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584296107077E+018" calcext:value-type="float">
            <text:p>1.47584296107077E+018</text:p>
          </table:table-cell>
          <table:table-cell office:value-type="float" office:value="1.47584296159916E+018" calcext:value-type="float">
            <text:p>1.47584296159916E+018</text:p>
          </table:table-cell>
          <table:table-cell/>
          <table:table-cell table:formula="of:= [.C615] - [.B615]" office:value-type="float" office:value="528390144" calcext:value-type="float">
            <text:p>52839014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584296127077E+018" calcext:value-type="float">
            <text:p>1.47584296127077E+018</text:p>
          </table:table-cell>
          <table:table-cell office:value-type="float" office:value="1.47584296179984E+018" calcext:value-type="float">
            <text:p>1.47584296179984E+018</text:p>
          </table:table-cell>
          <table:table-cell/>
          <table:table-cell table:formula="of:= [.C616] - [.B616]" office:value-type="float" office:value="529069824" calcext:value-type="float">
            <text:p>52906982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584296147077E+018" calcext:value-type="float">
            <text:p>1.47584296147077E+018</text:p>
          </table:table-cell>
          <table:table-cell office:value-type="float" office:value="1.47584296200091E+018" calcext:value-type="float">
            <text:p>1.47584296200091E+018</text:p>
          </table:table-cell>
          <table:table-cell/>
          <table:table-cell table:formula="of:= [.C617] - [.B617]" office:value-type="float" office:value="530139904" calcext:value-type="float">
            <text:p>53013990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584296167076E+018" calcext:value-type="float">
            <text:p>1.47584296167076E+018</text:p>
          </table:table-cell>
          <table:table-cell office:value-type="float" office:value="1.47584296220154E+018" calcext:value-type="float">
            <text:p>1.47584296220154E+018</text:p>
          </table:table-cell>
          <table:table-cell/>
          <table:table-cell table:formula="of:= [.C618] - [.B618]" office:value-type="float" office:value="530779904" calcext:value-type="float">
            <text:p>53077990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584296187077E+018" calcext:value-type="float">
            <text:p>1.47584296187077E+018</text:p>
          </table:table-cell>
          <table:table-cell office:value-type="float" office:value="1.47584296240222E+018" calcext:value-type="float">
            <text:p>1.47584296240222E+018</text:p>
          </table:table-cell>
          <table:table-cell/>
          <table:table-cell table:formula="of:= [.C619] - [.B619]" office:value-type="float" office:value="531450112" calcext:value-type="float">
            <text:p>53145011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584296207077E+018" calcext:value-type="float">
            <text:p>1.47584296207077E+018</text:p>
          </table:table-cell>
          <table:table-cell office:value-type="float" office:value="1.47584296260342E+018" calcext:value-type="float">
            <text:p>1.47584296260342E+018</text:p>
          </table:table-cell>
          <table:table-cell/>
          <table:table-cell table:formula="of:= [.C620] - [.B620]" office:value-type="float" office:value="532649984" calcext:value-type="float">
            <text:p>53264998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584296227081E+018" calcext:value-type="float">
            <text:p>1.47584296227081E+018</text:p>
          </table:table-cell>
          <table:table-cell office:value-type="float" office:value="1.47584296280413E+018" calcext:value-type="float">
            <text:p>1.47584296280413E+018</text:p>
          </table:table-cell>
          <table:table-cell/>
          <table:table-cell table:formula="of:= [.C621] - [.B621]" office:value-type="float" office:value="533319936" calcext:value-type="float">
            <text:p>53331993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584296247078E+018" calcext:value-type="float">
            <text:p>1.47584296247078E+018</text:p>
          </table:table-cell>
          <table:table-cell office:value-type="float" office:value="1.47584296300475E+018" calcext:value-type="float">
            <text:p>1.47584296300475E+018</text:p>
          </table:table-cell>
          <table:table-cell/>
          <table:table-cell table:formula="of:= [.C622] - [.B622]" office:value-type="float" office:value="533969920" calcext:value-type="float">
            <text:p>53396992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584296267077E+018" calcext:value-type="float">
            <text:p>1.47584296267077E+018</text:p>
          </table:table-cell>
          <table:table-cell office:value-type="float" office:value="1.47584296320579E+018" calcext:value-type="float">
            <text:p>1.47584296320579E+018</text:p>
          </table:table-cell>
          <table:table-cell/>
          <table:table-cell table:formula="of:= [.C623] - [.B623]" office:value-type="float" office:value="535020032" calcext:value-type="float">
            <text:p>53502003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584296287077E+018" calcext:value-type="float">
            <text:p>1.47584296287077E+018</text:p>
          </table:table-cell>
          <table:table-cell office:value-type="float" office:value="1.47584296340647E+018" calcext:value-type="float">
            <text:p>1.47584296340647E+018</text:p>
          </table:table-cell>
          <table:table-cell/>
          <table:table-cell table:formula="of:= [.C624] - [.B624]" office:value-type="float" office:value="535700224" calcext:value-type="float">
            <text:p>53570022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584296307077E+018" calcext:value-type="float">
            <text:p>1.47584296307077E+018</text:p>
          </table:table-cell>
          <table:table-cell office:value-type="float" office:value="1.47584296360713E+018" calcext:value-type="float">
            <text:p>1.47584296360713E+018</text:p>
          </table:table-cell>
          <table:table-cell/>
          <table:table-cell table:formula="of:= [.C625] - [.B625]" office:value-type="float" office:value="536359936" calcext:value-type="float">
            <text:p>53635993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584296327076E+018" calcext:value-type="float">
            <text:p>1.47584296327076E+018</text:p>
          </table:table-cell>
          <table:table-cell office:value-type="float" office:value="1.47584296380828E+018" calcext:value-type="float">
            <text:p>1.47584296380828E+018</text:p>
          </table:table-cell>
          <table:table-cell/>
          <table:table-cell table:formula="of:= [.C626] - [.B626]" office:value-type="float" office:value="537520128" calcext:value-type="float">
            <text:p>53752012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584296347076E+018" calcext:value-type="float">
            <text:p>1.47584296347076E+018</text:p>
          </table:table-cell>
          <table:table-cell office:value-type="float" office:value="1.47584296400892E+018" calcext:value-type="float">
            <text:p>1.47584296400892E+018</text:p>
          </table:table-cell>
          <table:table-cell/>
          <table:table-cell table:formula="of:= [.C627] - [.B627]" office:value-type="float" office:value="538159872" calcext:value-type="float">
            <text:p>53815987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584296367076E+018" calcext:value-type="float">
            <text:p>1.47584296367076E+018</text:p>
          </table:table-cell>
          <table:table-cell office:value-type="float" office:value="1.47584296420954E+018" calcext:value-type="float">
            <text:p>1.47584296420954E+018</text:p>
          </table:table-cell>
          <table:table-cell/>
          <table:table-cell table:formula="of:= [.C628] - [.B628]" office:value-type="float" office:value="538779904" calcext:value-type="float">
            <text:p>53877990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584296387077E+018" calcext:value-type="float">
            <text:p>1.47584296387077E+018</text:p>
          </table:table-cell>
          <table:table-cell office:value-type="float" office:value="1.47584296441065E+018" calcext:value-type="float">
            <text:p>1.47584296441065E+018</text:p>
          </table:table-cell>
          <table:table-cell/>
          <table:table-cell table:formula="of:= [.C629] - [.B629]" office:value-type="float" office:value="539880192" calcext:value-type="float">
            <text:p>53988019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584296407077E+018" calcext:value-type="float">
            <text:p>1.47584296407077E+018</text:p>
          </table:table-cell>
          <table:table-cell office:value-type="float" office:value="1.4758429646113E+018" calcext:value-type="float">
            <text:p>1.4758429646113E+018</text:p>
          </table:table-cell>
          <table:table-cell/>
          <table:table-cell table:formula="of:= [.C630] - [.B630]" office:value-type="float" office:value="540530176" calcext:value-type="float">
            <text:p>54053017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584296427077E+018" calcext:value-type="float">
            <text:p>1.47584296427077E+018</text:p>
          </table:table-cell>
          <table:table-cell office:value-type="float" office:value="1.47584296481198E+018" calcext:value-type="float">
            <text:p>1.47584296481198E+018</text:p>
          </table:table-cell>
          <table:table-cell/>
          <table:table-cell table:formula="of:= [.C631] - [.B631]" office:value-type="float" office:value="541210112" calcext:value-type="float">
            <text:p>54121011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584296447077E+018" calcext:value-type="float">
            <text:p>1.47584296447077E+018</text:p>
          </table:table-cell>
          <table:table-cell office:value-type="float" office:value="1.47584296501317E+018" calcext:value-type="float">
            <text:p>1.47584296501317E+018</text:p>
          </table:table-cell>
          <table:table-cell/>
          <table:table-cell table:formula="of:= [.C632] - [.B632]" office:value-type="float" office:value="542400000" calcext:value-type="float">
            <text:p>54240000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584296467076E+018" calcext:value-type="float">
            <text:p>1.47584296467076E+018</text:p>
          </table:table-cell>
          <table:table-cell office:value-type="float" office:value="1.47584296521369E+018" calcext:value-type="float">
            <text:p>1.47584296521369E+018</text:p>
          </table:table-cell>
          <table:table-cell/>
          <table:table-cell table:formula="of:= [.C633] - [.B633]" office:value-type="float" office:value="542929920" calcext:value-type="float">
            <text:p>54292992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584296487077E+018" calcext:value-type="float">
            <text:p>1.47584296487077E+018</text:p>
          </table:table-cell>
          <table:table-cell office:value-type="float" office:value="1.47584296541437E+018" calcext:value-type="float">
            <text:p>1.47584296541437E+018</text:p>
          </table:table-cell>
          <table:table-cell/>
          <table:table-cell table:formula="of:= [.C634] - [.B634]" office:value-type="float" office:value="543599872" calcext:value-type="float">
            <text:p>54359987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584296507077E+018" calcext:value-type="float">
            <text:p>1.47584296507077E+018</text:p>
          </table:table-cell>
          <table:table-cell office:value-type="float" office:value="1.47584296561544E+018" calcext:value-type="float">
            <text:p>1.47584296561544E+018</text:p>
          </table:table-cell>
          <table:table-cell/>
          <table:table-cell table:formula="of:= [.C635] - [.B635]" office:value-type="float" office:value="544669696" calcext:value-type="float">
            <text:p>54466969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584296527077E+018" calcext:value-type="float">
            <text:p>1.47584296527077E+018</text:p>
          </table:table-cell>
          <table:table-cell office:value-type="float" office:value="1.47584296581628E+018" calcext:value-type="float">
            <text:p>1.47584296581628E+018</text:p>
          </table:table-cell>
          <table:table-cell/>
          <table:table-cell table:formula="of:= [.C636] - [.B636]" office:value-type="float" office:value="545509888" calcext:value-type="float">
            <text:p>54550988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584296547077E+018" calcext:value-type="float">
            <text:p>1.47584296547077E+018</text:p>
          </table:table-cell>
          <table:table-cell office:value-type="float" office:value="1.47584296601686E+018" calcext:value-type="float">
            <text:p>1.47584296601686E+018</text:p>
          </table:table-cell>
          <table:table-cell/>
          <table:table-cell table:formula="of:= [.C637] - [.B637]" office:value-type="float" office:value="546089728" calcext:value-type="float">
            <text:p>54608972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584296567076E+018" calcext:value-type="float">
            <text:p>1.47584296567076E+018</text:p>
          </table:table-cell>
          <table:table-cell office:value-type="float" office:value="1.47584296621792E+018" calcext:value-type="float">
            <text:p>1.47584296621792E+018</text:p>
          </table:table-cell>
          <table:table-cell/>
          <table:table-cell table:formula="of:= [.C638] - [.B638]" office:value-type="float" office:value="547160064" calcext:value-type="float">
            <text:p>54716006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584296587077E+018" calcext:value-type="float">
            <text:p>1.47584296587077E+018</text:p>
          </table:table-cell>
          <table:table-cell office:value-type="float" office:value="1.47584296641862E+018" calcext:value-type="float">
            <text:p>1.47584296641862E+018</text:p>
          </table:table-cell>
          <table:table-cell/>
          <table:table-cell table:formula="of:= [.C639] - [.B639]" office:value-type="float" office:value="547849728" calcext:value-type="float">
            <text:p>54784972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584296607077E+018" calcext:value-type="float">
            <text:p>1.47584296607077E+018</text:p>
          </table:table-cell>
          <table:table-cell office:value-type="float" office:value="1.47584296661923E+018" calcext:value-type="float">
            <text:p>1.47584296661923E+018</text:p>
          </table:table-cell>
          <table:table-cell/>
          <table:table-cell table:formula="of:= [.C640] - [.B640]" office:value-type="float" office:value="548460288" calcext:value-type="float">
            <text:p>54846028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584296627077E+018" calcext:value-type="float">
            <text:p>1.47584296627077E+018</text:p>
          </table:table-cell>
          <table:table-cell office:value-type="float" office:value="1.47584296682037E+018" calcext:value-type="float">
            <text:p>1.47584296682037E+018</text:p>
          </table:table-cell>
          <table:table-cell/>
          <table:table-cell table:formula="of:= [.C641] - [.B641]" office:value-type="float" office:value="549600256" calcext:value-type="float">
            <text:p>54960025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584296647076E+018" calcext:value-type="float">
            <text:p>1.47584296647076E+018</text:p>
          </table:table-cell>
          <table:table-cell office:value-type="float" office:value="1.47584296702113E+018" calcext:value-type="float">
            <text:p>1.47584296702113E+018</text:p>
          </table:table-cell>
          <table:table-cell/>
          <table:table-cell table:formula="of:= [.C642] - [.B642]" office:value-type="float" office:value="550370048" calcext:value-type="float">
            <text:p>55037004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584296667076E+018" calcext:value-type="float">
            <text:p>1.47584296667076E+018</text:p>
          </table:table-cell>
          <table:table-cell office:value-type="float" office:value="1.47584296722183E+018" calcext:value-type="float">
            <text:p>1.47584296722183E+018</text:p>
          </table:table-cell>
          <table:table-cell/>
          <table:table-cell table:formula="of:= [.C643] - [.B643]" office:value-type="float" office:value="551070208" calcext:value-type="float">
            <text:p>55107020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584296687077E+018" calcext:value-type="float">
            <text:p>1.47584296687077E+018</text:p>
          </table:table-cell>
          <table:table-cell office:value-type="float" office:value="1.47584296742304E+018" calcext:value-type="float">
            <text:p>1.47584296742304E+018</text:p>
          </table:table-cell>
          <table:table-cell/>
          <table:table-cell table:formula="of:= [.C644] - [.B644]" office:value-type="float" office:value="552270080" calcext:value-type="float">
            <text:p>55227008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584296707077E+018" calcext:value-type="float">
            <text:p>1.47584296707077E+018</text:p>
          </table:table-cell>
          <table:table-cell office:value-type="float" office:value="1.4758429676235E+018" calcext:value-type="float">
            <text:p>1.4758429676235E+018</text:p>
          </table:table-cell>
          <table:table-cell/>
          <table:table-cell table:formula="of:= [.C645] - [.B645]" office:value-type="float" office:value="552730112" calcext:value-type="float">
            <text:p>55273011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584296727077E+018" calcext:value-type="float">
            <text:p>1.47584296727077E+018</text:p>
          </table:table-cell>
          <table:table-cell office:value-type="float" office:value="1.4758429678242E+018" calcext:value-type="float">
            <text:p>1.4758429678242E+018</text:p>
          </table:table-cell>
          <table:table-cell/>
          <table:table-cell table:formula="of:= [.C646] - [.B646]" office:value-type="float" office:value="553430016" calcext:value-type="float">
            <text:p>5534300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584296747077E+018" calcext:value-type="float">
            <text:p>1.47584296747077E+018</text:p>
          </table:table-cell>
          <table:table-cell office:value-type="float" office:value="1.47584296802527E+018" calcext:value-type="float">
            <text:p>1.47584296802527E+018</text:p>
          </table:table-cell>
          <table:table-cell/>
          <table:table-cell table:formula="of:= [.C647] - [.B647]" office:value-type="float" office:value="554500096" calcext:value-type="float">
            <text:p>55450009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584296767076E+018" calcext:value-type="float">
            <text:p>1.47584296767076E+018</text:p>
          </table:table-cell>
          <table:table-cell office:value-type="float" office:value="1.47584296822591E+018" calcext:value-type="float">
            <text:p>1.47584296822591E+018</text:p>
          </table:table-cell>
          <table:table-cell/>
          <table:table-cell table:formula="of:= [.C648] - [.B648]" office:value-type="float" office:value="555149824" calcext:value-type="float">
            <text:p>55514982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584296787076E+018" calcext:value-type="float">
            <text:p>1.47584296787076E+018</text:p>
          </table:table-cell>
          <table:table-cell office:value-type="float" office:value="1.47584296842659E+018" calcext:value-type="float">
            <text:p>1.47584296842659E+018</text:p>
          </table:table-cell>
          <table:table-cell/>
          <table:table-cell table:formula="of:= [.C649] - [.B649]" office:value-type="float" office:value="555830016" calcext:value-type="float">
            <text:p>5558300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584296807077E+018" calcext:value-type="float">
            <text:p>1.47584296807077E+018</text:p>
          </table:table-cell>
          <table:table-cell office:value-type="float" office:value="1.47584296862766E+018" calcext:value-type="float">
            <text:p>1.47584296862766E+018</text:p>
          </table:table-cell>
          <table:table-cell/>
          <table:table-cell table:formula="of:= [.C650] - [.B650]" office:value-type="float" office:value="556890112" calcext:value-type="float">
            <text:p>55689011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584296827077E+018" calcext:value-type="float">
            <text:p>1.47584296827077E+018</text:p>
          </table:table-cell>
          <table:table-cell office:value-type="float" office:value="1.47584296882837E+018" calcext:value-type="float">
            <text:p>1.47584296882837E+018</text:p>
          </table:table-cell>
          <table:table-cell/>
          <table:table-cell table:formula="of:= [.C651] - [.B651]" office:value-type="float" office:value="557600256" calcext:value-type="float">
            <text:p>55760025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584296847076E+018" calcext:value-type="float">
            <text:p>1.47584296847076E+018</text:p>
          </table:table-cell>
          <table:table-cell office:value-type="float" office:value="1.47584296902904E+018" calcext:value-type="float">
            <text:p>1.47584296902904E+018</text:p>
          </table:table-cell>
          <table:table-cell/>
          <table:table-cell table:formula="of:= [.C652] - [.B652]" office:value-type="float" office:value="558279680" calcext:value-type="float">
            <text:p>55827968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584296867076E+018" calcext:value-type="float">
            <text:p>1.47584296867076E+018</text:p>
          </table:table-cell>
          <table:table-cell office:value-type="float" office:value="1.47584296923005E+018" calcext:value-type="float">
            <text:p>1.47584296923005E+018</text:p>
          </table:table-cell>
          <table:table-cell/>
          <table:table-cell table:formula="of:= [.C653] - [.B653]" office:value-type="float" office:value="559290112" calcext:value-type="float">
            <text:p>55929011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584296887077E+018" calcext:value-type="float">
            <text:p>1.47584296887077E+018</text:p>
          </table:table-cell>
          <table:table-cell office:value-type="float" office:value="1.47584296943076E+018" calcext:value-type="float">
            <text:p>1.47584296943076E+018</text:p>
          </table:table-cell>
          <table:table-cell/>
          <table:table-cell table:formula="of:= [.C654] - [.B654]" office:value-type="float" office:value="559990016" calcext:value-type="float">
            <text:p>5599900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584296907077E+018" calcext:value-type="float">
            <text:p>1.47584296907077E+018</text:p>
          </table:table-cell>
          <table:table-cell office:value-type="float" office:value="1.47584296963137E+018" calcext:value-type="float">
            <text:p>1.47584296963137E+018</text:p>
          </table:table-cell>
          <table:table-cell/>
          <table:table-cell table:formula="of:= [.C655] - [.B655]" office:value-type="float" office:value="560600064" calcext:value-type="float">
            <text:p>56060006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584296927076E+018" calcext:value-type="float">
            <text:p>1.47584296927076E+018</text:p>
          </table:table-cell>
          <table:table-cell office:value-type="float" office:value="1.47584296983253E+018" calcext:value-type="float">
            <text:p>1.47584296983253E+018</text:p>
          </table:table-cell>
          <table:table-cell/>
          <table:table-cell table:formula="of:= [.C656] - [.B656]" office:value-type="float" office:value="561769984" calcext:value-type="float">
            <text:p>56176998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584296947076E+018" calcext:value-type="float">
            <text:p>1.47584296947076E+018</text:p>
          </table:table-cell>
          <table:table-cell office:value-type="float" office:value="1.47584297003323E+018" calcext:value-type="float">
            <text:p>1.47584297003323E+018</text:p>
          </table:table-cell>
          <table:table-cell/>
          <table:table-cell table:formula="of:= [.C657] - [.B657]" office:value-type="float" office:value="562470144" calcext:value-type="float">
            <text:p>56247014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584296967078E+018" calcext:value-type="float">
            <text:p>1.47584296967078E+018</text:p>
          </table:table-cell>
          <table:table-cell office:value-type="float" office:value="1.47584297023384E+018" calcext:value-type="float">
            <text:p>1.47584297023384E+018</text:p>
          </table:table-cell>
          <table:table-cell/>
          <table:table-cell table:formula="of:= [.C658] - [.B658]" office:value-type="float" office:value="563060224" calcext:value-type="float">
            <text:p>56306022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584296987103E+018" calcext:value-type="float">
            <text:p>1.47584296987103E+018</text:p>
          </table:table-cell>
          <table:table-cell office:value-type="float" office:value="1.47584297043495E+018" calcext:value-type="float">
            <text:p>1.47584297043495E+018</text:p>
          </table:table-cell>
          <table:table-cell/>
          <table:table-cell table:formula="of:= [.C659] - [.B659]" office:value-type="float" office:value="563920128" calcext:value-type="float">
            <text:p>56392012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584297007079E+018" calcext:value-type="float">
            <text:p>1.47584297007079E+018</text:p>
          </table:table-cell>
          <table:table-cell office:value-type="float" office:value="1.4758429706356E+018" calcext:value-type="float">
            <text:p>1.4758429706356E+018</text:p>
          </table:table-cell>
          <table:table-cell/>
          <table:table-cell table:formula="of:= [.C660] - [.B660]" office:value-type="float" office:value="564809728" calcext:value-type="float">
            <text:p>56480972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584297027077E+018" calcext:value-type="float">
            <text:p>1.47584297027077E+018</text:p>
          </table:table-cell>
          <table:table-cell office:value-type="float" office:value="1.47584297083634E+018" calcext:value-type="float">
            <text:p>1.47584297083634E+018</text:p>
          </table:table-cell>
          <table:table-cell/>
          <table:table-cell table:formula="of:= [.C661] - [.B661]" office:value-type="float" office:value="565569792" calcext:value-type="float">
            <text:p>56556979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584297047077E+018" calcext:value-type="float">
            <text:p>1.47584297047077E+018</text:p>
          </table:table-cell>
          <table:table-cell office:value-type="float" office:value="1.47584297103745E+018" calcext:value-type="float">
            <text:p>1.47584297103745E+018</text:p>
          </table:table-cell>
          <table:table-cell/>
          <table:table-cell table:formula="of:= [.C662] - [.B662]" office:value-type="float" office:value="566679808" calcext:value-type="float">
            <text:p>56667980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584297067076E+018" calcext:value-type="float">
            <text:p>1.47584297067076E+018</text:p>
          </table:table-cell>
          <table:table-cell office:value-type="float" office:value="1.47584297123804E+018" calcext:value-type="float">
            <text:p>1.47584297123804E+018</text:p>
          </table:table-cell>
          <table:table-cell/>
          <table:table-cell table:formula="of:= [.C663] - [.B663]" office:value-type="float" office:value="567279872" calcext:value-type="float">
            <text:p>56727987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58429708708E+018" calcext:value-type="float">
            <text:p>1.4758429708708E+018</text:p>
          </table:table-cell>
          <table:table-cell office:value-type="float" office:value="1.47584297143871E+018" calcext:value-type="float">
            <text:p>1.47584297143871E+018</text:p>
          </table:table-cell>
          <table:table-cell/>
          <table:table-cell table:formula="of:= [.C664] - [.B664]" office:value-type="float" office:value="567909888" calcext:value-type="float">
            <text:p>56790988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584297107077E+018" calcext:value-type="float">
            <text:p>1.47584297107077E+018</text:p>
          </table:table-cell>
          <table:table-cell office:value-type="float" office:value="1.47584297163978E+018" calcext:value-type="float">
            <text:p>1.47584297163978E+018</text:p>
          </table:table-cell>
          <table:table-cell/>
          <table:table-cell table:formula="of:= [.C665] - [.B665]" office:value-type="float" office:value="569009920" calcext:value-type="float">
            <text:p>56900992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584297127078E+018" calcext:value-type="float">
            <text:p>1.47584297127078E+018</text:p>
          </table:table-cell>
          <table:table-cell office:value-type="float" office:value="1.47584297184049E+018" calcext:value-type="float">
            <text:p>1.47584297184049E+018</text:p>
          </table:table-cell>
          <table:table-cell/>
          <table:table-cell table:formula="of:= [.C666] - [.B666]" office:value-type="float" office:value="569710080" calcext:value-type="float">
            <text:p>56971008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584297147077E+018" calcext:value-type="float">
            <text:p>1.47584297147077E+018</text:p>
          </table:table-cell>
          <table:table-cell office:value-type="float" office:value="1.47584297204112E+018" calcext:value-type="float">
            <text:p>1.47584297204112E+018</text:p>
          </table:table-cell>
          <table:table-cell/>
          <table:table-cell table:formula="of:= [.C667] - [.B667]" office:value-type="float" office:value="570350336" calcext:value-type="float">
            <text:p>57035033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584297167076E+018" calcext:value-type="float">
            <text:p>1.47584297167076E+018</text:p>
          </table:table-cell>
          <table:table-cell office:value-type="float" office:value="1.4758429722422E+018" calcext:value-type="float">
            <text:p>1.4758429722422E+018</text:p>
          </table:table-cell>
          <table:table-cell/>
          <table:table-cell table:formula="of:= [.C668] - [.B668]" office:value-type="float" office:value="571440128" calcext:value-type="float">
            <text:p>57144012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584297187077E+018" calcext:value-type="float">
            <text:p>1.47584297187077E+018</text:p>
          </table:table-cell>
          <table:table-cell office:value-type="float" office:value="1.475842972443E+018" calcext:value-type="float">
            <text:p>1.475842972443E+018</text:p>
          </table:table-cell>
          <table:table-cell/>
          <table:table-cell table:formula="of:= [.C669] - [.B669]" office:value-type="float" office:value="572230144" calcext:value-type="float">
            <text:p>57223014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584297207077E+018" calcext:value-type="float">
            <text:p>1.47584297207077E+018</text:p>
          </table:table-cell>
          <table:table-cell office:value-type="float" office:value="1.47584297264352E+018" calcext:value-type="float">
            <text:p>1.47584297264352E+018</text:p>
          </table:table-cell>
          <table:table-cell/>
          <table:table-cell table:formula="of:= [.C670] - [.B670]" office:value-type="float" office:value="572750080" calcext:value-type="float">
            <text:p>57275008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584297227076E+018" calcext:value-type="float">
            <text:p>1.47584297227076E+018</text:p>
          </table:table-cell>
          <table:table-cell office:value-type="float" office:value="1.47584297284465E+018" calcext:value-type="float">
            <text:p>1.47584297284465E+018</text:p>
          </table:table-cell>
          <table:table-cell/>
          <table:table-cell table:formula="of:= [.C671] - [.B671]" office:value-type="float" office:value="573890048" calcext:value-type="float">
            <text:p>57389004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584297247076E+018" calcext:value-type="float">
            <text:p>1.47584297247076E+018</text:p>
          </table:table-cell>
          <table:table-cell office:value-type="float" office:value="1.4758429730453E+018" calcext:value-type="float">
            <text:p>1.4758429730453E+018</text:p>
          </table:table-cell>
          <table:table-cell/>
          <table:table-cell table:formula="of:= [.C672] - [.B672]" office:value-type="float" office:value="574540032" calcext:value-type="float">
            <text:p>57454003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584297267076E+018" calcext:value-type="float">
            <text:p>1.47584297267076E+018</text:p>
          </table:table-cell>
          <table:table-cell office:value-type="float" office:value="1.47584297324593E+018" calcext:value-type="float">
            <text:p>1.47584297324593E+018</text:p>
          </table:table-cell>
          <table:table-cell/>
          <table:table-cell table:formula="of:= [.C673] - [.B673]" office:value-type="float" office:value="575170048" calcext:value-type="float">
            <text:p>57517004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584297287077E+018" calcext:value-type="float">
            <text:p>1.47584297287077E+018</text:p>
          </table:table-cell>
          <table:table-cell office:value-type="float" office:value="1.47584297344704E+018" calcext:value-type="float">
            <text:p>1.47584297344704E+018</text:p>
          </table:table-cell>
          <table:table-cell/>
          <table:table-cell table:formula="of:= [.C674] - [.B674]" office:value-type="float" office:value="576270080" calcext:value-type="float">
            <text:p>57627008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584297307086E+018" calcext:value-type="float">
            <text:p>1.47584297307086E+018</text:p>
          </table:table-cell>
          <table:table-cell office:value-type="float" office:value="1.47584297364768E+018" calcext:value-type="float">
            <text:p>1.47584297364768E+018</text:p>
          </table:table-cell>
          <table:table-cell/>
          <table:table-cell table:formula="of:= [.C675] - [.B675]" office:value-type="float" office:value="576819968" calcext:value-type="float">
            <text:p>57681996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584297327077E+018" calcext:value-type="float">
            <text:p>1.47584297327077E+018</text:p>
          </table:table-cell>
          <table:table-cell office:value-type="float" office:value="1.47584297384842E+018" calcext:value-type="float">
            <text:p>1.47584297384842E+018</text:p>
          </table:table-cell>
          <table:table-cell/>
          <table:table-cell table:formula="of:= [.C676] - [.B676]" office:value-type="float" office:value="577649920" calcext:value-type="float">
            <text:p>57764992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584297347085E+018" calcext:value-type="float">
            <text:p>1.47584297347085E+018</text:p>
          </table:table-cell>
          <table:table-cell office:value-type="float" office:value="1.47584297404948E+018" calcext:value-type="float">
            <text:p>1.47584297404948E+018</text:p>
          </table:table-cell>
          <table:table-cell/>
          <table:table-cell table:formula="of:= [.C677] - [.B677]" office:value-type="float" office:value="578629888" calcext:value-type="float">
            <text:p>57862988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584297367076E+018" calcext:value-type="float">
            <text:p>1.47584297367076E+018</text:p>
          </table:table-cell>
          <table:table-cell office:value-type="float" office:value="1.47584297425012E+018" calcext:value-type="float">
            <text:p>1.47584297425012E+018</text:p>
          </table:table-cell>
          <table:table-cell/>
          <table:table-cell table:formula="of:= [.C678] - [.B678]" office:value-type="float" office:value="579359744" calcext:value-type="float">
            <text:p>57935974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584297387077E+018" calcext:value-type="float">
            <text:p>1.47584297387077E+018</text:p>
          </table:table-cell>
          <table:table-cell office:value-type="float" office:value="1.47584297445082E+018" calcext:value-type="float">
            <text:p>1.47584297445082E+018</text:p>
          </table:table-cell>
          <table:table-cell/>
          <table:table-cell table:formula="of:= [.C679] - [.B679]" office:value-type="float" office:value="580050176" calcext:value-type="float">
            <text:p>58005017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584297407077E+018" calcext:value-type="float">
            <text:p>1.47584297407077E+018</text:p>
          </table:table-cell>
          <table:table-cell office:value-type="float" office:value="1.47584297465187E+018" calcext:value-type="float">
            <text:p>1.47584297465187E+018</text:p>
          </table:table-cell>
          <table:table-cell/>
          <table:table-cell table:formula="of:= [.C680] - [.B680]" office:value-type="float" office:value="581100032" calcext:value-type="float">
            <text:p>58110003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584297427077E+018" calcext:value-type="float">
            <text:p>1.47584297427077E+018</text:p>
          </table:table-cell>
          <table:table-cell office:value-type="float" office:value="1.47584297485265E+018" calcext:value-type="float">
            <text:p>1.47584297485265E+018</text:p>
          </table:table-cell>
          <table:table-cell/>
          <table:table-cell table:formula="of:= [.C681] - [.B681]" office:value-type="float" office:value="581880064" calcext:value-type="float">
            <text:p>58188006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584297447077E+018" calcext:value-type="float">
            <text:p>1.47584297447077E+018</text:p>
          </table:table-cell>
          <table:table-cell office:value-type="float" office:value="1.47584297505332E+018" calcext:value-type="float">
            <text:p>1.47584297505332E+018</text:p>
          </table:table-cell>
          <table:table-cell/>
          <table:table-cell table:formula="of:= [.C682] - [.B682]" office:value-type="float" office:value="582550016" calcext:value-type="float">
            <text:p>5825500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584297467076E+018" calcext:value-type="float">
            <text:p>1.47584297467076E+018</text:p>
          </table:table-cell>
          <table:table-cell office:value-type="float" office:value="1.47584297525437E+018" calcext:value-type="float">
            <text:p>1.47584297525437E+018</text:p>
          </table:table-cell>
          <table:table-cell/>
          <table:table-cell table:formula="of:= [.C683] - [.B683]" office:value-type="float" office:value="583610112" calcext:value-type="float">
            <text:p>58361011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584297487078E+018" calcext:value-type="float">
            <text:p>1.47584297487078E+018</text:p>
          </table:table-cell>
          <table:table-cell office:value-type="float" office:value="1.47584297545503E+018" calcext:value-type="float">
            <text:p>1.47584297545503E+018</text:p>
          </table:table-cell>
          <table:table-cell/>
          <table:table-cell table:formula="of:= [.C684] - [.B684]" office:value-type="float" office:value="584250112" calcext:value-type="float">
            <text:p>58425011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584297507078E+018" calcext:value-type="float">
            <text:p>1.47584297507078E+018</text:p>
          </table:table-cell>
          <table:table-cell office:value-type="float" office:value="1.47584297565572E+018" calcext:value-type="float">
            <text:p>1.47584297565572E+018</text:p>
          </table:table-cell>
          <table:table-cell/>
          <table:table-cell table:formula="of:= [.C685] - [.B685]" office:value-type="float" office:value="584940032" calcext:value-type="float">
            <text:p>58494003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584297527076E+018" calcext:value-type="float">
            <text:p>1.47584297527076E+018</text:p>
          </table:table-cell>
          <table:table-cell office:value-type="float" office:value="1.47584297585685E+018" calcext:value-type="float">
            <text:p>1.47584297585685E+018</text:p>
          </table:table-cell>
          <table:table-cell/>
          <table:table-cell table:formula="of:= [.C686] - [.B686]" office:value-type="float" office:value="586090240" calcext:value-type="float">
            <text:p>58609024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584297547076E+018" calcext:value-type="float">
            <text:p>1.47584297547076E+018</text:p>
          </table:table-cell>
          <table:table-cell office:value-type="float" office:value="1.47584297605745E+018" calcext:value-type="float">
            <text:p>1.47584297605745E+018</text:p>
          </table:table-cell>
          <table:table-cell/>
          <table:table-cell table:formula="of:= [.C687] - [.B687]" office:value-type="float" office:value="586690048" calcext:value-type="float">
            <text:p>58669004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584297567076E+018" calcext:value-type="float">
            <text:p>1.47584297567076E+018</text:p>
          </table:table-cell>
          <table:table-cell office:value-type="float" office:value="1.47584297625809E+018" calcext:value-type="float">
            <text:p>1.47584297625809E+018</text:p>
          </table:table-cell>
          <table:table-cell/>
          <table:table-cell table:formula="of:= [.C688] - [.B688]" office:value-type="float" office:value="587330048" calcext:value-type="float">
            <text:p>58733004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584297587076E+018" calcext:value-type="float">
            <text:p>1.47584297587076E+018</text:p>
          </table:table-cell>
          <table:table-cell office:value-type="float" office:value="1.47584297645922E+018" calcext:value-type="float">
            <text:p>1.47584297645922E+018</text:p>
          </table:table-cell>
          <table:table-cell/>
          <table:table-cell table:formula="of:= [.C689] - [.B689]" office:value-type="float" office:value="588459776" calcext:value-type="float">
            <text:p>58845977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584297607077E+018" calcext:value-type="float">
            <text:p>1.47584297607077E+018</text:p>
          </table:table-cell>
          <table:table-cell office:value-type="float" office:value="1.47584297665984E+018" calcext:value-type="float">
            <text:p>1.47584297665984E+018</text:p>
          </table:table-cell>
          <table:table-cell/>
          <table:table-cell table:formula="of:= [.C690] - [.B690]" office:value-type="float" office:value="589069824" calcext:value-type="float">
            <text:p>58906982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584297627076E+018" calcext:value-type="float">
            <text:p>1.47584297627076E+018</text:p>
          </table:table-cell>
          <table:table-cell office:value-type="float" office:value="1.47584297686055E+018" calcext:value-type="float">
            <text:p>1.47584297686055E+018</text:p>
          </table:table-cell>
          <table:table-cell/>
          <table:table-cell table:formula="of:= [.C691] - [.B691]" office:value-type="float" office:value="589789952" calcext:value-type="float">
            <text:p>58978995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584297647076E+018" calcext:value-type="float">
            <text:p>1.47584297647076E+018</text:p>
          </table:table-cell>
          <table:table-cell office:value-type="float" office:value="1.47584297706161E+018" calcext:value-type="float">
            <text:p>1.47584297706161E+018</text:p>
          </table:table-cell>
          <table:table-cell/>
          <table:table-cell table:formula="of:= [.C692] - [.B692]" office:value-type="float" office:value="590850048" calcext:value-type="float">
            <text:p>59085004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584297667076E+018" calcext:value-type="float">
            <text:p>1.47584297667076E+018</text:p>
          </table:table-cell>
          <table:table-cell office:value-type="float" office:value="1.47584297726228E+018" calcext:value-type="float">
            <text:p>1.47584297726228E+018</text:p>
          </table:table-cell>
          <table:table-cell/>
          <table:table-cell table:formula="of:= [.C693] - [.B693]" office:value-type="float" office:value="591520256" calcext:value-type="float">
            <text:p>59152025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584297687077E+018" calcext:value-type="float">
            <text:p>1.47584297687077E+018</text:p>
          </table:table-cell>
          <table:table-cell office:value-type="float" office:value="1.47584297746314E+018" calcext:value-type="float">
            <text:p>1.47584297746314E+018</text:p>
          </table:table-cell>
          <table:table-cell/>
          <table:table-cell table:formula="of:= [.C694] - [.B694]" office:value-type="float" office:value="592370176" calcext:value-type="float">
            <text:p>59237017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584297707077E+018" calcext:value-type="float">
            <text:p>1.47584297707077E+018</text:p>
          </table:table-cell>
          <table:table-cell office:value-type="float" office:value="1.47584297766405E+018" calcext:value-type="float">
            <text:p>1.47584297766405E+018</text:p>
          </table:table-cell>
          <table:table-cell/>
          <table:table-cell table:formula="of:= [.C695] - [.B695]" office:value-type="float" office:value="593280000" calcext:value-type="float">
            <text:p>593280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584297727076E+018" calcext:value-type="float">
            <text:p>1.47584297727076E+018</text:p>
          </table:table-cell>
          <table:table-cell office:value-type="float" office:value="1.4758429778648E+018" calcext:value-type="float">
            <text:p>1.4758429778648E+018</text:p>
          </table:table-cell>
          <table:table-cell/>
          <table:table-cell table:formula="of:= [.C696] - [.B696]" office:value-type="float" office:value="594040064" calcext:value-type="float">
            <text:p>59404006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584297747077E+018" calcext:value-type="float">
            <text:p>1.47584297747077E+018</text:p>
          </table:table-cell>
          <table:table-cell office:value-type="float" office:value="1.47584297806541E+018" calcext:value-type="float">
            <text:p>1.47584297806541E+018</text:p>
          </table:table-cell>
          <table:table-cell/>
          <table:table-cell table:formula="of:= [.C697] - [.B697]" office:value-type="float" office:value="594640128" calcext:value-type="float">
            <text:p>59464012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584297767076E+018" calcext:value-type="float">
            <text:p>1.47584297767076E+018</text:p>
          </table:table-cell>
          <table:table-cell office:value-type="float" office:value="1.47584297826648E+018" calcext:value-type="float">
            <text:p>1.47584297826648E+018</text:p>
          </table:table-cell>
          <table:table-cell/>
          <table:table-cell table:formula="of:= [.C698] - [.B698]" office:value-type="float" office:value="595719936" calcext:value-type="float">
            <text:p>59571993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584297787077E+018" calcext:value-type="float">
            <text:p>1.47584297787077E+018</text:p>
          </table:table-cell>
          <table:table-cell office:value-type="float" office:value="1.47584297846713E+018" calcext:value-type="float">
            <text:p>1.47584297846713E+018</text:p>
          </table:table-cell>
          <table:table-cell/>
          <table:table-cell table:formula="of:= [.C699] - [.B699]" office:value-type="float" office:value="596360192" calcext:value-type="float">
            <text:p>59636019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584297807077E+018" calcext:value-type="float">
            <text:p>1.47584297807077E+018</text:p>
          </table:table-cell>
          <table:table-cell office:value-type="float" office:value="1.47584297866778E+018" calcext:value-type="float">
            <text:p>1.47584297866778E+018</text:p>
          </table:table-cell>
          <table:table-cell/>
          <table:table-cell table:formula="of:= [.C700] - [.B700]" office:value-type="float" office:value="597010176" calcext:value-type="float">
            <text:p>59701017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584297827077E+018" calcext:value-type="float">
            <text:p>1.47584297827077E+018</text:p>
          </table:table-cell>
          <table:table-cell office:value-type="float" office:value="1.47584297886893E+018" calcext:value-type="float">
            <text:p>1.47584297886893E+018</text:p>
          </table:table-cell>
          <table:table-cell/>
          <table:table-cell table:formula="of:= [.C701] - [.B701]" office:value-type="float" office:value="598160128" calcext:value-type="float">
            <text:p>59816012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584297847076E+018" calcext:value-type="float">
            <text:p>1.47584297847076E+018</text:p>
          </table:table-cell>
          <table:table-cell office:value-type="float" office:value="1.47584297906957E+018" calcext:value-type="float">
            <text:p>1.47584297906957E+018</text:p>
          </table:table-cell>
          <table:table-cell/>
          <table:table-cell table:formula="of:= [.C702] - [.B702]" office:value-type="float" office:value="598809856" calcext:value-type="float">
            <text:p>59880985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584297867076E+018" calcext:value-type="float">
            <text:p>1.47584297867076E+018</text:p>
          </table:table-cell>
          <table:table-cell office:value-type="float" office:value="1.47584297927022E+018" calcext:value-type="float">
            <text:p>1.47584297927022E+018</text:p>
          </table:table-cell>
          <table:table-cell/>
          <table:table-cell table:formula="of:= [.C703] - [.B703]" office:value-type="float" office:value="599459840" calcext:value-type="float">
            <text:p>59945984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584297887076E+018" calcext:value-type="float">
            <text:p>1.47584297887076E+018</text:p>
          </table:table-cell>
          <table:table-cell office:value-type="float" office:value="1.47584297947133E+018" calcext:value-type="float">
            <text:p>1.47584297947133E+018</text:p>
          </table:table-cell>
          <table:table-cell/>
          <table:table-cell table:formula="of:= [.C704] - [.B704]" office:value-type="float" office:value="600569600" calcext:value-type="float">
            <text:p>60056960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584297907076E+018" calcext:value-type="float">
            <text:p>1.47584297907076E+018</text:p>
          </table:table-cell>
          <table:table-cell office:value-type="float" office:value="1.47584297967193E+018" calcext:value-type="float">
            <text:p>1.47584297967193E+018</text:p>
          </table:table-cell>
          <table:table-cell/>
          <table:table-cell table:formula="of:= [.C705] - [.B705]" office:value-type="float" office:value="601169664" calcext:value-type="float">
            <text:p>60116966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584297927076E+018" calcext:value-type="float">
            <text:p>1.47584297927076E+018</text:p>
          </table:table-cell>
          <table:table-cell office:value-type="float" office:value="1.47584297987275E+018" calcext:value-type="float">
            <text:p>1.47584297987275E+018</text:p>
          </table:table-cell>
          <table:table-cell/>
          <table:table-cell table:formula="of:= [.C706] - [.B706]" office:value-type="float" office:value="601989632" calcext:value-type="float">
            <text:p>60198963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584297947076E+018" calcext:value-type="float">
            <text:p>1.47584297947076E+018</text:p>
          </table:table-cell>
          <table:table-cell office:value-type="float" office:value="1.47584298007388E+018" calcext:value-type="float">
            <text:p>1.47584298007388E+018</text:p>
          </table:table-cell>
          <table:table-cell/>
          <table:table-cell table:formula="of:= [.C707] - [.B707]" office:value-type="float" office:value="603119872" calcext:value-type="float">
            <text:p>60311987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584297967076E+018" calcext:value-type="float">
            <text:p>1.47584297967076E+018</text:p>
          </table:table-cell>
          <table:table-cell office:value-type="float" office:value="1.47584298027457E+018" calcext:value-type="float">
            <text:p>1.47584298027457E+018</text:p>
          </table:table-cell>
          <table:table-cell/>
          <table:table-cell table:formula="of:= [.C708] - [.B708]" office:value-type="float" office:value="603810048" calcext:value-type="float">
            <text:p>60381004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584297987077E+018" calcext:value-type="float">
            <text:p>1.47584297987077E+018</text:p>
          </table:table-cell>
          <table:table-cell office:value-type="float" office:value="1.47584298047523E+018" calcext:value-type="float">
            <text:p>1.47584298047523E+018</text:p>
          </table:table-cell>
          <table:table-cell/>
          <table:table-cell table:formula="of:= [.C709] - [.B709]" office:value-type="float" office:value="604460032" calcext:value-type="float">
            <text:p>60446003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584298007078E+018" calcext:value-type="float">
            <text:p>1.47584298007078E+018</text:p>
          </table:table-cell>
          <table:table-cell office:value-type="float" office:value="1.47584298067589E+018" calcext:value-type="float">
            <text:p>1.47584298067589E+018</text:p>
          </table:table-cell>
          <table:table-cell/>
          <table:table-cell table:formula="of:= [.C710] - [.B710]" office:value-type="float" office:value="605110016" calcext:value-type="float">
            <text:p>6051100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584298027077E+018" calcext:value-type="float">
            <text:p>1.47584298027077E+018</text:p>
          </table:table-cell>
          <table:table-cell office:value-type="float" office:value="1.47584298087714E+018" calcext:value-type="float">
            <text:p>1.47584298087714E+018</text:p>
          </table:table-cell>
          <table:table-cell/>
          <table:table-cell table:formula="of:= [.C711] - [.B711]" office:value-type="float" office:value="606370048" calcext:value-type="float">
            <text:p>60637004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584298047077E+018" calcext:value-type="float">
            <text:p>1.47584298047077E+018</text:p>
          </table:table-cell>
          <table:table-cell office:value-type="float" office:value="1.4758429810778E+018" calcext:value-type="float">
            <text:p>1.4758429810778E+018</text:p>
          </table:table-cell>
          <table:table-cell/>
          <table:table-cell table:formula="of:= [.C712] - [.B712]" office:value-type="float" office:value="607030016" calcext:value-type="float">
            <text:p>6070300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584298067077E+018" calcext:value-type="float">
            <text:p>1.47584298067077E+018</text:p>
          </table:table-cell>
          <table:table-cell office:value-type="float" office:value="1.47584298127856E+018" calcext:value-type="float">
            <text:p>1.47584298127856E+018</text:p>
          </table:table-cell>
          <table:table-cell/>
          <table:table-cell table:formula="of:= [.C713] - [.B713]" office:value-type="float" office:value="607790080" calcext:value-type="float">
            <text:p>60779008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584298087078E+018" calcext:value-type="float">
            <text:p>1.47584298087078E+018</text:p>
          </table:table-cell>
          <table:table-cell office:value-type="float" office:value="1.47584298147912E+018" calcext:value-type="float">
            <text:p>1.47584298147912E+018</text:p>
          </table:table-cell>
          <table:table-cell/>
          <table:table-cell table:formula="of:= [.C714] - [.B714]" office:value-type="float" office:value="608340224" calcext:value-type="float">
            <text:p>60834022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584298107077E+018" calcext:value-type="float">
            <text:p>1.47584298107077E+018</text:p>
          </table:table-cell>
          <table:table-cell office:value-type="float" office:value="1.47584298168031E+018" calcext:value-type="float">
            <text:p>1.47584298168031E+018</text:p>
          </table:table-cell>
          <table:table-cell/>
          <table:table-cell table:formula="of:= [.C715] - [.B715]" office:value-type="float" office:value="609539840" calcext:value-type="float">
            <text:p>60953984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584298127077E+018" calcext:value-type="float">
            <text:p>1.47584298127077E+018</text:p>
          </table:table-cell>
          <table:table-cell office:value-type="float" office:value="1.47584298188096E+018" calcext:value-type="float">
            <text:p>1.47584298188096E+018</text:p>
          </table:table-cell>
          <table:table-cell/>
          <table:table-cell table:formula="of:= [.C716] - [.B716]" office:value-type="float" office:value="610189824" calcext:value-type="float">
            <text:p>61018982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584298147077E+018" calcext:value-type="float">
            <text:p>1.47584298147077E+018</text:p>
          </table:table-cell>
          <table:table-cell office:value-type="float" office:value="1.47584298208163E+018" calcext:value-type="float">
            <text:p>1.47584298208163E+018</text:p>
          </table:table-cell>
          <table:table-cell/>
          <table:table-cell table:formula="of:= [.C717] - [.B717]" office:value-type="float" office:value="610859776" calcext:value-type="float">
            <text:p>61085977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584298167076E+018" calcext:value-type="float">
            <text:p>1.47584298167076E+018</text:p>
          </table:table-cell>
          <table:table-cell office:value-type="float" office:value="1.47584298228226E+018" calcext:value-type="float">
            <text:p>1.47584298228226E+018</text:p>
          </table:table-cell>
          <table:table-cell/>
          <table:table-cell table:formula="of:= [.C718] - [.B718]" office:value-type="float" office:value="611500032" calcext:value-type="float">
            <text:p>61150003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584298187079E+018" calcext:value-type="float">
            <text:p>1.47584298187079E+018</text:p>
          </table:table-cell>
          <table:table-cell office:value-type="float" office:value="1.47584298248364E+018" calcext:value-type="float">
            <text:p>1.47584298248364E+018</text:p>
          </table:table-cell>
          <table:table-cell/>
          <table:table-cell table:formula="of:= [.C719] - [.B719]" office:value-type="float" office:value="612849664" calcext:value-type="float">
            <text:p>61284966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584298207079E+018" calcext:value-type="float">
            <text:p>1.47584298207079E+018</text:p>
          </table:table-cell>
          <table:table-cell office:value-type="float" office:value="1.47584298268429E+018" calcext:value-type="float">
            <text:p>1.47584298268429E+018</text:p>
          </table:table-cell>
          <table:table-cell/>
          <table:table-cell table:formula="of:= [.C720] - [.B720]" office:value-type="float" office:value="613499904" calcext:value-type="float">
            <text:p>61349990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584298227079E+018" calcext:value-type="float">
            <text:p>1.47584298227079E+018</text:p>
          </table:table-cell>
          <table:table-cell office:value-type="float" office:value="1.47584298288495E+018" calcext:value-type="float">
            <text:p>1.47584298288495E+018</text:p>
          </table:table-cell>
          <table:table-cell/>
          <table:table-cell table:formula="of:= [.C721] - [.B721]" office:value-type="float" office:value="614159872" calcext:value-type="float">
            <text:p>61415987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584298247078E+018" calcext:value-type="float">
            <text:p>1.47584298247078E+018</text:p>
          </table:table-cell>
          <table:table-cell office:value-type="float" office:value="1.47584298308559E+018" calcext:value-type="float">
            <text:p>1.47584298308559E+018</text:p>
          </table:table-cell>
          <table:table-cell/>
          <table:table-cell table:formula="of:= [.C722] - [.B722]" office:value-type="float" office:value="614810112" calcext:value-type="float">
            <text:p>61481011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584298267078E+018" calcext:value-type="float">
            <text:p>1.47584298267078E+018</text:p>
          </table:table-cell>
          <table:table-cell office:value-type="float" office:value="1.47584298328681E+018" calcext:value-type="float">
            <text:p>1.47584298328681E+018</text:p>
          </table:table-cell>
          <table:table-cell/>
          <table:table-cell table:formula="of:= [.C723] - [.B723]" office:value-type="float" office:value="616030208" calcext:value-type="float">
            <text:p>61603020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584298287081E+018" calcext:value-type="float">
            <text:p>1.47584298287081E+018</text:p>
          </table:table-cell>
          <table:table-cell office:value-type="float" office:value="1.47584298348745E+018" calcext:value-type="float">
            <text:p>1.47584298348745E+018</text:p>
          </table:table-cell>
          <table:table-cell/>
          <table:table-cell table:formula="of:= [.C724] - [.B724]" office:value-type="float" office:value="616640256" calcext:value-type="float">
            <text:p>61664025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584298307081E+018" calcext:value-type="float">
            <text:p>1.47584298307081E+018</text:p>
          </table:table-cell>
          <table:table-cell office:value-type="float" office:value="1.4758429836881E+018" calcext:value-type="float">
            <text:p>1.4758429836881E+018</text:p>
          </table:table-cell>
          <table:table-cell/>
          <table:table-cell table:formula="of:= [.C725] - [.B725]" office:value-type="float" office:value="617289984" calcext:value-type="float">
            <text:p>61728998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584298327081E+018" calcext:value-type="float">
            <text:p>1.47584298327081E+018</text:p>
          </table:table-cell>
          <table:table-cell office:value-type="float" office:value="1.47584298388878E+018" calcext:value-type="float">
            <text:p>1.47584298388878E+018</text:p>
          </table:table-cell>
          <table:table-cell/>
          <table:table-cell table:formula="of:= [.C726] - [.B726]" office:value-type="float" office:value="617969920" calcext:value-type="float">
            <text:p>61796992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58429834708E+018" calcext:value-type="float">
            <text:p>1.4758429834708E+018</text:p>
          </table:table-cell>
          <table:table-cell office:value-type="float" office:value="1.47584298408995E+018" calcext:value-type="float">
            <text:p>1.47584298408995E+018</text:p>
          </table:table-cell>
          <table:table-cell/>
          <table:table-cell table:formula="of:= [.C727] - [.B727]" office:value-type="float" office:value="619149824" calcext:value-type="float">
            <text:p>61914982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58429836708E+018" calcext:value-type="float">
            <text:p>1.4758429836708E+018</text:p>
          </table:table-cell>
          <table:table-cell office:value-type="float" office:value="1.47584298429063E+018" calcext:value-type="float">
            <text:p>1.47584298429063E+018</text:p>
          </table:table-cell>
          <table:table-cell/>
          <table:table-cell table:formula="of:= [.C728] - [.B728]" office:value-type="float" office:value="619829760" calcext:value-type="float">
            <text:p>61982976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584298387081E+018" calcext:value-type="float">
            <text:p>1.47584298387081E+018</text:p>
          </table:table-cell>
          <table:table-cell office:value-type="float" office:value="1.47584298449129E+018" calcext:value-type="float">
            <text:p>1.47584298449129E+018</text:p>
          </table:table-cell>
          <table:table-cell/>
          <table:table-cell table:formula="of:= [.C729] - [.B729]" office:value-type="float" office:value="620479744" calcext:value-type="float">
            <text:p>62047974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58429840708E+018" calcext:value-type="float">
            <text:p>1.4758429840708E+018</text:p>
          </table:table-cell>
          <table:table-cell office:value-type="float" office:value="1.47584298469197E+018" calcext:value-type="float">
            <text:p>1.47584298469197E+018</text:p>
          </table:table-cell>
          <table:table-cell/>
          <table:table-cell table:formula="of:= [.C730] - [.B730]" office:value-type="float" office:value="621169920" calcext:value-type="float">
            <text:p>62116992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584298427079E+018" calcext:value-type="float">
            <text:p>1.47584298427079E+018</text:p>
          </table:table-cell>
          <table:table-cell office:value-type="float" office:value="1.47584298489324E+018" calcext:value-type="float">
            <text:p>1.47584298489324E+018</text:p>
          </table:table-cell>
          <table:table-cell/>
          <table:table-cell table:formula="of:= [.C731] - [.B731]" office:value-type="float" office:value="622449920" calcext:value-type="float">
            <text:p>62244992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584298447078E+018" calcext:value-type="float">
            <text:p>1.47584298447078E+018</text:p>
          </table:table-cell>
          <table:table-cell office:value-type="float" office:value="1.47584298509392E+018" calcext:value-type="float">
            <text:p>1.47584298509392E+018</text:p>
          </table:table-cell>
          <table:table-cell/>
          <table:table-cell table:formula="of:= [.C732] - [.B732]" office:value-type="float" office:value="623139584" calcext:value-type="float">
            <text:p>62313958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584298467078E+018" calcext:value-type="float">
            <text:p>1.47584298467078E+018</text:p>
          </table:table-cell>
          <table:table-cell office:value-type="float" office:value="1.47584298529458E+018" calcext:value-type="float">
            <text:p>1.47584298529458E+018</text:p>
          </table:table-cell>
          <table:table-cell/>
          <table:table-cell table:formula="of:= [.C733] - [.B733]" office:value-type="float" office:value="623799808" calcext:value-type="float">
            <text:p>62379980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584298487077E+018" calcext:value-type="float">
            <text:p>1.47584298487077E+018</text:p>
          </table:table-cell>
          <table:table-cell office:value-type="float" office:value="1.47584298549524E+018" calcext:value-type="float">
            <text:p>1.47584298549524E+018</text:p>
          </table:table-cell>
          <table:table-cell/>
          <table:table-cell table:formula="of:= [.C734] - [.B734]" office:value-type="float" office:value="624470016" calcext:value-type="float">
            <text:p>6244700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58429850708E+018" calcext:value-type="float">
            <text:p>1.4758429850708E+018</text:p>
          </table:table-cell>
          <table:table-cell office:value-type="float" office:value="1.47584298569646E+018" calcext:value-type="float">
            <text:p>1.47584298569646E+018</text:p>
          </table:table-cell>
          <table:table-cell/>
          <table:table-cell table:formula="of:= [.C735] - [.B735]" office:value-type="float" office:value="625659904" calcext:value-type="float">
            <text:p>62565990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584298527078E+018" calcext:value-type="float">
            <text:p>1.47584298527078E+018</text:p>
          </table:table-cell>
          <table:table-cell office:value-type="float" office:value="1.47584298589711E+018" calcext:value-type="float">
            <text:p>1.47584298589711E+018</text:p>
          </table:table-cell>
          <table:table-cell/>
          <table:table-cell table:formula="of:= [.C736] - [.B736]" office:value-type="float" office:value="626330112" calcext:value-type="float">
            <text:p>62633011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584298547077E+018" calcext:value-type="float">
            <text:p>1.47584298547077E+018</text:p>
          </table:table-cell>
          <table:table-cell office:value-type="float" office:value="1.47584298609775E+018" calcext:value-type="float">
            <text:p>1.47584298609775E+018</text:p>
          </table:table-cell>
          <table:table-cell/>
          <table:table-cell table:formula="of:= [.C737] - [.B737]" office:value-type="float" office:value="626980096" calcext:value-type="float">
            <text:p>62698009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584298567077E+018" calcext:value-type="float">
            <text:p>1.47584298567077E+018</text:p>
          </table:table-cell>
          <table:table-cell office:value-type="float" office:value="1.47584298629842E+018" calcext:value-type="float">
            <text:p>1.47584298629842E+018</text:p>
          </table:table-cell>
          <table:table-cell/>
          <table:table-cell table:formula="of:= [.C738] - [.B738]" office:value-type="float" office:value="627650048" calcext:value-type="float">
            <text:p>62765004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584298587077E+018" calcext:value-type="float">
            <text:p>1.47584298587077E+018</text:p>
          </table:table-cell>
          <table:table-cell office:value-type="float" office:value="1.4758429864996E+018" calcext:value-type="float">
            <text:p>1.4758429864996E+018</text:p>
          </table:table-cell>
          <table:table-cell/>
          <table:table-cell table:formula="of:= [.C739] - [.B739]" office:value-type="float" office:value="628829952" calcext:value-type="float">
            <text:p>62882995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584298607078E+018" calcext:value-type="float">
            <text:p>1.47584298607078E+018</text:p>
          </table:table-cell>
          <table:table-cell office:value-type="float" office:value="1.47584298670028E+018" calcext:value-type="float">
            <text:p>1.47584298670028E+018</text:p>
          </table:table-cell>
          <table:table-cell/>
          <table:table-cell table:formula="of:= [.C740] - [.B740]" office:value-type="float" office:value="629500160" calcext:value-type="float">
            <text:p>62950016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584298627077E+018" calcext:value-type="float">
            <text:p>1.47584298627077E+018</text:p>
          </table:table-cell>
          <table:table-cell office:value-type="float" office:value="1.47584298690096E+018" calcext:value-type="float">
            <text:p>1.47584298690096E+018</text:p>
          </table:table-cell>
          <table:table-cell/>
          <table:table-cell table:formula="of:= [.C741] - [.B741]" office:value-type="float" office:value="630190080" calcext:value-type="float">
            <text:p>63019008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584298647077E+018" calcext:value-type="float">
            <text:p>1.47584298647077E+018</text:p>
          </table:table-cell>
          <table:table-cell office:value-type="float" office:value="1.47584298710158E+018" calcext:value-type="float">
            <text:p>1.47584298710158E+018</text:p>
          </table:table-cell>
          <table:table-cell/>
          <table:table-cell table:formula="of:= [.C742] - [.B742]" office:value-type="float" office:value="630809856" calcext:value-type="float">
            <text:p>63080985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584298667076E+018" calcext:value-type="float">
            <text:p>1.47584298667076E+018</text:p>
          </table:table-cell>
          <table:table-cell office:value-type="float" office:value="1.47584298730291E+018" calcext:value-type="float">
            <text:p>1.47584298730291E+018</text:p>
          </table:table-cell>
          <table:table-cell/>
          <table:table-cell table:formula="of:= [.C743] - [.B743]" office:value-type="float" office:value="632149760" calcext:value-type="float">
            <text:p>63214976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584298687077E+018" calcext:value-type="float">
            <text:p>1.47584298687077E+018</text:p>
          </table:table-cell>
          <table:table-cell office:value-type="float" office:value="1.47584298750345E+018" calcext:value-type="float">
            <text:p>1.47584298750345E+018</text:p>
          </table:table-cell>
          <table:table-cell/>
          <table:table-cell table:formula="of:= [.C744] - [.B744]" office:value-type="float" office:value="632679936" calcext:value-type="float">
            <text:p>63267993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584298707078E+018" calcext:value-type="float">
            <text:p>1.47584298707078E+018</text:p>
          </table:table-cell>
          <table:table-cell office:value-type="float" office:value="1.47584298770407E+018" calcext:value-type="float">
            <text:p>1.47584298770407E+018</text:p>
          </table:table-cell>
          <table:table-cell/>
          <table:table-cell table:formula="of:= [.C745] - [.B745]" office:value-type="float" office:value="633289984" calcext:value-type="float">
            <text:p>63328998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584298727077E+018" calcext:value-type="float">
            <text:p>1.47584298727077E+018</text:p>
          </table:table-cell>
          <table:table-cell office:value-type="float" office:value="1.47584298790474E+018" calcext:value-type="float">
            <text:p>1.47584298790474E+018</text:p>
          </table:table-cell>
          <table:table-cell/>
          <table:table-cell table:formula="of:= [.C746] - [.B746]" office:value-type="float" office:value="633969664" calcext:value-type="float">
            <text:p>63396966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584298747076E+018" calcext:value-type="float">
            <text:p>1.47584298747076E+018</text:p>
          </table:table-cell>
          <table:table-cell office:value-type="float" office:value="1.47584298810592E+018" calcext:value-type="float">
            <text:p>1.47584298810592E+018</text:p>
          </table:table-cell>
          <table:table-cell/>
          <table:table-cell table:formula="of:= [.C747] - [.B747]" office:value-type="float" office:value="635160064" calcext:value-type="float">
            <text:p>63516006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584298767076E+018" calcext:value-type="float">
            <text:p>1.47584298767076E+018</text:p>
          </table:table-cell>
          <table:table-cell office:value-type="float" office:value="1.47584298830656E+018" calcext:value-type="float">
            <text:p>1.47584298830656E+018</text:p>
          </table:table-cell>
          <table:table-cell/>
          <table:table-cell table:formula="of:= [.C748] - [.B748]" office:value-type="float" office:value="635800064" calcext:value-type="float">
            <text:p>63580006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584298787077E+018" calcext:value-type="float">
            <text:p>1.47584298787077E+018</text:p>
          </table:table-cell>
          <table:table-cell office:value-type="float" office:value="1.47584298850725E+018" calcext:value-type="float">
            <text:p>1.47584298850725E+018</text:p>
          </table:table-cell>
          <table:table-cell/>
          <table:table-cell table:formula="of:= [.C749] - [.B749]" office:value-type="float" office:value="636480000" calcext:value-type="float">
            <text:p>636480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584298807078E+018" calcext:value-type="float">
            <text:p>1.47584298807078E+018</text:p>
          </table:table-cell>
          <table:table-cell office:value-type="float" office:value="1.47584298870787E+018" calcext:value-type="float">
            <text:p>1.47584298870787E+018</text:p>
          </table:table-cell>
          <table:table-cell/>
          <table:table-cell table:formula="of:= [.C750] - [.B750]" office:value-type="float" office:value="637090048" calcext:value-type="float">
            <text:p>63709004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584298827077E+018" calcext:value-type="float">
            <text:p>1.47584298827077E+018</text:p>
          </table:table-cell>
          <table:table-cell office:value-type="float" office:value="1.47584298890907E+018" calcext:value-type="float">
            <text:p>1.47584298890907E+018</text:p>
          </table:table-cell>
          <table:table-cell/>
          <table:table-cell table:formula="of:= [.C751] - [.B751]" office:value-type="float" office:value="638300160" calcext:value-type="float">
            <text:p>63830016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584298847077E+018" calcext:value-type="float">
            <text:p>1.47584298847077E+018</text:p>
          </table:table-cell>
          <table:table-cell office:value-type="float" office:value="1.47584298910972E+018" calcext:value-type="float">
            <text:p>1.47584298910972E+018</text:p>
          </table:table-cell>
          <table:table-cell/>
          <table:table-cell table:formula="of:= [.C752] - [.B752]" office:value-type="float" office:value="638950144" calcext:value-type="float">
            <text:p>63895014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584298867077E+018" calcext:value-type="float">
            <text:p>1.47584298867077E+018</text:p>
          </table:table-cell>
          <table:table-cell office:value-type="float" office:value="1.47584298931038E+018" calcext:value-type="float">
            <text:p>1.47584298931038E+018</text:p>
          </table:table-cell>
          <table:table-cell/>
          <table:table-cell table:formula="of:= [.C753] - [.B753]" office:value-type="float" office:value="639610112" calcext:value-type="float">
            <text:p>63961011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584298887077E+018" calcext:value-type="float">
            <text:p>1.47584298887077E+018</text:p>
          </table:table-cell>
          <table:table-cell office:value-type="float" office:value="1.47584298951109E+018" calcext:value-type="float">
            <text:p>1.47584298951109E+018</text:p>
          </table:table-cell>
          <table:table-cell/>
          <table:table-cell table:formula="of:= [.C754] - [.B754]" office:value-type="float" office:value="640320256" calcext:value-type="float">
            <text:p>64032025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584298907079E+018" calcext:value-type="float">
            <text:p>1.47584298907079E+018</text:p>
          </table:table-cell>
          <table:table-cell office:value-type="float" office:value="1.47584298971219E+018" calcext:value-type="float">
            <text:p>1.47584298971219E+018</text:p>
          </table:table-cell>
          <table:table-cell/>
          <table:table-cell table:formula="of:= [.C755] - [.B755]" office:value-type="float" office:value="641399808" calcext:value-type="float">
            <text:p>64139980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584298927079E+018" calcext:value-type="float">
            <text:p>1.47584298927079E+018</text:p>
          </table:table-cell>
          <table:table-cell office:value-type="float" office:value="1.4758429899132E+018" calcext:value-type="float">
            <text:p>1.4758429899132E+018</text:p>
          </table:table-cell>
          <table:table-cell/>
          <table:table-cell table:formula="of:= [.C756] - [.B756]" office:value-type="float" office:value="642409728" calcext:value-type="float">
            <text:p>64240972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584298947078E+018" calcext:value-type="float">
            <text:p>1.47584298947078E+018</text:p>
          </table:table-cell>
          <table:table-cell office:value-type="float" office:value="1.47584299011376E+018" calcext:value-type="float">
            <text:p>1.47584299011376E+018</text:p>
          </table:table-cell>
          <table:table-cell/>
          <table:table-cell table:formula="of:= [.C757] - [.B757]" office:value-type="float" office:value="642979840" calcext:value-type="float">
            <text:p>64297984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584298967078E+018" calcext:value-type="float">
            <text:p>1.47584298967078E+018</text:p>
          </table:table-cell>
          <table:table-cell office:value-type="float" office:value="1.47584299031441E+018" calcext:value-type="float">
            <text:p>1.47584299031441E+018</text:p>
          </table:table-cell>
          <table:table-cell/>
          <table:table-cell table:formula="of:= [.C758] - [.B758]" office:value-type="float" office:value="643630080" calcext:value-type="float">
            <text:p>64363008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58429898708E+018" calcext:value-type="float">
            <text:p>1.4758429898708E+018</text:p>
          </table:table-cell>
          <table:table-cell office:value-type="float" office:value="1.47584299051566E+018" calcext:value-type="float">
            <text:p>1.47584299051566E+018</text:p>
          </table:table-cell>
          <table:table-cell/>
          <table:table-cell table:formula="of:= [.C759] - [.B759]" office:value-type="float" office:value="644859904" calcext:value-type="float">
            <text:p>64485990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584299007079E+018" calcext:value-type="float">
            <text:p>1.47584299007079E+018</text:p>
          </table:table-cell>
          <table:table-cell office:value-type="float" office:value="1.47584299071633E+018" calcext:value-type="float">
            <text:p>1.47584299071633E+018</text:p>
          </table:table-cell>
          <table:table-cell/>
          <table:table-cell table:formula="of:= [.C760] - [.B760]" office:value-type="float" office:value="645540096" calcext:value-type="float">
            <text:p>64554009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58429902708E+018" calcext:value-type="float">
            <text:p>1.4758429902708E+018</text:p>
          </table:table-cell>
          <table:table-cell office:value-type="float" office:value="1.47584299091694E+018" calcext:value-type="float">
            <text:p>1.47584299091694E+018</text:p>
          </table:table-cell>
          <table:table-cell/>
          <table:table-cell table:formula="of:= [.C761] - [.B761]" office:value-type="float" office:value="646139904" calcext:value-type="float">
            <text:p>64613990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58429904708E+018" calcext:value-type="float">
            <text:p>1.4758429904708E+018</text:p>
          </table:table-cell>
          <table:table-cell office:value-type="float" office:value="1.47584299111758E+018" calcext:value-type="float">
            <text:p>1.47584299111758E+018</text:p>
          </table:table-cell>
          <table:table-cell/>
          <table:table-cell table:formula="of:= [.C762] - [.B762]" office:value-type="float" office:value="646779904" calcext:value-type="float">
            <text:p>64677990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58429906708E+018" calcext:value-type="float">
            <text:p>1.4758429906708E+018</text:p>
          </table:table-cell>
          <table:table-cell office:value-type="float" office:value="1.47584299131876E+018" calcext:value-type="float">
            <text:p>1.47584299131876E+018</text:p>
          </table:table-cell>
          <table:table-cell/>
          <table:table-cell table:formula="of:= [.C763] - [.B763]" office:value-type="float" office:value="647960320" calcext:value-type="float">
            <text:p>64796032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584299087081E+018" calcext:value-type="float">
            <text:p>1.47584299087081E+018</text:p>
          </table:table-cell>
          <table:table-cell office:value-type="float" office:value="1.47584299151942E+018" calcext:value-type="float">
            <text:p>1.47584299151942E+018</text:p>
          </table:table-cell>
          <table:table-cell/>
          <table:table-cell table:formula="of:= [.C764] - [.B764]" office:value-type="float" office:value="648610048" calcext:value-type="float">
            <text:p>64861004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58429910708E+018" calcext:value-type="float">
            <text:p>1.4758429910708E+018</text:p>
          </table:table-cell>
          <table:table-cell office:value-type="float" office:value="1.47584299172008E+018" calcext:value-type="float">
            <text:p>1.47584299172008E+018</text:p>
          </table:table-cell>
          <table:table-cell/>
          <table:table-cell table:formula="of:= [.C765] - [.B765]" office:value-type="float" office:value="649280000" calcext:value-type="float">
            <text:p>649280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584299127079E+018" calcext:value-type="float">
            <text:p>1.47584299127079E+018</text:p>
          </table:table-cell>
          <table:table-cell office:value-type="float" office:value="1.47584299192074E+018" calcext:value-type="float">
            <text:p>1.47584299192074E+018</text:p>
          </table:table-cell>
          <table:table-cell/>
          <table:table-cell table:formula="of:= [.C766] - [.B766]" office:value-type="float" office:value="649949952" calcext:value-type="float">
            <text:p>64994995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584299147078E+018" calcext:value-type="float">
            <text:p>1.47584299147078E+018</text:p>
          </table:table-cell>
          <table:table-cell office:value-type="float" office:value="1.47584299212189E+018" calcext:value-type="float">
            <text:p>1.47584299212189E+018</text:p>
          </table:table-cell>
          <table:table-cell/>
          <table:table-cell table:formula="of:= [.C767] - [.B767]" office:value-type="float" office:value="651110144" calcext:value-type="float">
            <text:p>65111014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584299167078E+018" calcext:value-type="float">
            <text:p>1.47584299167078E+018</text:p>
          </table:table-cell>
          <table:table-cell office:value-type="float" office:value="1.47584299232261E+018" calcext:value-type="float">
            <text:p>1.47584299232261E+018</text:p>
          </table:table-cell>
          <table:table-cell/>
          <table:table-cell table:formula="of:= [.C768] - [.B768]" office:value-type="float" office:value="651829760" calcext:value-type="float">
            <text:p>65182976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584299187077E+018" calcext:value-type="float">
            <text:p>1.47584299187077E+018</text:p>
          </table:table-cell>
          <table:table-cell office:value-type="float" office:value="1.47584299252327E+018" calcext:value-type="float">
            <text:p>1.47584299252327E+018</text:p>
          </table:table-cell>
          <table:table-cell/>
          <table:table-cell table:formula="of:= [.C769] - [.B769]" office:value-type="float" office:value="652499712" calcext:value-type="float">
            <text:p>65249971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584299207077E+018" calcext:value-type="float">
            <text:p>1.47584299207077E+018</text:p>
          </table:table-cell>
          <table:table-cell office:value-type="float" office:value="1.47584299272391E+018" calcext:value-type="float">
            <text:p>1.47584299272391E+018</text:p>
          </table:table-cell>
          <table:table-cell/>
          <table:table-cell table:formula="of:= [.C770] - [.B770]" office:value-type="float" office:value="653139968" calcext:value-type="float">
            <text:p>65313996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584299227082E+018" calcext:value-type="float">
            <text:p>1.47584299227082E+018</text:p>
          </table:table-cell>
          <table:table-cell office:value-type="float" office:value="1.47584299292509E+018" calcext:value-type="float">
            <text:p>1.47584299292509E+018</text:p>
          </table:table-cell>
          <table:table-cell/>
          <table:table-cell table:formula="of:= [.C771] - [.B771]" office:value-type="float" office:value="654269952" calcext:value-type="float">
            <text:p>65426995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58429924708E+018" calcext:value-type="float">
            <text:p>1.4758429924708E+018</text:p>
          </table:table-cell>
          <table:table-cell office:value-type="float" office:value="1.47584299312574E+018" calcext:value-type="float">
            <text:p>1.47584299312574E+018</text:p>
          </table:table-cell>
          <table:table-cell/>
          <table:table-cell table:formula="of:= [.C772] - [.B772]" office:value-type="float" office:value="654939904" calcext:value-type="float">
            <text:p>65493990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584299267076E+018" calcext:value-type="float">
            <text:p>1.47584299267076E+018</text:p>
          </table:table-cell>
          <table:table-cell office:value-type="float" office:value="1.47584299332641E+018" calcext:value-type="float">
            <text:p>1.47584299332641E+018</text:p>
          </table:table-cell>
          <table:table-cell/>
          <table:table-cell table:formula="of:= [.C773] - [.B773]" office:value-type="float" office:value="655650304" calcext:value-type="float">
            <text:p>65565030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584299287077E+018" calcext:value-type="float">
            <text:p>1.47584299287077E+018</text:p>
          </table:table-cell>
          <table:table-cell office:value-type="float" office:value="1.47584299352711E+018" calcext:value-type="float">
            <text:p>1.47584299352711E+018</text:p>
          </table:table-cell>
          <table:table-cell/>
          <table:table-cell table:formula="of:= [.C774] - [.B774]" office:value-type="float" office:value="656339968" calcext:value-type="float">
            <text:p>65633996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584299307077E+018" calcext:value-type="float">
            <text:p>1.47584299307077E+018</text:p>
          </table:table-cell>
          <table:table-cell office:value-type="float" office:value="1.47584299372826E+018" calcext:value-type="float">
            <text:p>1.47584299372826E+018</text:p>
          </table:table-cell>
          <table:table-cell/>
          <table:table-cell table:formula="of:= [.C775] - [.B775]" office:value-type="float" office:value="657490176" calcext:value-type="float">
            <text:p>65749017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584299327077E+018" calcext:value-type="float">
            <text:p>1.47584299327077E+018</text:p>
          </table:table-cell>
          <table:table-cell office:value-type="float" office:value="1.47584299392889E+018" calcext:value-type="float">
            <text:p>1.47584299392889E+018</text:p>
          </table:table-cell>
          <table:table-cell/>
          <table:table-cell table:formula="of:= [.C776] - [.B776]" office:value-type="float" office:value="658119936" calcext:value-type="float">
            <text:p>65811993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584299347077E+018" calcext:value-type="float">
            <text:p>1.47584299347077E+018</text:p>
          </table:table-cell>
          <table:table-cell office:value-type="float" office:value="1.47584299412955E+018" calcext:value-type="float">
            <text:p>1.47584299412955E+018</text:p>
          </table:table-cell>
          <table:table-cell/>
          <table:table-cell table:formula="of:= [.C777] - [.B777]" office:value-type="float" office:value="658779904" calcext:value-type="float">
            <text:p>65877990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584299367076E+018" calcext:value-type="float">
            <text:p>1.47584299367076E+018</text:p>
          </table:table-cell>
          <table:table-cell office:value-type="float" office:value="1.4758429943302E+018" calcext:value-type="float">
            <text:p>1.4758429943302E+018</text:p>
          </table:table-cell>
          <table:table-cell/>
          <table:table-cell table:formula="of:= [.C778] - [.B778]" office:value-type="float" office:value="659440128" calcext:value-type="float">
            <text:p>65944012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584299387077E+018" calcext:value-type="float">
            <text:p>1.47584299387077E+018</text:p>
          </table:table-cell>
          <table:table-cell office:value-type="float" office:value="1.47584299453143E+018" calcext:value-type="float">
            <text:p>1.47584299453143E+018</text:p>
          </table:table-cell>
          <table:table-cell/>
          <table:table-cell table:formula="of:= [.C779] - [.B779]" office:value-type="float" office:value="660659968" calcext:value-type="float">
            <text:p>66065996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584299407077E+018" calcext:value-type="float">
            <text:p>1.47584299407077E+018</text:p>
          </table:table-cell>
          <table:table-cell office:value-type="float" office:value="1.47584299473212E+018" calcext:value-type="float">
            <text:p>1.47584299473212E+018</text:p>
          </table:table-cell>
          <table:table-cell/>
          <table:table-cell table:formula="of:= [.C780] - [.B780]" office:value-type="float" office:value="661349888" calcext:value-type="float">
            <text:p>66134988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584299427077E+018" calcext:value-type="float">
            <text:p>1.47584299427077E+018</text:p>
          </table:table-cell>
          <table:table-cell office:value-type="float" office:value="1.47584299493295E+018" calcext:value-type="float">
            <text:p>1.47584299493295E+018</text:p>
          </table:table-cell>
          <table:table-cell/>
          <table:table-cell table:formula="of:= [.C781] - [.B781]" office:value-type="float" office:value="662180096" calcext:value-type="float">
            <text:p>66218009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584299447077E+018" calcext:value-type="float">
            <text:p>1.47584299447077E+018</text:p>
          </table:table-cell>
          <table:table-cell office:value-type="float" office:value="1.47584299513351E+018" calcext:value-type="float">
            <text:p>1.47584299513351E+018</text:p>
          </table:table-cell>
          <table:table-cell/>
          <table:table-cell table:formula="of:= [.C782] - [.B782]" office:value-type="float" office:value="662739712" calcext:value-type="float">
            <text:p>66273971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584299467077E+018" calcext:value-type="float">
            <text:p>1.47584299467077E+018</text:p>
          </table:table-cell>
          <table:table-cell office:value-type="float" office:value="1.47584299533469E+018" calcext:value-type="float">
            <text:p>1.47584299533469E+018</text:p>
          </table:table-cell>
          <table:table-cell/>
          <table:table-cell table:formula="of:= [.C783] - [.B783]" office:value-type="float" office:value="663919616" calcext:value-type="float">
            <text:p>6639196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584299487077E+018" calcext:value-type="float">
            <text:p>1.47584299487077E+018</text:p>
          </table:table-cell>
          <table:table-cell office:value-type="float" office:value="1.47584299553535E+018" calcext:value-type="float">
            <text:p>1.47584299553535E+018</text:p>
          </table:table-cell>
          <table:table-cell/>
          <table:table-cell table:formula="of:= [.C784] - [.B784]" office:value-type="float" office:value="664580096" calcext:value-type="float">
            <text:p>66458009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584299507077E+018" calcext:value-type="float">
            <text:p>1.47584299507077E+018</text:p>
          </table:table-cell>
          <table:table-cell office:value-type="float" office:value="1.47584299573602E+018" calcext:value-type="float">
            <text:p>1.47584299573602E+018</text:p>
          </table:table-cell>
          <table:table-cell/>
          <table:table-cell table:formula="of:= [.C785] - [.B785]" office:value-type="float" office:value="665250048" calcext:value-type="float">
            <text:p>66525004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584299527077E+018" calcext:value-type="float">
            <text:p>1.47584299527077E+018</text:p>
          </table:table-cell>
          <table:table-cell office:value-type="float" office:value="1.47584299593665E+018" calcext:value-type="float">
            <text:p>1.47584299593665E+018</text:p>
          </table:table-cell>
          <table:table-cell/>
          <table:table-cell table:formula="of:= [.C786] - [.B786]" office:value-type="float" office:value="665880320" calcext:value-type="float">
            <text:p>66588032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584299547077E+018" calcext:value-type="float">
            <text:p>1.47584299547077E+018</text:p>
          </table:table-cell>
          <table:table-cell office:value-type="float" office:value="1.47584299613779E+018" calcext:value-type="float">
            <text:p>1.47584299613779E+018</text:p>
          </table:table-cell>
          <table:table-cell/>
          <table:table-cell table:formula="of:= [.C787] - [.B787]" office:value-type="float" office:value="667020288" calcext:value-type="float">
            <text:p>66702028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584299567076E+018" calcext:value-type="float">
            <text:p>1.47584299567076E+018</text:p>
          </table:table-cell>
          <table:table-cell office:value-type="float" office:value="1.47584299633848E+018" calcext:value-type="float">
            <text:p>1.47584299633848E+018</text:p>
          </table:table-cell>
          <table:table-cell/>
          <table:table-cell table:formula="of:= [.C788] - [.B788]" office:value-type="float" office:value="667720192" calcext:value-type="float">
            <text:p>66772019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584299587077E+018" calcext:value-type="float">
            <text:p>1.47584299587077E+018</text:p>
          </table:table-cell>
          <table:table-cell office:value-type="float" office:value="1.47584299653912E+018" calcext:value-type="float">
            <text:p>1.47584299653912E+018</text:p>
          </table:table-cell>
          <table:table-cell/>
          <table:table-cell table:formula="of:= [.C789] - [.B789]" office:value-type="float" office:value="668349952" calcext:value-type="float">
            <text:p>66834995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584299607077E+018" calcext:value-type="float">
            <text:p>1.47584299607077E+018</text:p>
          </table:table-cell>
          <table:table-cell office:value-type="float" office:value="1.47584299673976E+018" calcext:value-type="float">
            <text:p>1.47584299673976E+018</text:p>
          </table:table-cell>
          <table:table-cell/>
          <table:table-cell table:formula="of:= [.C790] - [.B790]" office:value-type="float" office:value="668989952" calcext:value-type="float">
            <text:p>66898995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584299627077E+018" calcext:value-type="float">
            <text:p>1.47584299627077E+018</text:p>
          </table:table-cell>
          <table:table-cell office:value-type="float" office:value="1.47584299694092E+018" calcext:value-type="float">
            <text:p>1.47584299694092E+018</text:p>
          </table:table-cell>
          <table:table-cell/>
          <table:table-cell table:formula="of:= [.C791] - [.B791]" office:value-type="float" office:value="670150144" calcext:value-type="float">
            <text:p>67015014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584299647077E+018" calcext:value-type="float">
            <text:p>1.47584299647077E+018</text:p>
          </table:table-cell>
          <table:table-cell office:value-type="float" office:value="1.47584299714156E+018" calcext:value-type="float">
            <text:p>1.47584299714156E+018</text:p>
          </table:table-cell>
          <table:table-cell/>
          <table:table-cell table:formula="of:= [.C792] - [.B792]" office:value-type="float" office:value="670790144" calcext:value-type="float">
            <text:p>67079014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584299667076E+018" calcext:value-type="float">
            <text:p>1.47584299667076E+018</text:p>
          </table:table-cell>
          <table:table-cell office:value-type="float" office:value="1.47584299734221E+018" calcext:value-type="float">
            <text:p>1.47584299734221E+018</text:p>
          </table:table-cell>
          <table:table-cell/>
          <table:table-cell table:formula="of:= [.C793] - [.B793]" office:value-type="float" office:value="671450112" calcext:value-type="float">
            <text:p>67145011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584299687077E+018" calcext:value-type="float">
            <text:p>1.47584299687077E+018</text:p>
          </table:table-cell>
          <table:table-cell office:value-type="float" office:value="1.47584299754312E+018" calcext:value-type="float">
            <text:p>1.47584299754312E+018</text:p>
          </table:table-cell>
          <table:table-cell/>
          <table:table-cell table:formula="of:= [.C794] - [.B794]" office:value-type="float" office:value="672349952" calcext:value-type="float">
            <text:p>67234995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584299707077E+018" calcext:value-type="float">
            <text:p>1.47584299707077E+018</text:p>
          </table:table-cell>
          <table:table-cell office:value-type="float" office:value="1.47584299774423E+018" calcext:value-type="float">
            <text:p>1.47584299774423E+018</text:p>
          </table:table-cell>
          <table:table-cell/>
          <table:table-cell table:formula="of:= [.C795] - [.B795]" office:value-type="float" office:value="673459968" calcext:value-type="float">
            <text:p>67345996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584299727077E+018" calcext:value-type="float">
            <text:p>1.47584299727077E+018</text:p>
          </table:table-cell>
          <table:table-cell office:value-type="float" office:value="1.47584299794491E+018" calcext:value-type="float">
            <text:p>1.47584299794491E+018</text:p>
          </table:table-cell>
          <table:table-cell/>
          <table:table-cell table:formula="of:= [.C796] - [.B796]" office:value-type="float" office:value="674139648" calcext:value-type="float">
            <text:p>67413964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584299747077E+018" calcext:value-type="float">
            <text:p>1.47584299747077E+018</text:p>
          </table:table-cell>
          <table:table-cell office:value-type="float" office:value="1.47584299814552E+018" calcext:value-type="float">
            <text:p>1.47584299814552E+018</text:p>
          </table:table-cell>
          <table:table-cell/>
          <table:table-cell table:formula="of:= [.C797] - [.B797]" office:value-type="float" office:value="674749952" calcext:value-type="float">
            <text:p>67474995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584299767076E+018" calcext:value-type="float">
            <text:p>1.47584299767076E+018</text:p>
          </table:table-cell>
          <table:table-cell office:value-type="float" office:value="1.4758429983462E+018" calcext:value-type="float">
            <text:p>1.4758429983462E+018</text:p>
          </table:table-cell>
          <table:table-cell/>
          <table:table-cell table:formula="of:= [.C798] - [.B798]" office:value-type="float" office:value="675440128" calcext:value-type="float">
            <text:p>67544012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584299787077E+018" calcext:value-type="float">
            <text:p>1.47584299787077E+018</text:p>
          </table:table-cell>
          <table:table-cell office:value-type="float" office:value="1.47584299854739E+018" calcext:value-type="float">
            <text:p>1.47584299854739E+018</text:p>
          </table:table-cell>
          <table:table-cell/>
          <table:table-cell table:formula="of:= [.C799] - [.B799]" office:value-type="float" office:value="676619776" calcext:value-type="float">
            <text:p>67661977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584299807077E+018" calcext:value-type="float">
            <text:p>1.47584299807077E+018</text:p>
          </table:table-cell>
          <table:table-cell office:value-type="float" office:value="1.47584299874802E+018" calcext:value-type="float">
            <text:p>1.47584299874802E+018</text:p>
          </table:table-cell>
          <table:table-cell/>
          <table:table-cell table:formula="of:= [.C800] - [.B800]" office:value-type="float" office:value="677249792" calcext:value-type="float">
            <text:p>6772497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584299827077E+018" calcext:value-type="float">
            <text:p>1.47584299827077E+018</text:p>
          </table:table-cell>
          <table:table-cell office:value-type="float" office:value="1.4758429989487E+018" calcext:value-type="float">
            <text:p>1.4758429989487E+018</text:p>
          </table:table-cell>
          <table:table-cell/>
          <table:table-cell table:formula="of:= [.C801] - [.B801]" office:value-type="float" office:value="677930240" calcext:value-type="float">
            <text:p>67793024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584299847077E+018" calcext:value-type="float">
            <text:p>1.47584299847077E+018</text:p>
          </table:table-cell>
          <table:table-cell office:value-type="float" office:value="1.47584299914934E+018" calcext:value-type="float">
            <text:p>1.47584299914934E+018</text:p>
          </table:table-cell>
          <table:table-cell/>
          <table:table-cell table:formula="of:= [.C802] - [.B802]" office:value-type="float" office:value="678569984" calcext:value-type="float">
            <text:p>67856998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584299867077E+018" calcext:value-type="float">
            <text:p>1.47584299867077E+018</text:p>
          </table:table-cell>
          <table:table-cell office:value-type="float" office:value="1.47584299935054E+018" calcext:value-type="float">
            <text:p>1.47584299935054E+018</text:p>
          </table:table-cell>
          <table:table-cell/>
          <table:table-cell table:formula="of:= [.C803] - [.B803]" office:value-type="float" office:value="679770112" calcext:value-type="float">
            <text:p>67977011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584299887077E+018" calcext:value-type="float">
            <text:p>1.47584299887077E+018</text:p>
          </table:table-cell>
          <table:table-cell office:value-type="float" office:value="1.4758429995512E+018" calcext:value-type="float">
            <text:p>1.4758429995512E+018</text:p>
          </table:table-cell>
          <table:table-cell/>
          <table:table-cell table:formula="of:= [.C804] - [.B804]" office:value-type="float" office:value="680430336" calcext:value-type="float">
            <text:p>68043033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584299907077E+018" calcext:value-type="float">
            <text:p>1.47584299907077E+018</text:p>
          </table:table-cell>
          <table:table-cell office:value-type="float" office:value="1.47584299975186E+018" calcext:value-type="float">
            <text:p>1.47584299975186E+018</text:p>
          </table:table-cell>
          <table:table-cell/>
          <table:table-cell table:formula="of:= [.C805] - [.B805]" office:value-type="float" office:value="681090048" calcext:value-type="float">
            <text:p>68109004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584299927077E+018" calcext:value-type="float">
            <text:p>1.47584299927077E+018</text:p>
          </table:table-cell>
          <table:table-cell office:value-type="float" office:value="1.47584299995282E+018" calcext:value-type="float">
            <text:p>1.47584299995282E+018</text:p>
          </table:table-cell>
          <table:table-cell/>
          <table:table-cell table:formula="of:= [.C806] - [.B806]" office:value-type="float" office:value="682050048" calcext:value-type="float">
            <text:p>68205004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584299947077E+018" calcext:value-type="float">
            <text:p>1.47584299947077E+018</text:p>
          </table:table-cell>
          <table:table-cell office:value-type="float" office:value="1.47584300015379E+018" calcext:value-type="float">
            <text:p>1.47584300015379E+018</text:p>
          </table:table-cell>
          <table:table-cell/>
          <table:table-cell table:formula="of:= [.C807] - [.B807]" office:value-type="float" office:value="683020288" calcext:value-type="float">
            <text:p>68302028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584299967077E+018" calcext:value-type="float">
            <text:p>1.47584299967077E+018</text:p>
          </table:table-cell>
          <table:table-cell office:value-type="float" office:value="1.47584300035444E+018" calcext:value-type="float">
            <text:p>1.47584300035444E+018</text:p>
          </table:table-cell>
          <table:table-cell/>
          <table:table-cell table:formula="of:= [.C808] - [.B808]" office:value-type="float" office:value="683670016" calcext:value-type="float">
            <text:p>6836700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584299987077E+018" calcext:value-type="float">
            <text:p>1.47584299987077E+018</text:p>
          </table:table-cell>
          <table:table-cell office:value-type="float" office:value="1.47584300055511E+018" calcext:value-type="float">
            <text:p>1.47584300055511E+018</text:p>
          </table:table-cell>
          <table:table-cell/>
          <table:table-cell table:formula="of:= [.C809] - [.B809]" office:value-type="float" office:value="684339712" calcext:value-type="float">
            <text:p>68433971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584300007077E+018" calcext:value-type="float">
            <text:p>1.47584300007077E+018</text:p>
          </table:table-cell>
          <table:table-cell office:value-type="float" office:value="1.47584300075579E+018" calcext:value-type="float">
            <text:p>1.47584300075579E+018</text:p>
          </table:table-cell>
          <table:table-cell/>
          <table:table-cell table:formula="of:= [.C810] - [.B810]" office:value-type="float" office:value="685019648" calcext:value-type="float">
            <text:p>68501964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584300027077E+018" calcext:value-type="float">
            <text:p>1.47584300027077E+018</text:p>
          </table:table-cell>
          <table:table-cell office:value-type="float" office:value="1.47584300095695E+018" calcext:value-type="float">
            <text:p>1.47584300095695E+018</text:p>
          </table:table-cell>
          <table:table-cell/>
          <table:table-cell table:formula="of:= [.C811] - [.B811]" office:value-type="float" office:value="686179840" calcext:value-type="float">
            <text:p>68617984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584300047077E+018" calcext:value-type="float">
            <text:p>1.47584300047077E+018</text:p>
          </table:table-cell>
          <table:table-cell office:value-type="float" office:value="1.4758430011576E+018" calcext:value-type="float">
            <text:p>1.4758430011576E+018</text:p>
          </table:table-cell>
          <table:table-cell/>
          <table:table-cell table:formula="of:= [.C812] - [.B812]" office:value-type="float" office:value="686830080" calcext:value-type="float">
            <text:p>68683008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584300067077E+018" calcext:value-type="float">
            <text:p>1.47584300067077E+018</text:p>
          </table:table-cell>
          <table:table-cell office:value-type="float" office:value="1.47584300135827E+018" calcext:value-type="float">
            <text:p>1.47584300135827E+018</text:p>
          </table:table-cell>
          <table:table-cell/>
          <table:table-cell table:formula="of:= [.C813] - [.B813]" office:value-type="float" office:value="687500032" calcext:value-type="float">
            <text:p>68750003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584300087077E+018" calcext:value-type="float">
            <text:p>1.47584300087077E+018</text:p>
          </table:table-cell>
          <table:table-cell office:value-type="float" office:value="1.47584300155893E+018" calcext:value-type="float">
            <text:p>1.47584300155893E+018</text:p>
          </table:table-cell>
          <table:table-cell/>
          <table:table-cell table:formula="of:= [.C814] - [.B814]" office:value-type="float" office:value="688160256" calcext:value-type="float">
            <text:p>68816025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584300107077E+018" calcext:value-type="float">
            <text:p>1.47584300107077E+018</text:p>
          </table:table-cell>
          <table:table-cell office:value-type="float" office:value="1.47584300176014E+018" calcext:value-type="float">
            <text:p>1.47584300176014E+018</text:p>
          </table:table-cell>
          <table:table-cell/>
          <table:table-cell table:formula="of:= [.C815] - [.B815]" office:value-type="float" office:value="689370112" calcext:value-type="float">
            <text:p>68937011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584300127077E+018" calcext:value-type="float">
            <text:p>1.47584300127077E+018</text:p>
          </table:table-cell>
          <table:table-cell office:value-type="float" office:value="1.47584300196079E+018" calcext:value-type="float">
            <text:p>1.47584300196079E+018</text:p>
          </table:table-cell>
          <table:table-cell/>
          <table:table-cell table:formula="of:= [.C816] - [.B816]" office:value-type="float" office:value="690020096" calcext:value-type="float">
            <text:p>69002009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584300147077E+018" calcext:value-type="float">
            <text:p>1.47584300147077E+018</text:p>
          </table:table-cell>
          <table:table-cell office:value-type="float" office:value="1.47584300216142E+018" calcext:value-type="float">
            <text:p>1.47584300216142E+018</text:p>
          </table:table-cell>
          <table:table-cell/>
          <table:table-cell table:formula="of:= [.C817] - [.B817]" office:value-type="float" office:value="690650112" calcext:value-type="float">
            <text:p>69065011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584300167077E+018" calcext:value-type="float">
            <text:p>1.47584300167077E+018</text:p>
          </table:table-cell>
          <table:table-cell office:value-type="float" office:value="1.47584300236213E+018" calcext:value-type="float">
            <text:p>1.47584300236213E+018</text:p>
          </table:table-cell>
          <table:table-cell/>
          <table:table-cell table:formula="of:= [.C818] - [.B818]" office:value-type="float" office:value="691360256" calcext:value-type="float">
            <text:p>69136025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584300187076E+018" calcext:value-type="float">
            <text:p>1.47584300187076E+018</text:p>
          </table:table-cell>
          <table:table-cell office:value-type="float" office:value="1.47584300256336E+018" calcext:value-type="float">
            <text:p>1.47584300256336E+018</text:p>
          </table:table-cell>
          <table:table-cell/>
          <table:table-cell table:formula="of:= [.C819] - [.B819]" office:value-type="float" office:value="692600064" calcext:value-type="float">
            <text:p>69260006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584300207077E+018" calcext:value-type="float">
            <text:p>1.47584300207077E+018</text:p>
          </table:table-cell>
          <table:table-cell office:value-type="float" office:value="1.47584300276404E+018" calcext:value-type="float">
            <text:p>1.47584300276404E+018</text:p>
          </table:table-cell>
          <table:table-cell/>
          <table:table-cell table:formula="of:= [.C820] - [.B820]" office:value-type="float" office:value="693270016" calcext:value-type="float">
            <text:p>6932700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584300227082E+018" calcext:value-type="float">
            <text:p>1.47584300227082E+018</text:p>
          </table:table-cell>
          <table:table-cell office:value-type="float" office:value="1.47584300296468E+018" calcext:value-type="float">
            <text:p>1.47584300296468E+018</text:p>
          </table:table-cell>
          <table:table-cell/>
          <table:table-cell table:formula="of:= [.C821] - [.B821]" office:value-type="float" office:value="693860096" calcext:value-type="float">
            <text:p>69386009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584300247078E+018" calcext:value-type="float">
            <text:p>1.47584300247078E+018</text:p>
          </table:table-cell>
          <table:table-cell office:value-type="float" office:value="1.47584300316531E+018" calcext:value-type="float">
            <text:p>1.47584300316531E+018</text:p>
          </table:table-cell>
          <table:table-cell/>
          <table:table-cell table:formula="of:= [.C822] - [.B822]" office:value-type="float" office:value="694529792" calcext:value-type="float">
            <text:p>69452979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584300267077E+018" calcext:value-type="float">
            <text:p>1.47584300267077E+018</text:p>
          </table:table-cell>
          <table:table-cell office:value-type="float" office:value="1.47584300336655E+018" calcext:value-type="float">
            <text:p>1.47584300336655E+018</text:p>
          </table:table-cell>
          <table:table-cell/>
          <table:table-cell table:formula="of:= [.C823] - [.B823]" office:value-type="float" office:value="695779840" calcext:value-type="float">
            <text:p>69577984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584300287077E+018" calcext:value-type="float">
            <text:p>1.47584300287077E+018</text:p>
          </table:table-cell>
          <table:table-cell office:value-type="float" office:value="1.47584300356717E+018" calcext:value-type="float">
            <text:p>1.47584300356717E+018</text:p>
          </table:table-cell>
          <table:table-cell/>
          <table:table-cell table:formula="of:= [.C824] - [.B824]" office:value-type="float" office:value="696399616" calcext:value-type="float">
            <text:p>6963996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584300307077E+018" calcext:value-type="float">
            <text:p>1.47584300307077E+018</text:p>
          </table:table-cell>
          <table:table-cell office:value-type="float" office:value="1.47584300376786E+018" calcext:value-type="float">
            <text:p>1.47584300376786E+018</text:p>
          </table:table-cell>
          <table:table-cell/>
          <table:table-cell table:formula="of:= [.C825] - [.B825]" office:value-type="float" office:value="697089792" calcext:value-type="float">
            <text:p>69708979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584300327077E+018" calcext:value-type="float">
            <text:p>1.47584300327077E+018</text:p>
          </table:table-cell>
          <table:table-cell office:value-type="float" office:value="1.47584300396849E+018" calcext:value-type="float">
            <text:p>1.47584300396849E+018</text:p>
          </table:table-cell>
          <table:table-cell/>
          <table:table-cell table:formula="of:= [.C826] - [.B826]" office:value-type="float" office:value="697719808" calcext:value-type="float">
            <text:p>69771980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584300347077E+018" calcext:value-type="float">
            <text:p>1.47584300347077E+018</text:p>
          </table:table-cell>
          <table:table-cell office:value-type="float" office:value="1.47584300416966E+018" calcext:value-type="float">
            <text:p>1.47584300416966E+018</text:p>
          </table:table-cell>
          <table:table-cell/>
          <table:table-cell table:formula="of:= [.C827] - [.B827]" office:value-type="float" office:value="698889728" calcext:value-type="float">
            <text:p>69888972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584300367076E+018" calcext:value-type="float">
            <text:p>1.47584300367076E+018</text:p>
          </table:table-cell>
          <table:table-cell office:value-type="float" office:value="1.47584300437033E+018" calcext:value-type="float">
            <text:p>1.47584300437033E+018</text:p>
          </table:table-cell>
          <table:table-cell/>
          <table:table-cell table:formula="of:= [.C828] - [.B828]" office:value-type="float" office:value="699570176" calcext:value-type="float">
            <text:p>69957017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584300387077E+018" calcext:value-type="float">
            <text:p>1.47584300387077E+018</text:p>
          </table:table-cell>
          <table:table-cell office:value-type="float" office:value="1.47584300457101E+018" calcext:value-type="float">
            <text:p>1.47584300457101E+018</text:p>
          </table:table-cell>
          <table:table-cell/>
          <table:table-cell table:formula="of:= [.C829] - [.B829]" office:value-type="float" office:value="700240128" calcext:value-type="float">
            <text:p>70024012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584300407077E+018" calcext:value-type="float">
            <text:p>1.47584300407077E+018</text:p>
          </table:table-cell>
          <table:table-cell office:value-type="float" office:value="1.47584300477165E+018" calcext:value-type="float">
            <text:p>1.47584300477165E+018</text:p>
          </table:table-cell>
          <table:table-cell/>
          <table:table-cell table:formula="of:= [.C830] - [.B830]" office:value-type="float" office:value="700880128" calcext:value-type="float">
            <text:p>70088012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584300427077E+018" calcext:value-type="float">
            <text:p>1.47584300427077E+018</text:p>
          </table:table-cell>
          <table:table-cell office:value-type="float" office:value="1.47584300497327E+018" calcext:value-type="float">
            <text:p>1.47584300497327E+018</text:p>
          </table:table-cell>
          <table:table-cell/>
          <table:table-cell table:formula="of:= [.C831] - [.B831]" office:value-type="float" office:value="702500096" calcext:value-type="float">
            <text:p>70250009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584300447077E+018" calcext:value-type="float">
            <text:p>1.47584300447077E+018</text:p>
          </table:table-cell>
          <table:table-cell office:value-type="float" office:value="1.47584300517375E+018" calcext:value-type="float">
            <text:p>1.47584300517375E+018</text:p>
          </table:table-cell>
          <table:table-cell/>
          <table:table-cell table:formula="of:= [.C832] - [.B832]" office:value-type="float" office:value="702980096" calcext:value-type="float">
            <text:p>70298009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584300467077E+018" calcext:value-type="float">
            <text:p>1.47584300467077E+018</text:p>
          </table:table-cell>
          <table:table-cell office:value-type="float" office:value="1.47584300537442E+018" calcext:value-type="float">
            <text:p>1.47584300537442E+018</text:p>
          </table:table-cell>
          <table:table-cell/>
          <table:table-cell table:formula="of:= [.C833] - [.B833]" office:value-type="float" office:value="703650048" calcext:value-type="float">
            <text:p>70365004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584300487077E+018" calcext:value-type="float">
            <text:p>1.47584300487077E+018</text:p>
          </table:table-cell>
          <table:table-cell office:value-type="float" office:value="1.47584300557508E+018" calcext:value-type="float">
            <text:p>1.47584300557508E+018</text:p>
          </table:table-cell>
          <table:table-cell/>
          <table:table-cell table:formula="of:= [.C834] - [.B834]" office:value-type="float" office:value="704310016" calcext:value-type="float">
            <text:p>7043100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584300507079E+018" calcext:value-type="float">
            <text:p>1.47584300507079E+018</text:p>
          </table:table-cell>
          <table:table-cell office:value-type="float" office:value="1.47584300577644E+018" calcext:value-type="float">
            <text:p>1.47584300577644E+018</text:p>
          </table:table-cell>
          <table:table-cell/>
          <table:table-cell table:formula="of:= [.C835] - [.B835]" office:value-type="float" office:value="705649920" calcext:value-type="float">
            <text:p>70564992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584300527077E+018" calcext:value-type="float">
            <text:p>1.47584300527077E+018</text:p>
          </table:table-cell>
          <table:table-cell office:value-type="float" office:value="1.47584300597708E+018" calcext:value-type="float">
            <text:p>1.47584300597708E+018</text:p>
          </table:table-cell>
          <table:table-cell/>
          <table:table-cell table:formula="of:= [.C836] - [.B836]" office:value-type="float" office:value="706309888" calcext:value-type="float">
            <text:p>70630988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584300547077E+018" calcext:value-type="float">
            <text:p>1.47584300547077E+018</text:p>
          </table:table-cell>
          <table:table-cell office:value-type="float" office:value="1.47584300617772E+018" calcext:value-type="float">
            <text:p>1.47584300617772E+018</text:p>
          </table:table-cell>
          <table:table-cell/>
          <table:table-cell table:formula="of:= [.C837] - [.B837]" office:value-type="float" office:value="706949632" calcext:value-type="float">
            <text:p>70694963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584300567077E+018" calcext:value-type="float">
            <text:p>1.47584300567077E+018</text:p>
          </table:table-cell>
          <table:table-cell office:value-type="float" office:value="1.47584300637835E+018" calcext:value-type="float">
            <text:p>1.47584300637835E+018</text:p>
          </table:table-cell>
          <table:table-cell/>
          <table:table-cell table:formula="of:= [.C838] - [.B838]" office:value-type="float" office:value="707580160" calcext:value-type="float">
            <text:p>70758016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584300587077E+018" calcext:value-type="float">
            <text:p>1.47584300587077E+018</text:p>
          </table:table-cell>
          <table:table-cell office:value-type="float" office:value="1.47584300657951E+018" calcext:value-type="float">
            <text:p>1.47584300657951E+018</text:p>
          </table:table-cell>
          <table:table-cell/>
          <table:table-cell table:formula="of:= [.C839] - [.B839]" office:value-type="float" office:value="708740096" calcext:value-type="float">
            <text:p>70874009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584300607077E+018" calcext:value-type="float">
            <text:p>1.47584300607077E+018</text:p>
          </table:table-cell>
          <table:table-cell office:value-type="float" office:value="1.47584300678023E+018" calcext:value-type="float">
            <text:p>1.47584300678023E+018</text:p>
          </table:table-cell>
          <table:table-cell/>
          <table:table-cell table:formula="of:= [.C840] - [.B840]" office:value-type="float" office:value="709459968" calcext:value-type="float">
            <text:p>70945996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584300627077E+018" calcext:value-type="float">
            <text:p>1.47584300627077E+018</text:p>
          </table:table-cell>
          <table:table-cell office:value-type="float" office:value="1.47584300698082E+018" calcext:value-type="float">
            <text:p>1.47584300698082E+018</text:p>
          </table:table-cell>
          <table:table-cell/>
          <table:table-cell table:formula="of:= [.C841] - [.B841]" office:value-type="float" office:value="710050048" calcext:value-type="float">
            <text:p>71005004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584300647077E+018" calcext:value-type="float">
            <text:p>1.47584300647077E+018</text:p>
          </table:table-cell>
          <table:table-cell office:value-type="float" office:value="1.4758430071815E+018" calcext:value-type="float">
            <text:p>1.4758430071815E+018</text:p>
          </table:table-cell>
          <table:table-cell/>
          <table:table-cell table:formula="of:= [.C842] - [.B842]" office:value-type="float" office:value="710730240" calcext:value-type="float">
            <text:p>71073024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584300667076E+018" calcext:value-type="float">
            <text:p>1.47584300667076E+018</text:p>
          </table:table-cell>
          <table:table-cell office:value-type="float" office:value="1.47584300738274E+018" calcext:value-type="float">
            <text:p>1.47584300738274E+018</text:p>
          </table:table-cell>
          <table:table-cell/>
          <table:table-cell table:formula="of:= [.C843] - [.B843]" office:value-type="float" office:value="711980032" calcext:value-type="float">
            <text:p>71198003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584300687077E+018" calcext:value-type="float">
            <text:p>1.47584300687077E+018</text:p>
          </table:table-cell>
          <table:table-cell office:value-type="float" office:value="1.4758430075833E+018" calcext:value-type="float">
            <text:p>1.4758430075833E+018</text:p>
          </table:table-cell>
          <table:table-cell/>
          <table:table-cell table:formula="of:= [.C844] - [.B844]" office:value-type="float" office:value="712530176" calcext:value-type="float">
            <text:p>71253017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584300707078E+018" calcext:value-type="float">
            <text:p>1.47584300707078E+018</text:p>
          </table:table-cell>
          <table:table-cell office:value-type="float" office:value="1.47584300778398E+018" calcext:value-type="float">
            <text:p>1.47584300778398E+018</text:p>
          </table:table-cell>
          <table:table-cell/>
          <table:table-cell table:formula="of:= [.C845] - [.B845]" office:value-type="float" office:value="713200128" calcext:value-type="float">
            <text:p>71320012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584300727077E+018" calcext:value-type="float">
            <text:p>1.47584300727077E+018</text:p>
          </table:table-cell>
          <table:table-cell office:value-type="float" office:value="1.47584300798461E+018" calcext:value-type="float">
            <text:p>1.47584300798461E+018</text:p>
          </table:table-cell>
          <table:table-cell/>
          <table:table-cell table:formula="of:= [.C846] - [.B846]" office:value-type="float" office:value="713840128" calcext:value-type="float">
            <text:p>71384012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584300747077E+018" calcext:value-type="float">
            <text:p>1.47584300747077E+018</text:p>
          </table:table-cell>
          <table:table-cell office:value-type="float" office:value="1.47584300818583E+018" calcext:value-type="float">
            <text:p>1.47584300818583E+018</text:p>
          </table:table-cell>
          <table:table-cell/>
          <table:table-cell table:formula="of:= [.C847] - [.B847]" office:value-type="float" office:value="715060224" calcext:value-type="float">
            <text:p>71506022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584300767076E+018" calcext:value-type="float">
            <text:p>1.47584300767076E+018</text:p>
          </table:table-cell>
          <table:table-cell office:value-type="float" office:value="1.47584300838643E+018" calcext:value-type="float">
            <text:p>1.47584300838643E+018</text:p>
          </table:table-cell>
          <table:table-cell/>
          <table:table-cell table:formula="of:= [.C848] - [.B848]" office:value-type="float" office:value="715670016" calcext:value-type="float">
            <text:p>7156700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584300787077E+018" calcext:value-type="float">
            <text:p>1.47584300787077E+018</text:p>
          </table:table-cell>
          <table:table-cell office:value-type="float" office:value="1.47584300858712E+018" calcext:value-type="float">
            <text:p>1.47584300858712E+018</text:p>
          </table:table-cell>
          <table:table-cell/>
          <table:table-cell table:formula="of:= [.C849] - [.B849]" office:value-type="float" office:value="716349696" calcext:value-type="float">
            <text:p>71634969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584300807077E+018" calcext:value-type="float">
            <text:p>1.47584300807077E+018</text:p>
          </table:table-cell>
          <table:table-cell office:value-type="float" office:value="1.47584300878786E+018" calcext:value-type="float">
            <text:p>1.47584300878786E+018</text:p>
          </table:table-cell>
          <table:table-cell/>
          <table:table-cell table:formula="of:= [.C850] - [.B850]" office:value-type="float" office:value="717089792" calcext:value-type="float">
            <text:p>71708979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584300827077E+018" calcext:value-type="float">
            <text:p>1.47584300827077E+018</text:p>
          </table:table-cell>
          <table:table-cell office:value-type="float" office:value="1.47584300898901E+018" calcext:value-type="float">
            <text:p>1.47584300898901E+018</text:p>
          </table:table-cell>
          <table:table-cell/>
          <table:table-cell table:formula="of:= [.C851] - [.B851]" office:value-type="float" office:value="718239744" calcext:value-type="float">
            <text:p>71823974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584300847077E+018" calcext:value-type="float">
            <text:p>1.47584300847077E+018</text:p>
          </table:table-cell>
          <table:table-cell office:value-type="float" office:value="1.47584300918962E+018" calcext:value-type="float">
            <text:p>1.47584300918962E+018</text:p>
          </table:table-cell>
          <table:table-cell/>
          <table:table-cell table:formula="of:= [.C852] - [.B852]" office:value-type="float" office:value="718849792" calcext:value-type="float">
            <text:p>71884979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584300867077E+018" calcext:value-type="float">
            <text:p>1.47584300867077E+018</text:p>
          </table:table-cell>
          <table:table-cell office:value-type="float" office:value="1.4758430093903E+018" calcext:value-type="float">
            <text:p>1.4758430093903E+018</text:p>
          </table:table-cell>
          <table:table-cell/>
          <table:table-cell table:formula="of:= [.C853] - [.B853]" office:value-type="float" office:value="719529728" calcext:value-type="float">
            <text:p>71952972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584300887077E+018" calcext:value-type="float">
            <text:p>1.47584300887077E+018</text:p>
          </table:table-cell>
          <table:table-cell office:value-type="float" office:value="1.47584300959096E+018" calcext:value-type="float">
            <text:p>1.47584300959096E+018</text:p>
          </table:table-cell>
          <table:table-cell/>
          <table:table-cell table:formula="of:= [.C854] - [.B854]" office:value-type="float" office:value="720189952" calcext:value-type="float">
            <text:p>72018995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584300907077E+018" calcext:value-type="float">
            <text:p>1.47584300907077E+018</text:p>
          </table:table-cell>
          <table:table-cell office:value-type="float" office:value="1.47584300979217E+018" calcext:value-type="float">
            <text:p>1.47584300979217E+018</text:p>
          </table:table-cell>
          <table:table-cell/>
          <table:table-cell table:formula="of:= [.C855] - [.B855]" office:value-type="float" office:value="721400064" calcext:value-type="float">
            <text:p>72140006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584300927077E+018" calcext:value-type="float">
            <text:p>1.47584300927077E+018</text:p>
          </table:table-cell>
          <table:table-cell office:value-type="float" office:value="1.47584300999307E+018" calcext:value-type="float">
            <text:p>1.47584300999307E+018</text:p>
          </table:table-cell>
          <table:table-cell/>
          <table:table-cell table:formula="of:= [.C856] - [.B856]" office:value-type="float" office:value="722299904" calcext:value-type="float">
            <text:p>72229990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584300947077E+018" calcext:value-type="float">
            <text:p>1.47584300947077E+018</text:p>
          </table:table-cell>
          <table:table-cell office:value-type="float" office:value="1.47584301019357E+018" calcext:value-type="float">
            <text:p>1.47584301019357E+018</text:p>
          </table:table-cell>
          <table:table-cell/>
          <table:table-cell table:formula="of:= [.C857] - [.B857]" office:value-type="float" office:value="722800128" calcext:value-type="float">
            <text:p>72280012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584300967077E+018" calcext:value-type="float">
            <text:p>1.47584300967077E+018</text:p>
          </table:table-cell>
          <table:table-cell office:value-type="float" office:value="1.47584301039426E+018" calcext:value-type="float">
            <text:p>1.47584301039426E+018</text:p>
          </table:table-cell>
          <table:table-cell/>
          <table:table-cell table:formula="of:= [.C858] - [.B858]" office:value-type="float" office:value="723490048" calcext:value-type="float">
            <text:p>72349004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584300987077E+018" calcext:value-type="float">
            <text:p>1.47584300987077E+018</text:p>
          </table:table-cell>
          <table:table-cell office:value-type="float" office:value="1.47584301059541E+018" calcext:value-type="float">
            <text:p>1.47584301059541E+018</text:p>
          </table:table-cell>
          <table:table-cell/>
          <table:table-cell table:formula="of:= [.C859] - [.B859]" office:value-type="float" office:value="724640256" calcext:value-type="float">
            <text:p>72464025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584301007077E+018" calcext:value-type="float">
            <text:p>1.47584301007077E+018</text:p>
          </table:table-cell>
          <table:table-cell office:value-type="float" office:value="1.47584301079609E+018" calcext:value-type="float">
            <text:p>1.47584301079609E+018</text:p>
          </table:table-cell>
          <table:table-cell/>
          <table:table-cell table:formula="of:= [.C860] - [.B860]" office:value-type="float" office:value="725320192" calcext:value-type="float">
            <text:p>72532019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584301027077E+018" calcext:value-type="float">
            <text:p>1.47584301027077E+018</text:p>
          </table:table-cell>
          <table:table-cell office:value-type="float" office:value="1.47584301099673E+018" calcext:value-type="float">
            <text:p>1.47584301099673E+018</text:p>
          </table:table-cell>
          <table:table-cell/>
          <table:table-cell table:formula="of:= [.C861] - [.B861]" office:value-type="float" office:value="725960192" calcext:value-type="float">
            <text:p>72596019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584301047077E+018" calcext:value-type="float">
            <text:p>1.47584301047077E+018</text:p>
          </table:table-cell>
          <table:table-cell office:value-type="float" office:value="1.47584301119737E+018" calcext:value-type="float">
            <text:p>1.47584301119737E+018</text:p>
          </table:table-cell>
          <table:table-cell/>
          <table:table-cell table:formula="of:= [.C862] - [.B862]" office:value-type="float" office:value="726599936" calcext:value-type="float">
            <text:p>72659993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584301067076E+018" calcext:value-type="float">
            <text:p>1.47584301067076E+018</text:p>
          </table:table-cell>
          <table:table-cell office:value-type="float" office:value="1.47584301139856E+018" calcext:value-type="float">
            <text:p>1.47584301139856E+018</text:p>
          </table:table-cell>
          <table:table-cell/>
          <table:table-cell table:formula="of:= [.C863] - [.B863]" office:value-type="float" office:value="727799808" calcext:value-type="float">
            <text:p>72779980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584301087077E+018" calcext:value-type="float">
            <text:p>1.47584301087077E+018</text:p>
          </table:table-cell>
          <table:table-cell office:value-type="float" office:value="1.47584301159924E+018" calcext:value-type="float">
            <text:p>1.47584301159924E+018</text:p>
          </table:table-cell>
          <table:table-cell/>
          <table:table-cell table:formula="of:= [.C864] - [.B864]" office:value-type="float" office:value="728469760" calcext:value-type="float">
            <text:p>72846976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584301107077E+018" calcext:value-type="float">
            <text:p>1.47584301107077E+018</text:p>
          </table:table-cell>
          <table:table-cell office:value-type="float" office:value="1.47584301179994E+018" calcext:value-type="float">
            <text:p>1.47584301179994E+018</text:p>
          </table:table-cell>
          <table:table-cell/>
          <table:table-cell table:formula="of:= [.C865] - [.B865]" office:value-type="float" office:value="729169920" calcext:value-type="float">
            <text:p>72916992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584301127077E+018" calcext:value-type="float">
            <text:p>1.47584301127077E+018</text:p>
          </table:table-cell>
          <table:table-cell office:value-type="float" office:value="1.47584301200055E+018" calcext:value-type="float">
            <text:p>1.47584301200055E+018</text:p>
          </table:table-cell>
          <table:table-cell/>
          <table:table-cell table:formula="of:= [.C866] - [.B866]" office:value-type="float" office:value="729780224" calcext:value-type="float">
            <text:p>72978022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584301147077E+018" calcext:value-type="float">
            <text:p>1.47584301147077E+018</text:p>
          </table:table-cell>
          <table:table-cell office:value-type="float" office:value="1.47584301220168E+018" calcext:value-type="float">
            <text:p>1.47584301220168E+018</text:p>
          </table:table-cell>
          <table:table-cell/>
          <table:table-cell table:formula="of:= [.C867] - [.B867]" office:value-type="float" office:value="730909952" calcext:value-type="float">
            <text:p>73090995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584301167076E+018" calcext:value-type="float">
            <text:p>1.47584301167076E+018</text:p>
          </table:table-cell>
          <table:table-cell office:value-type="float" office:value="1.47584301240238E+018" calcext:value-type="float">
            <text:p>1.47584301240238E+018</text:p>
          </table:table-cell>
          <table:table-cell/>
          <table:table-cell table:formula="of:= [.C868] - [.B868]" office:value-type="float" office:value="731620096" calcext:value-type="float">
            <text:p>73162009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584301187077E+018" calcext:value-type="float">
            <text:p>1.47584301187077E+018</text:p>
          </table:table-cell>
          <table:table-cell office:value-type="float" office:value="1.47584301260318E+018" calcext:value-type="float">
            <text:p>1.47584301260318E+018</text:p>
          </table:table-cell>
          <table:table-cell/>
          <table:table-cell table:formula="of:= [.C869] - [.B869]" office:value-type="float" office:value="732410112" calcext:value-type="float">
            <text:p>73241011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584301207077E+018" calcext:value-type="float">
            <text:p>1.47584301207077E+018</text:p>
          </table:table-cell>
          <table:table-cell office:value-type="float" office:value="1.47584301280391E+018" calcext:value-type="float">
            <text:p>1.47584301280391E+018</text:p>
          </table:table-cell>
          <table:table-cell/>
          <table:table-cell table:formula="of:= [.C870] - [.B870]" office:value-type="float" office:value="733139968" calcext:value-type="float">
            <text:p>73313996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584301227076E+018" calcext:value-type="float">
            <text:p>1.47584301227076E+018</text:p>
          </table:table-cell>
          <table:table-cell office:value-type="float" office:value="1.47584301300497E+018" calcext:value-type="float">
            <text:p>1.47584301300497E+018</text:p>
          </table:table-cell>
          <table:table-cell/>
          <table:table-cell table:formula="of:= [.C871] - [.B871]" office:value-type="float" office:value="734210048" calcext:value-type="float">
            <text:p>73421004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584301247077E+018" calcext:value-type="float">
            <text:p>1.47584301247077E+018</text:p>
          </table:table-cell>
          <table:table-cell office:value-type="float" office:value="1.47584301320559E+018" calcext:value-type="float">
            <text:p>1.47584301320559E+018</text:p>
          </table:table-cell>
          <table:table-cell/>
          <table:table-cell table:formula="of:= [.C872] - [.B872]" office:value-type="float" office:value="734820096" calcext:value-type="float">
            <text:p>73482009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584301267077E+018" calcext:value-type="float">
            <text:p>1.47584301267077E+018</text:p>
          </table:table-cell>
          <table:table-cell office:value-type="float" office:value="1.4758430134063E+018" calcext:value-type="float">
            <text:p>1.4758430134063E+018</text:p>
          </table:table-cell>
          <table:table-cell/>
          <table:table-cell table:formula="of:= [.C873] - [.B873]" office:value-type="float" office:value="735530240" calcext:value-type="float">
            <text:p>73553024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584301287078E+018" calcext:value-type="float">
            <text:p>1.47584301287078E+018</text:p>
          </table:table-cell>
          <table:table-cell office:value-type="float" office:value="1.47584301360693E+018" calcext:value-type="float">
            <text:p>1.47584301360693E+018</text:p>
          </table:table-cell>
          <table:table-cell/>
          <table:table-cell table:formula="of:= [.C874] - [.B874]" office:value-type="float" office:value="736150016" calcext:value-type="float">
            <text:p>7361500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584301307078E+018" calcext:value-type="float">
            <text:p>1.47584301307078E+018</text:p>
          </table:table-cell>
          <table:table-cell office:value-type="float" office:value="1.47584301380822E+018" calcext:value-type="float">
            <text:p>1.47584301380822E+018</text:p>
          </table:table-cell>
          <table:table-cell/>
          <table:table-cell table:formula="of:= [.C875] - [.B875]" office:value-type="float" office:value="737440000" calcext:value-type="float">
            <text:p>737440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584301327077E+018" calcext:value-type="float">
            <text:p>1.47584301327077E+018</text:p>
          </table:table-cell>
          <table:table-cell office:value-type="float" office:value="1.47584301400886E+018" calcext:value-type="float">
            <text:p>1.47584301400886E+018</text:p>
          </table:table-cell>
          <table:table-cell/>
          <table:table-cell table:formula="of:= [.C876] - [.B876]" office:value-type="float" office:value="738089984" calcext:value-type="float">
            <text:p>73808998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584301347077E+018" calcext:value-type="float">
            <text:p>1.47584301347077E+018</text:p>
          </table:table-cell>
          <table:table-cell office:value-type="float" office:value="1.4758430142095E+018" calcext:value-type="float">
            <text:p>1.4758430142095E+018</text:p>
          </table:table-cell>
          <table:table-cell/>
          <table:table-cell table:formula="of:= [.C877] - [.B877]" office:value-type="float" office:value="738729984" calcext:value-type="float">
            <text:p>73872998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584301367076E+018" calcext:value-type="float">
            <text:p>1.47584301367076E+018</text:p>
          </table:table-cell>
          <table:table-cell office:value-type="float" office:value="1.47584301441017E+018" calcext:value-type="float">
            <text:p>1.47584301441017E+018</text:p>
          </table:table-cell>
          <table:table-cell/>
          <table:table-cell table:formula="of:= [.C878] - [.B878]" office:value-type="float" office:value="739409920" calcext:value-type="float">
            <text:p>73940992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584301387077E+018" calcext:value-type="float">
            <text:p>1.47584301387077E+018</text:p>
          </table:table-cell>
          <table:table-cell office:value-type="float" office:value="1.47584301461134E+018" calcext:value-type="float">
            <text:p>1.47584301461134E+018</text:p>
          </table:table-cell>
          <table:table-cell/>
          <table:table-cell table:formula="of:= [.C879] - [.B879]" office:value-type="float" office:value="740569856" calcext:value-type="float">
            <text:p>74056985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584301407077E+018" calcext:value-type="float">
            <text:p>1.47584301407077E+018</text:p>
          </table:table-cell>
          <table:table-cell office:value-type="float" office:value="1.47584301481201E+018" calcext:value-type="float">
            <text:p>1.47584301481201E+018</text:p>
          </table:table-cell>
          <table:table-cell/>
          <table:table-cell table:formula="of:= [.C880] - [.B880]" office:value-type="float" office:value="741239808" calcext:value-type="float">
            <text:p>74123980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584301427077E+018" calcext:value-type="float">
            <text:p>1.47584301427077E+018</text:p>
          </table:table-cell>
          <table:table-cell office:value-type="float" office:value="1.47584301501273E+018" calcext:value-type="float">
            <text:p>1.47584301501273E+018</text:p>
          </table:table-cell>
          <table:table-cell/>
          <table:table-cell table:formula="of:= [.C881] - [.B881]" office:value-type="float" office:value="741959680" calcext:value-type="float">
            <text:p>74195968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584301447077E+018" calcext:value-type="float">
            <text:p>1.47584301447077E+018</text:p>
          </table:table-cell>
          <table:table-cell office:value-type="float" office:value="1.47584301521329E+018" calcext:value-type="float">
            <text:p>1.47584301521329E+018</text:p>
          </table:table-cell>
          <table:table-cell/>
          <table:table-cell table:formula="of:= [.C882] - [.B882]" office:value-type="float" office:value="742520064" calcext:value-type="float">
            <text:p>74252006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584301467077E+018" calcext:value-type="float">
            <text:p>1.47584301467077E+018</text:p>
          </table:table-cell>
          <table:table-cell office:value-type="float" office:value="1.47584301541449E+018" calcext:value-type="float">
            <text:p>1.47584301541449E+018</text:p>
          </table:table-cell>
          <table:table-cell/>
          <table:table-cell table:formula="of:= [.C883] - [.B883]" office:value-type="float" office:value="743719936" calcext:value-type="float">
            <text:p>74371993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584301487077E+018" calcext:value-type="float">
            <text:p>1.47584301487077E+018</text:p>
          </table:table-cell>
          <table:table-cell office:value-type="float" office:value="1.47584301561517E+018" calcext:value-type="float">
            <text:p>1.47584301561517E+018</text:p>
          </table:table-cell>
          <table:table-cell/>
          <table:table-cell table:formula="of:= [.C884] - [.B884]" office:value-type="float" office:value="744400128" calcext:value-type="float">
            <text:p>74440012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584301507077E+018" calcext:value-type="float">
            <text:p>1.47584301507077E+018</text:p>
          </table:table-cell>
          <table:table-cell office:value-type="float" office:value="1.47584301581584E+018" calcext:value-type="float">
            <text:p>1.47584301581584E+018</text:p>
          </table:table-cell>
          <table:table-cell/>
          <table:table-cell table:formula="of:= [.C885] - [.B885]" office:value-type="float" office:value="745070080" calcext:value-type="float">
            <text:p>74507008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584301527077E+018" calcext:value-type="float">
            <text:p>1.47584301527077E+018</text:p>
          </table:table-cell>
          <table:table-cell office:value-type="float" office:value="1.47584301601649E+018" calcext:value-type="float">
            <text:p>1.47584301601649E+018</text:p>
          </table:table-cell>
          <table:table-cell/>
          <table:table-cell table:formula="of:= [.C886] - [.B886]" office:value-type="float" office:value="745720064" calcext:value-type="float">
            <text:p>74572006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584301547077E+018" calcext:value-type="float">
            <text:p>1.47584301547077E+018</text:p>
          </table:table-cell>
          <table:table-cell office:value-type="float" office:value="1.47584301621761E+018" calcext:value-type="float">
            <text:p>1.47584301621761E+018</text:p>
          </table:table-cell>
          <table:table-cell/>
          <table:table-cell table:formula="of:= [.C887] - [.B887]" office:value-type="float" office:value="746840064" calcext:value-type="float">
            <text:p>74684006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584301567076E+018" calcext:value-type="float">
            <text:p>1.47584301567076E+018</text:p>
          </table:table-cell>
          <table:table-cell office:value-type="float" office:value="1.47584301641829E+018" calcext:value-type="float">
            <text:p>1.47584301641829E+018</text:p>
          </table:table-cell>
          <table:table-cell/>
          <table:table-cell table:formula="of:= [.C888] - [.B888]" office:value-type="float" office:value="747530240" calcext:value-type="float">
            <text:p>74753024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584301587077E+018" calcext:value-type="float">
            <text:p>1.47584301587077E+018</text:p>
          </table:table-cell>
          <table:table-cell office:value-type="float" office:value="1.47584301661895E+018" calcext:value-type="float">
            <text:p>1.47584301661895E+018</text:p>
          </table:table-cell>
          <table:table-cell/>
          <table:table-cell table:formula="of:= [.C889] - [.B889]" office:value-type="float" office:value="748179968" calcext:value-type="float">
            <text:p>74817996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584301607077E+018" calcext:value-type="float">
            <text:p>1.47584301607077E+018</text:p>
          </table:table-cell>
          <table:table-cell office:value-type="float" office:value="1.47584301681963E+018" calcext:value-type="float">
            <text:p>1.47584301681963E+018</text:p>
          </table:table-cell>
          <table:table-cell/>
          <table:table-cell table:formula="of:= [.C890] - [.B890]" office:value-type="float" office:value="748859648" calcext:value-type="float">
            <text:p>74885964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584301627077E+018" calcext:value-type="float">
            <text:p>1.47584301627077E+018</text:p>
          </table:table-cell>
          <table:table-cell office:value-type="float" office:value="1.47584301702078E+018" calcext:value-type="float">
            <text:p>1.47584301702078E+018</text:p>
          </table:table-cell>
          <table:table-cell/>
          <table:table-cell table:formula="of:= [.C891] - [.B891]" office:value-type="float" office:value="750009856" calcext:value-type="float">
            <text:p>75000985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584301647077E+018" calcext:value-type="float">
            <text:p>1.47584301647077E+018</text:p>
          </table:table-cell>
          <table:table-cell office:value-type="float" office:value="1.47584301722139E+018" calcext:value-type="float">
            <text:p>1.47584301722139E+018</text:p>
          </table:table-cell>
          <table:table-cell/>
          <table:table-cell table:formula="of:= [.C892] - [.B892]" office:value-type="float" office:value="750619904" calcext:value-type="float">
            <text:p>75061990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584301667076E+018" calcext:value-type="float">
            <text:p>1.47584301667076E+018</text:p>
          </table:table-cell>
          <table:table-cell office:value-type="float" office:value="1.47584301742208E+018" calcext:value-type="float">
            <text:p>1.47584301742208E+018</text:p>
          </table:table-cell>
          <table:table-cell/>
          <table:table-cell table:formula="of:= [.C893] - [.B893]" office:value-type="float" office:value="751319808" calcext:value-type="float">
            <text:p>75131980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584301687077E+018" calcext:value-type="float">
            <text:p>1.47584301687077E+018</text:p>
          </table:table-cell>
          <table:table-cell office:value-type="float" office:value="1.47584301762295E+018" calcext:value-type="float">
            <text:p>1.47584301762295E+018</text:p>
          </table:table-cell>
          <table:table-cell/>
          <table:table-cell table:formula="of:= [.C894] - [.B894]" office:value-type="float" office:value="752179968" calcext:value-type="float">
            <text:p>75217996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584301707077E+018" calcext:value-type="float">
            <text:p>1.47584301707077E+018</text:p>
          </table:table-cell>
          <table:table-cell office:value-type="float" office:value="1.47584301782399E+018" calcext:value-type="float">
            <text:p>1.47584301782399E+018</text:p>
          </table:table-cell>
          <table:table-cell/>
          <table:table-cell table:formula="of:= [.C895] - [.B895]" office:value-type="float" office:value="753220096" calcext:value-type="float">
            <text:p>75322009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584301727077E+018" calcext:value-type="float">
            <text:p>1.47584301727077E+018</text:p>
          </table:table-cell>
          <table:table-cell office:value-type="float" office:value="1.47584301802463E+018" calcext:value-type="float">
            <text:p>1.47584301802463E+018</text:p>
          </table:table-cell>
          <table:table-cell/>
          <table:table-cell table:formula="of:= [.C896] - [.B896]" office:value-type="float" office:value="753860096" calcext:value-type="float">
            <text:p>75386009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584301747077E+018" calcext:value-type="float">
            <text:p>1.47584301747077E+018</text:p>
          </table:table-cell>
          <table:table-cell office:value-type="float" office:value="1.47584301822524E+018" calcext:value-type="float">
            <text:p>1.47584301822524E+018</text:p>
          </table:table-cell>
          <table:table-cell/>
          <table:table-cell table:formula="of:= [.C897] - [.B897]" office:value-type="float" office:value="754470144" calcext:value-type="float">
            <text:p>75447014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584301767076E+018" calcext:value-type="float">
            <text:p>1.47584301767076E+018</text:p>
          </table:table-cell>
          <table:table-cell office:value-type="float" office:value="1.47584301842593E+018" calcext:value-type="float">
            <text:p>1.47584301842593E+018</text:p>
          </table:table-cell>
          <table:table-cell/>
          <table:table-cell table:formula="of:= [.C898] - [.B898]" office:value-type="float" office:value="755170048" calcext:value-type="float">
            <text:p>75517004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584301787077E+018" calcext:value-type="float">
            <text:p>1.47584301787077E+018</text:p>
          </table:table-cell>
          <table:table-cell office:value-type="float" office:value="1.4758430186271E+018" calcext:value-type="float">
            <text:p>1.4758430186271E+018</text:p>
          </table:table-cell>
          <table:table-cell/>
          <table:table-cell table:formula="of:= [.C899] - [.B899]" office:value-type="float" office:value="756330240" calcext:value-type="float">
            <text:p>75633024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584301807077E+018" calcext:value-type="float">
            <text:p>1.47584301807077E+018</text:p>
          </table:table-cell>
          <table:table-cell office:value-type="float" office:value="1.47584301882777E+018" calcext:value-type="float">
            <text:p>1.47584301882777E+018</text:p>
          </table:table-cell>
          <table:table-cell/>
          <table:table-cell table:formula="of:= [.C900] - [.B900]" office:value-type="float" office:value="757000192" calcext:value-type="float">
            <text:p>75700019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584301827077E+018" calcext:value-type="float">
            <text:p>1.47584301827077E+018</text:p>
          </table:table-cell>
          <table:table-cell office:value-type="float" office:value="1.47584301902843E+018" calcext:value-type="float">
            <text:p>1.47584301902843E+018</text:p>
          </table:table-cell>
          <table:table-cell/>
          <table:table-cell table:formula="of:= [.C901] - [.B901]" office:value-type="float" office:value="757660160" calcext:value-type="float">
            <text:p>75766016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584301847077E+018" calcext:value-type="float">
            <text:p>1.47584301847077E+018</text:p>
          </table:table-cell>
          <table:table-cell office:value-type="float" office:value="1.47584301922907E+018" calcext:value-type="float">
            <text:p>1.47584301922907E+018</text:p>
          </table:table-cell>
          <table:table-cell/>
          <table:table-cell table:formula="of:= [.C902] - [.B902]" office:value-type="float" office:value="758300160" calcext:value-type="float">
            <text:p>75830016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584301867077E+018" calcext:value-type="float">
            <text:p>1.47584301867077E+018</text:p>
          </table:table-cell>
          <table:table-cell office:value-type="float" office:value="1.47584301943024E+018" calcext:value-type="float">
            <text:p>1.47584301943024E+018</text:p>
          </table:table-cell>
          <table:table-cell/>
          <table:table-cell table:formula="of:= [.C903] - [.B903]" office:value-type="float" office:value="759469824" calcext:value-type="float">
            <text:p>75946982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584301887077E+018" calcext:value-type="float">
            <text:p>1.47584301887077E+018</text:p>
          </table:table-cell>
          <table:table-cell office:value-type="float" office:value="1.47584301963087E+018" calcext:value-type="float">
            <text:p>1.47584301963087E+018</text:p>
          </table:table-cell>
          <table:table-cell/>
          <table:table-cell table:formula="of:= [.C904] - [.B904]" office:value-type="float" office:value="760099840" calcext:value-type="float">
            <text:p>76009984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584301907077E+018" calcext:value-type="float">
            <text:p>1.47584301907077E+018</text:p>
          </table:table-cell>
          <table:table-cell office:value-type="float" office:value="1.47584301983157E+018" calcext:value-type="float">
            <text:p>1.47584301983157E+018</text:p>
          </table:table-cell>
          <table:table-cell/>
          <table:table-cell table:formula="of:= [.C905] - [.B905]" office:value-type="float" office:value="760799744" calcext:value-type="float">
            <text:p>76079974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584301927077E+018" calcext:value-type="float">
            <text:p>1.47584301927077E+018</text:p>
          </table:table-cell>
          <table:table-cell office:value-type="float" office:value="1.47584302003229E+018" calcext:value-type="float">
            <text:p>1.47584302003229E+018</text:p>
          </table:table-cell>
          <table:table-cell/>
          <table:table-cell table:formula="of:= [.C906] - [.B906]" office:value-type="float" office:value="761519872" calcext:value-type="float">
            <text:p>76151987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584301947077E+018" calcext:value-type="float">
            <text:p>1.47584301947077E+018</text:p>
          </table:table-cell>
          <table:table-cell office:value-type="float" office:value="1.47584302023357E+018" calcext:value-type="float">
            <text:p>1.47584302023357E+018</text:p>
          </table:table-cell>
          <table:table-cell/>
          <table:table-cell table:formula="of:= [.C907] - [.B907]" office:value-type="float" office:value="762799872" calcext:value-type="float">
            <text:p>76279987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584301967076E+018" calcext:value-type="float">
            <text:p>1.47584301967076E+018</text:p>
          </table:table-cell>
          <table:table-cell office:value-type="float" office:value="1.47584302043423E+018" calcext:value-type="float">
            <text:p>1.47584302043423E+018</text:p>
          </table:table-cell>
          <table:table-cell/>
          <table:table-cell table:formula="of:= [.C908] - [.B908]" office:value-type="float" office:value="763470080" calcext:value-type="float">
            <text:p>76347008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584301987077E+018" calcext:value-type="float">
            <text:p>1.47584301987077E+018</text:p>
          </table:table-cell>
          <table:table-cell office:value-type="float" office:value="1.47584302063489E+018" calcext:value-type="float">
            <text:p>1.47584302063489E+018</text:p>
          </table:table-cell>
          <table:table-cell/>
          <table:table-cell table:formula="of:= [.C909] - [.B909]" office:value-type="float" office:value="764120064" calcext:value-type="float">
            <text:p>76412006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584302007078E+018" calcext:value-type="float">
            <text:p>1.47584302007078E+018</text:p>
          </table:table-cell>
          <table:table-cell office:value-type="float" office:value="1.4758430208356E+018" calcext:value-type="float">
            <text:p>1.4758430208356E+018</text:p>
          </table:table-cell>
          <table:table-cell/>
          <table:table-cell table:formula="of:= [.C910] - [.B910]" office:value-type="float" office:value="764820224" calcext:value-type="float">
            <text:p>76482022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584302027078E+018" calcext:value-type="float">
            <text:p>1.47584302027078E+018</text:p>
          </table:table-cell>
          <table:table-cell office:value-type="float" office:value="1.47584302103676E+018" calcext:value-type="float">
            <text:p>1.47584302103676E+018</text:p>
          </table:table-cell>
          <table:table-cell/>
          <table:table-cell table:formula="of:= [.C911] - [.B911]" office:value-type="float" office:value="765980160" calcext:value-type="float">
            <text:p>76598016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584302047077E+018" calcext:value-type="float">
            <text:p>1.47584302047077E+018</text:p>
          </table:table-cell>
          <table:table-cell office:value-type="float" office:value="1.47584302123736E+018" calcext:value-type="float">
            <text:p>1.47584302123736E+018</text:p>
          </table:table-cell>
          <table:table-cell/>
          <table:table-cell table:formula="of:= [.C912] - [.B912]" office:value-type="float" office:value="766590208" calcext:value-type="float">
            <text:p>76659020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584302067077E+018" calcext:value-type="float">
            <text:p>1.47584302067077E+018</text:p>
          </table:table-cell>
          <table:table-cell office:value-type="float" office:value="1.47584302143804E+018" calcext:value-type="float">
            <text:p>1.47584302143804E+018</text:p>
          </table:table-cell>
          <table:table-cell/>
          <table:table-cell table:formula="of:= [.C913] - [.B913]" office:value-type="float" office:value="767270144" calcext:value-type="float">
            <text:p>76727014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584302087077E+018" calcext:value-type="float">
            <text:p>1.47584302087077E+018</text:p>
          </table:table-cell>
          <table:table-cell office:value-type="float" office:value="1.47584302163869E+018" calcext:value-type="float">
            <text:p>1.47584302163869E+018</text:p>
          </table:table-cell>
          <table:table-cell/>
          <table:table-cell table:formula="of:= [.C914] - [.B914]" office:value-type="float" office:value="767920128" calcext:value-type="float">
            <text:p>76792012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584302107077E+018" calcext:value-type="float">
            <text:p>1.47584302107077E+018</text:p>
          </table:table-cell>
          <table:table-cell office:value-type="float" office:value="1.47584302183988E+018" calcext:value-type="float">
            <text:p>1.47584302183988E+018</text:p>
          </table:table-cell>
          <table:table-cell/>
          <table:table-cell table:formula="of:= [.C915] - [.B915]" office:value-type="float" office:value="769110016" calcext:value-type="float">
            <text:p>7691100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584302127077E+018" calcext:value-type="float">
            <text:p>1.47584302127077E+018</text:p>
          </table:table-cell>
          <table:table-cell office:value-type="float" office:value="1.47584302204053E+018" calcext:value-type="float">
            <text:p>1.47584302204053E+018</text:p>
          </table:table-cell>
          <table:table-cell/>
          <table:table-cell table:formula="of:= [.C916] - [.B916]" office:value-type="float" office:value="769760000" calcext:value-type="float">
            <text:p>76976000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584302147076E+018" calcext:value-type="float">
            <text:p>1.47584302147076E+018</text:p>
          </table:table-cell>
          <table:table-cell office:value-type="float" office:value="1.4758430222412E+018" calcext:value-type="float">
            <text:p>1.4758430222412E+018</text:p>
          </table:table-cell>
          <table:table-cell/>
          <table:table-cell table:formula="of:= [.C917] - [.B917]" office:value-type="float" office:value="770439936" calcext:value-type="float">
            <text:p>77043993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584302167076E+018" calcext:value-type="float">
            <text:p>1.47584302167076E+018</text:p>
          </table:table-cell>
          <table:table-cell office:value-type="float" office:value="1.47584302244184E+018" calcext:value-type="float">
            <text:p>1.47584302244184E+018</text:p>
          </table:table-cell>
          <table:table-cell/>
          <table:table-cell table:formula="of:= [.C918] - [.B918]" office:value-type="float" office:value="771079680" calcext:value-type="float">
            <text:p>77107968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584302187077E+018" calcext:value-type="float">
            <text:p>1.47584302187077E+018</text:p>
          </table:table-cell>
          <table:table-cell office:value-type="float" office:value="1.47584302264319E+018" calcext:value-type="float">
            <text:p>1.47584302264319E+018</text:p>
          </table:table-cell>
          <table:table-cell/>
          <table:table-cell table:formula="of:= [.C919] - [.B919]" office:value-type="float" office:value="772420096" calcext:value-type="float">
            <text:p>77242009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584302207077E+018" calcext:value-type="float">
            <text:p>1.47584302207077E+018</text:p>
          </table:table-cell>
          <table:table-cell office:value-type="float" office:value="1.47584302284384E+018" calcext:value-type="float">
            <text:p>1.47584302284384E+018</text:p>
          </table:table-cell>
          <table:table-cell/>
          <table:table-cell table:formula="of:= [.C920] - [.B920]" office:value-type="float" office:value="773070080" calcext:value-type="float">
            <text:p>77307008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584302227076E+018" calcext:value-type="float">
            <text:p>1.47584302227076E+018</text:p>
          </table:table-cell>
          <table:table-cell office:value-type="float" office:value="1.47584302304448E+018" calcext:value-type="float">
            <text:p>1.47584302304448E+018</text:p>
          </table:table-cell>
          <table:table-cell/>
          <table:table-cell table:formula="of:= [.C921] - [.B921]" office:value-type="float" office:value="773720064" calcext:value-type="float">
            <text:p>77372006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584302247076E+018" calcext:value-type="float">
            <text:p>1.47584302247076E+018</text:p>
          </table:table-cell>
          <table:table-cell office:value-type="float" office:value="1.47584302324508E+018" calcext:value-type="float">
            <text:p>1.47584302324508E+018</text:p>
          </table:table-cell>
          <table:table-cell/>
          <table:table-cell table:formula="of:= [.C922] - [.B922]" office:value-type="float" office:value="774319872" calcext:value-type="float">
            <text:p>77431987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584302267076E+018" calcext:value-type="float">
            <text:p>1.47584302267076E+018</text:p>
          </table:table-cell>
          <table:table-cell office:value-type="float" office:value="1.47584302344625E+018" calcext:value-type="float">
            <text:p>1.47584302344625E+018</text:p>
          </table:table-cell>
          <table:table-cell/>
          <table:table-cell table:formula="of:= [.C923] - [.B923]" office:value-type="float" office:value="775490048" calcext:value-type="float">
            <text:p>77549004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584302287077E+018" calcext:value-type="float">
            <text:p>1.47584302287077E+018</text:p>
          </table:table-cell>
          <table:table-cell office:value-type="float" office:value="1.47584302364689E+018" calcext:value-type="float">
            <text:p>1.47584302364689E+018</text:p>
          </table:table-cell>
          <table:table-cell/>
          <table:table-cell table:formula="of:= [.C924] - [.B924]" office:value-type="float" office:value="776120064" calcext:value-type="float">
            <text:p>77612006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584302307077E+018" calcext:value-type="float">
            <text:p>1.47584302307077E+018</text:p>
          </table:table-cell>
          <table:table-cell office:value-type="float" office:value="1.47584302384758E+018" calcext:value-type="float">
            <text:p>1.47584302384758E+018</text:p>
          </table:table-cell>
          <table:table-cell/>
          <table:table-cell table:formula="of:= [.C925] - [.B925]" office:value-type="float" office:value="776809984" calcext:value-type="float">
            <text:p>77680998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584302327077E+018" calcext:value-type="float">
            <text:p>1.47584302327077E+018</text:p>
          </table:table-cell>
          <table:table-cell office:value-type="float" office:value="1.47584302404824E+018" calcext:value-type="float">
            <text:p>1.47584302404824E+018</text:p>
          </table:table-cell>
          <table:table-cell/>
          <table:table-cell table:formula="of:= [.C926] - [.B926]" office:value-type="float" office:value="777470208" calcext:value-type="float">
            <text:p>77747020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584302347076E+018" calcext:value-type="float">
            <text:p>1.47584302347076E+018</text:p>
          </table:table-cell>
          <table:table-cell office:value-type="float" office:value="1.47584302424936E+018" calcext:value-type="float">
            <text:p>1.47584302424936E+018</text:p>
          </table:table-cell>
          <table:table-cell/>
          <table:table-cell table:formula="of:= [.C927] - [.B927]" office:value-type="float" office:value="778600192" calcext:value-type="float">
            <text:p>77860019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584302367076E+018" calcext:value-type="float">
            <text:p>1.47584302367076E+018</text:p>
          </table:table-cell>
          <table:table-cell office:value-type="float" office:value="1.47584302445007E+018" calcext:value-type="float">
            <text:p>1.47584302445007E+018</text:p>
          </table:table-cell>
          <table:table-cell/>
          <table:table-cell table:formula="of:= [.C928] - [.B928]" office:value-type="float" office:value="779310080" calcext:value-type="float">
            <text:p>77931008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584302387077E+018" calcext:value-type="float">
            <text:p>1.47584302387077E+018</text:p>
          </table:table-cell>
          <table:table-cell office:value-type="float" office:value="1.47584302465067E+018" calcext:value-type="float">
            <text:p>1.47584302465067E+018</text:p>
          </table:table-cell>
          <table:table-cell/>
          <table:table-cell table:formula="of:= [.C929] - [.B929]" office:value-type="float" office:value="779900160" calcext:value-type="float">
            <text:p>77990016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584302407078E+018" calcext:value-type="float">
            <text:p>1.47584302407078E+018</text:p>
          </table:table-cell>
          <table:table-cell office:value-type="float" office:value="1.47584302485135E+018" calcext:value-type="float">
            <text:p>1.47584302485135E+018</text:p>
          </table:table-cell>
          <table:table-cell/>
          <table:table-cell table:formula="of:= [.C930] - [.B930]" office:value-type="float" office:value="780569856" calcext:value-type="float">
            <text:p>78056985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584302427077E+018" calcext:value-type="float">
            <text:p>1.47584302427077E+018</text:p>
          </table:table-cell>
          <table:table-cell office:value-type="float" office:value="1.4758430250526E+018" calcext:value-type="float">
            <text:p>1.4758430250526E+018</text:p>
          </table:table-cell>
          <table:table-cell/>
          <table:table-cell table:formula="of:= [.C931] - [.B931]" office:value-type="float" office:value="781829888" calcext:value-type="float">
            <text:p>78182988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584302447077E+018" calcext:value-type="float">
            <text:p>1.47584302447077E+018</text:p>
          </table:table-cell>
          <table:table-cell office:value-type="float" office:value="1.47584302525315E+018" calcext:value-type="float">
            <text:p>1.47584302525315E+018</text:p>
          </table:table-cell>
          <table:table-cell/>
          <table:table-cell table:formula="of:= [.C932] - [.B932]" office:value-type="float" office:value="782379776" calcext:value-type="float">
            <text:p>78237977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584302467076E+018" calcext:value-type="float">
            <text:p>1.47584302467076E+018</text:p>
          </table:table-cell>
          <table:table-cell office:value-type="float" office:value="1.4758430254538E+018" calcext:value-type="float">
            <text:p>1.4758430254538E+018</text:p>
          </table:table-cell>
          <table:table-cell/>
          <table:table-cell table:formula="of:= [.C933] - [.B933]" office:value-type="float" office:value="783040000" calcext:value-type="float">
            <text:p>783040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584302487077E+018" calcext:value-type="float">
            <text:p>1.47584302487077E+018</text:p>
          </table:table-cell>
          <table:table-cell office:value-type="float" office:value="1.4758430256545E+018" calcext:value-type="float">
            <text:p>1.4758430256545E+018</text:p>
          </table:table-cell>
          <table:table-cell/>
          <table:table-cell table:formula="of:= [.C934] - [.B934]" office:value-type="float" office:value="783729920" calcext:value-type="float">
            <text:p>78372992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584302507077E+018" calcext:value-type="float">
            <text:p>1.47584302507077E+018</text:p>
          </table:table-cell>
          <table:table-cell office:value-type="float" office:value="1.47584302585573E+018" calcext:value-type="float">
            <text:p>1.47584302585573E+018</text:p>
          </table:table-cell>
          <table:table-cell/>
          <table:table-cell table:formula="of:= [.C935] - [.B935]" office:value-type="float" office:value="784960000" calcext:value-type="float">
            <text:p>784960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584302527076E+018" calcext:value-type="float">
            <text:p>1.47584302527076E+018</text:p>
          </table:table-cell>
          <table:table-cell office:value-type="float" office:value="1.47584302605633E+018" calcext:value-type="float">
            <text:p>1.47584302605633E+018</text:p>
          </table:table-cell>
          <table:table-cell/>
          <table:table-cell table:formula="of:= [.C936] - [.B936]" office:value-type="float" office:value="785570048" calcext:value-type="float">
            <text:p>78557004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584302547076E+018" calcext:value-type="float">
            <text:p>1.47584302547076E+018</text:p>
          </table:table-cell>
          <table:table-cell office:value-type="float" office:value="1.47584302625695E+018" calcext:value-type="float">
            <text:p>1.47584302625695E+018</text:p>
          </table:table-cell>
          <table:table-cell/>
          <table:table-cell table:formula="of:= [.C937] - [.B937]" office:value-type="float" office:value="786190080" calcext:value-type="float">
            <text:p>78619008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58430256708E+018" calcext:value-type="float">
            <text:p>1.4758430256708E+018</text:p>
          </table:table-cell>
          <table:table-cell office:value-type="float" office:value="1.47584302645761E+018" calcext:value-type="float">
            <text:p>1.47584302645761E+018</text:p>
          </table:table-cell>
          <table:table-cell/>
          <table:table-cell table:formula="of:= [.C938] - [.B938]" office:value-type="float" office:value="786810368" calcext:value-type="float">
            <text:p>78681036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58430258708E+018" calcext:value-type="float">
            <text:p>1.4758430258708E+018</text:p>
          </table:table-cell>
          <table:table-cell office:value-type="float" office:value="1.47584302665881E+018" calcext:value-type="float">
            <text:p>1.47584302665881E+018</text:p>
          </table:table-cell>
          <table:table-cell/>
          <table:table-cell table:formula="of:= [.C939] - [.B939]" office:value-type="float" office:value="788010240" calcext:value-type="float">
            <text:p>78801024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584302607078E+018" calcext:value-type="float">
            <text:p>1.47584302607078E+018</text:p>
          </table:table-cell>
          <table:table-cell office:value-type="float" office:value="1.47584302685946E+018" calcext:value-type="float">
            <text:p>1.47584302685946E+018</text:p>
          </table:table-cell>
          <table:table-cell/>
          <table:table-cell table:formula="of:= [.C940] - [.B940]" office:value-type="float" office:value="788680192" calcext:value-type="float">
            <text:p>78868019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584302627077E+018" calcext:value-type="float">
            <text:p>1.47584302627077E+018</text:p>
          </table:table-cell>
          <table:table-cell office:value-type="float" office:value="1.47584302706013E+018" calcext:value-type="float">
            <text:p>1.47584302706013E+018</text:p>
          </table:table-cell>
          <table:table-cell/>
          <table:table-cell table:formula="of:= [.C941] - [.B941]" office:value-type="float" office:value="789360128" calcext:value-type="float">
            <text:p>78936012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584302647076E+018" calcext:value-type="float">
            <text:p>1.47584302647076E+018</text:p>
          </table:table-cell>
          <table:table-cell office:value-type="float" office:value="1.47584302726074E+018" calcext:value-type="float">
            <text:p>1.47584302726074E+018</text:p>
          </table:table-cell>
          <table:table-cell/>
          <table:table-cell table:formula="of:= [.C942] - [.B942]" office:value-type="float" office:value="789980160" calcext:value-type="float">
            <text:p>78998016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584302667077E+018" calcext:value-type="float">
            <text:p>1.47584302667077E+018</text:p>
          </table:table-cell>
          <table:table-cell office:value-type="float" office:value="1.47584302746193E+018" calcext:value-type="float">
            <text:p>1.47584302746193E+018</text:p>
          </table:table-cell>
          <table:table-cell/>
          <table:table-cell table:formula="of:= [.C943] - [.B943]" office:value-type="float" office:value="791159808" calcext:value-type="float">
            <text:p>7911598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584302687077E+018" calcext:value-type="float">
            <text:p>1.47584302687077E+018</text:p>
          </table:table-cell>
          <table:table-cell office:value-type="float" office:value="1.47584302766267E+018" calcext:value-type="float">
            <text:p>1.47584302766267E+018</text:p>
          </table:table-cell>
          <table:table-cell/>
          <table:table-cell table:formula="of:= [.C944] - [.B944]" office:value-type="float" office:value="791899648" calcext:value-type="float">
            <text:p>79189964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584302707077E+018" calcext:value-type="float">
            <text:p>1.47584302707077E+018</text:p>
          </table:table-cell>
          <table:table-cell office:value-type="float" office:value="1.47584302786327E+018" calcext:value-type="float">
            <text:p>1.47584302786327E+018</text:p>
          </table:table-cell>
          <table:table-cell/>
          <table:table-cell table:formula="of:= [.C945] - [.B945]" office:value-type="float" office:value="792499968" calcext:value-type="float">
            <text:p>79249996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584302727077E+018" calcext:value-type="float">
            <text:p>1.47584302727077E+018</text:p>
          </table:table-cell>
          <table:table-cell office:value-type="float" office:value="1.47584302806391E+018" calcext:value-type="float">
            <text:p>1.47584302806391E+018</text:p>
          </table:table-cell>
          <table:table-cell/>
          <table:table-cell table:formula="of:= [.C946] - [.B946]" office:value-type="float" office:value="793140224" calcext:value-type="float">
            <text:p>79314022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584302747076E+018" calcext:value-type="float">
            <text:p>1.47584302747076E+018</text:p>
          </table:table-cell>
          <table:table-cell office:value-type="float" office:value="1.47584302826509E+018" calcext:value-type="float">
            <text:p>1.47584302826509E+018</text:p>
          </table:table-cell>
          <table:table-cell/>
          <table:table-cell table:formula="of:= [.C947] - [.B947]" office:value-type="float" office:value="794329856" calcext:value-type="float">
            <text:p>79432985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584302767077E+018" calcext:value-type="float">
            <text:p>1.47584302767077E+018</text:p>
          </table:table-cell>
          <table:table-cell office:value-type="float" office:value="1.47584302846576E+018" calcext:value-type="float">
            <text:p>1.47584302846576E+018</text:p>
          </table:table-cell>
          <table:table-cell/>
          <table:table-cell table:formula="of:= [.C948] - [.B948]" office:value-type="float" office:value="794990080" calcext:value-type="float">
            <text:p>79499008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584302787077E+018" calcext:value-type="float">
            <text:p>1.47584302787077E+018</text:p>
          </table:table-cell>
          <table:table-cell office:value-type="float" office:value="1.47584302866639E+018" calcext:value-type="float">
            <text:p>1.47584302866639E+018</text:p>
          </table:table-cell>
          <table:table-cell/>
          <table:table-cell table:formula="of:= [.C949] - [.B949]" office:value-type="float" office:value="795620096" calcext:value-type="float">
            <text:p>79562009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584302807077E+018" calcext:value-type="float">
            <text:p>1.47584302807077E+018</text:p>
          </table:table-cell>
          <table:table-cell office:value-type="float" office:value="1.47584302886708E+018" calcext:value-type="float">
            <text:p>1.47584302886708E+018</text:p>
          </table:table-cell>
          <table:table-cell/>
          <table:table-cell table:formula="of:= [.C950] - [.B950]" office:value-type="float" office:value="796310272" calcext:value-type="float">
            <text:p>79631027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584302827076E+018" calcext:value-type="float">
            <text:p>1.47584302827076E+018</text:p>
          </table:table-cell>
          <table:table-cell office:value-type="float" office:value="1.47584302906824E+018" calcext:value-type="float">
            <text:p>1.47584302906824E+018</text:p>
          </table:table-cell>
          <table:table-cell/>
          <table:table-cell table:formula="of:= [.C951] - [.B951]" office:value-type="float" office:value="797480192" calcext:value-type="float">
            <text:p>79748019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584302847076E+018" calcext:value-type="float">
            <text:p>1.47584302847076E+018</text:p>
          </table:table-cell>
          <table:table-cell office:value-type="float" office:value="1.47584302926887E+018" calcext:value-type="float">
            <text:p>1.47584302926887E+018</text:p>
          </table:table-cell>
          <table:table-cell/>
          <table:table-cell table:formula="of:= [.C952] - [.B952]" office:value-type="float" office:value="798109952" calcext:value-type="float">
            <text:p>79810995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584302867076E+018" calcext:value-type="float">
            <text:p>1.47584302867076E+018</text:p>
          </table:table-cell>
          <table:table-cell office:value-type="float" office:value="1.47584302946953E+018" calcext:value-type="float">
            <text:p>1.47584302946953E+018</text:p>
          </table:table-cell>
          <table:table-cell/>
          <table:table-cell table:formula="of:= [.C953] - [.B953]" office:value-type="float" office:value="798769920" calcext:value-type="float">
            <text:p>79876992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584302887077E+018" calcext:value-type="float">
            <text:p>1.47584302887077E+018</text:p>
          </table:table-cell>
          <table:table-cell office:value-type="float" office:value="1.47584302967023E+018" calcext:value-type="float">
            <text:p>1.47584302967023E+018</text:p>
          </table:table-cell>
          <table:table-cell/>
          <table:table-cell table:formula="of:= [.C954] - [.B954]" office:value-type="float" office:value="799460096" calcext:value-type="float">
            <text:p>79946009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584302907077E+018" calcext:value-type="float">
            <text:p>1.47584302907077E+018</text:p>
          </table:table-cell>
          <table:table-cell office:value-type="float" office:value="1.47584302987141E+018" calcext:value-type="float">
            <text:p>1.47584302987141E+018</text:p>
          </table:table-cell>
          <table:table-cell/>
          <table:table-cell table:formula="of:= [.C955] - [.B955]" office:value-type="float" office:value="800640000" calcext:value-type="float">
            <text:p>800640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584302927076E+018" calcext:value-type="float">
            <text:p>1.47584302927076E+018</text:p>
          </table:table-cell>
          <table:table-cell office:value-type="float" office:value="1.47584303007221E+018" calcext:value-type="float">
            <text:p>1.47584303007221E+018</text:p>
          </table:table-cell>
          <table:table-cell/>
          <table:table-cell table:formula="of:= [.C956] - [.B956]" office:value-type="float" office:value="801450240" calcext:value-type="float">
            <text:p>80145024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584302947076E+018" calcext:value-type="float">
            <text:p>1.47584302947076E+018</text:p>
          </table:table-cell>
          <table:table-cell office:value-type="float" office:value="1.475843030273E+018" calcext:value-type="float">
            <text:p>1.475843030273E+018</text:p>
          </table:table-cell>
          <table:table-cell/>
          <table:table-cell table:formula="of:= [.C957] - [.B957]" office:value-type="float" office:value="802239744" calcext:value-type="float">
            <text:p>80223974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584302967076E+018" calcext:value-type="float">
            <text:p>1.47584302967076E+018</text:p>
          </table:table-cell>
          <table:table-cell office:value-type="float" office:value="1.4758430304736E+018" calcext:value-type="float">
            <text:p>1.4758430304736E+018</text:p>
          </table:table-cell>
          <table:table-cell/>
          <table:table-cell table:formula="of:= [.C958] - [.B958]" office:value-type="float" office:value="802840064" calcext:value-type="float">
            <text:p>80284006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584302987076E+018" calcext:value-type="float">
            <text:p>1.47584302987076E+018</text:p>
          </table:table-cell>
          <table:table-cell office:value-type="float" office:value="1.47584303067486E+018" calcext:value-type="float">
            <text:p>1.47584303067486E+018</text:p>
          </table:table-cell>
          <table:table-cell/>
          <table:table-cell table:formula="of:= [.C959] - [.B959]" office:value-type="float" office:value="804100096" calcext:value-type="float">
            <text:p>80410009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584303007076E+018" calcext:value-type="float">
            <text:p>1.47584303007076E+018</text:p>
          </table:table-cell>
          <table:table-cell office:value-type="float" office:value="1.47584303087559E+018" calcext:value-type="float">
            <text:p>1.47584303087559E+018</text:p>
          </table:table-cell>
          <table:table-cell/>
          <table:table-cell table:formula="of:= [.C960] - [.B960]" office:value-type="float" office:value="804829952" calcext:value-type="float">
            <text:p>80482995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584303027077E+018" calcext:value-type="float">
            <text:p>1.47584303027077E+018</text:p>
          </table:table-cell>
          <table:table-cell office:value-type="float" office:value="1.47584303107622E+018" calcext:value-type="float">
            <text:p>1.47584303107622E+018</text:p>
          </table:table-cell>
          <table:table-cell/>
          <table:table-cell table:formula="of:= [.C961] - [.B961]" office:value-type="float" office:value="805449984" calcext:value-type="float">
            <text:p>80544998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584303047077E+018" calcext:value-type="float">
            <text:p>1.47584303047077E+018</text:p>
          </table:table-cell>
          <table:table-cell office:value-type="float" office:value="1.4758430312769E+018" calcext:value-type="float">
            <text:p>1.4758430312769E+018</text:p>
          </table:table-cell>
          <table:table-cell/>
          <table:table-cell table:formula="of:= [.C962] - [.B962]" office:value-type="float" office:value="806130176" calcext:value-type="float">
            <text:p>80613017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584303067076E+018" calcext:value-type="float">
            <text:p>1.47584303067076E+018</text:p>
          </table:table-cell>
          <table:table-cell office:value-type="float" office:value="1.47584303147751E+018" calcext:value-type="float">
            <text:p>1.47584303147751E+018</text:p>
          </table:table-cell>
          <table:table-cell/>
          <table:table-cell table:formula="of:= [.C963] - [.B963]" office:value-type="float" office:value="806749952" calcext:value-type="float">
            <text:p>80674995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584303087083E+018" calcext:value-type="float">
            <text:p>1.47584303087083E+018</text:p>
          </table:table-cell>
          <table:table-cell office:value-type="float" office:value="1.47584303167877E+018" calcext:value-type="float">
            <text:p>1.47584303167877E+018</text:p>
          </table:table-cell>
          <table:table-cell/>
          <table:table-cell table:formula="of:= [.C964] - [.B964]" office:value-type="float" office:value="807940096" calcext:value-type="float">
            <text:p>80794009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58430310708E+018" calcext:value-type="float">
            <text:p>1.4758430310708E+018</text:p>
          </table:table-cell>
          <table:table-cell office:value-type="float" office:value="1.47584303187946E+018" calcext:value-type="float">
            <text:p>1.47584303187946E+018</text:p>
          </table:table-cell>
          <table:table-cell/>
          <table:table-cell table:formula="of:= [.C965] - [.B965]" office:value-type="float" office:value="808660224" calcext:value-type="float">
            <text:p>80866022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584303127077E+018" calcext:value-type="float">
            <text:p>1.47584303127077E+018</text:p>
          </table:table-cell>
          <table:table-cell office:value-type="float" office:value="1.47584303208012E+018" calcext:value-type="float">
            <text:p>1.47584303208012E+018</text:p>
          </table:table-cell>
          <table:table-cell/>
          <table:table-cell table:formula="of:= [.C966] - [.B966]" office:value-type="float" office:value="809350144" calcext:value-type="float">
            <text:p>80935014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584303147077E+018" calcext:value-type="float">
            <text:p>1.47584303147077E+018</text:p>
          </table:table-cell>
          <table:table-cell office:value-type="float" office:value="1.47584303228079E+018" calcext:value-type="float">
            <text:p>1.47584303228079E+018</text:p>
          </table:table-cell>
          <table:table-cell/>
          <table:table-cell table:formula="of:= [.C967] - [.B967]" office:value-type="float" office:value="810020096" calcext:value-type="float">
            <text:p>81002009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584303167077E+018" calcext:value-type="float">
            <text:p>1.47584303167077E+018</text:p>
          </table:table-cell>
          <table:table-cell office:value-type="float" office:value="1.47584303248143E+018" calcext:value-type="float">
            <text:p>1.47584303248143E+018</text:p>
          </table:table-cell>
          <table:table-cell/>
          <table:table-cell table:formula="of:= [.C968] - [.B968]" office:value-type="float" office:value="810660096" calcext:value-type="float">
            <text:p>81066009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584303187077E+018" calcext:value-type="float">
            <text:p>1.47584303187077E+018</text:p>
          </table:table-cell>
          <table:table-cell office:value-type="float" office:value="1.47584303268302E+018" calcext:value-type="float">
            <text:p>1.47584303268302E+018</text:p>
          </table:table-cell>
          <table:table-cell/>
          <table:table-cell table:formula="of:= [.C969] - [.B969]" office:value-type="float" office:value="812250112" calcext:value-type="float">
            <text:p>81225011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584303207078E+018" calcext:value-type="float">
            <text:p>1.47584303207078E+018</text:p>
          </table:table-cell>
          <table:table-cell office:value-type="float" office:value="1.47584303288346E+018" calcext:value-type="float">
            <text:p>1.47584303288346E+018</text:p>
          </table:table-cell>
          <table:table-cell/>
          <table:table-cell table:formula="of:= [.C970] - [.B970]" office:value-type="float" office:value="812679936" calcext:value-type="float">
            <text:p>81267993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584303227083E+018" calcext:value-type="float">
            <text:p>1.47584303227083E+018</text:p>
          </table:table-cell>
          <table:table-cell office:value-type="float" office:value="1.47584303308412E+018" calcext:value-type="float">
            <text:p>1.47584303308412E+018</text:p>
          </table:table-cell>
          <table:table-cell/>
          <table:table-cell table:formula="of:= [.C971] - [.B971]" office:value-type="float" office:value="813289984" calcext:value-type="float">
            <text:p>81328998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584303247078E+018" calcext:value-type="float">
            <text:p>1.47584303247078E+018</text:p>
          </table:table-cell>
          <table:table-cell office:value-type="float" office:value="1.47584303328487E+018" calcext:value-type="float">
            <text:p>1.47584303328487E+018</text:p>
          </table:table-cell>
          <table:table-cell/>
          <table:table-cell table:formula="of:= [.C972] - [.B972]" office:value-type="float" office:value="814089728" calcext:value-type="float">
            <text:p>81408972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584303267077E+018" calcext:value-type="float">
            <text:p>1.47584303267077E+018</text:p>
          </table:table-cell>
          <table:table-cell office:value-type="float" office:value="1.47584303348543E+018" calcext:value-type="float">
            <text:p>1.47584303348543E+018</text:p>
          </table:table-cell>
          <table:table-cell/>
          <table:table-cell table:formula="of:= [.C973] - [.B973]" office:value-type="float" office:value="814660096" calcext:value-type="float">
            <text:p>81466009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584303287078E+018" calcext:value-type="float">
            <text:p>1.47584303287078E+018</text:p>
          </table:table-cell>
          <table:table-cell office:value-type="float" office:value="1.47584303368675E+018" calcext:value-type="float">
            <text:p>1.47584303368675E+018</text:p>
          </table:table-cell>
          <table:table-cell/>
          <table:table-cell table:formula="of:= [.C974] - [.B974]" office:value-type="float" office:value="815969792" calcext:value-type="float">
            <text:p>81596979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584303307078E+018" calcext:value-type="float">
            <text:p>1.47584303307078E+018</text:p>
          </table:table-cell>
          <table:table-cell office:value-type="float" office:value="1.47584303388741E+018" calcext:value-type="float">
            <text:p>1.47584303388741E+018</text:p>
          </table:table-cell>
          <table:table-cell/>
          <table:table-cell table:formula="of:= [.C975] - [.B975]" office:value-type="float" office:value="816629760" calcext:value-type="float">
            <text:p>81662976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584303327077E+018" calcext:value-type="float">
            <text:p>1.47584303327077E+018</text:p>
          </table:table-cell>
          <table:table-cell office:value-type="float" office:value="1.47584303408806E+018" calcext:value-type="float">
            <text:p>1.47584303408806E+018</text:p>
          </table:table-cell>
          <table:table-cell/>
          <table:table-cell table:formula="of:= [.C976] - [.B976]" office:value-type="float" office:value="817289984" calcext:value-type="float">
            <text:p>81728998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584303347077E+018" calcext:value-type="float">
            <text:p>1.47584303347077E+018</text:p>
          </table:table-cell>
          <table:table-cell office:value-type="float" office:value="1.47584303428872E+018" calcext:value-type="float">
            <text:p>1.47584303428872E+018</text:p>
          </table:table-cell>
          <table:table-cell/>
          <table:table-cell table:formula="of:= [.C977] - [.B977]" office:value-type="float" office:value="817950208" calcext:value-type="float">
            <text:p>81795020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584303367076E+018" calcext:value-type="float">
            <text:p>1.47584303367076E+018</text:p>
          </table:table-cell>
          <table:table-cell office:value-type="float" office:value="1.47584303448938E+018" calcext:value-type="float">
            <text:p>1.47584303448938E+018</text:p>
          </table:table-cell>
          <table:table-cell/>
          <table:table-cell table:formula="of:= [.C978] - [.B978]" office:value-type="float" office:value="818620160" calcext:value-type="float">
            <text:p>81862016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584303387077E+018" calcext:value-type="float">
            <text:p>1.47584303387077E+018</text:p>
          </table:table-cell>
          <table:table-cell office:value-type="float" office:value="1.47584303469065E+018" calcext:value-type="float">
            <text:p>1.47584303469065E+018</text:p>
          </table:table-cell>
          <table:table-cell/>
          <table:table-cell table:formula="of:= [.C979] - [.B979]" office:value-type="float" office:value="819879936" calcext:value-type="float">
            <text:p>81987993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584303407078E+018" calcext:value-type="float">
            <text:p>1.47584303407078E+018</text:p>
          </table:table-cell>
          <table:table-cell office:value-type="float" office:value="1.47584303489132E+018" calcext:value-type="float">
            <text:p>1.47584303489132E+018</text:p>
          </table:table-cell>
          <table:table-cell/>
          <table:table-cell table:formula="of:= [.C980] - [.B980]" office:value-type="float" office:value="820540160" calcext:value-type="float">
            <text:p>82054016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584303427077E+018" calcext:value-type="float">
            <text:p>1.47584303427077E+018</text:p>
          </table:table-cell>
          <table:table-cell office:value-type="float" office:value="1.47584303509199E+018" calcext:value-type="float">
            <text:p>1.47584303509199E+018</text:p>
          </table:table-cell>
          <table:table-cell/>
          <table:table-cell table:formula="of:= [.C981] - [.B981]" office:value-type="float" office:value="821220096" calcext:value-type="float">
            <text:p>82122009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584303447077E+018" calcext:value-type="float">
            <text:p>1.47584303447077E+018</text:p>
          </table:table-cell>
          <table:table-cell office:value-type="float" office:value="1.47584303529273E+018" calcext:value-type="float">
            <text:p>1.47584303529273E+018</text:p>
          </table:table-cell>
          <table:table-cell/>
          <table:table-cell table:formula="of:= [.C982] - [.B982]" office:value-type="float" office:value="821959936" calcext:value-type="float">
            <text:p>82195993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584303467077E+018" calcext:value-type="float">
            <text:p>1.47584303467077E+018</text:p>
          </table:table-cell>
          <table:table-cell office:value-type="float" office:value="1.47584303549334E+018" calcext:value-type="float">
            <text:p>1.47584303549334E+018</text:p>
          </table:table-cell>
          <table:table-cell/>
          <table:table-cell table:formula="of:= [.C983] - [.B983]" office:value-type="float" office:value="822569984" calcext:value-type="float">
            <text:p>82256998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584303487077E+018" calcext:value-type="float">
            <text:p>1.47584303487077E+018</text:p>
          </table:table-cell>
          <table:table-cell office:value-type="float" office:value="1.47584303569458E+018" calcext:value-type="float">
            <text:p>1.47584303569458E+018</text:p>
          </table:table-cell>
          <table:table-cell/>
          <table:table-cell table:formula="of:= [.C984] - [.B984]" office:value-type="float" office:value="823809792" calcext:value-type="float">
            <text:p>82380979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584303507078E+018" calcext:value-type="float">
            <text:p>1.47584303507078E+018</text:p>
          </table:table-cell>
          <table:table-cell office:value-type="float" office:value="1.47584303589526E+018" calcext:value-type="float">
            <text:p>1.47584303589526E+018</text:p>
          </table:table-cell>
          <table:table-cell/>
          <table:table-cell table:formula="of:= [.C985] - [.B985]" office:value-type="float" office:value="824479744" calcext:value-type="float">
            <text:p>82447974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584303527077E+018" calcext:value-type="float">
            <text:p>1.47584303527077E+018</text:p>
          </table:table-cell>
          <table:table-cell office:value-type="float" office:value="1.47584303609592E+018" calcext:value-type="float">
            <text:p>1.47584303609592E+018</text:p>
          </table:table-cell>
          <table:table-cell/>
          <table:table-cell table:formula="of:= [.C986] - [.B986]" office:value-type="float" office:value="825149952" calcext:value-type="float">
            <text:p>82514995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584303547076E+018" calcext:value-type="float">
            <text:p>1.47584303547076E+018</text:p>
          </table:table-cell>
          <table:table-cell office:value-type="float" office:value="1.47584303629659E+018" calcext:value-type="float">
            <text:p>1.47584303629659E+018</text:p>
          </table:table-cell>
          <table:table-cell/>
          <table:table-cell table:formula="of:= [.C987] - [.B987]" office:value-type="float" office:value="825830144" calcext:value-type="float">
            <text:p>82583014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584303567076E+018" calcext:value-type="float">
            <text:p>1.47584303567076E+018</text:p>
          </table:table-cell>
          <table:table-cell office:value-type="float" office:value="1.47584303649724E+018" calcext:value-type="float">
            <text:p>1.47584303649724E+018</text:p>
          </table:table-cell>
          <table:table-cell/>
          <table:table-cell table:formula="of:= [.C988] - [.B988]" office:value-type="float" office:value="826480128" calcext:value-type="float">
            <text:p>82648012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584303587077E+018" calcext:value-type="float">
            <text:p>1.47584303587077E+018</text:p>
          </table:table-cell>
          <table:table-cell office:value-type="float" office:value="1.4758430366986E+018" calcext:value-type="float">
            <text:p>1.4758430366986E+018</text:p>
          </table:table-cell>
          <table:table-cell/>
          <table:table-cell table:formula="of:= [.C989] - [.B989]" office:value-type="float" office:value="827830016" calcext:value-type="float">
            <text:p>82783001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584303607078E+018" calcext:value-type="float">
            <text:p>1.47584303607078E+018</text:p>
          </table:table-cell>
          <table:table-cell office:value-type="float" office:value="1.47584303689917E+018" calcext:value-type="float">
            <text:p>1.47584303689917E+018</text:p>
          </table:table-cell>
          <table:table-cell/>
          <table:table-cell table:formula="of:= [.C990] - [.B990]" office:value-type="float" office:value="828390144" calcext:value-type="float">
            <text:p>82839014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584303627077E+018" calcext:value-type="float">
            <text:p>1.47584303627077E+018</text:p>
          </table:table-cell>
          <table:table-cell office:value-type="float" office:value="1.47584303709979E+018" calcext:value-type="float">
            <text:p>1.47584303709979E+018</text:p>
          </table:table-cell>
          <table:table-cell/>
          <table:table-cell table:formula="of:= [.C991] - [.B991]" office:value-type="float" office:value="829019904" calcext:value-type="float">
            <text:p>82901990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584303647077E+018" calcext:value-type="float">
            <text:p>1.47584303647077E+018</text:p>
          </table:table-cell>
          <table:table-cell office:value-type="float" office:value="1.47584303730049E+018" calcext:value-type="float">
            <text:p>1.47584303730049E+018</text:p>
          </table:table-cell>
          <table:table-cell/>
          <table:table-cell table:formula="of:= [.C992] - [.B992]" office:value-type="float" office:value="829720064" calcext:value-type="float">
            <text:p>82972006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584303667077E+018" calcext:value-type="float">
            <text:p>1.47584303667077E+018</text:p>
          </table:table-cell>
          <table:table-cell office:value-type="float" office:value="1.47584303750111E+018" calcext:value-type="float">
            <text:p>1.47584303750111E+018</text:p>
          </table:table-cell>
          <table:table-cell/>
          <table:table-cell table:formula="of:= [.C993] - [.B993]" office:value-type="float" office:value="830340096" calcext:value-type="float">
            <text:p>83034009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584303687077E+018" calcext:value-type="float">
            <text:p>1.47584303687077E+018</text:p>
          </table:table-cell>
          <table:table-cell office:value-type="float" office:value="1.47584303770247E+018" calcext:value-type="float">
            <text:p>1.47584303770247E+018</text:p>
          </table:table-cell>
          <table:table-cell/>
          <table:table-cell table:formula="of:= [.C994] - [.B994]" office:value-type="float" office:value="831700224" calcext:value-type="float">
            <text:p>83170022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584303707078E+018" calcext:value-type="float">
            <text:p>1.47584303707078E+018</text:p>
          </table:table-cell>
          <table:table-cell office:value-type="float" office:value="1.47584303790318E+018" calcext:value-type="float">
            <text:p>1.47584303790318E+018</text:p>
          </table:table-cell>
          <table:table-cell/>
          <table:table-cell table:formula="of:= [.C995] - [.B995]" office:value-type="float" office:value="832400128" calcext:value-type="float">
            <text:p>83240012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584303727077E+018" calcext:value-type="float">
            <text:p>1.47584303727077E+018</text:p>
          </table:table-cell>
          <table:table-cell office:value-type="float" office:value="1.47584303810372E+018" calcext:value-type="float">
            <text:p>1.47584303810372E+018</text:p>
          </table:table-cell>
          <table:table-cell/>
          <table:table-cell table:formula="of:= [.C996] - [.B996]" office:value-type="float" office:value="832950016" calcext:value-type="float">
            <text:p>83295001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584303747077E+018" calcext:value-type="float">
            <text:p>1.47584303747077E+018</text:p>
          </table:table-cell>
          <table:table-cell office:value-type="float" office:value="1.47584303830438E+018" calcext:value-type="float">
            <text:p>1.47584303830438E+018</text:p>
          </table:table-cell>
          <table:table-cell/>
          <table:table-cell table:formula="of:= [.C997] - [.B997]" office:value-type="float" office:value="833609728" calcext:value-type="float">
            <text:p>83360972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584303767077E+018" calcext:value-type="float">
            <text:p>1.47584303767077E+018</text:p>
          </table:table-cell>
          <table:table-cell office:value-type="float" office:value="1.475843038505E+018" calcext:value-type="float">
            <text:p>1.475843038505E+018</text:p>
          </table:table-cell>
          <table:table-cell/>
          <table:table-cell table:formula="of:= [.C998] - [.B998]" office:value-type="float" office:value="834229760" calcext:value-type="float">
            <text:p>83422976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584303787077E+018" calcext:value-type="float">
            <text:p>1.47584303787077E+018</text:p>
          </table:table-cell>
          <table:table-cell office:value-type="float" office:value="1.47584303870599E+018" calcext:value-type="float">
            <text:p>1.47584303870599E+018</text:p>
          </table:table-cell>
          <table:table-cell/>
          <table:table-cell table:formula="of:= [.C999] - [.B999]" office:value-type="float" office:value="835219968" calcext:value-type="float">
            <text:p>83521996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584303807077E+018" calcext:value-type="float">
            <text:p>1.47584303807077E+018</text:p>
          </table:table-cell>
          <table:table-cell office:value-type="float" office:value="1.47584303890668E+018" calcext:value-type="float">
            <text:p>1.47584303890668E+018</text:p>
          </table:table-cell>
          <table:table-cell/>
          <table:table-cell table:formula="of:= [.C1000] - [.B1000]" office:value-type="float" office:value="835909888" calcext:value-type="float">
            <text:p>8359098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ber of messages:</text:p>
          </table:table-cell>
          <table:table-cell table:number-columns-repeated="3"/>
          <table:table-cell office:value-type="string" calcext:value-type="string">
            <text:p>Average:</text:p>
          </table:table-cell>
        </table:table-row>
        <table:table-row table:style-name="ro1">
          <table:table-cell table:formula="of:= COUNT([.A1:.A1000])" office:value-type="float" office:value="1000" calcext:value-type="float">
            <text:p>1000</text:p>
          </table:table-cell>
          <table:table-cell table:number-columns-repeated="3"/>
          <table:table-cell table:formula="of:= AVERAGE([.E1:.E1000])" office:value-type="float" office:value="430344707.328" calcext:value-type="float">
            <text:p>430344707.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4:06:30.462604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7T14:06:47.012407019</dc:date>
    <meta:editing-duration>PT10M22S</meta:editing-duration>
    <meta:editing-cycles>2</meta:editing-cycles>
    <meta:generator>LibreOffice/5.1.4.2$Linux_X86_64 LibreOffice_project/10m0$Build-2</meta:generator>
    <meta:document-statistic meta:table-count="1" meta:cell-count="4004" meta:object-count="0"/>
  </office:meta>
</office:document-meta>
</file>